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4.413cm" svg:height="19.782cm" svg:x="0.795cm" svg:y="53.623cm">
            <draw:object draw:notify-on-update-of-ranges="List1.B52:List1.AZ52 List1.B54:List1.AZ54 List1.B54:List1.AZ54 List1.B107:List1.AZ107 List1.B109:List1.AZ109 List1.B109:List1.AZ10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4.03cm" svg:height="19.395cm" svg:x="35.568cm" svg:y="53.524cm">
            <draw:object draw:notify-on-update-of-ranges="List1.BC107:List1.DA107 List1.BC109:List1.DA109 List1.BC109:List1.DA109 List1.BC52:List1.DA52 List1.BC54:List1.DA54 List1.BC54:List1.DA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5" table:default-cell-style-name="Default"/>
        <table:table-row table:style-name="ro1"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 1</text:p>
          </table:table-cell>
          <table:table-cell table:number-columns-repeated="23" office:value-type="float" office:value="0.6875">
            <text:p>0.6875</text:p>
          </table:table-cell>
          <table:table-cell table:number-columns-repeated="3" office:value-type="float" office:value="0.75">
            <text:p>0.75</text:p>
          </table:table-cell>
          <table:table-cell table:number-columns-repeated="10" office:value-type="float" office:value="0.8125">
            <text:p>0.8125</text:p>
          </table:table-cell>
          <table:table-cell table:number-columns-repeated="15" office:value-type="float" office:value="0.875">
            <text:p>0.875</text:p>
          </table:table-cell>
          <table:table-cell/>
          <table:table-cell office:value-type="string">
            <text:p>Run 1</text:p>
          </table:table-cell>
          <table:table-cell office:value-type="float" office:value="17.65">
            <text:p>17.65</text:p>
          </table:table-cell>
          <table:table-cell office:value-type="float" office:value="18.49">
            <text:p>18.49</text:p>
          </table:table-cell>
          <table:table-cell office:value-type="float" office:value="18.616">
            <text:p>18.616</text:p>
          </table:table-cell>
          <table:table-cell office:value-type="float" office:value="18.52">
            <text:p>18.52</text:p>
          </table:table-cell>
          <table:table-cell office:value-type="float" office:value="17.692">
            <text:p>17.692</text:p>
          </table:table-cell>
          <table:table-cell office:value-type="float" office:value="18.378">
            <text:p>18.378</text:p>
          </table:table-cell>
          <table:table-cell office:value-type="float" office:value="18.232">
            <text:p>18.232</text:p>
          </table:table-cell>
          <table:table-cell office:value-type="float" office:value="18.798">
            <text:p>18.798</text:p>
          </table:table-cell>
          <table:table-cell office:value-type="float" office:value="18.916">
            <text:p>18.916</text:p>
          </table:table-cell>
          <table:table-cell office:value-type="float" office:value="18.414">
            <text:p>18.414</text:p>
          </table:table-cell>
          <table:table-cell office:value-type="float" office:value="18.434">
            <text:p>18.434</text:p>
          </table:table-cell>
          <table:table-cell office:value-type="float" office:value="17.228">
            <text:p>17.228</text:p>
          </table:table-cell>
          <table:table-cell office:value-type="float" office:value="17.814">
            <text:p>17.814</text:p>
          </table:table-cell>
          <table:table-cell office:value-type="float" office:value="17.518">
            <text:p>17.518</text:p>
          </table:table-cell>
          <table:table-cell office:value-type="float" office:value="18.476">
            <text:p>18.476</text:p>
          </table:table-cell>
          <table:table-cell office:value-type="float" office:value="19.736">
            <text:p>19.736</text:p>
          </table:table-cell>
          <table:table-cell office:value-type="float" office:value="19.528">
            <text:p>19.528</text:p>
          </table:table-cell>
          <table:table-cell office:value-type="float" office:value="19.62">
            <text:p>19.62</text:p>
          </table:table-cell>
          <table:table-cell office:value-type="float" office:value="20.964">
            <text:p>20.964</text:p>
          </table:table-cell>
          <table:table-cell office:value-type="float" office:value="20.496">
            <text:p>20.496</text:p>
          </table:table-cell>
          <table:table-cell office:value-type="float" office:value="20.992">
            <text:p>20.992</text:p>
          </table:table-cell>
          <table:table-cell office:value-type="float" office:value="20.384">
            <text:p>20.384</text:p>
          </table:table-cell>
          <table:table-cell office:value-type="float" office:value="20.59">
            <text:p>20.59</text:p>
          </table:table-cell>
          <table:table-cell office:value-type="float" office:value="20.928">
            <text:p>20.928</text:p>
          </table:table-cell>
          <table:table-cell office:value-type="float" office:value="20.982">
            <text:p>20.982</text:p>
          </table:table-cell>
          <table:table-cell office:value-type="float" office:value="21.668">
            <text:p>21.668</text:p>
          </table:table-cell>
          <table:table-cell office:value-type="float" office:value="21.752">
            <text:p>21.752</text:p>
          </table:table-cell>
          <table:table-cell office:value-type="float" office:value="22.9">
            <text:p>22.9</text:p>
          </table:table-cell>
          <table:table-cell office:value-type="float" office:value="23.55">
            <text:p>23.55</text:p>
          </table:table-cell>
          <table:table-cell office:value-type="float" office:value="25.356">
            <text:p>25.356</text:p>
          </table:table-cell>
          <table:table-cell office:value-type="float" office:value="25.712">
            <text:p>25.712</text:p>
          </table:table-cell>
          <table:table-cell office:value-type="float" office:value="27.806">
            <text:p>27.806</text:p>
          </table:table-cell>
          <table:table-cell office:value-type="float" office:value="29.132">
            <text:p>29.132</text:p>
          </table:table-cell>
          <table:table-cell office:value-type="float" office:value="29.098">
            <text:p>29.098</text:p>
          </table:table-cell>
          <table:table-cell office:value-type="float" office:value="33.046">
            <text:p>33.046</text:p>
          </table:table-cell>
          <table:table-cell office:value-type="float" office:value="34.996">
            <text:p>34.996</text:p>
          </table:table-cell>
          <table:table-cell office:value-type="float" office:value="37.75">
            <text:p>37.75</text:p>
          </table:table-cell>
          <table:table-cell office:value-type="float" office:value="41">
            <text:p>41</text:p>
          </table:table-cell>
          <table:table-cell office:value-type="float" office:value="44.798">
            <text:p>44.798</text:p>
          </table:table-cell>
          <table:table-cell office:value-type="float" office:value="43.842">
            <text:p>43.842</text:p>
          </table:table-cell>
          <table:table-cell office:value-type="float" office:value="48.308">
            <text:p>48.308</text:p>
          </table:table-cell>
          <table:table-cell office:value-type="float" office:value="51.102">
            <text:p>51.102</text:p>
          </table:table-cell>
          <table:table-cell office:value-type="float" office:value="51.85">
            <text:p>51.85</text:p>
          </table:table-cell>
          <table:table-cell office:value-type="float" office:value="54.08">
            <text:p>54.08</text:p>
          </table:table-cell>
          <table:table-cell office:value-type="float" office:value="59.862">
            <text:p>59.862</text:p>
          </table:table-cell>
          <table:table-cell office:value-type="float" office:value="63.128">
            <text:p>63.128</text:p>
          </table:table-cell>
          <table:table-cell office:value-type="float" office:value="65.026">
            <text:p>65.026</text:p>
          </table:table-cell>
          <table:table-cell office:value-type="float" office:value="70.174">
            <text:p>70.174</text:p>
          </table:table-cell>
          <table:table-cell office:value-type="float" office:value="74.472">
            <text:p>74.472</text:p>
          </table:table-cell>
          <table:table-cell office:value-type="float" office:value="82.946">
            <text:p>82.946</text:p>
          </table:table-cell>
          <table:table-cell office:value-type="float" office:value="87.08">
            <text:p>87.08</text:p>
          </table:table-cell>
        </table:table-row>
        <table:table-row table:style-name="ro1">
          <table:table-cell office:value-type="string">
            <text:p>Run 2</text:p>
          </table:table-cell>
          <table:table-cell table:number-columns-repeated="9" office:value-type="float" office:value="0.6875">
            <text:p>0.6875</text:p>
          </table:table-cell>
          <table:table-cell table:number-columns-repeated="18" office:value-type="float" office:value="0.75">
            <text:p>0.75</text:p>
          </table:table-cell>
          <table:table-cell table:number-columns-repeated="24" office:value-type="float" office:value="0.875">
            <text:p>0.875</text:p>
          </table:table-cell>
          <table:table-cell/>
          <table:table-cell office:value-type="string">
            <text:p>Run 2</text:p>
          </table:table-cell>
          <table:table-cell office:value-type="float" office:value="17.456">
            <text:p>17.456</text:p>
          </table:table-cell>
          <table:table-cell office:value-type="float" office:value="17.078">
            <text:p>17.078</text:p>
          </table:table-cell>
          <table:table-cell office:value-type="float" office:value="17.676">
            <text:p>17.676</text:p>
          </table:table-cell>
          <table:table-cell office:value-type="float" office:value="17.636">
            <text:p>17.636</text:p>
          </table:table-cell>
          <table:table-cell office:value-type="float" office:value="17.592">
            <text:p>17.592</text:p>
          </table:table-cell>
          <table:table-cell office:value-type="float" office:value="16.856">
            <text:p>16.856</text:p>
          </table:table-cell>
          <table:table-cell office:value-type="float" office:value="16.8">
            <text:p>16.8</text:p>
          </table:table-cell>
          <table:table-cell office:value-type="float" office:value="17.256">
            <text:p>17.256</text:p>
          </table:table-cell>
          <table:table-cell office:value-type="float" office:value="17.938">
            <text:p>17.938</text:p>
          </table:table-cell>
          <table:table-cell office:value-type="float" office:value="18.72">
            <text:p>18.72</text:p>
          </table:table-cell>
          <table:table-cell office:value-type="float" office:value="17.624">
            <text:p>17.624</text:p>
          </table:table-cell>
          <table:table-cell office:value-type="float" office:value="17.374">
            <text:p>17.374</text:p>
          </table:table-cell>
          <table:table-cell office:value-type="float" office:value="18.124">
            <text:p>18.124</text:p>
          </table:table-cell>
          <table:table-cell office:value-type="float" office:value="18.64">
            <text:p>18.64</text:p>
          </table:table-cell>
          <table:table-cell office:value-type="float" office:value="18.834">
            <text:p>18.834</text:p>
          </table:table-cell>
          <table:table-cell office:value-type="float" office:value="18.698">
            <text:p>18.698</text:p>
          </table:table-cell>
          <table:table-cell office:value-type="float" office:value="19.544">
            <text:p>19.544</text:p>
          </table:table-cell>
          <table:table-cell office:value-type="float" office:value="19.708">
            <text:p>19.708</text:p>
          </table:table-cell>
          <table:table-cell office:value-type="float" office:value="20.27">
            <text:p>20.27</text:p>
          </table:table-cell>
          <table:table-cell office:value-type="float" office:value="20.504">
            <text:p>20.504</text:p>
          </table:table-cell>
          <table:table-cell office:value-type="float" office:value="21.578">
            <text:p>21.578</text:p>
          </table:table-cell>
          <table:table-cell office:value-type="float" office:value="21.96">
            <text:p>21.96</text:p>
          </table:table-cell>
          <table:table-cell office:value-type="float" office:value="23.3">
            <text:p>23.3</text:p>
          </table:table-cell>
          <table:table-cell office:value-type="float" office:value="24.082">
            <text:p>24.082</text:p>
          </table:table-cell>
          <table:table-cell office:value-type="float" office:value="23.72">
            <text:p>23.72</text:p>
          </table:table-cell>
          <table:table-cell office:value-type="float" office:value="25.096">
            <text:p>25.096</text:p>
          </table:table-cell>
          <table:table-cell office:value-type="float" office:value="26.256">
            <text:p>26.256</text:p>
          </table:table-cell>
          <table:table-cell office:value-type="float" office:value="25.38">
            <text:p>25.38</text:p>
          </table:table-cell>
          <table:table-cell office:value-type="float" office:value="26.468">
            <text:p>26.468</text:p>
          </table:table-cell>
          <table:table-cell office:value-type="float" office:value="28.094">
            <text:p>28.094</text:p>
          </table:table-cell>
          <table:table-cell office:value-type="float" office:value="28.292">
            <text:p>28.292</text:p>
          </table:table-cell>
          <table:table-cell office:value-type="float" office:value="28.304">
            <text:p>28.304</text:p>
          </table:table-cell>
          <table:table-cell office:value-type="float" office:value="28.562">
            <text:p>28.562</text:p>
          </table:table-cell>
          <table:table-cell office:value-type="float" office:value="30.044">
            <text:p>30.044</text:p>
          </table:table-cell>
          <table:table-cell office:value-type="float" office:value="30.494">
            <text:p>30.494</text:p>
          </table:table-cell>
          <table:table-cell office:value-type="float" office:value="30.514">
            <text:p>30.514</text:p>
          </table:table-cell>
          <table:table-cell office:value-type="float" office:value="30.576">
            <text:p>30.576</text:p>
          </table:table-cell>
          <table:table-cell office:value-type="float" office:value="31.788">
            <text:p>31.788</text:p>
          </table:table-cell>
          <table:table-cell office:value-type="float" office:value="33.664">
            <text:p>33.664</text:p>
          </table:table-cell>
          <table:table-cell office:value-type="float" office:value="33.69">
            <text:p>33.69</text:p>
          </table:table-cell>
          <table:table-cell office:value-type="float" office:value="34.696">
            <text:p>34.696</text:p>
          </table:table-cell>
          <table:table-cell office:value-type="float" office:value="37.188">
            <text:p>37.188</text:p>
          </table:table-cell>
          <table:table-cell office:value-type="float" office:value="36.81">
            <text:p>36.81</text:p>
          </table:table-cell>
          <table:table-cell office:value-type="float" office:value="37.196">
            <text:p>37.196</text:p>
          </table:table-cell>
          <table:table-cell office:value-type="float" office:value="39.216">
            <text:p>39.216</text:p>
          </table:table-cell>
          <table:table-cell office:value-type="float" office:value="41.178">
            <text:p>41.178</text:p>
          </table:table-cell>
          <table:table-cell office:value-type="float" office:value="40.648">
            <text:p>40.648</text:p>
          </table:table-cell>
          <table:table-cell office:value-type="float" office:value="40.04">
            <text:p>40.04</text:p>
          </table:table-cell>
          <table:table-cell office:value-type="float" office:value="43.616">
            <text:p>43.616</text:p>
          </table:table-cell>
          <table:table-cell office:value-type="float" office:value="44.712">
            <text:p>44.712</text:p>
          </table:table-cell>
          <table:table-cell office:value-type="float" office:value="45.186">
            <text:p>45.18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11" office:value-type="float" office:value="0.6875">
            <text:p>0.6875</text:p>
          </table:table-cell>
          <table:table-cell table:number-columns-repeated="27" office:value-type="float" office:value="0.75">
            <text:p>0.75</text:p>
          </table:table-cell>
          <table:table-cell table:number-columns-repeated="13" office:value-type="float" office:value="0.875">
            <text:p>0.875</text:p>
          </table:table-cell>
          <table:table-cell/>
          <table:table-cell office:value-type="float" office:value="3">
            <text:p>3</text:p>
          </table:table-cell>
          <table:table-cell office:value-type="float" office:value="17.266">
            <text:p>17.266</text:p>
          </table:table-cell>
          <table:table-cell office:value-type="float" office:value="17.608">
            <text:p>17.608</text:p>
          </table:table-cell>
          <table:table-cell office:value-type="float" office:value="18.158">
            <text:p>18.158</text:p>
          </table:table-cell>
          <table:table-cell office:value-type="float" office:value="18.714">
            <text:p>18.714</text:p>
          </table:table-cell>
          <table:table-cell office:value-type="float" office:value="18.656">
            <text:p>18.656</text:p>
          </table:table-cell>
          <table:table-cell office:value-type="float" office:value="17.41">
            <text:p>17.41</text:p>
          </table:table-cell>
          <table:table-cell office:value-type="float" office:value="17.642">
            <text:p>17.642</text:p>
          </table:table-cell>
          <table:table-cell office:value-type="float" office:value="17.556">
            <text:p>17.556</text:p>
          </table:table-cell>
          <table:table-cell office:value-type="float" office:value="17.41">
            <text:p>17.41</text:p>
          </table:table-cell>
          <table:table-cell office:value-type="float" office:value="18.582">
            <text:p>18.582</text:p>
          </table:table-cell>
          <table:table-cell office:value-type="float" office:value="18.344">
            <text:p>18.344</text:p>
          </table:table-cell>
          <table:table-cell office:value-type="float" office:value="18.082">
            <text:p>18.082</text:p>
          </table:table-cell>
          <table:table-cell office:value-type="float" office:value="18.38">
            <text:p>18.38</text:p>
          </table:table-cell>
          <table:table-cell office:value-type="float" office:value="18.692">
            <text:p>18.692</text:p>
          </table:table-cell>
          <table:table-cell office:value-type="float" office:value="18.818">
            <text:p>18.818</text:p>
          </table:table-cell>
          <table:table-cell office:value-type="float" office:value="18.44">
            <text:p>18.44</text:p>
          </table:table-cell>
          <table:table-cell office:value-type="float" office:value="18.368">
            <text:p>18.368</text:p>
          </table:table-cell>
          <table:table-cell office:value-type="float" office:value="18.514">
            <text:p>18.514</text:p>
          </table:table-cell>
          <table:table-cell office:value-type="float" office:value="18.08">
            <text:p>18.08</text:p>
          </table:table-cell>
          <table:table-cell office:value-type="float" office:value="19.128">
            <text:p>19.128</text:p>
          </table:table-cell>
          <table:table-cell office:value-type="float" office:value="19.042">
            <text:p>19.042</text:p>
          </table:table-cell>
          <table:table-cell office:value-type="float" office:value="19.32">
            <text:p>19.32</text:p>
          </table:table-cell>
          <table:table-cell office:value-type="float" office:value="20.19">
            <text:p>20.19</text:p>
          </table:table-cell>
          <table:table-cell office:value-type="float" office:value="19.72">
            <text:p>19.72</text:p>
          </table:table-cell>
          <table:table-cell office:value-type="float" office:value="19.936">
            <text:p>19.936</text:p>
          </table:table-cell>
          <table:table-cell office:value-type="float" office:value="20.624">
            <text:p>20.624</text:p>
          </table:table-cell>
          <table:table-cell office:value-type="float" office:value="20.786">
            <text:p>20.786</text:p>
          </table:table-cell>
          <table:table-cell office:value-type="float" office:value="22.042">
            <text:p>22.042</text:p>
          </table:table-cell>
          <table:table-cell office:value-type="float" office:value="22.152">
            <text:p>22.152</text:p>
          </table:table-cell>
          <table:table-cell office:value-type="float" office:value="20.958">
            <text:p>20.958</text:p>
          </table:table-cell>
          <table:table-cell office:value-type="float" office:value="21.876">
            <text:p>21.876</text:p>
          </table:table-cell>
          <table:table-cell office:value-type="float" office:value="22.812">
            <text:p>22.812</text:p>
          </table:table-cell>
          <table:table-cell office:value-type="float" office:value="23.608">
            <text:p>23.608</text:p>
          </table:table-cell>
          <table:table-cell office:value-type="float" office:value="23.984">
            <text:p>23.984</text:p>
          </table:table-cell>
          <table:table-cell office:value-type="float" office:value="26.11">
            <text:p>26.11</text:p>
          </table:table-cell>
          <table:table-cell office:value-type="float" office:value="27.022">
            <text:p>27.022</text:p>
          </table:table-cell>
          <table:table-cell office:value-type="float" office:value="27.196">
            <text:p>27.196</text:p>
          </table:table-cell>
          <table:table-cell office:value-type="float" office:value="27.296">
            <text:p>27.296</text:p>
          </table:table-cell>
          <table:table-cell office:value-type="float" office:value="28.06">
            <text:p>28.06</text:p>
          </table:table-cell>
          <table:table-cell office:value-type="float" office:value="28.162">
            <text:p>28.162</text:p>
          </table:table-cell>
          <table:table-cell office:value-type="float" office:value="27.792">
            <text:p>27.792</text:p>
          </table:table-cell>
          <table:table-cell office:value-type="float" office:value="27.76">
            <text:p>27.76</text:p>
          </table:table-cell>
          <table:table-cell office:value-type="float" office:value="26.306">
            <text:p>26.306</text:p>
          </table:table-cell>
          <table:table-cell office:value-type="float" office:value="26.72">
            <text:p>26.72</text:p>
          </table:table-cell>
          <table:table-cell office:value-type="float" office:value="27.958">
            <text:p>27.958</text:p>
          </table:table-cell>
          <table:table-cell office:value-type="float" office:value="28.058">
            <text:p>28.058</text:p>
          </table:table-cell>
          <table:table-cell office:value-type="float" office:value="28.554">
            <text:p>28.554</text:p>
          </table:table-cell>
          <table:table-cell office:value-type="float" office:value="28.596">
            <text:p>28.596</text:p>
          </table:table-cell>
          <table:table-cell office:value-type="float" office:value="28.098">
            <text:p>28.098</text:p>
          </table:table-cell>
          <table:table-cell office:value-type="float" office:value="27.18">
            <text:p>27.18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0" office:value-type="float" office:value="0.6875">
            <text:p>0.6875</text:p>
          </table:table-cell>
          <table:table-cell table:number-columns-repeated="21" office:value-type="float" office:value="0.75">
            <text:p>0.75</text:p>
          </table:table-cell>
          <table:table-cell/>
          <table:table-cell office:value-type="float" office:value="4">
            <text:p>4</text:p>
          </table:table-cell>
          <table:table-cell office:value-type="float" office:value="18.096">
            <text:p>18.096</text:p>
          </table:table-cell>
          <table:table-cell office:value-type="float" office:value="18.394">
            <text:p>18.394</text:p>
          </table:table-cell>
          <table:table-cell office:value-type="float" office:value="18.23">
            <text:p>18.23</text:p>
          </table:table-cell>
          <table:table-cell office:value-type="float" office:value="17.744">
            <text:p>17.744</text:p>
          </table:table-cell>
          <table:table-cell office:value-type="float" office:value="18.072">
            <text:p>18.072</text:p>
          </table:table-cell>
          <table:table-cell office:value-type="float" office:value="18.392">
            <text:p>18.392</text:p>
          </table:table-cell>
          <table:table-cell office:value-type="float" office:value="18.026">
            <text:p>18.026</text:p>
          </table:table-cell>
          <table:table-cell office:value-type="float" office:value="18.358">
            <text:p>18.358</text:p>
          </table:table-cell>
          <table:table-cell office:value-type="float" office:value="17.972">
            <text:p>17.972</text:p>
          </table:table-cell>
          <table:table-cell office:value-type="float" office:value="17.604">
            <text:p>17.604</text:p>
          </table:table-cell>
          <table:table-cell office:value-type="float" office:value="18.09">
            <text:p>18.09</text:p>
          </table:table-cell>
          <table:table-cell office:value-type="float" office:value="18.072">
            <text:p>18.072</text:p>
          </table:table-cell>
          <table:table-cell office:value-type="float" office:value="17.456">
            <text:p>17.456</text:p>
          </table:table-cell>
          <table:table-cell office:value-type="float" office:value="17.662">
            <text:p>17.662</text:p>
          </table:table-cell>
          <table:table-cell office:value-type="float" office:value="18.488">
            <text:p>18.488</text:p>
          </table:table-cell>
          <table:table-cell office:value-type="float" office:value="18.128">
            <text:p>18.128</text:p>
          </table:table-cell>
          <table:table-cell office:value-type="float" office:value="18.492">
            <text:p>18.492</text:p>
          </table:table-cell>
          <table:table-cell office:value-type="float" office:value="19.444">
            <text:p>19.444</text:p>
          </table:table-cell>
          <table:table-cell office:value-type="float" office:value="19.976">
            <text:p>19.976</text:p>
          </table:table-cell>
          <table:table-cell office:value-type="float" office:value="19.326">
            <text:p>19.326</text:p>
          </table:table-cell>
          <table:table-cell office:value-type="float" office:value="18.798">
            <text:p>18.798</text:p>
          </table:table-cell>
          <table:table-cell office:value-type="float" office:value="18.57">
            <text:p>18.57</text:p>
          </table:table-cell>
          <table:table-cell office:value-type="float" office:value="18.372">
            <text:p>18.372</text:p>
          </table:table-cell>
          <table:table-cell office:value-type="float" office:value="18.53">
            <text:p>18.53</text:p>
          </table:table-cell>
          <table:table-cell office:value-type="float" office:value="18.082">
            <text:p>18.082</text:p>
          </table:table-cell>
          <table:table-cell office:value-type="float" office:value="17.954">
            <text:p>17.954</text:p>
          </table:table-cell>
          <table:table-cell office:value-type="float" office:value="18.298">
            <text:p>18.298</text:p>
          </table:table-cell>
          <table:table-cell office:value-type="float" office:value="19.13">
            <text:p>19.13</text:p>
          </table:table-cell>
          <table:table-cell office:value-type="float" office:value="19.598">
            <text:p>19.598</text:p>
          </table:table-cell>
          <table:table-cell office:value-type="float" office:value="19.98">
            <text:p>19.98</text:p>
          </table:table-cell>
          <table:table-cell office:value-type="float" office:value="21.052">
            <text:p>21.052</text:p>
          </table:table-cell>
          <table:table-cell office:value-type="float" office:value="22.95">
            <text:p>22.95</text:p>
          </table:table-cell>
          <table:table-cell office:value-type="float" office:value="22.402">
            <text:p>22.402</text:p>
          </table:table-cell>
          <table:table-cell office:value-type="float" office:value="22.972">
            <text:p>22.972</text:p>
          </table:table-cell>
          <table:table-cell office:value-type="float" office:value="23.574">
            <text:p>23.574</text:p>
          </table:table-cell>
          <table:table-cell office:value-type="float" office:value="25.416">
            <text:p>25.416</text:p>
          </table:table-cell>
          <table:table-cell office:value-type="float" office:value="26.51">
            <text:p>26.51</text:p>
          </table:table-cell>
          <table:table-cell office:value-type="float" office:value="28.516">
            <text:p>28.516</text:p>
          </table:table-cell>
          <table:table-cell office:value-type="float" office:value="28.994">
            <text:p>28.994</text:p>
          </table:table-cell>
          <table:table-cell office:value-type="float" office:value="28.976">
            <text:p>28.976</text:p>
          </table:table-cell>
          <table:table-cell office:value-type="float" office:value="29.322">
            <text:p>29.322</text:p>
          </table:table-cell>
          <table:table-cell office:value-type="float" office:value="31.712">
            <text:p>31.712</text:p>
          </table:table-cell>
          <table:table-cell office:value-type="float" office:value="30.96">
            <text:p>30.96</text:p>
          </table:table-cell>
          <table:table-cell office:value-type="float" office:value="32.328">
            <text:p>32.328</text:p>
          </table:table-cell>
          <table:table-cell office:value-type="float" office:value="33.86">
            <text:p>33.86</text:p>
          </table:table-cell>
          <table:table-cell office:value-type="float" office:value="36">
            <text:p>36</text:p>
          </table:table-cell>
          <table:table-cell office:value-type="float" office:value="35.936">
            <text:p>35.936</text:p>
          </table:table-cell>
          <table:table-cell office:value-type="float" office:value="37.064">
            <text:p>37.064</text:p>
          </table:table-cell>
          <table:table-cell office:value-type="float" office:value="36.512">
            <text:p>36.512</text:p>
          </table:table-cell>
          <table:table-cell office:value-type="float" office:value="36.93">
            <text:p>36.93</text:p>
          </table:table-cell>
          <table:table-cell office:value-type="float" office:value="37.002">
            <text:p>37.00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9" office:value-type="float" office:value="0.6875">
            <text:p>0.6875</text:p>
          </table:table-cell>
          <table:table-cell table:number-columns-repeated="42" office:value-type="float" office:value="0.875">
            <text:p>0.875</text:p>
          </table:table-cell>
          <table:table-cell/>
          <table:table-cell office:value-type="float" office:value="5">
            <text:p>5</text:p>
          </table:table-cell>
          <table:table-cell office:value-type="float" office:value="18.782">
            <text:p>18.782</text:p>
          </table:table-cell>
          <table:table-cell office:value-type="float" office:value="18.108">
            <text:p>18.108</text:p>
          </table:table-cell>
          <table:table-cell office:value-type="float" office:value="18.072">
            <text:p>18.072</text:p>
          </table:table-cell>
          <table:table-cell office:value-type="float" office:value="17.888">
            <text:p>17.888</text:p>
          </table:table-cell>
          <table:table-cell office:value-type="float" office:value="17.68">
            <text:p>17.68</text:p>
          </table:table-cell>
          <table:table-cell office:value-type="float" office:value="17.242">
            <text:p>17.242</text:p>
          </table:table-cell>
          <table:table-cell office:value-type="float" office:value="17.398">
            <text:p>17.398</text:p>
          </table:table-cell>
          <table:table-cell office:value-type="float" office:value="17.376">
            <text:p>17.376</text:p>
          </table:table-cell>
          <table:table-cell office:value-type="float" office:value="17.174">
            <text:p>17.174</text:p>
          </table:table-cell>
          <table:table-cell office:value-type="float" office:value="17.282">
            <text:p>17.282</text:p>
          </table:table-cell>
          <table:table-cell office:value-type="float" office:value="16.346">
            <text:p>16.346</text:p>
          </table:table-cell>
          <table:table-cell office:value-type="float" office:value="16.698">
            <text:p>16.698</text:p>
          </table:table-cell>
          <table:table-cell office:value-type="float" office:value="17.096">
            <text:p>17.096</text:p>
          </table:table-cell>
          <table:table-cell office:value-type="float" office:value="16.588">
            <text:p>16.588</text:p>
          </table:table-cell>
          <table:table-cell office:value-type="float" office:value="16.324">
            <text:p>16.324</text:p>
          </table:table-cell>
          <table:table-cell office:value-type="float" office:value="16.472">
            <text:p>16.472</text:p>
          </table:table-cell>
          <table:table-cell office:value-type="float" office:value="16.42">
            <text:p>16.42</text:p>
          </table:table-cell>
          <table:table-cell office:value-type="float" office:value="17.066">
            <text:p>17.066</text:p>
          </table:table-cell>
          <table:table-cell office:value-type="float" office:value="17.216">
            <text:p>17.216</text:p>
          </table:table-cell>
          <table:table-cell office:value-type="float" office:value="17.754">
            <text:p>17.754</text:p>
          </table:table-cell>
          <table:table-cell office:value-type="float" office:value="18.4">
            <text:p>18.4</text:p>
          </table:table-cell>
          <table:table-cell office:value-type="float" office:value="19.68">
            <text:p>19.68</text:p>
          </table:table-cell>
          <table:table-cell office:value-type="float" office:value="20.168">
            <text:p>20.168</text:p>
          </table:table-cell>
          <table:table-cell office:value-type="float" office:value="21.338">
            <text:p>21.338</text:p>
          </table:table-cell>
          <table:table-cell office:value-type="float" office:value="22.904">
            <text:p>22.904</text:p>
          </table:table-cell>
          <table:table-cell office:value-type="float" office:value="23.072">
            <text:p>23.072</text:p>
          </table:table-cell>
          <table:table-cell office:value-type="float" office:value="23.286">
            <text:p>23.286</text:p>
          </table:table-cell>
          <table:table-cell office:value-type="float" office:value="24">
            <text:p>24</text:p>
          </table:table-cell>
          <table:table-cell office:value-type="float" office:value="25.166">
            <text:p>25.166</text:p>
          </table:table-cell>
          <table:table-cell office:value-type="float" office:value="26.154">
            <text:p>26.154</text:p>
          </table:table-cell>
          <table:table-cell office:value-type="float" office:value="27.352">
            <text:p>27.352</text:p>
          </table:table-cell>
          <table:table-cell office:value-type="float" office:value="29.898">
            <text:p>29.898</text:p>
          </table:table-cell>
          <table:table-cell office:value-type="float" office:value="30.56">
            <text:p>30.56</text:p>
          </table:table-cell>
          <table:table-cell office:value-type="float" office:value="31.824">
            <text:p>31.824</text:p>
          </table:table-cell>
          <table:table-cell office:value-type="float" office:value="32.698">
            <text:p>32.698</text:p>
          </table:table-cell>
          <table:table-cell office:value-type="float" office:value="36.062">
            <text:p>36.062</text:p>
          </table:table-cell>
          <table:table-cell office:value-type="float" office:value="38.21">
            <text:p>38.21</text:p>
          </table:table-cell>
          <table:table-cell office:value-type="float" office:value="40.68">
            <text:p>40.68</text:p>
          </table:table-cell>
          <table:table-cell office:value-type="float" office:value="44.24">
            <text:p>44.24</text:p>
          </table:table-cell>
          <table:table-cell office:value-type="float" office:value="45.334">
            <text:p>45.334</text:p>
          </table:table-cell>
          <table:table-cell office:value-type="float" office:value="48.284">
            <text:p>48.284</text:p>
          </table:table-cell>
          <table:table-cell office:value-type="float" office:value="51.836">
            <text:p>51.836</text:p>
          </table:table-cell>
          <table:table-cell office:value-type="float" office:value="57.836">
            <text:p>57.836</text:p>
          </table:table-cell>
          <table:table-cell office:value-type="float" office:value="60.328">
            <text:p>60.328</text:p>
          </table:table-cell>
          <table:table-cell office:value-type="float" office:value="62.818">
            <text:p>62.818</text:p>
          </table:table-cell>
          <table:table-cell office:value-type="float" office:value="65.432">
            <text:p>65.432</text:p>
          </table:table-cell>
          <table:table-cell office:value-type="float" office:value="64.058">
            <text:p>64.058</text:p>
          </table:table-cell>
          <table:table-cell office:value-type="float" office:value="67.574">
            <text:p>67.574</text:p>
          </table:table-cell>
          <table:table-cell office:value-type="float" office:value="68.358">
            <text:p>68.358</text:p>
          </table:table-cell>
          <table:table-cell office:value-type="float" office:value="71.964">
            <text:p>71.964</text:p>
          </table:table-cell>
          <table:table-cell office:value-type="float" office:value="74.244">
            <text:p>74.24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16" office:value-type="float" office:value="0.75">
            <text:p>0.75</text:p>
          </table:table-cell>
          <table:table-cell table:number-columns-repeated="8" office:value-type="float" office:value="0.8125">
            <text:p>0.8125</text:p>
          </table:table-cell>
          <table:table-cell table:number-columns-repeated="27" office:value-type="float" office:value="0.875">
            <text:p>0.875</text:p>
          </table:table-cell>
          <table:table-cell/>
          <table:table-cell office:value-type="float" office:value="6">
            <text:p>6</text:p>
          </table:table-cell>
          <table:table-cell office:value-type="float" office:value="17.382">
            <text:p>17.382</text:p>
          </table:table-cell>
          <table:table-cell office:value-type="float" office:value="18.088">
            <text:p>18.088</text:p>
          </table:table-cell>
          <table:table-cell office:value-type="float" office:value="18.066">
            <text:p>18.066</text:p>
          </table:table-cell>
          <table:table-cell office:value-type="float" office:value="18.6">
            <text:p>18.6</text:p>
          </table:table-cell>
          <table:table-cell office:value-type="float" office:value="18.562">
            <text:p>18.562</text:p>
          </table:table-cell>
          <table:table-cell office:value-type="float" office:value="19.548">
            <text:p>19.548</text:p>
          </table:table-cell>
          <table:table-cell office:value-type="float" office:value="19.416">
            <text:p>19.416</text:p>
          </table:table-cell>
          <table:table-cell office:value-type="float" office:value="19.484">
            <text:p>19.484</text:p>
          </table:table-cell>
          <table:table-cell office:value-type="float" office:value="19.868">
            <text:p>19.868</text:p>
          </table:table-cell>
          <table:table-cell office:value-type="float" office:value="20.788">
            <text:p>20.788</text:p>
          </table:table-cell>
          <table:table-cell office:value-type="float" office:value="20.098">
            <text:p>20.098</text:p>
          </table:table-cell>
          <table:table-cell office:value-type="float" office:value="19.904">
            <text:p>19.904</text:p>
          </table:table-cell>
          <table:table-cell office:value-type="float" office:value="19.472">
            <text:p>19.472</text:p>
          </table:table-cell>
          <table:table-cell office:value-type="float" office:value="19.278">
            <text:p>19.278</text:p>
          </table:table-cell>
          <table:table-cell office:value-type="float" office:value="19.576">
            <text:p>19.576</text:p>
          </table:table-cell>
          <table:table-cell office:value-type="float" office:value="19.78">
            <text:p>19.78</text:p>
          </table:table-cell>
          <table:table-cell office:value-type="float" office:value="20.186">
            <text:p>20.186</text:p>
          </table:table-cell>
          <table:table-cell office:value-type="float" office:value="21.308">
            <text:p>21.308</text:p>
          </table:table-cell>
          <table:table-cell office:value-type="float" office:value="21.914">
            <text:p>21.914</text:p>
          </table:table-cell>
          <table:table-cell office:value-type="float" office:value="22.462">
            <text:p>22.462</text:p>
          </table:table-cell>
          <table:table-cell office:value-type="float" office:value="24.016">
            <text:p>24.016</text:p>
          </table:table-cell>
          <table:table-cell office:value-type="float" office:value="25.202">
            <text:p>25.202</text:p>
          </table:table-cell>
          <table:table-cell office:value-type="float" office:value="26.658">
            <text:p>26.658</text:p>
          </table:table-cell>
          <table:table-cell office:value-type="float" office:value="27.662">
            <text:p>27.662</text:p>
          </table:table-cell>
          <table:table-cell office:value-type="float" office:value="30.048">
            <text:p>30.048</text:p>
          </table:table-cell>
          <table:table-cell office:value-type="float" office:value="30.832">
            <text:p>30.832</text:p>
          </table:table-cell>
          <table:table-cell office:value-type="float" office:value="31.908">
            <text:p>31.908</text:p>
          </table:table-cell>
          <table:table-cell office:value-type="float" office:value="32.924">
            <text:p>32.924</text:p>
          </table:table-cell>
          <table:table-cell office:value-type="float" office:value="34.63">
            <text:p>34.63</text:p>
          </table:table-cell>
          <table:table-cell office:value-type="float" office:value="36.362">
            <text:p>36.362</text:p>
          </table:table-cell>
          <table:table-cell office:value-type="float" office:value="38.59">
            <text:p>38.59</text:p>
          </table:table-cell>
          <table:table-cell office:value-type="float" office:value="39.34">
            <text:p>39.34</text:p>
          </table:table-cell>
          <table:table-cell office:value-type="float" office:value="39.586">
            <text:p>39.586</text:p>
          </table:table-cell>
          <table:table-cell office:value-type="float" office:value="40.498">
            <text:p>40.498</text:p>
          </table:table-cell>
          <table:table-cell office:value-type="float" office:value="42.136">
            <text:p>42.136</text:p>
          </table:table-cell>
          <table:table-cell office:value-type="float" office:value="42.872">
            <text:p>42.872</text:p>
          </table:table-cell>
          <table:table-cell office:value-type="float" office:value="44.516">
            <text:p>44.516</text:p>
          </table:table-cell>
          <table:table-cell office:value-type="float" office:value="43.996">
            <text:p>43.996</text:p>
          </table:table-cell>
          <table:table-cell office:value-type="float" office:value="45.062">
            <text:p>45.062</text:p>
          </table:table-cell>
          <table:table-cell office:value-type="float" office:value="47.924">
            <text:p>47.924</text:p>
          </table:table-cell>
          <table:table-cell office:value-type="float" office:value="48.148">
            <text:p>48.148</text:p>
          </table:table-cell>
          <table:table-cell office:value-type="float" office:value="47.458">
            <text:p>47.458</text:p>
          </table:table-cell>
          <table:table-cell office:value-type="float" office:value="48.656">
            <text:p>48.656</text:p>
          </table:table-cell>
          <table:table-cell office:value-type="float" office:value="49.05">
            <text:p>49.05</text:p>
          </table:table-cell>
          <table:table-cell office:value-type="float" office:value="51.08">
            <text:p>51.08</text:p>
          </table:table-cell>
          <table:table-cell office:value-type="float" office:value="52.956">
            <text:p>52.956</text:p>
          </table:table-cell>
          <table:table-cell office:value-type="float" office:value="52.482">
            <text:p>52.482</text:p>
          </table:table-cell>
          <table:table-cell office:value-type="float" office:value="56.45">
            <text:p>56.45</text:p>
          </table:table-cell>
          <table:table-cell office:value-type="float" office:value="56.268">
            <text:p>56.268</text:p>
          </table:table-cell>
          <table:table-cell office:value-type="float" office:value="55.856">
            <text:p>55.856</text:p>
          </table:table-cell>
          <table:table-cell office:value-type="float" office:value="60.682">
            <text:p>60.68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.6875">
            <text:p>0.6875</text:p>
          </table:table-cell>
          <table:table-cell table:number-columns-repeated="11" office:value-type="float" office:value="0.75">
            <text:p>0.75</text:p>
          </table:table-cell>
          <table:table-cell table:number-columns-repeated="4" office:value-type="float" office:value="0.8125">
            <text:p>0.8125</text:p>
          </table:table-cell>
          <table:table-cell table:number-columns-repeated="34" office:value-type="float" office:value="0.875">
            <text:p>0.875</text:p>
          </table:table-cell>
          <table:table-cell/>
          <table:table-cell office:value-type="float" office:value="7">
            <text:p>7</text:p>
          </table:table-cell>
          <table:table-cell office:value-type="float" office:value="17.954">
            <text:p>17.954</text:p>
          </table:table-cell>
          <table:table-cell office:value-type="float" office:value="18.508">
            <text:p>18.508</text:p>
          </table:table-cell>
          <table:table-cell office:value-type="float" office:value="19.282">
            <text:p>19.282</text:p>
          </table:table-cell>
          <table:table-cell office:value-type="float" office:value="19">
            <text:p>19</text:p>
          </table:table-cell>
          <table:table-cell office:value-type="float" office:value="18.554">
            <text:p>18.554</text:p>
          </table:table-cell>
          <table:table-cell office:value-type="float" office:value="19.304">
            <text:p>19.304</text:p>
          </table:table-cell>
          <table:table-cell office:value-type="float" office:value="18.902">
            <text:p>18.902</text:p>
          </table:table-cell>
          <table:table-cell office:value-type="float" office:value="19.284">
            <text:p>19.284</text:p>
          </table:table-cell>
          <table:table-cell office:value-type="float" office:value="19.48">
            <text:p>19.48</text:p>
          </table:table-cell>
          <table:table-cell office:value-type="float" office:value="19.132">
            <text:p>19.132</text:p>
          </table:table-cell>
          <table:table-cell office:value-type="float" office:value="19.912">
            <text:p>19.912</text:p>
          </table:table-cell>
          <table:table-cell office:value-type="float" office:value="20.47">
            <text:p>20.47</text:p>
          </table:table-cell>
          <table:table-cell office:value-type="float" office:value="20.84">
            <text:p>20.84</text:p>
          </table:table-cell>
          <table:table-cell office:value-type="float" office:value="21.456">
            <text:p>21.456</text:p>
          </table:table-cell>
          <table:table-cell office:value-type="float" office:value="21.94">
            <text:p>21.94</text:p>
          </table:table-cell>
          <table:table-cell office:value-type="float" office:value="23.726">
            <text:p>23.726</text:p>
          </table:table-cell>
          <table:table-cell office:value-type="float" office:value="25.312">
            <text:p>25.312</text:p>
          </table:table-cell>
          <table:table-cell office:value-type="float" office:value="26.672">
            <text:p>26.672</text:p>
          </table:table-cell>
          <table:table-cell office:value-type="float" office:value="26.374">
            <text:p>26.374</text:p>
          </table:table-cell>
          <table:table-cell office:value-type="float" office:value="27.636">
            <text:p>27.636</text:p>
          </table:table-cell>
          <table:table-cell office:value-type="float" office:value="29.07">
            <text:p>29.07</text:p>
          </table:table-cell>
          <table:table-cell office:value-type="float" office:value="28.922">
            <text:p>28.922</text:p>
          </table:table-cell>
          <table:table-cell office:value-type="float" office:value="31.062">
            <text:p>31.062</text:p>
          </table:table-cell>
          <table:table-cell office:value-type="float" office:value="31.224">
            <text:p>31.224</text:p>
          </table:table-cell>
          <table:table-cell office:value-type="float" office:value="33.392">
            <text:p>33.392</text:p>
          </table:table-cell>
          <table:table-cell office:value-type="float" office:value="34.942">
            <text:p>34.942</text:p>
          </table:table-cell>
          <table:table-cell office:value-type="float" office:value="38.486">
            <text:p>38.486</text:p>
          </table:table-cell>
          <table:table-cell office:value-type="float" office:value="40.418">
            <text:p>40.418</text:p>
          </table:table-cell>
          <table:table-cell office:value-type="float" office:value="43.666">
            <text:p>43.666</text:p>
          </table:table-cell>
          <table:table-cell office:value-type="float" office:value="45.086">
            <text:p>45.086</text:p>
          </table:table-cell>
          <table:table-cell office:value-type="float" office:value="47.43">
            <text:p>47.43</text:p>
          </table:table-cell>
          <table:table-cell office:value-type="float" office:value="47.8">
            <text:p>47.8</text:p>
          </table:table-cell>
          <table:table-cell office:value-type="float" office:value="50.584">
            <text:p>50.584</text:p>
          </table:table-cell>
          <table:table-cell office:value-type="float" office:value="54.2">
            <text:p>54.2</text:p>
          </table:table-cell>
          <table:table-cell office:value-type="float" office:value="58.09">
            <text:p>58.09</text:p>
          </table:table-cell>
          <table:table-cell office:value-type="float" office:value="59.526">
            <text:p>59.526</text:p>
          </table:table-cell>
          <table:table-cell office:value-type="float" office:value="62.196">
            <text:p>62.196</text:p>
          </table:table-cell>
          <table:table-cell office:value-type="float" office:value="63.476">
            <text:p>63.476</text:p>
          </table:table-cell>
          <table:table-cell office:value-type="float" office:value="64.784">
            <text:p>64.784</text:p>
          </table:table-cell>
          <table:table-cell office:value-type="float" office:value="66.728">
            <text:p>66.728</text:p>
          </table:table-cell>
          <table:table-cell office:value-type="float" office:value="71.304">
            <text:p>71.304</text:p>
          </table:table-cell>
          <table:table-cell office:value-type="float" office:value="75.694">
            <text:p>75.694</text:p>
          </table:table-cell>
          <table:table-cell office:value-type="float" office:value="79.086">
            <text:p>79.086</text:p>
          </table:table-cell>
          <table:table-cell office:value-type="float" office:value="81.296">
            <text:p>81.296</text:p>
          </table:table-cell>
          <table:table-cell office:value-type="float" office:value="85.294">
            <text:p>85.294</text:p>
          </table:table-cell>
          <table:table-cell office:value-type="float" office:value="88.154">
            <text:p>88.154</text:p>
          </table:table-cell>
          <table:table-cell office:value-type="float" office:value="92.724">
            <text:p>92.724</text:p>
          </table:table-cell>
          <table:table-cell office:value-type="float" office:value="97.492">
            <text:p>97.492</text:p>
          </table:table-cell>
          <table:table-cell office:value-type="float" office:value="104.414">
            <text:p>104.414</text:p>
          </table:table-cell>
          <table:table-cell office:value-type="float" office:value="109.848">
            <text:p>109.848</text:p>
          </table:table-cell>
          <table:table-cell office:value-type="float" office:value="113.578">
            <text:p>113.57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.6875">
            <text:p>0.6875</text:p>
          </table:table-cell>
          <table:table-cell table:number-columns-repeated="16" office:value-type="float" office:value="0.75">
            <text:p>0.75</text:p>
          </table:table-cell>
          <table:table-cell table:number-columns-repeated="9" office:value-type="float" office:value="0.8125">
            <text:p>0.8125</text:p>
          </table:table-cell>
          <table:table-cell table:number-columns-repeated="2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7.596">
            <text:p>17.596</text:p>
          </table:table-cell>
          <table:table-cell office:value-type="float" office:value="16.864">
            <text:p>16.864</text:p>
          </table:table-cell>
          <table:table-cell office:value-type="float" office:value="16.386">
            <text:p>16.386</text:p>
          </table:table-cell>
          <table:table-cell office:value-type="float" office:value="16.5">
            <text:p>16.5</text:p>
          </table:table-cell>
          <table:table-cell office:value-type="float" office:value="15.572">
            <text:p>15.572</text:p>
          </table:table-cell>
          <table:table-cell office:value-type="float" office:value="16.098">
            <text:p>16.098</text:p>
          </table:table-cell>
          <table:table-cell office:value-type="float" office:value="15.748">
            <text:p>15.748</text:p>
          </table:table-cell>
          <table:table-cell office:value-type="float" office:value="16.124">
            <text:p>16.124</text:p>
          </table:table-cell>
          <table:table-cell office:value-type="float" office:value="16.036">
            <text:p>16.036</text:p>
          </table:table-cell>
          <table:table-cell office:value-type="float" office:value="15.916">
            <text:p>15.916</text:p>
          </table:table-cell>
          <table:table-cell office:value-type="float" office:value="16.76">
            <text:p>16.76</text:p>
          </table:table-cell>
          <table:table-cell office:value-type="float" office:value="17.15">
            <text:p>17.15</text:p>
          </table:table-cell>
          <table:table-cell office:value-type="float" office:value="16.304">
            <text:p>16.304</text:p>
          </table:table-cell>
          <table:table-cell office:value-type="float" office:value="16.07">
            <text:p>16.07</text:p>
          </table:table-cell>
          <table:table-cell office:value-type="float" office:value="16.764">
            <text:p>16.764</text:p>
          </table:table-cell>
          <table:table-cell office:value-type="float" office:value="16.818">
            <text:p>16.818</text:p>
          </table:table-cell>
          <table:table-cell office:value-type="float" office:value="17.624">
            <text:p>17.624</text:p>
          </table:table-cell>
          <table:table-cell office:value-type="float" office:value="17.584">
            <text:p>17.584</text:p>
          </table:table-cell>
          <table:table-cell office:value-type="float" office:value="17.378">
            <text:p>17.378</text:p>
          </table:table-cell>
          <table:table-cell office:value-type="float" office:value="17.264">
            <text:p>17.264</text:p>
          </table:table-cell>
          <table:table-cell office:value-type="float" office:value="17.688">
            <text:p>17.688</text:p>
          </table:table-cell>
          <table:table-cell office:value-type="float" office:value="17.824">
            <text:p>17.824</text:p>
          </table:table-cell>
          <table:table-cell office:value-type="float" office:value="16.676">
            <text:p>16.676</text:p>
          </table:table-cell>
          <table:table-cell office:value-type="float" office:value="16.028">
            <text:p>16.028</text:p>
          </table:table-cell>
          <table:table-cell office:value-type="float" office:value="15.498">
            <text:p>15.498</text:p>
          </table:table-cell>
          <table:table-cell office:value-type="float" office:value="15.936">
            <text:p>15.936</text:p>
          </table:table-cell>
          <table:table-cell office:value-type="float" office:value="16.526">
            <text:p>16.526</text:p>
          </table:table-cell>
          <table:table-cell office:value-type="float" office:value="17.176">
            <text:p>17.176</text:p>
          </table:table-cell>
          <table:table-cell office:value-type="float" office:value="17.744">
            <text:p>17.744</text:p>
          </table:table-cell>
          <table:table-cell table:number-columns-repeated="22"/>
        </table:table-row>
        <table:table-row table:style-name="ro1">
          <table:table-cell office:value-type="float" office:value="9">
            <text:p>9</text:p>
          </table:table-cell>
          <table:table-cell table:number-columns-repeated="6" office:value-type="float" office:value="0.6875">
            <text:p>0.6875</text:p>
          </table:table-cell>
          <table:table-cell table:number-columns-repeated="11" office:value-type="float" office:value="0.8125">
            <text:p>0.8125</text:p>
          </table:table-cell>
          <table:table-cell table:number-columns-repeated="14" office:value-type="float" office:value="0.875">
            <text:p>0.875</text:p>
          </table:table-cell>
          <table:table-cell table:number-columns-repeated="20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7.296">
            <text:p>17.296</text:p>
          </table:table-cell>
          <table:table-cell office:value-type="float" office:value="17.842">
            <text:p>17.842</text:p>
          </table:table-cell>
          <table:table-cell office:value-type="float" office:value="18.242">
            <text:p>18.242</text:p>
          </table:table-cell>
          <table:table-cell office:value-type="float" office:value="18.402">
            <text:p>18.402</text:p>
          </table:table-cell>
          <table:table-cell office:value-type="float" office:value="17.952">
            <text:p>17.952</text:p>
          </table:table-cell>
          <table:table-cell office:value-type="float" office:value="17.664">
            <text:p>17.664</text:p>
          </table:table-cell>
          <table:table-cell office:value-type="float" office:value="17.836">
            <text:p>17.836</text:p>
          </table:table-cell>
          <table:table-cell office:value-type="float" office:value="18.296">
            <text:p>18.296</text:p>
          </table:table-cell>
          <table:table-cell office:value-type="float" office:value="18.066">
            <text:p>18.066</text:p>
          </table:table-cell>
          <table:table-cell office:value-type="float" office:value="16.948">
            <text:p>16.948</text:p>
          </table:table-cell>
          <table:table-cell office:value-type="float" office:value="16.794">
            <text:p>16.794</text:p>
          </table:table-cell>
          <table:table-cell office:value-type="float" office:value="15.674">
            <text:p>15.674</text:p>
          </table:table-cell>
          <table:table-cell office:value-type="float" office:value="16.748">
            <text:p>16.748</text:p>
          </table:table-cell>
          <table:table-cell office:value-type="float" office:value="17.224">
            <text:p>17.224</text:p>
          </table:table-cell>
          <table:table-cell office:value-type="float" office:value="18.038">
            <text:p>18.038</text:p>
          </table:table-cell>
          <table:table-cell office:value-type="float" office:value="18.448">
            <text:p>18.448</text:p>
          </table:table-cell>
          <table:table-cell office:value-type="float" office:value="18.38">
            <text:p>18.38</text:p>
          </table:table-cell>
          <table:table-cell office:value-type="float" office:value="19.336">
            <text:p>19.336</text:p>
          </table:table-cell>
          <table:table-cell office:value-type="float" office:value="19.356">
            <text:p>19.356</text:p>
          </table:table-cell>
          <table:table-cell office:value-type="float" office:value="20.634">
            <text:p>20.634</text:p>
          </table:table-cell>
          <table:table-cell office:value-type="float" office:value="21.604">
            <text:p>21.604</text:p>
          </table:table-cell>
          <table:table-cell office:value-type="float" office:value="22.874">
            <text:p>22.874</text:p>
          </table:table-cell>
          <table:table-cell office:value-type="float" office:value="23.012">
            <text:p>23.012</text:p>
          </table:table-cell>
          <table:table-cell office:value-type="float" office:value="24.06">
            <text:p>24.06</text:p>
          </table:table-cell>
          <table:table-cell office:value-type="float" office:value="24.588">
            <text:p>24.588</text:p>
          </table:table-cell>
          <table:table-cell office:value-type="float" office:value="24.062">
            <text:p>24.062</text:p>
          </table:table-cell>
          <table:table-cell office:value-type="float" office:value="23.774">
            <text:p>23.774</text:p>
          </table:table-cell>
          <table:table-cell office:value-type="float" office:value="23.874">
            <text:p>23.874</text:p>
          </table:table-cell>
          <table:table-cell office:value-type="float" office:value="23.584">
            <text:p>23.584</text:p>
          </table:table-cell>
          <table:table-cell office:value-type="float" office:value="24.634">
            <text:p>24.634</text:p>
          </table:table-cell>
          <table:table-cell office:value-type="float" office:value="25.178">
            <text:p>25.178</text:p>
          </table:table-cell>
          <table:table-cell office:value-type="float" office:value="25.47">
            <text:p>25.47</text:p>
          </table:table-cell>
          <table:table-cell table:number-columns-repeated="19"/>
        </table:table-row>
        <table:table-row table:style-name="ro1">
          <table:table-cell office:value-type="float" office:value="10">
            <text:p>10</text:p>
          </table:table-cell>
          <table:table-cell table:number-columns-repeated="9" office:value-type="float" office:value="0.6875">
            <text:p>0.6875</text:p>
          </table:table-cell>
          <table:table-cell table:number-columns-repeated="6" office:value-type="float" office:value="0.75">
            <text:p>0.75</text:p>
          </table:table-cell>
          <table:table-cell table:number-columns-repeated="7" office:value-type="float" office:value="0.8125">
            <text:p>0.8125</text:p>
          </table:table-cell>
          <table:table-cell table:number-columns-repeated="29" office:value-type="float" office:value="0.875">
            <text:p>0.875</text:p>
          </table:table-cell>
          <table:table-cell/>
          <table:table-cell office:value-type="float" office:value="10">
            <text:p>10</text:p>
          </table:table-cell>
          <table:table-cell office:value-type="float" office:value="17.524">
            <text:p>17.524</text:p>
          </table:table-cell>
          <table:table-cell office:value-type="float" office:value="17.442">
            <text:p>17.442</text:p>
          </table:table-cell>
          <table:table-cell office:value-type="float" office:value="16.922">
            <text:p>16.922</text:p>
          </table:table-cell>
          <table:table-cell office:value-type="float" office:value="17.04">
            <text:p>17.04</text:p>
          </table:table-cell>
          <table:table-cell office:value-type="float" office:value="16.022">
            <text:p>16.022</text:p>
          </table:table-cell>
          <table:table-cell office:value-type="float" office:value="16.3">
            <text:p>16.3</text:p>
          </table:table-cell>
          <table:table-cell office:value-type="float" office:value="16.258">
            <text:p>16.258</text:p>
          </table:table-cell>
          <table:table-cell office:value-type="float" office:value="16.392">
            <text:p>16.392</text:p>
          </table:table-cell>
          <table:table-cell office:value-type="float" office:value="16.882">
            <text:p>16.882</text:p>
          </table:table-cell>
          <table:table-cell office:value-type="float" office:value="16.766">
            <text:p>16.766</text:p>
          </table:table-cell>
          <table:table-cell office:value-type="float" office:value="16.928">
            <text:p>16.928</text:p>
          </table:table-cell>
          <table:table-cell office:value-type="float" office:value="16.918">
            <text:p>16.918</text:p>
          </table:table-cell>
          <table:table-cell office:value-type="float" office:value="16.986">
            <text:p>16.986</text:p>
          </table:table-cell>
          <table:table-cell office:value-type="float" office:value="17.412">
            <text:p>17.412</text:p>
          </table:table-cell>
          <table:table-cell office:value-type="float" office:value="16.656">
            <text:p>16.656</text:p>
          </table:table-cell>
          <table:table-cell office:value-type="float" office:value="16.966">
            <text:p>16.966</text:p>
          </table:table-cell>
          <table:table-cell office:value-type="float" office:value="16.462">
            <text:p>16.462</text:p>
          </table:table-cell>
          <table:table-cell office:value-type="float" office:value="16.59">
            <text:p>16.59</text:p>
          </table:table-cell>
          <table:table-cell office:value-type="float" office:value="17.056">
            <text:p>17.056</text:p>
          </table:table-cell>
          <table:table-cell office:value-type="float" office:value="18.042">
            <text:p>18.042</text:p>
          </table:table-cell>
          <table:table-cell office:value-type="float" office:value="17.722">
            <text:p>17.722</text:p>
          </table:table-cell>
          <table:table-cell office:value-type="float" office:value="17.688">
            <text:p>17.688</text:p>
          </table:table-cell>
          <table:table-cell office:value-type="float" office:value="18.008">
            <text:p>18.008</text:p>
          </table:table-cell>
          <table:table-cell office:value-type="float" office:value="18.414">
            <text:p>18.414</text:p>
          </table:table-cell>
          <table:table-cell office:value-type="float" office:value="19.992">
            <text:p>19.992</text:p>
          </table:table-cell>
          <table:table-cell office:value-type="float" office:value="20.122">
            <text:p>20.122</text:p>
          </table:table-cell>
          <table:table-cell office:value-type="float" office:value="20.666">
            <text:p>20.666</text:p>
          </table:table-cell>
          <table:table-cell office:value-type="float" office:value="20.998">
            <text:p>20.998</text:p>
          </table:table-cell>
          <table:table-cell office:value-type="float" office:value="21.556">
            <text:p>21.556</text:p>
          </table:table-cell>
          <table:table-cell office:value-type="float" office:value="23.038">
            <text:p>23.038</text:p>
          </table:table-cell>
          <table:table-cell office:value-type="float" office:value="23.778">
            <text:p>23.778</text:p>
          </table:table-cell>
          <table:table-cell office:value-type="float" office:value="24.83">
            <text:p>24.83</text:p>
          </table:table-cell>
          <table:table-cell office:value-type="float" office:value="25.31">
            <text:p>25.31</text:p>
          </table:table-cell>
          <table:table-cell office:value-type="float" office:value="27.122">
            <text:p>27.122</text:p>
          </table:table-cell>
          <table:table-cell office:value-type="float" office:value="27.934">
            <text:p>27.934</text:p>
          </table:table-cell>
          <table:table-cell office:value-type="float" office:value="30.068">
            <text:p>30.068</text:p>
          </table:table-cell>
          <table:table-cell office:value-type="float" office:value="30.172">
            <text:p>30.172</text:p>
          </table:table-cell>
          <table:table-cell office:value-type="float" office:value="30.71">
            <text:p>30.71</text:p>
          </table:table-cell>
          <table:table-cell office:value-type="float" office:value="31.744">
            <text:p>31.744</text:p>
          </table:table-cell>
          <table:table-cell office:value-type="float" office:value="32.236">
            <text:p>32.236</text:p>
          </table:table-cell>
          <table:table-cell office:value-type="float" office:value="32.768">
            <text:p>32.768</text:p>
          </table:table-cell>
          <table:table-cell office:value-type="float" office:value="33.77">
            <text:p>33.77</text:p>
          </table:table-cell>
          <table:table-cell office:value-type="float" office:value="34.54">
            <text:p>34.54</text:p>
          </table:table-cell>
          <table:table-cell office:value-type="float" office:value="35.884">
            <text:p>35.884</text:p>
          </table:table-cell>
          <table:table-cell office:value-type="float" office:value="36.992">
            <text:p>36.992</text:p>
          </table:table-cell>
          <table:table-cell office:value-type="float" office:value="39.252">
            <text:p>39.252</text:p>
          </table:table-cell>
          <table:table-cell office:value-type="float" office:value="41.14">
            <text:p>41.14</text:p>
          </table:table-cell>
          <table:table-cell office:value-type="float" office:value="42.472">
            <text:p>42.472</text:p>
          </table:table-cell>
          <table:table-cell office:value-type="float" office:value="42.402">
            <text:p>42.402</text:p>
          </table:table-cell>
          <table:table-cell office:value-type="float" office:value="42.366">
            <text:p>42.366</text:p>
          </table:table-cell>
          <table:table-cell office:value-type="float" office:value="45.306">
            <text:p>45.3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.6875">
            <text:p>0.6875</text:p>
          </table:table-cell>
          <table:table-cell table:number-columns-repeated="10" office:value-type="float" office:value="0.75">
            <text:p>0.75</text:p>
          </table:table-cell>
          <table:table-cell table:number-columns-repeated="39" office:value-type="float" office:value="0.875">
            <text:p>0.875</text:p>
          </table:table-cell>
          <table:table-cell/>
          <table:table-cell office:value-type="float" office:value="11">
            <text:p>11</text:p>
          </table:table-cell>
          <table:table-cell office:value-type="float" office:value="17.482">
            <text:p>17.482</text:p>
          </table:table-cell>
          <table:table-cell office:value-type="float" office:value="17.896">
            <text:p>17.896</text:p>
          </table:table-cell>
          <table:table-cell office:value-type="float" office:value="18.456">
            <text:p>18.456</text:p>
          </table:table-cell>
          <table:table-cell office:value-type="float" office:value="18.378">
            <text:p>18.378</text:p>
          </table:table-cell>
          <table:table-cell office:value-type="float" office:value="17.356">
            <text:p>17.356</text:p>
          </table:table-cell>
          <table:table-cell office:value-type="float" office:value="17.822">
            <text:p>17.822</text:p>
          </table:table-cell>
          <table:table-cell office:value-type="float" office:value="18.598">
            <text:p>18.598</text:p>
          </table:table-cell>
          <table:table-cell office:value-type="float" office:value="19.462">
            <text:p>19.462</text:p>
          </table:table-cell>
          <table:table-cell office:value-type="float" office:value="20.2">
            <text:p>20.2</text:p>
          </table:table-cell>
          <table:table-cell office:value-type="float" office:value="20.32">
            <text:p>20.32</text:p>
          </table:table-cell>
          <table:table-cell office:value-type="float" office:value="20.936">
            <text:p>20.936</text:p>
          </table:table-cell>
          <table:table-cell office:value-type="float" office:value="22.134">
            <text:p>22.134</text:p>
          </table:table-cell>
          <table:table-cell office:value-type="float" office:value="22.942">
            <text:p>22.942</text:p>
          </table:table-cell>
          <table:table-cell office:value-type="float" office:value="22.806">
            <text:p>22.806</text:p>
          </table:table-cell>
          <table:table-cell office:value-type="float" office:value="23.666">
            <text:p>23.666</text:p>
          </table:table-cell>
          <table:table-cell office:value-type="float" office:value="23.746">
            <text:p>23.746</text:p>
          </table:table-cell>
          <table:table-cell office:value-type="float" office:value="24.772">
            <text:p>24.772</text:p>
          </table:table-cell>
          <table:table-cell office:value-type="float" office:value="25.582">
            <text:p>25.582</text:p>
          </table:table-cell>
          <table:table-cell office:value-type="float" office:value="26.704">
            <text:p>26.704</text:p>
          </table:table-cell>
          <table:table-cell office:value-type="float" office:value="26.412">
            <text:p>26.412</text:p>
          </table:table-cell>
          <table:table-cell office:value-type="float" office:value="26.738">
            <text:p>26.738</text:p>
          </table:table-cell>
          <table:table-cell office:value-type="float" office:value="27.376">
            <text:p>27.376</text:p>
          </table:table-cell>
          <table:table-cell office:value-type="float" office:value="29.16">
            <text:p>29.16</text:p>
          </table:table-cell>
          <table:table-cell office:value-type="float" office:value="30.752">
            <text:p>30.752</text:p>
          </table:table-cell>
          <table:table-cell office:value-type="float" office:value="30.904">
            <text:p>30.904</text:p>
          </table:table-cell>
          <table:table-cell office:value-type="float" office:value="32.366">
            <text:p>32.366</text:p>
          </table:table-cell>
          <table:table-cell office:value-type="float" office:value="33.84">
            <text:p>33.84</text:p>
          </table:table-cell>
          <table:table-cell office:value-type="float" office:value="36.764">
            <text:p>36.764</text:p>
          </table:table-cell>
          <table:table-cell office:value-type="float" office:value="37.422">
            <text:p>37.422</text:p>
          </table:table-cell>
          <table:table-cell office:value-type="float" office:value="39.156">
            <text:p>39.156</text:p>
          </table:table-cell>
          <table:table-cell office:value-type="float" office:value="43.184">
            <text:p>43.184</text:p>
          </table:table-cell>
          <table:table-cell office:value-type="float" office:value="44.996">
            <text:p>44.996</text:p>
          </table:table-cell>
          <table:table-cell office:value-type="float" office:value="48.252">
            <text:p>48.252</text:p>
          </table:table-cell>
          <table:table-cell office:value-type="float" office:value="48.658">
            <text:p>48.658</text:p>
          </table:table-cell>
          <table:table-cell office:value-type="float" office:value="50.378">
            <text:p>50.378</text:p>
          </table:table-cell>
          <table:table-cell office:value-type="float" office:value="50.806">
            <text:p>50.806</text:p>
          </table:table-cell>
          <table:table-cell office:value-type="float" office:value="54.734">
            <text:p>54.734</text:p>
          </table:table-cell>
          <table:table-cell office:value-type="float" office:value="54.7">
            <text:p>54.7</text:p>
          </table:table-cell>
          <table:table-cell office:value-type="float" office:value="59.814">
            <text:p>59.814</text:p>
          </table:table-cell>
          <table:table-cell office:value-type="float" office:value="62.444">
            <text:p>62.444</text:p>
          </table:table-cell>
          <table:table-cell office:value-type="float" office:value="63.078">
            <text:p>63.078</text:p>
          </table:table-cell>
          <table:table-cell office:value-type="float" office:value="67.054">
            <text:p>67.054</text:p>
          </table:table-cell>
          <table:table-cell office:value-type="float" office:value="68.318">
            <text:p>68.318</text:p>
          </table:table-cell>
          <table:table-cell office:value-type="float" office:value="68.716">
            <text:p>68.716</text:p>
          </table:table-cell>
          <table:table-cell office:value-type="float" office:value="73.344">
            <text:p>73.344</text:p>
          </table:table-cell>
          <table:table-cell office:value-type="float" office:value="73.022">
            <text:p>73.022</text:p>
          </table:table-cell>
          <table:table-cell office:value-type="float" office:value="73.986">
            <text:p>73.986</text:p>
          </table:table-cell>
          <table:table-cell office:value-type="float" office:value="77.248">
            <text:p>77.248</text:p>
          </table:table-cell>
          <table:table-cell office:value-type="float" office:value="80.936">
            <text:p>80.936</text:p>
          </table:table-cell>
          <table:table-cell office:value-type="float" office:value="86.076">
            <text:p>86.076</text:p>
          </table:table-cell>
          <table:table-cell office:value-type="float" office:value="87.472">
            <text:p>87.4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5" office:value-type="float" office:value="0.75">
            <text:p>0.75</text:p>
          </table:table-cell>
          <table:table-cell table:number-columns-repeated="8" office:value-type="float" office:value="0.8125">
            <text:p>0.8125</text:p>
          </table:table-cell>
          <table:table-cell table:number-columns-repeated="2" office:value-type="float" office:value="0.9375">
            <text:p>0.9375</text:p>
          </table:table-cell>
          <table:table-cell table:number-columns-repeated="36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17.946">
            <text:p>17.946</text:p>
          </table:table-cell>
          <table:table-cell office:value-type="float" office:value="17.608">
            <text:p>17.608</text:p>
          </table:table-cell>
          <table:table-cell office:value-type="float" office:value="17.808">
            <text:p>17.808</text:p>
          </table:table-cell>
          <table:table-cell office:value-type="float" office:value="18.194">
            <text:p>18.194</text:p>
          </table:table-cell>
          <table:table-cell office:value-type="float" office:value="17.94">
            <text:p>17.94</text:p>
          </table:table-cell>
          <table:table-cell office:value-type="float" office:value="16.718">
            <text:p>16.718</text:p>
          </table:table-cell>
          <table:table-cell office:value-type="float" office:value="17.82">
            <text:p>17.82</text:p>
          </table:table-cell>
          <table:table-cell office:value-type="float" office:value="18.2">
            <text:p>18.2</text:p>
          </table:table-cell>
          <table:table-cell office:value-type="float" office:value="19.224">
            <text:p>19.224</text:p>
          </table:table-cell>
          <table:table-cell office:value-type="float" office:value="20.47">
            <text:p>20.47</text:p>
          </table:table-cell>
          <table:table-cell office:value-type="float" office:value="20.04">
            <text:p>20.04</text:p>
          </table:table-cell>
          <table:table-cell office:value-type="float" office:value="19.474">
            <text:p>19.474</text:p>
          </table:table-cell>
          <table:table-cell office:value-type="float" office:value="19.91">
            <text:p>19.91</text:p>
          </table:table-cell>
          <table:table-cell office:value-type="float" office:value="20.988">
            <text:p>20.988</text:p>
          </table:table-cell>
          <table:table-cell office:value-type="float" office:value="22.136">
            <text:p>22.136</text:p>
          </table:table-cell>
          <table:table-cell office:value-type="float" office:value="23.132">
            <text:p>23.132</text:p>
          </table:table-cell>
          <table:table-cell table:number-columns-repeated="35"/>
        </table:table-row>
        <table:table-row table:style-name="ro1">
          <table:table-cell office:value-type="float" office:value="13">
            <text:p>13</text:p>
          </table:table-cell>
          <table:table-cell table:number-columns-repeated="9"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40" office:value-type="float" office:value="0.875">
            <text:p>0.875</text:p>
          </table:table-cell>
          <table:table-cell/>
          <table:table-cell office:value-type="float" office:value="13">
            <text:p>13</text:p>
          </table:table-cell>
          <table:table-cell office:value-type="float" office:value="17.368">
            <text:p>17.368</text:p>
          </table:table-cell>
          <table:table-cell office:value-type="float" office:value="16.994">
            <text:p>16.994</text:p>
          </table:table-cell>
          <table:table-cell office:value-type="float" office:value="17.11">
            <text:p>17.11</text:p>
          </table:table-cell>
          <table:table-cell office:value-type="float" office:value="16.958">
            <text:p>16.958</text:p>
          </table:table-cell>
          <table:table-cell office:value-type="float" office:value="16.798">
            <text:p>16.798</text:p>
          </table:table-cell>
          <table:table-cell office:value-type="float" office:value="17.152">
            <text:p>17.152</text:p>
          </table:table-cell>
          <table:table-cell office:value-type="float" office:value="18.15">
            <text:p>18.15</text:p>
          </table:table-cell>
          <table:table-cell office:value-type="float" office:value="18.822">
            <text:p>18.822</text:p>
          </table:table-cell>
          <table:table-cell office:value-type="float" office:value="19.668">
            <text:p>19.668</text:p>
          </table:table-cell>
          <table:table-cell office:value-type="float" office:value="18.888">
            <text:p>18.888</text:p>
          </table:table-cell>
          <table:table-cell office:value-type="float" office:value="19.028">
            <text:p>19.028</text:p>
          </table:table-cell>
          <table:table-cell office:value-type="float" office:value="19.67">
            <text:p>19.67</text:p>
          </table:table-cell>
          <table:table-cell office:value-type="float" office:value="20.316">
            <text:p>20.316</text:p>
          </table:table-cell>
          <table:table-cell office:value-type="float" office:value="21.1">
            <text:p>21.1</text:p>
          </table:table-cell>
          <table:table-cell office:value-type="float" office:value="21.108">
            <text:p>21.108</text:p>
          </table:table-cell>
          <table:table-cell office:value-type="float" office:value="21.412">
            <text:p>21.412</text:p>
          </table:table-cell>
          <table:table-cell office:value-type="float" office:value="21.246">
            <text:p>21.246</text:p>
          </table:table-cell>
          <table:table-cell office:value-type="float" office:value="22.176">
            <text:p>22.176</text:p>
          </table:table-cell>
          <table:table-cell office:value-type="float" office:value="22.244">
            <text:p>22.244</text:p>
          </table:table-cell>
          <table:table-cell office:value-type="float" office:value="21.994">
            <text:p>21.994</text:p>
          </table:table-cell>
          <table:table-cell office:value-type="float" office:value="22.608">
            <text:p>22.608</text:p>
          </table:table-cell>
          <table:table-cell office:value-type="float" office:value="23.394">
            <text:p>23.394</text:p>
          </table:table-cell>
          <table:table-cell office:value-type="float" office:value="25.062">
            <text:p>25.062</text:p>
          </table:table-cell>
          <table:table-cell office:value-type="float" office:value="26.246">
            <text:p>26.246</text:p>
          </table:table-cell>
          <table:table-cell office:value-type="float" office:value="27.704">
            <text:p>27.704</text:p>
          </table:table-cell>
          <table:table-cell office:value-type="float" office:value="29.958">
            <text:p>29.958</text:p>
          </table:table-cell>
          <table:table-cell office:value-type="float" office:value="30.188">
            <text:p>30.188</text:p>
          </table:table-cell>
          <table:table-cell office:value-type="float" office:value="30.794">
            <text:p>30.794</text:p>
          </table:table-cell>
          <table:table-cell office:value-type="float" office:value="33.664">
            <text:p>33.664</text:p>
          </table:table-cell>
          <table:table-cell office:value-type="float" office:value="32.876">
            <text:p>32.876</text:p>
          </table:table-cell>
          <table:table-cell office:value-type="float" office:value="33.942">
            <text:p>33.942</text:p>
          </table:table-cell>
          <table:table-cell office:value-type="float" office:value="34.272">
            <text:p>34.272</text:p>
          </table:table-cell>
          <table:table-cell office:value-type="float" office:value="35.35">
            <text:p>35.35</text:p>
          </table:table-cell>
          <table:table-cell office:value-type="float" office:value="36.314">
            <text:p>36.314</text:p>
          </table:table-cell>
          <table:table-cell office:value-type="float" office:value="37.184">
            <text:p>37.184</text:p>
          </table:table-cell>
          <table:table-cell office:value-type="float" office:value="38.014">
            <text:p>38.014</text:p>
          </table:table-cell>
          <table:table-cell office:value-type="float" office:value="39.674">
            <text:p>39.674</text:p>
          </table:table-cell>
          <table:table-cell office:value-type="float" office:value="44.868">
            <text:p>44.868</text:p>
          </table:table-cell>
          <table:table-cell office:value-type="float" office:value="47.226">
            <text:p>47.226</text:p>
          </table:table-cell>
          <table:table-cell office:value-type="float" office:value="51.986">
            <text:p>51.986</text:p>
          </table:table-cell>
          <table:table-cell office:value-type="float" office:value="53.914">
            <text:p>53.914</text:p>
          </table:table-cell>
          <table:table-cell office:value-type="float" office:value="51.214">
            <text:p>51.214</text:p>
          </table:table-cell>
          <table:table-cell office:value-type="float" office:value="52.67">
            <text:p>52.67</text:p>
          </table:table-cell>
          <table:table-cell office:value-type="float" office:value="53.072">
            <text:p>53.072</text:p>
          </table:table-cell>
          <table:table-cell office:value-type="float" office:value="53.276">
            <text:p>53.276</text:p>
          </table:table-cell>
          <table:table-cell office:value-type="float" office:value="58.562">
            <text:p>58.562</text:p>
          </table:table-cell>
          <table:table-cell office:value-type="float" office:value="61.116">
            <text:p>61.116</text:p>
          </table:table-cell>
          <table:table-cell office:value-type="float" office:value="66.13">
            <text:p>66.13</text:p>
          </table:table-cell>
          <table:table-cell office:value-type="float" office:value="68.83">
            <text:p>68.83</text:p>
          </table:table-cell>
          <table:table-cell office:value-type="float" office:value="67.884">
            <text:p>67.884</text:p>
          </table:table-cell>
          <table:table-cell office:value-type="float" office:value="71.372">
            <text:p>71.3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.6875">
            <text:p>0.6875</text:p>
          </table:table-cell>
          <table:table-cell table:number-columns-repeated="6" office:value-type="float" office:value="0.75">
            <text:p>0.75</text:p>
          </table:table-cell>
          <table:table-cell table:number-columns-repeated="12" office:value-type="float" office:value="0.875">
            <text:p>0.875</text:p>
          </table:table-cell>
          <table:table-cell table:number-columns-repeated="31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17.946">
            <text:p>17.946</text:p>
          </table:table-cell>
          <table:table-cell office:value-type="float" office:value="17.772">
            <text:p>17.772</text:p>
          </table:table-cell>
          <table:table-cell office:value-type="float" office:value="18.388">
            <text:p>18.388</text:p>
          </table:table-cell>
          <table:table-cell office:value-type="float" office:value="19.964">
            <text:p>19.964</text:p>
          </table:table-cell>
          <table:table-cell office:value-type="float" office:value="20.84">
            <text:p>20.84</text:p>
          </table:table-cell>
          <table:table-cell office:value-type="float" office:value="21.28">
            <text:p>21.28</text:p>
          </table:table-cell>
          <table:table-cell office:value-type="float" office:value="22.246">
            <text:p>22.246</text:p>
          </table:table-cell>
          <table:table-cell office:value-type="float" office:value="25.142">
            <text:p>25.142</text:p>
          </table:table-cell>
          <table:table-cell office:value-type="float" office:value="24.822">
            <text:p>24.822</text:p>
          </table:table-cell>
          <table:table-cell office:value-type="float" office:value="27.616">
            <text:p>27.616</text:p>
          </table:table-cell>
          <table:table-cell office:value-type="float" office:value="28.616">
            <text:p>28.616</text:p>
          </table:table-cell>
          <table:table-cell office:value-type="float" office:value="27.62">
            <text:p>27.62</text:p>
          </table:table-cell>
          <table:table-cell office:value-type="float" office:value="28.838">
            <text:p>28.838</text:p>
          </table:table-cell>
          <table:table-cell office:value-type="float" office:value="26.748">
            <text:p>26.748</text:p>
          </table:table-cell>
          <table:table-cell office:value-type="float" office:value="26.552">
            <text:p>26.552</text:p>
          </table:table-cell>
          <table:table-cell office:value-type="float" office:value="26.398">
            <text:p>26.398</text:p>
          </table:table-cell>
          <table:table-cell office:value-type="float" office:value="26.402">
            <text:p>26.402</text:p>
          </table:table-cell>
          <table:table-cell office:value-type="float" office:value="26.782">
            <text:p>26.782</text:p>
          </table:table-cell>
          <table:table-cell office:value-type="float" office:value="26.428">
            <text:p>26.428</text:p>
          </table:table-cell>
          <table:table-cell office:value-type="float" office:value="26.356">
            <text:p>26.356</text:p>
          </table:table-cell>
          <table:table-cell office:value-type="float" office:value="27.04">
            <text:p>27.04</text:p>
          </table:table-cell>
          <table:table-cell table:number-columns-repeated="30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.6875">
            <text:p>0.6875</text:p>
          </table:table-cell>
          <table:table-cell table:number-columns-repeated="49"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17.012">
            <text:p>17.012</text:p>
          </table:table-cell>
          <table:table-cell office:value-type="float" office:value="16.618">
            <text:p>16.618</text:p>
          </table:table-cell>
          <table:table-cell office:value-type="float" office:value="16.102">
            <text:p>16.102</text:p>
          </table:table-cell>
          <table:table-cell table:number-columns-repeated="48"/>
        </table:table-row>
        <table:table-row table:style-name="ro1">
          <table:table-cell office:value-type="float" office:value="16">
            <text:p>16</text:p>
          </table:table-cell>
          <table:table-cell table:number-columns-repeated="7" office:value-type="float" office:value="0.75">
            <text:p>0.75</text:p>
          </table:table-cell>
          <table:table-cell table:number-columns-repeated="44" office:value-type="float" office:value="0.875">
            <text:p>0.875</text:p>
          </table:table-cell>
          <table:table-cell/>
          <table:table-cell office:value-type="float" office:value="16">
            <text:p>16</text:p>
          </table:table-cell>
          <table:table-cell office:value-type="float" office:value="17.924">
            <text:p>17.924</text:p>
          </table:table-cell>
          <table:table-cell office:value-type="float" office:value="18.972">
            <text:p>18.972</text:p>
          </table:table-cell>
          <table:table-cell office:value-type="float" office:value="18.244">
            <text:p>18.244</text:p>
          </table:table-cell>
          <table:table-cell office:value-type="float" office:value="20.014">
            <text:p>20.014</text:p>
          </table:table-cell>
          <table:table-cell office:value-type="float" office:value="20.048">
            <text:p>20.048</text:p>
          </table:table-cell>
          <table:table-cell office:value-type="float" office:value="21.468">
            <text:p>21.468</text:p>
          </table:table-cell>
          <table:table-cell office:value-type="float" office:value="22.896">
            <text:p>22.896</text:p>
          </table:table-cell>
          <table:table-cell office:value-type="float" office:value="24.108">
            <text:p>24.108</text:p>
          </table:table-cell>
          <table:table-cell office:value-type="float" office:value="24.978">
            <text:p>24.978</text:p>
          </table:table-cell>
          <table:table-cell office:value-type="float" office:value="25.864">
            <text:p>25.864</text:p>
          </table:table-cell>
          <table:table-cell office:value-type="float" office:value="24.334">
            <text:p>24.334</text:p>
          </table:table-cell>
          <table:table-cell office:value-type="float" office:value="26.368">
            <text:p>26.368</text:p>
          </table:table-cell>
          <table:table-cell office:value-type="float" office:value="29.21">
            <text:p>29.21</text:p>
          </table:table-cell>
          <table:table-cell office:value-type="float" office:value="32.878">
            <text:p>32.878</text:p>
          </table:table-cell>
          <table:table-cell office:value-type="float" office:value="37.906">
            <text:p>37.906</text:p>
          </table:table-cell>
          <table:table-cell office:value-type="float" office:value="39.388">
            <text:p>39.388</text:p>
          </table:table-cell>
          <table:table-cell office:value-type="float" office:value="41.898">
            <text:p>41.898</text:p>
          </table:table-cell>
          <table:table-cell office:value-type="float" office:value="46.416">
            <text:p>46.416</text:p>
          </table:table-cell>
          <table:table-cell office:value-type="float" office:value="46.408">
            <text:p>46.408</text:p>
          </table:table-cell>
          <table:table-cell office:value-type="float" office:value="48.704">
            <text:p>48.704</text:p>
          </table:table-cell>
          <table:table-cell office:value-type="float" office:value="51.146">
            <text:p>51.146</text:p>
          </table:table-cell>
          <table:table-cell office:value-type="float" office:value="56.458">
            <text:p>56.458</text:p>
          </table:table-cell>
          <table:table-cell office:value-type="float" office:value="60.386">
            <text:p>60.386</text:p>
          </table:table-cell>
          <table:table-cell office:value-type="float" office:value="62.162">
            <text:p>62.162</text:p>
          </table:table-cell>
          <table:table-cell office:value-type="float" office:value="66.884">
            <text:p>66.884</text:p>
          </table:table-cell>
          <table:table-cell office:value-type="float" office:value="71.454">
            <text:p>71.454</text:p>
          </table:table-cell>
          <table:table-cell office:value-type="float" office:value="75.608">
            <text:p>75.608</text:p>
          </table:table-cell>
          <table:table-cell office:value-type="float" office:value="80.546">
            <text:p>80.546</text:p>
          </table:table-cell>
          <table:table-cell office:value-type="float" office:value="85.418">
            <text:p>85.418</text:p>
          </table:table-cell>
          <table:table-cell office:value-type="float" office:value="87.252">
            <text:p>87.252</text:p>
          </table:table-cell>
          <table:table-cell office:value-type="float" office:value="90.594">
            <text:p>90.594</text:p>
          </table:table-cell>
          <table:table-cell office:value-type="float" office:value="92.93">
            <text:p>92.93</text:p>
          </table:table-cell>
          <table:table-cell office:value-type="float" office:value="95.25">
            <text:p>95.25</text:p>
          </table:table-cell>
          <table:table-cell office:value-type="float" office:value="98.846">
            <text:p>98.846</text:p>
          </table:table-cell>
          <table:table-cell office:value-type="float" office:value="98.878">
            <text:p>98.878</text:p>
          </table:table-cell>
          <table:table-cell office:value-type="float" office:value="102.344">
            <text:p>102.344</text:p>
          </table:table-cell>
          <table:table-cell office:value-type="float" office:value="98.526">
            <text:p>98.526</text:p>
          </table:table-cell>
          <table:table-cell office:value-type="float" office:value="99.216">
            <text:p>99.216</text:p>
          </table:table-cell>
          <table:table-cell office:value-type="float" office:value="104.412">
            <text:p>104.412</text:p>
          </table:table-cell>
          <table:table-cell office:value-type="float" office:value="110.192">
            <text:p>110.192</text:p>
          </table:table-cell>
          <table:table-cell office:value-type="float" office:value="114.716">
            <text:p>114.716</text:p>
          </table:table-cell>
          <table:table-cell office:value-type="float" office:value="114.962">
            <text:p>114.962</text:p>
          </table:table-cell>
          <table:table-cell office:value-type="float" office:value="119.262">
            <text:p>119.262</text:p>
          </table:table-cell>
          <table:table-cell office:value-type="float" office:value="126.732">
            <text:p>126.732</text:p>
          </table:table-cell>
          <table:table-cell office:value-type="float" office:value="133.628">
            <text:p>133.628</text:p>
          </table:table-cell>
          <table:table-cell office:value-type="float" office:value="136.416">
            <text:p>136.416</text:p>
          </table:table-cell>
          <table:table-cell office:value-type="float" office:value="143.688">
            <text:p>143.688</text:p>
          </table:table-cell>
          <table:table-cell office:value-type="float" office:value="148.166">
            <text:p>148.166</text:p>
          </table:table-cell>
          <table:table-cell office:value-type="float" office:value="156.442">
            <text:p>156.442</text:p>
          </table:table-cell>
          <table:table-cell office:value-type="float" office:value="167.096">
            <text:p>167.096</text:p>
          </table:table-cell>
          <table:table-cell office:value-type="float" office:value="169.522">
            <text:p>169.52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4"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11" office:value-type="float" office:value="0.875">
            <text:p>0.875</text:p>
          </table:table-cell>
          <table:table-cell table:number-columns-repeated="34" office:value-type="float" office:value="0.9375">
            <text:p>0.9375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17.788">
            <text:p>17.788</text:p>
          </table:table-cell>
          <table:table-cell office:value-type="float" office:value="17.706">
            <text:p>17.706</text:p>
          </table:table-cell>
          <table:table-cell office:value-type="float" office:value="18.206">
            <text:p>18.206</text:p>
          </table:table-cell>
          <table:table-cell office:value-type="float" office:value="18.558">
            <text:p>18.558</text:p>
          </table:table-cell>
          <table:table-cell office:value-type="float" office:value="18.79">
            <text:p>18.79</text:p>
          </table:table-cell>
          <table:table-cell office:value-type="float" office:value="17.47">
            <text:p>17.47</text:p>
          </table:table-cell>
          <table:table-cell office:value-type="float" office:value="17.602">
            <text:p>17.602</text:p>
          </table:table-cell>
          <table:table-cell office:value-type="float" office:value="16.836">
            <text:p>16.836</text:p>
          </table:table-cell>
          <table:table-cell office:value-type="float" office:value="17.476">
            <text:p>17.476</text:p>
          </table:table-cell>
          <table:table-cell office:value-type="float" office:value="18">
            <text:p>18</text:p>
          </table:table-cell>
          <table:table-cell office:value-type="float" office:value="18.106">
            <text:p>18.106</text:p>
          </table:table-cell>
          <table:table-cell office:value-type="float" office:value="19.53">
            <text:p>19.53</text:p>
          </table:table-cell>
          <table:table-cell office:value-type="float" office:value="20.716">
            <text:p>20.716</text:p>
          </table:table-cell>
          <table:table-cell office:value-type="float" office:value="20.444">
            <text:p>20.444</text:p>
          </table:table-cell>
          <table:table-cell office:value-type="float" office:value="20.222">
            <text:p>20.222</text:p>
          </table:table-cell>
          <table:table-cell office:value-type="float" office:value="20.624">
            <text:p>20.624</text:p>
          </table:table-cell>
          <table:table-cell office:value-type="float" office:value="20.71">
            <text:p>20.71</text:p>
          </table:table-cell>
          <table:table-cell office:value-type="float" office:value="21.492">
            <text:p>21.492</text:p>
          </table:table-cell>
          <table:table-cell office:value-type="float" office:value="21.398">
            <text:p>21.398</text:p>
          </table:table-cell>
          <table:table-cell office:value-type="float" office:value="22.73">
            <text:p>22.73</text:p>
          </table:table-cell>
          <table:table-cell office:value-type="float" office:value="23.06">
            <text:p>23.06</text:p>
          </table:table-cell>
          <table:table-cell office:value-type="float" office:value="23.876">
            <text:p>23.876</text:p>
          </table:table-cell>
          <table:table-cell office:value-type="float" office:value="23.51">
            <text:p>23.51</text:p>
          </table:table-cell>
          <table:table-cell office:value-type="float" office:value="24.456">
            <text:p>24.456</text:p>
          </table:table-cell>
          <table:table-cell office:value-type="float" office:value="24.806">
            <text:p>24.806</text:p>
          </table:table-cell>
          <table:table-cell office:value-type="float" office:value="24.434">
            <text:p>24.434</text:p>
          </table:table-cell>
          <table:table-cell office:value-type="float" office:value="24.97">
            <text:p>24.97</text:p>
          </table:table-cell>
          <table:table-cell office:value-type="float" office:value="25.828">
            <text:p>25.828</text:p>
          </table:table-cell>
          <table:table-cell office:value-type="float" office:value="25.548">
            <text:p>25.548</text:p>
          </table:table-cell>
          <table:table-cell office:value-type="float" office:value="25.316">
            <text:p>25.316</text:p>
          </table:table-cell>
          <table:table-cell office:value-type="float" office:value="26.178">
            <text:p>26.178</text:p>
          </table:table-cell>
          <table:table-cell office:value-type="float" office:value="26.646">
            <text:p>26.646</text:p>
          </table:table-cell>
          <table:table-cell office:value-type="float" office:value="27.136">
            <text:p>27.136</text:p>
          </table:table-cell>
          <table:table-cell office:value-type="float" office:value="27.686">
            <text:p>27.686</text:p>
          </table:table-cell>
          <table:table-cell office:value-type="float" office:value="27.944">
            <text:p>27.944</text:p>
          </table:table-cell>
          <table:table-cell office:value-type="float" office:value="27.6">
            <text:p>27.6</text:p>
          </table:table-cell>
          <table:table-cell office:value-type="float" office:value="27.472">
            <text:p>27.472</text:p>
          </table:table-cell>
          <table:table-cell office:value-type="float" office:value="28.71">
            <text:p>28.71</text:p>
          </table:table-cell>
          <table:table-cell office:value-type="float" office:value="29.54">
            <text:p>29.54</text:p>
          </table:table-cell>
          <table:table-cell office:value-type="float" office:value="30.282">
            <text:p>30.282</text:p>
          </table:table-cell>
          <table:table-cell office:value-type="float" office:value="32.046">
            <text:p>32.046</text:p>
          </table:table-cell>
          <table:table-cell office:value-type="float" office:value="32.452">
            <text:p>32.452</text:p>
          </table:table-cell>
          <table:table-cell office:value-type="float" office:value="33.136">
            <text:p>33.136</text:p>
          </table:table-cell>
          <table:table-cell office:value-type="float" office:value="33.74">
            <text:p>33.74</text:p>
          </table:table-cell>
          <table:table-cell office:value-type="float" office:value="33.968">
            <text:p>33.968</text:p>
          </table:table-cell>
          <table:table-cell office:value-type="float" office:value="35.334">
            <text:p>35.334</text:p>
          </table:table-cell>
          <table:table-cell office:value-type="float" office:value="36.232">
            <text:p>36.232</text:p>
          </table:table-cell>
          <table:table-cell office:value-type="float" office:value="37.516">
            <text:p>37.516</text:p>
          </table:table-cell>
          <table:table-cell office:value-type="float" office:value="38.556">
            <text:p>38.556</text:p>
          </table:table-cell>
          <table:table-cell office:value-type="float" office:value="39.44">
            <text:p>39.44</text:p>
          </table:table-cell>
          <table:table-cell office:value-type="float" office:value="39.732">
            <text:p>39.73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10"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4" office:value-type="float" office:value="0.875">
            <text:p>0.875</text:p>
          </table:table-cell>
          <table:table-cell table:number-columns-repeated="36"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float" office:value="17.526">
            <text:p>17.526</text:p>
          </table:table-cell>
          <table:table-cell office:value-type="float" office:value="17.43">
            <text:p>17.43</text:p>
          </table:table-cell>
          <table:table-cell office:value-type="float" office:value="17.44">
            <text:p>17.44</text:p>
          </table:table-cell>
          <table:table-cell office:value-type="float" office:value="16.846">
            <text:p>16.846</text:p>
          </table:table-cell>
          <table:table-cell office:value-type="float" office:value="16.716">
            <text:p>16.716</text:p>
          </table:table-cell>
          <table:table-cell office:value-type="float" office:value="17.86">
            <text:p>17.86</text:p>
          </table:table-cell>
          <table:table-cell office:value-type="float" office:value="19.102">
            <text:p>19.102</text:p>
          </table:table-cell>
          <table:table-cell office:value-type="float" office:value="20.158">
            <text:p>20.158</text:p>
          </table:table-cell>
          <table:table-cell office:value-type="float" office:value="20.796">
            <text:p>20.796</text:p>
          </table:table-cell>
          <table:table-cell office:value-type="float" office:value="21.578">
            <text:p>21.578</text:p>
          </table:table-cell>
          <table:table-cell office:value-type="float" office:value="20.45">
            <text:p>20.45</text:p>
          </table:table-cell>
          <table:table-cell office:value-type="float" office:value="21.13">
            <text:p>21.13</text:p>
          </table:table-cell>
          <table:table-cell office:value-type="float" office:value="21.182">
            <text:p>21.182</text:p>
          </table:table-cell>
          <table:table-cell office:value-type="float" office:value="21.438">
            <text:p>21.438</text:p>
          </table:table-cell>
          <table:table-cell office:value-type="float" office:value="21.666">
            <text:p>21.666</text:p>
          </table:table-cell>
          <table:table-cell office:value-type="float" office:value="21.82">
            <text:p>21.82</text:p>
          </table:table-cell>
          <table:table-cell table:number-columns-repeated="3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875">
            <text:p>0.6875</text:p>
          </table:table-cell>
          <table:table-cell table:number-columns-repeated="11" office:value-type="float" office:value="0.75">
            <text:p>0.75</text:p>
          </table:table-cell>
          <table:table-cell table:number-columns-repeated="7"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31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18.154">
            <text:p>18.154</text:p>
          </table:table-cell>
          <table:table-cell office:value-type="float" office:value="18.482">
            <text:p>18.482</text:p>
          </table:table-cell>
          <table:table-cell office:value-type="float" office:value="18.292">
            <text:p>18.292</text:p>
          </table:table-cell>
          <table:table-cell office:value-type="float" office:value="18.176">
            <text:p>18.176</text:p>
          </table:table-cell>
          <table:table-cell office:value-type="float" office:value="18.696">
            <text:p>18.696</text:p>
          </table:table-cell>
          <table:table-cell office:value-type="float" office:value="18.4">
            <text:p>18.4</text:p>
          </table:table-cell>
          <table:table-cell office:value-type="float" office:value="18.78">
            <text:p>18.78</text:p>
          </table:table-cell>
          <table:table-cell office:value-type="float" office:value="19.192">
            <text:p>19.192</text:p>
          </table:table-cell>
          <table:table-cell office:value-type="float" office:value="19.268">
            <text:p>19.268</text:p>
          </table:table-cell>
          <table:table-cell office:value-type="float" office:value="19.34">
            <text:p>19.34</text:p>
          </table:table-cell>
          <table:table-cell office:value-type="float" office:value="19.094">
            <text:p>19.094</text:p>
          </table:table-cell>
          <table:table-cell office:value-type="float" office:value="19.262">
            <text:p>19.262</text:p>
          </table:table-cell>
          <table:table-cell office:value-type="float" office:value="19.196">
            <text:p>19.196</text:p>
          </table:table-cell>
          <table:table-cell office:value-type="float" office:value="19.078">
            <text:p>19.078</text:p>
          </table:table-cell>
          <table:table-cell office:value-type="float" office:value="19.564">
            <text:p>19.564</text:p>
          </table:table-cell>
          <table:table-cell office:value-type="float" office:value="19.994">
            <text:p>19.994</text:p>
          </table:table-cell>
          <table:table-cell office:value-type="float" office:value="20.27">
            <text:p>20.27</text:p>
          </table:table-cell>
          <table:table-cell office:value-type="float" office:value="21.194">
            <text:p>21.194</text:p>
          </table:table-cell>
          <table:table-cell office:value-type="float" office:value="20.988">
            <text:p>20.988</text:p>
          </table:table-cell>
          <table:table-cell office:value-type="float" office:value="22.684">
            <text:p>22.684</text:p>
          </table:table-cell>
          <table:table-cell office:value-type="float" office:value="21.922">
            <text:p>21.922</text:p>
          </table:table-cell>
          <table:table-cell table:number-columns-repeated="30"/>
        </table:table-row>
        <table:table-row table:style-name="ro1">
          <table:table-cell office:value-type="float" office:value="20">
            <text:p>20</text:p>
          </table:table-cell>
          <table:table-cell table:number-columns-repeated="17" office:value-type="float" office:value="0.6875">
            <text:p>0.6875</text:p>
          </table:table-cell>
          <table:table-cell table:number-columns-repeated="4" office:value-type="float" office:value="0.75">
            <text:p>0.75</text:p>
          </table:table-cell>
          <table:table-cell table:number-columns-repeated="4" office:value-type="float" office:value="0.8125">
            <text:p>0.8125</text:p>
          </table:table-cell>
          <table:table-cell table:number-columns-repeated="26" office:value-type="float" office:value="0.875">
            <text:p>0.875</text:p>
          </table:table-cell>
          <table:table-cell/>
          <table:table-cell office:value-type="float" office:value="20">
            <text:p>20</text:p>
          </table:table-cell>
          <table:table-cell office:value-type="float" office:value="18.124">
            <text:p>18.124</text:p>
          </table:table-cell>
          <table:table-cell office:value-type="float" office:value="18.428">
            <text:p>18.428</text:p>
          </table:table-cell>
          <table:table-cell office:value-type="float" office:value="18.86">
            <text:p>18.86</text:p>
          </table:table-cell>
          <table:table-cell office:value-type="float" office:value="19.068">
            <text:p>19.068</text:p>
          </table:table-cell>
          <table:table-cell office:value-type="float" office:value="18.128">
            <text:p>18.128</text:p>
          </table:table-cell>
          <table:table-cell office:value-type="float" office:value="17.34">
            <text:p>17.34</text:p>
          </table:table-cell>
          <table:table-cell office:value-type="float" office:value="16.86">
            <text:p>16.86</text:p>
          </table:table-cell>
          <table:table-cell office:value-type="float" office:value="17.136">
            <text:p>17.136</text:p>
          </table:table-cell>
          <table:table-cell office:value-type="float" office:value="17.084">
            <text:p>17.084</text:p>
          </table:table-cell>
          <table:table-cell office:value-type="float" office:value="17.112">
            <text:p>17.112</text:p>
          </table:table-cell>
          <table:table-cell office:value-type="float" office:value="16.906">
            <text:p>16.906</text:p>
          </table:table-cell>
          <table:table-cell office:value-type="float" office:value="16.624">
            <text:p>16.624</text:p>
          </table:table-cell>
          <table:table-cell office:value-type="float" office:value="16.572">
            <text:p>16.572</text:p>
          </table:table-cell>
          <table:table-cell office:value-type="float" office:value="17.064">
            <text:p>17.064</text:p>
          </table:table-cell>
          <table:table-cell office:value-type="float" office:value="17.466">
            <text:p>17.466</text:p>
          </table:table-cell>
          <table:table-cell office:value-type="float" office:value="17.994">
            <text:p>17.994</text:p>
          </table:table-cell>
          <table:table-cell office:value-type="float" office:value="17.744">
            <text:p>17.744</text:p>
          </table:table-cell>
          <table:table-cell office:value-type="float" office:value="17.856">
            <text:p>17.856</text:p>
          </table:table-cell>
          <table:table-cell office:value-type="float" office:value="18.478">
            <text:p>18.478</text:p>
          </table:table-cell>
          <table:table-cell office:value-type="float" office:value="18.556">
            <text:p>18.556</text:p>
          </table:table-cell>
          <table:table-cell office:value-type="float" office:value="17.808">
            <text:p>17.808</text:p>
          </table:table-cell>
          <table:table-cell office:value-type="float" office:value="18.41">
            <text:p>18.41</text:p>
          </table:table-cell>
          <table:table-cell office:value-type="float" office:value="19.24">
            <text:p>19.24</text:p>
          </table:table-cell>
          <table:table-cell office:value-type="float" office:value="20.154">
            <text:p>20.154</text:p>
          </table:table-cell>
          <table:table-cell office:value-type="float" office:value="20.728">
            <text:p>20.728</text:p>
          </table:table-cell>
          <table:table-cell office:value-type="float" office:value="20.984">
            <text:p>20.984</text:p>
          </table:table-cell>
          <table:table-cell office:value-type="float" office:value="21.464">
            <text:p>21.464</text:p>
          </table:table-cell>
          <table:table-cell office:value-type="float" office:value="22.878">
            <text:p>22.878</text:p>
          </table:table-cell>
          <table:table-cell office:value-type="float" office:value="22.964">
            <text:p>22.964</text:p>
          </table:table-cell>
          <table:table-cell office:value-type="float" office:value="23.584">
            <text:p>23.584</text:p>
          </table:table-cell>
          <table:table-cell office:value-type="float" office:value="23.39">
            <text:p>23.39</text:p>
          </table:table-cell>
          <table:table-cell office:value-type="float" office:value="23.96">
            <text:p>23.96</text:p>
          </table:table-cell>
          <table:table-cell office:value-type="float" office:value="24.496">
            <text:p>24.496</text:p>
          </table:table-cell>
          <table:table-cell office:value-type="float" office:value="26.65">
            <text:p>26.65</text:p>
          </table:table-cell>
          <table:table-cell office:value-type="float" office:value="26.69">
            <text:p>26.69</text:p>
          </table:table-cell>
          <table:table-cell office:value-type="float" office:value="28.006">
            <text:p>28.006</text:p>
          </table:table-cell>
          <table:table-cell office:value-type="float" office:value="27.394">
            <text:p>27.394</text:p>
          </table:table-cell>
          <table:table-cell office:value-type="float" office:value="27.592">
            <text:p>27.592</text:p>
          </table:table-cell>
          <table:table-cell office:value-type="float" office:value="28.76">
            <text:p>28.76</text:p>
          </table:table-cell>
          <table:table-cell office:value-type="float" office:value="31.538">
            <text:p>31.538</text:p>
          </table:table-cell>
          <table:table-cell office:value-type="float" office:value="33.686">
            <text:p>33.686</text:p>
          </table:table-cell>
          <table:table-cell office:value-type="float" office:value="37.348">
            <text:p>37.348</text:p>
          </table:table-cell>
          <table:table-cell office:value-type="float" office:value="41.348">
            <text:p>41.348</text:p>
          </table:table-cell>
          <table:table-cell office:value-type="float" office:value="45.22">
            <text:p>45.22</text:p>
          </table:table-cell>
          <table:table-cell office:value-type="float" office:value="44.666">
            <text:p>44.666</text:p>
          </table:table-cell>
          <table:table-cell office:value-type="float" office:value="47.73">
            <text:p>47.73</text:p>
          </table:table-cell>
          <table:table-cell office:value-type="float" office:value="47.45">
            <text:p>47.45</text:p>
          </table:table-cell>
          <table:table-cell office:value-type="float" office:value="50.062">
            <text:p>50.062</text:p>
          </table:table-cell>
          <table:table-cell office:value-type="float" office:value="49.736">
            <text:p>49.736</text:p>
          </table:table-cell>
          <table:table-cell office:value-type="float" office:value="51.864">
            <text:p>51.864</text:p>
          </table:table-cell>
          <table:table-cell office:value-type="float" office:value="50.586">
            <text:p>50.5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2" office:value-type="float" office:value="0.6875">
            <text:p>0.6875</text:p>
          </table:table-cell>
          <table:table-cell table:number-columns-repeated="19" office:value-type="float" office:value="0.75">
            <text:p>0.75</text:p>
          </table:table-cell>
          <table:table-cell/>
          <table:table-cell office:value-type="float" office:value="21">
            <text:p>21</text:p>
          </table:table-cell>
          <table:table-cell office:value-type="float" office:value="17.722">
            <text:p>17.722</text:p>
          </table:table-cell>
          <table:table-cell office:value-type="float" office:value="17.614">
            <text:p>17.614</text:p>
          </table:table-cell>
          <table:table-cell office:value-type="float" office:value="18.114">
            <text:p>18.114</text:p>
          </table:table-cell>
          <table:table-cell office:value-type="float" office:value="18.72">
            <text:p>18.72</text:p>
          </table:table-cell>
          <table:table-cell office:value-type="float" office:value="17.788">
            <text:p>17.788</text:p>
          </table:table-cell>
          <table:table-cell office:value-type="float" office:value="17.678">
            <text:p>17.678</text:p>
          </table:table-cell>
          <table:table-cell office:value-type="float" office:value="17.788">
            <text:p>17.788</text:p>
          </table:table-cell>
          <table:table-cell office:value-type="float" office:value="18.172">
            <text:p>18.172</text:p>
          </table:table-cell>
          <table:table-cell office:value-type="float" office:value="17.746">
            <text:p>17.746</text:p>
          </table:table-cell>
          <table:table-cell office:value-type="float" office:value="17.456">
            <text:p>17.456</text:p>
          </table:table-cell>
          <table:table-cell office:value-type="float" office:value="17.144">
            <text:p>17.144</text:p>
          </table:table-cell>
          <table:table-cell office:value-type="float" office:value="17.18">
            <text:p>17.18</text:p>
          </table:table-cell>
          <table:table-cell office:value-type="float" office:value="17.228">
            <text:p>17.228</text:p>
          </table:table-cell>
          <table:table-cell office:value-type="float" office:value="17.278">
            <text:p>17.278</text:p>
          </table:table-cell>
          <table:table-cell office:value-type="float" office:value="17.578">
            <text:p>17.578</text:p>
          </table:table-cell>
          <table:table-cell office:value-type="float" office:value="18.226">
            <text:p>18.226</text:p>
          </table:table-cell>
          <table:table-cell office:value-type="float" office:value="18.446">
            <text:p>18.446</text:p>
          </table:table-cell>
          <table:table-cell office:value-type="float" office:value="17.77">
            <text:p>17.77</text:p>
          </table:table-cell>
          <table:table-cell office:value-type="float" office:value="18.376">
            <text:p>18.376</text:p>
          </table:table-cell>
          <table:table-cell office:value-type="float" office:value="18.738">
            <text:p>18.738</text:p>
          </table:table-cell>
          <table:table-cell office:value-type="float" office:value="19.03">
            <text:p>19.03</text:p>
          </table:table-cell>
          <table:table-cell office:value-type="float" office:value="18.876">
            <text:p>18.876</text:p>
          </table:table-cell>
          <table:table-cell office:value-type="float" office:value="19.672">
            <text:p>19.672</text:p>
          </table:table-cell>
          <table:table-cell office:value-type="float" office:value="19.13">
            <text:p>19.13</text:p>
          </table:table-cell>
          <table:table-cell office:value-type="float" office:value="19.108">
            <text:p>19.108</text:p>
          </table:table-cell>
          <table:table-cell office:value-type="float" office:value="19.296">
            <text:p>19.296</text:p>
          </table:table-cell>
          <table:table-cell office:value-type="float" office:value="20.396">
            <text:p>20.396</text:p>
          </table:table-cell>
          <table:table-cell office:value-type="float" office:value="21.37">
            <text:p>21.37</text:p>
          </table:table-cell>
          <table:table-cell office:value-type="float" office:value="19.19">
            <text:p>19.19</text:p>
          </table:table-cell>
          <table:table-cell office:value-type="float" office:value="20">
            <text:p>20</text:p>
          </table:table-cell>
          <table:table-cell office:value-type="float" office:value="20.314">
            <text:p>20.314</text:p>
          </table:table-cell>
          <table:table-cell office:value-type="float" office:value="20.62">
            <text:p>20.62</text:p>
          </table:table-cell>
          <table:table-cell office:value-type="float" office:value="20.848">
            <text:p>20.848</text:p>
          </table:table-cell>
          <table:table-cell office:value-type="float" office:value="21.874">
            <text:p>21.874</text:p>
          </table:table-cell>
          <table:table-cell office:value-type="float" office:value="20.9">
            <text:p>20.9</text:p>
          </table:table-cell>
          <table:table-cell office:value-type="float" office:value="20.824">
            <text:p>20.824</text:p>
          </table:table-cell>
          <table:table-cell office:value-type="float" office:value="21.132">
            <text:p>21.132</text:p>
          </table:table-cell>
          <table:table-cell office:value-type="float" office:value="22.08">
            <text:p>22.08</text:p>
          </table:table-cell>
          <table:table-cell office:value-type="float" office:value="23.354">
            <text:p>23.354</text:p>
          </table:table-cell>
          <table:table-cell office:value-type="float" office:value="24.212">
            <text:p>24.212</text:p>
          </table:table-cell>
          <table:table-cell office:value-type="float" office:value="25.502">
            <text:p>25.502</text:p>
          </table:table-cell>
          <table:table-cell office:value-type="float" office:value="26.262">
            <text:p>26.262</text:p>
          </table:table-cell>
          <table:table-cell office:value-type="float" office:value="26.722">
            <text:p>26.722</text:p>
          </table:table-cell>
          <table:table-cell office:value-type="float" office:value="27.646">
            <text:p>27.646</text:p>
          </table:table-cell>
          <table:table-cell office:value-type="float" office:value="29.374">
            <text:p>29.374</text:p>
          </table:table-cell>
          <table:table-cell office:value-type="float" office:value="28.758">
            <text:p>28.758</text:p>
          </table:table-cell>
          <table:table-cell office:value-type="float" office:value="29.502">
            <text:p>29.502</text:p>
          </table:table-cell>
          <table:table-cell office:value-type="float" office:value="30.618">
            <text:p>30.618</text:p>
          </table:table-cell>
          <table:table-cell office:value-type="float" office:value="30.844">
            <text:p>30.844</text:p>
          </table:table-cell>
          <table:table-cell office:value-type="float" office:value="32.35">
            <text:p>32.35</text:p>
          </table:table-cell>
          <table:table-cell office:value-type="float" office:value="33.67">
            <text:p>33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19" office:value-type="float" office:value="0.6875">
            <text:p>0.6875</text:p>
          </table:table-cell>
          <table:table-cell table:number-columns-repeated="4" office:value-type="float" office:value="0.75">
            <text:p>0.75</text:p>
          </table:table-cell>
          <table:table-cell table:number-columns-repeated="4" office:value-type="float" office:value="0.8125">
            <text:p>0.8125</text:p>
          </table:table-cell>
          <table:table-cell table:number-columns-repeated="24" office:value-type="float" office:value="0.875">
            <text:p>0.875</text:p>
          </table:table-cell>
          <table:table-cell/>
          <table:table-cell office:value-type="float" office:value="22">
            <text:p>22</text:p>
          </table:table-cell>
          <table:table-cell office:value-type="float" office:value="18.334">
            <text:p>18.334</text:p>
          </table:table-cell>
          <table:table-cell office:value-type="float" office:value="18.06">
            <text:p>18.06</text:p>
          </table:table-cell>
          <table:table-cell office:value-type="float" office:value="17.83">
            <text:p>17.83</text:p>
          </table:table-cell>
          <table:table-cell office:value-type="float" office:value="18.012">
            <text:p>18.012</text:p>
          </table:table-cell>
          <table:table-cell office:value-type="float" office:value="17.312">
            <text:p>17.312</text:p>
          </table:table-cell>
          <table:table-cell office:value-type="float" office:value="16.674">
            <text:p>16.674</text:p>
          </table:table-cell>
          <table:table-cell office:value-type="float" office:value="17.002">
            <text:p>17.002</text:p>
          </table:table-cell>
          <table:table-cell office:value-type="float" office:value="17.288">
            <text:p>17.288</text:p>
          </table:table-cell>
          <table:table-cell office:value-type="float" office:value="17.04">
            <text:p>17.04</text:p>
          </table:table-cell>
          <table:table-cell office:value-type="float" office:value="16.752">
            <text:p>16.752</text:p>
          </table:table-cell>
          <table:table-cell office:value-type="float" office:value="17.256">
            <text:p>17.256</text:p>
          </table:table-cell>
          <table:table-cell office:value-type="float" office:value="17.19">
            <text:p>17.19</text:p>
          </table:table-cell>
          <table:table-cell office:value-type="float" office:value="17.506">
            <text:p>17.506</text:p>
          </table:table-cell>
          <table:table-cell office:value-type="float" office:value="16.778">
            <text:p>16.778</text:p>
          </table:table-cell>
          <table:table-cell office:value-type="float" office:value="16.732">
            <text:p>16.732</text:p>
          </table:table-cell>
          <table:table-cell office:value-type="float" office:value="16.282">
            <text:p>16.282</text:p>
          </table:table-cell>
          <table:table-cell office:value-type="float" office:value="17.078">
            <text:p>17.078</text:p>
          </table:table-cell>
          <table:table-cell office:value-type="float" office:value="17.372">
            <text:p>17.372</text:p>
          </table:table-cell>
          <table:table-cell office:value-type="float" office:value="18.464">
            <text:p>18.464</text:p>
          </table:table-cell>
          <table:table-cell office:value-type="float" office:value="18.698">
            <text:p>18.698</text:p>
          </table:table-cell>
          <table:table-cell office:value-type="float" office:value="19.766">
            <text:p>19.766</text:p>
          </table:table-cell>
          <table:table-cell office:value-type="float" office:value="19.436">
            <text:p>19.436</text:p>
          </table:table-cell>
          <table:table-cell office:value-type="float" office:value="18.866">
            <text:p>18.866</text:p>
          </table:table-cell>
          <table:table-cell office:value-type="float" office:value="18.982">
            <text:p>18.982</text:p>
          </table:table-cell>
          <table:table-cell office:value-type="float" office:value="19.348">
            <text:p>19.348</text:p>
          </table:table-cell>
          <table:table-cell office:value-type="float" office:value="19.982">
            <text:p>19.982</text:p>
          </table:table-cell>
          <table:table-cell office:value-type="float" office:value="20.176">
            <text:p>20.176</text:p>
          </table:table-cell>
          <table:table-cell office:value-type="float" office:value="20.982">
            <text:p>20.982</text:p>
          </table:table-cell>
          <table:table-cell office:value-type="float" office:value="22.498">
            <text:p>22.498</text:p>
          </table:table-cell>
          <table:table-cell office:value-type="float" office:value="22.904">
            <text:p>22.904</text:p>
          </table:table-cell>
          <table:table-cell office:value-type="float" office:value="23.046">
            <text:p>23.046</text:p>
          </table:table-cell>
          <table:table-cell office:value-type="float" office:value="24.354">
            <text:p>24.354</text:p>
          </table:table-cell>
          <table:table-cell office:value-type="float" office:value="24.528">
            <text:p>24.528</text:p>
          </table:table-cell>
          <table:table-cell office:value-type="float" office:value="24.286">
            <text:p>24.286</text:p>
          </table:table-cell>
          <table:table-cell office:value-type="float" office:value="23.878">
            <text:p>23.878</text:p>
          </table:table-cell>
          <table:table-cell office:value-type="float" office:value="24.444">
            <text:p>24.444</text:p>
          </table:table-cell>
          <table:table-cell office:value-type="float" office:value="24.694">
            <text:p>24.694</text:p>
          </table:table-cell>
          <table:table-cell office:value-type="float" office:value="25.93">
            <text:p>25.93</text:p>
          </table:table-cell>
          <table:table-cell office:value-type="float" office:value="27.196">
            <text:p>27.196</text:p>
          </table:table-cell>
          <table:table-cell office:value-type="float" office:value="26.92">
            <text:p>26.92</text:p>
          </table:table-cell>
          <table:table-cell office:value-type="float" office:value="27.56">
            <text:p>27.56</text:p>
          </table:table-cell>
          <table:table-cell office:value-type="float" office:value="28.212">
            <text:p>28.212</text:p>
          </table:table-cell>
          <table:table-cell office:value-type="float" office:value="30.282">
            <text:p>30.282</text:p>
          </table:table-cell>
          <table:table-cell office:value-type="float" office:value="29.632">
            <text:p>29.632</text:p>
          </table:table-cell>
          <table:table-cell office:value-type="float" office:value="28.652">
            <text:p>28.652</text:p>
          </table:table-cell>
          <table:table-cell office:value-type="float" office:value="30.118">
            <text:p>30.118</text:p>
          </table:table-cell>
          <table:table-cell office:value-type="float" office:value="29.762">
            <text:p>29.762</text:p>
          </table:table-cell>
          <table:table-cell office:value-type="float" office:value="29.87">
            <text:p>29.87</text:p>
          </table:table-cell>
          <table:table-cell office:value-type="float" office:value="30.89">
            <text:p>30.89</text:p>
          </table:table-cell>
          <table:table-cell office:value-type="float" office:value="31.806">
            <text:p>31.806</text:p>
          </table:table-cell>
          <table:table-cell office:value-type="float" office:value="31.702">
            <text:p>31.7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875">
            <text:p>0.6875</text:p>
          </table:table-cell>
          <table:table-cell table:number-columns-repeated="32" office:value-type="float" office:value="0.75">
            <text:p>0.75</text:p>
          </table:table-cell>
          <table:table-cell table:number-columns-repeated="10" office:value-type="float" office:value="0.8125">
            <text:p>0.8125</text:p>
          </table:table-cell>
          <table:table-cell table:number-columns-repeated="8" office:value-type="float" office:value="0.875">
            <text:p>0.875</text:p>
          </table:table-cell>
          <table:table-cell/>
          <table:table-cell office:value-type="float" office:value="23">
            <text:p>23</text:p>
          </table:table-cell>
          <table:table-cell office:value-type="float" office:value="17.724">
            <text:p>17.724</text:p>
          </table:table-cell>
          <table:table-cell office:value-type="float" office:value="16.724">
            <text:p>16.724</text:p>
          </table:table-cell>
          <table:table-cell office:value-type="float" office:value="15.606">
            <text:p>15.606</text:p>
          </table:table-cell>
          <table:table-cell office:value-type="float" office:value="15.984">
            <text:p>15.984</text:p>
          </table:table-cell>
          <table:table-cell office:value-type="float" office:value="15.074">
            <text:p>15.074</text:p>
          </table:table-cell>
          <table:table-cell office:value-type="float" office:value="15.05">
            <text:p>15.05</text:p>
          </table:table-cell>
          <table:table-cell office:value-type="float" office:value="15.718">
            <text:p>15.718</text:p>
          </table:table-cell>
          <table:table-cell office:value-type="float" office:value="16.006">
            <text:p>16.006</text:p>
          </table:table-cell>
          <table:table-cell office:value-type="float" office:value="15.912">
            <text:p>15.912</text:p>
          </table:table-cell>
          <table:table-cell office:value-type="float" office:value="15.764">
            <text:p>15.764</text:p>
          </table:table-cell>
          <table:table-cell office:value-type="float" office:value="15.512">
            <text:p>15.512</text:p>
          </table:table-cell>
          <table:table-cell office:value-type="float" office:value="15.854">
            <text:p>15.854</text:p>
          </table:table-cell>
          <table:table-cell office:value-type="float" office:value="15.384">
            <text:p>15.384</text:p>
          </table:table-cell>
          <table:table-cell office:value-type="float" office:value="15.07">
            <text:p>15.07</text:p>
          </table:table-cell>
          <table:table-cell office:value-type="float" office:value="15.064">
            <text:p>15.064</text:p>
          </table:table-cell>
          <table:table-cell office:value-type="float" office:value="15.624">
            <text:p>15.624</text:p>
          </table:table-cell>
          <table:table-cell office:value-type="float" office:value="15.916">
            <text:p>15.916</text:p>
          </table:table-cell>
          <table:table-cell office:value-type="float" office:value="15.926">
            <text:p>15.926</text:p>
          </table:table-cell>
          <table:table-cell office:value-type="float" office:value="15.59">
            <text:p>15.59</text:p>
          </table:table-cell>
          <table:table-cell office:value-type="float" office:value="15.922">
            <text:p>15.922</text:p>
          </table:table-cell>
          <table:table-cell office:value-type="float" office:value="16.23">
            <text:p>16.23</text:p>
          </table:table-cell>
          <table:table-cell office:value-type="float" office:value="17.386">
            <text:p>17.386</text:p>
          </table:table-cell>
          <table:table-cell office:value-type="float" office:value="17.59">
            <text:p>17.59</text:p>
          </table:table-cell>
          <table:table-cell office:value-type="float" office:value="18.142">
            <text:p>18.142</text:p>
          </table:table-cell>
          <table:table-cell office:value-type="float" office:value="18.324">
            <text:p>18.324</text:p>
          </table:table-cell>
          <table:table-cell office:value-type="float" office:value="18.694">
            <text:p>18.694</text:p>
          </table:table-cell>
          <table:table-cell office:value-type="float" office:value="19.248">
            <text:p>19.248</text:p>
          </table:table-cell>
          <table:table-cell office:value-type="float" office:value="20.856">
            <text:p>20.856</text:p>
          </table:table-cell>
          <table:table-cell office:value-type="float" office:value="22.144">
            <text:p>22.144</text:p>
          </table:table-cell>
          <table:table-cell office:value-type="float" office:value="22.216">
            <text:p>22.216</text:p>
          </table:table-cell>
          <table:table-cell office:value-type="float" office:value="22.696">
            <text:p>22.696</text:p>
          </table:table-cell>
          <table:table-cell office:value-type="float" office:value="23.516">
            <text:p>23.516</text:p>
          </table:table-cell>
          <table:table-cell office:value-type="float" office:value="25.27">
            <text:p>25.27</text:p>
          </table:table-cell>
          <table:table-cell office:value-type="float" office:value="28.602">
            <text:p>28.602</text:p>
          </table:table-cell>
          <table:table-cell office:value-type="float" office:value="28.79">
            <text:p>28.79</text:p>
          </table:table-cell>
          <table:table-cell office:value-type="float" office:value="28.93">
            <text:p>28.93</text:p>
          </table:table-cell>
          <table:table-cell office:value-type="float" office:value="28.636">
            <text:p>28.636</text:p>
          </table:table-cell>
          <table:table-cell office:value-type="float" office:value="28.364">
            <text:p>28.364</text:p>
          </table:table-cell>
          <table:table-cell office:value-type="float" office:value="30.502">
            <text:p>30.502</text:p>
          </table:table-cell>
          <table:table-cell office:value-type="float" office:value="30.356">
            <text:p>30.356</text:p>
          </table:table-cell>
          <table:table-cell office:value-type="float" office:value="30.078">
            <text:p>30.078</text:p>
          </table:table-cell>
          <table:table-cell office:value-type="float" office:value="31.82">
            <text:p>31.82</text:p>
          </table:table-cell>
          <table:table-cell office:value-type="float" office:value="33.362">
            <text:p>33.362</text:p>
          </table:table-cell>
          <table:table-cell office:value-type="float" office:value="34.622">
            <text:p>34.622</text:p>
          </table:table-cell>
          <table:table-cell office:value-type="float" office:value="34.396">
            <text:p>34.396</text:p>
          </table:table-cell>
          <table:table-cell office:value-type="float" office:value="34.612">
            <text:p>34.612</text:p>
          </table:table-cell>
          <table:table-cell office:value-type="float" office:value="35.726">
            <text:p>35.726</text:p>
          </table:table-cell>
          <table:table-cell office:value-type="float" office:value="35.988">
            <text:p>35.988</text:p>
          </table:table-cell>
          <table:table-cell office:value-type="float" office:value="36.528">
            <text:p>36.528</text:p>
          </table:table-cell>
          <table:table-cell office:value-type="float" office:value="36.924">
            <text:p>36.924</text:p>
          </table:table-cell>
          <table:table-cell office:value-type="float" office:value="37.218">
            <text:p>37.2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11" office:value-type="float" office:value="0.6875">
            <text:p>0.6875</text:p>
          </table:table-cell>
          <table:table-cell table:number-columns-repeated="7" office:value-type="float" office:value="0.8125">
            <text:p>0.8125</text:p>
          </table:table-cell>
          <table:table-cell table:number-columns-repeated="22" office:value-type="float" office:value="0.875">
            <text:p>0.875</text:p>
          </table:table-cell>
          <table:table-cell table:number-columns-repeated="11" office:value-type="float" office:value="0.9375">
            <text:p>0.9375</text:p>
          </table:table-cell>
          <table:table-cell/>
          <table:table-cell office:value-type="float" office:value="24">
            <text:p>24</text:p>
          </table:table-cell>
          <table:table-cell office:value-type="float" office:value="16.826">
            <text:p>16.826</text:p>
          </table:table-cell>
          <table:table-cell office:value-type="float" office:value="16.328">
            <text:p>16.328</text:p>
          </table:table-cell>
          <table:table-cell office:value-type="float" office:value="16.2">
            <text:p>16.2</text:p>
          </table:table-cell>
          <table:table-cell office:value-type="float" office:value="15.692">
            <text:p>15.692</text:p>
          </table:table-cell>
          <table:table-cell office:value-type="float" office:value="16.02">
            <text:p>16.02</text:p>
          </table:table-cell>
          <table:table-cell office:value-type="float" office:value="16.968">
            <text:p>16.968</text:p>
          </table:table-cell>
          <table:table-cell office:value-type="float" office:value="17.11">
            <text:p>17.11</text:p>
          </table:table-cell>
          <table:table-cell office:value-type="float" office:value="17.992">
            <text:p>17.992</text:p>
          </table:table-cell>
          <table:table-cell office:value-type="float" office:value="18.416">
            <text:p>18.416</text:p>
          </table:table-cell>
          <table:table-cell office:value-type="float" office:value="17.51">
            <text:p>17.51</text:p>
          </table:table-cell>
          <table:table-cell office:value-type="float" office:value="17.328">
            <text:p>17.328</text:p>
          </table:table-cell>
          <table:table-cell office:value-type="float" office:value="17.986">
            <text:p>17.986</text:p>
          </table:table-cell>
          <table:table-cell office:value-type="float" office:value="17.472">
            <text:p>17.472</text:p>
          </table:table-cell>
          <table:table-cell office:value-type="float" office:value="17.212">
            <text:p>17.212</text:p>
          </table:table-cell>
          <table:table-cell office:value-type="float" office:value="16.938">
            <text:p>16.938</text:p>
          </table:table-cell>
          <table:table-cell office:value-type="float" office:value="17.21">
            <text:p>17.21</text:p>
          </table:table-cell>
          <table:table-cell office:value-type="float" office:value="16.514">
            <text:p>16.514</text:p>
          </table:table-cell>
          <table:table-cell office:value-type="float" office:value="16.428">
            <text:p>16.428</text:p>
          </table:table-cell>
          <table:table-cell office:value-type="float" office:value="16.814">
            <text:p>16.814</text:p>
          </table:table-cell>
          <table:table-cell office:value-type="float" office:value="17.068">
            <text:p>17.068</text:p>
          </table:table-cell>
          <table:table-cell office:value-type="float" office:value="17.332">
            <text:p>17.332</text:p>
          </table:table-cell>
          <table:table-cell office:value-type="float" office:value="17.714">
            <text:p>17.714</text:p>
          </table:table-cell>
          <table:table-cell office:value-type="float" office:value="17.706">
            <text:p>17.706</text:p>
          </table:table-cell>
          <table:table-cell office:value-type="float" office:value="18.55">
            <text:p>18.55</text:p>
          </table:table-cell>
          <table:table-cell office:value-type="float" office:value="19.148">
            <text:p>19.148</text:p>
          </table:table-cell>
          <table:table-cell office:value-type="float" office:value="20.128">
            <text:p>20.128</text:p>
          </table:table-cell>
          <table:table-cell office:value-type="float" office:value="20.074">
            <text:p>20.074</text:p>
          </table:table-cell>
          <table:table-cell office:value-type="float" office:value="20.458">
            <text:p>20.458</text:p>
          </table:table-cell>
          <table:table-cell office:value-type="float" office:value="20.394">
            <text:p>20.394</text:p>
          </table:table-cell>
          <table:table-cell office:value-type="float" office:value="21.012">
            <text:p>21.012</text:p>
          </table:table-cell>
          <table:table-cell office:value-type="float" office:value="21.204">
            <text:p>21.204</text:p>
          </table:table-cell>
          <table:table-cell office:value-type="float" office:value="22.124">
            <text:p>22.124</text:p>
          </table:table-cell>
          <table:table-cell office:value-type="float" office:value="22.268">
            <text:p>22.268</text:p>
          </table:table-cell>
          <table:table-cell office:value-type="float" office:value="22.546">
            <text:p>22.546</text:p>
          </table:table-cell>
          <table:table-cell office:value-type="float" office:value="22.036">
            <text:p>22.036</text:p>
          </table:table-cell>
          <table:table-cell office:value-type="float" office:value="22.582">
            <text:p>22.582</text:p>
          </table:table-cell>
          <table:table-cell office:value-type="float" office:value="22.99">
            <text:p>22.99</text:p>
          </table:table-cell>
          <table:table-cell office:value-type="float" office:value="23.782">
            <text:p>23.782</text:p>
          </table:table-cell>
          <table:table-cell office:value-type="float" office:value="24.6">
            <text:p>24.6</text:p>
          </table:table-cell>
          <table:table-cell office:value-type="float" office:value="24.316">
            <text:p>24.316</text:p>
          </table:table-cell>
          <table:table-cell office:value-type="float" office:value="24.17">
            <text:p>24.17</text:p>
          </table:table-cell>
          <table:table-cell office:value-type="float" office:value="24.966">
            <text:p>24.966</text:p>
          </table:table-cell>
          <table:table-cell office:value-type="float" office:value="25.742">
            <text:p>25.742</text:p>
          </table:table-cell>
          <table:table-cell office:value-type="float" office:value="27.734">
            <text:p>27.734</text:p>
          </table:table-cell>
          <table:table-cell office:value-type="float" office:value="28.596">
            <text:p>28.596</text:p>
          </table:table-cell>
          <table:table-cell office:value-type="float" office:value="29.712">
            <text:p>29.712</text:p>
          </table:table-cell>
          <table:table-cell office:value-type="float" office:value="28.874">
            <text:p>28.874</text:p>
          </table:table-cell>
          <table:table-cell office:value-type="float" office:value="27.874">
            <text:p>27.874</text:p>
          </table:table-cell>
          <table:table-cell office:value-type="float" office:value="26.92">
            <text:p>26.92</text:p>
          </table:table-cell>
          <table:table-cell office:value-type="float" office:value="28.052">
            <text:p>28.052</text:p>
          </table:table-cell>
          <table:table-cell office:value-type="float" office:value="27.97">
            <text:p>27.9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8" office:value-type="float" office:value="0.6875">
            <text:p>0.6875</text:p>
          </table:table-cell>
          <table:table-cell table:number-columns-repeated="20" office:value-type="float" office:value="0.75">
            <text:p>0.75</text:p>
          </table:table-cell>
          <table:table-cell table:number-columns-repeated="23" office:value-type="float" office:value="0.875">
            <text:p>0.875</text:p>
          </table:table-cell>
          <table:table-cell/>
          <table:table-cell office:value-type="float" office:value="25">
            <text:p>25</text:p>
          </table:table-cell>
          <table:table-cell office:value-type="float" office:value="17.298">
            <text:p>17.298</text:p>
          </table:table-cell>
          <table:table-cell office:value-type="float" office:value="17.122">
            <text:p>17.122</text:p>
          </table:table-cell>
          <table:table-cell office:value-type="float" office:value="17.468">
            <text:p>17.468</text:p>
          </table:table-cell>
          <table:table-cell office:value-type="float" office:value="17.09">
            <text:p>17.09</text:p>
          </table:table-cell>
          <table:table-cell office:value-type="float" office:value="16.984">
            <text:p>16.984</text:p>
          </table:table-cell>
          <table:table-cell office:value-type="float" office:value="16.49">
            <text:p>16.49</text:p>
          </table:table-cell>
          <table:table-cell office:value-type="float" office:value="16.788">
            <text:p>16.788</text:p>
          </table:table-cell>
          <table:table-cell office:value-type="float" office:value="16.458">
            <text:p>16.458</text:p>
          </table:table-cell>
          <table:table-cell office:value-type="float" office:value="17.082">
            <text:p>17.082</text:p>
          </table:table-cell>
          <table:table-cell office:value-type="float" office:value="17.124">
            <text:p>17.124</text:p>
          </table:table-cell>
          <table:table-cell office:value-type="float" office:value="17.63">
            <text:p>17.63</text:p>
          </table:table-cell>
          <table:table-cell office:value-type="float" office:value="17.508">
            <text:p>17.508</text:p>
          </table:table-cell>
          <table:table-cell office:value-type="float" office:value="17.268">
            <text:p>17.268</text:p>
          </table:table-cell>
          <table:table-cell office:value-type="float" office:value="17.25">
            <text:p>17.25</text:p>
          </table:table-cell>
          <table:table-cell office:value-type="float" office:value="17.742">
            <text:p>17.742</text:p>
          </table:table-cell>
          <table:table-cell office:value-type="float" office:value="18.166">
            <text:p>18.166</text:p>
          </table:table-cell>
          <table:table-cell office:value-type="float" office:value="18.156">
            <text:p>18.156</text:p>
          </table:table-cell>
          <table:table-cell office:value-type="float" office:value="18.384">
            <text:p>18.384</text:p>
          </table:table-cell>
          <table:table-cell office:value-type="float" office:value="17.986">
            <text:p>17.986</text:p>
          </table:table-cell>
          <table:table-cell office:value-type="float" office:value="19.196">
            <text:p>19.196</text:p>
          </table:table-cell>
          <table:table-cell office:value-type="float" office:value="19.802">
            <text:p>19.802</text:p>
          </table:table-cell>
          <table:table-cell office:value-type="float" office:value="19.182">
            <text:p>19.182</text:p>
          </table:table-cell>
          <table:table-cell office:value-type="float" office:value="19.208">
            <text:p>19.208</text:p>
          </table:table-cell>
          <table:table-cell office:value-type="float" office:value="19.71">
            <text:p>19.71</text:p>
          </table:table-cell>
          <table:table-cell office:value-type="float" office:value="19.396">
            <text:p>19.396</text:p>
          </table:table-cell>
          <table:table-cell office:value-type="float" office:value="19.034">
            <text:p>19.034</text:p>
          </table:table-cell>
          <table:table-cell office:value-type="float" office:value="18.53">
            <text:p>18.53</text:p>
          </table:table-cell>
          <table:table-cell office:value-type="float" office:value="18.06">
            <text:p>18.06</text:p>
          </table:table-cell>
          <table:table-cell office:value-type="float" office:value="17.986">
            <text:p>17.986</text:p>
          </table:table-cell>
          <table:table-cell office:value-type="float" office:value="18.698">
            <text:p>18.698</text:p>
          </table:table-cell>
          <table:table-cell office:value-type="float" office:value="20.06">
            <text:p>20.06</text:p>
          </table:table-cell>
          <table:table-cell office:value-type="float" office:value="20.516">
            <text:p>20.516</text:p>
          </table:table-cell>
          <table:table-cell office:value-type="float" office:value="21.408">
            <text:p>21.408</text:p>
          </table:table-cell>
          <table:table-cell office:value-type="float" office:value="20.86">
            <text:p>20.86</text:p>
          </table:table-cell>
          <table:table-cell office:value-type="float" office:value="21.78">
            <text:p>21.78</text:p>
          </table:table-cell>
          <table:table-cell office:value-type="float" office:value="23.01">
            <text:p>23.01</text:p>
          </table:table-cell>
          <table:table-cell office:value-type="float" office:value="24.578">
            <text:p>24.578</text:p>
          </table:table-cell>
          <table:table-cell office:value-type="float" office:value="25.232">
            <text:p>25.232</text:p>
          </table:table-cell>
          <table:table-cell office:value-type="float" office:value="25.602">
            <text:p>25.602</text:p>
          </table:table-cell>
          <table:table-cell office:value-type="float" office:value="26.956">
            <text:p>26.956</text:p>
          </table:table-cell>
          <table:table-cell office:value-type="float" office:value="26.894">
            <text:p>26.894</text:p>
          </table:table-cell>
          <table:table-cell office:value-type="float" office:value="26.8">
            <text:p>26.8</text:p>
          </table:table-cell>
          <table:table-cell office:value-type="float" office:value="28.89">
            <text:p>28.89</text:p>
          </table:table-cell>
          <table:table-cell office:value-type="float" office:value="31.834">
            <text:p>31.834</text:p>
          </table:table-cell>
          <table:table-cell office:value-type="float" office:value="33.35">
            <text:p>33.35</text:p>
          </table:table-cell>
          <table:table-cell office:value-type="float" office:value="34.382">
            <text:p>34.382</text:p>
          </table:table-cell>
          <table:table-cell office:value-type="float" office:value="34.044">
            <text:p>34.044</text:p>
          </table:table-cell>
          <table:table-cell office:value-type="float" office:value="34.468">
            <text:p>34.468</text:p>
          </table:table-cell>
          <table:table-cell office:value-type="float" office:value="34.348">
            <text:p>34.348</text:p>
          </table:table-cell>
          <table:table-cell office:value-type="float" office:value="33.286">
            <text:p>33.286</text:p>
          </table:table-cell>
          <table:table-cell office:value-type="float" office:value="35.738">
            <text:p>35.73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51" office:value-type="float" office:value="0.6875">
            <text:p>0.6875</text:p>
          </table:table-cell>
          <table:table-cell/>
          <table:table-cell office:value-type="float" office:value="26">
            <text:p>26</text:p>
          </table:table-cell>
          <table:table-cell office:value-type="float" office:value="17.258">
            <text:p>17.258</text:p>
          </table:table-cell>
          <table:table-cell office:value-type="float" office:value="17.554">
            <text:p>17.554</text:p>
          </table:table-cell>
          <table:table-cell office:value-type="float" office:value="17.236">
            <text:p>17.236</text:p>
          </table:table-cell>
          <table:table-cell office:value-type="float" office:value="17.54">
            <text:p>17.54</text:p>
          </table:table-cell>
          <table:table-cell office:value-type="float" office:value="16.83">
            <text:p>16.83</text:p>
          </table:table-cell>
          <table:table-cell office:value-type="float" office:value="17.01">
            <text:p>17.01</text:p>
          </table:table-cell>
          <table:table-cell office:value-type="float" office:value="17.336">
            <text:p>17.336</text:p>
          </table:table-cell>
          <table:table-cell office:value-type="float" office:value="17.638">
            <text:p>17.638</text:p>
          </table:table-cell>
          <table:table-cell office:value-type="float" office:value="17.688">
            <text:p>17.688</text:p>
          </table:table-cell>
          <table:table-cell office:value-type="float" office:value="17.33">
            <text:p>17.33</text:p>
          </table:table-cell>
          <table:table-cell office:value-type="float" office:value="17.594">
            <text:p>17.594</text:p>
          </table:table-cell>
          <table:table-cell office:value-type="float" office:value="18.244">
            <text:p>18.244</text:p>
          </table:table-cell>
          <table:table-cell office:value-type="float" office:value="18.432">
            <text:p>18.432</text:p>
          </table:table-cell>
          <table:table-cell office:value-type="float" office:value="18.258">
            <text:p>18.258</text:p>
          </table:table-cell>
          <table:table-cell office:value-type="float" office:value="18.44">
            <text:p>18.44</text:p>
          </table:table-cell>
          <table:table-cell office:value-type="float" office:value="19.096">
            <text:p>19.096</text:p>
          </table:table-cell>
          <table:table-cell office:value-type="float" office:value="19.692">
            <text:p>19.692</text:p>
          </table:table-cell>
          <table:table-cell office:value-type="float" office:value="19.894">
            <text:p>19.894</text:p>
          </table:table-cell>
          <table:table-cell office:value-type="float" office:value="18.756">
            <text:p>18.756</text:p>
          </table:table-cell>
          <table:table-cell office:value-type="float" office:value="18.558">
            <text:p>18.558</text:p>
          </table:table-cell>
          <table:table-cell office:value-type="float" office:value="19.264">
            <text:p>19.264</text:p>
          </table:table-cell>
          <table:table-cell office:value-type="float" office:value="19.976">
            <text:p>19.976</text:p>
          </table:table-cell>
          <table:table-cell office:value-type="float" office:value="20.278">
            <text:p>20.278</text:p>
          </table:table-cell>
          <table:table-cell office:value-type="float" office:value="19.656">
            <text:p>19.656</text:p>
          </table:table-cell>
          <table:table-cell office:value-type="float" office:value="20.008">
            <text:p>20.008</text:p>
          </table:table-cell>
          <table:table-cell office:value-type="float" office:value="18.462">
            <text:p>18.462</text:p>
          </table:table-cell>
          <table:table-cell office:value-type="float" office:value="18.562">
            <text:p>18.562</text:p>
          </table:table-cell>
          <table:table-cell office:value-type="float" office:value="19.186">
            <text:p>19.186</text:p>
          </table:table-cell>
          <table:table-cell office:value-type="float" office:value="19.246">
            <text:p>19.246</text:p>
          </table:table-cell>
          <table:table-cell office:value-type="float" office:value="19.742">
            <text:p>19.742</text:p>
          </table:table-cell>
          <table:table-cell office:value-type="float" office:value="19.744">
            <text:p>19.744</text:p>
          </table:table-cell>
          <table:table-cell office:value-type="float" office:value="20.76">
            <text:p>20.76</text:p>
          </table:table-cell>
          <table:table-cell office:value-type="float" office:value="20.65">
            <text:p>20.65</text:p>
          </table:table-cell>
          <table:table-cell office:value-type="float" office:value="20.756">
            <text:p>20.756</text:p>
          </table:table-cell>
          <table:table-cell office:value-type="float" office:value="21.556">
            <text:p>21.556</text:p>
          </table:table-cell>
          <table:table-cell office:value-type="float" office:value="22.072">
            <text:p>22.072</text:p>
          </table:table-cell>
          <table:table-cell office:value-type="float" office:value="21.83">
            <text:p>21.83</text:p>
          </table:table-cell>
          <table:table-cell office:value-type="float" office:value="21.69">
            <text:p>21.69</text:p>
          </table:table-cell>
          <table:table-cell office:value-type="float" office:value="22.156">
            <text:p>22.156</text:p>
          </table:table-cell>
          <table:table-cell office:value-type="float" office:value="23.364">
            <text:p>23.364</text:p>
          </table:table-cell>
          <table:table-cell office:value-type="float" office:value="23.27">
            <text:p>23.27</text:p>
          </table:table-cell>
          <table:table-cell office:value-type="float" office:value="24.308">
            <text:p>24.308</text:p>
          </table:table-cell>
          <table:table-cell office:value-type="float" office:value="23.788">
            <text:p>23.788</text:p>
          </table:table-cell>
          <table:table-cell office:value-type="float" office:value="23.628">
            <text:p>23.628</text:p>
          </table:table-cell>
          <table:table-cell office:value-type="float" office:value="23.552">
            <text:p>23.552</text:p>
          </table:table-cell>
          <table:table-cell office:value-type="float" office:value="22.816">
            <text:p>22.816</text:p>
          </table:table-cell>
          <table:table-cell office:value-type="float" office:value="22.802">
            <text:p>22.802</text:p>
          </table:table-cell>
          <table:table-cell office:value-type="float" office:value="23.448">
            <text:p>23.448</text:p>
          </table:table-cell>
          <table:table-cell office:value-type="float" office:value="22.682">
            <text:p>22.682</text:p>
          </table:table-cell>
          <table:table-cell office:value-type="float" office:value="22.742">
            <text:p>22.742</text:p>
          </table:table-cell>
          <table:table-cell office:value-type="float" office:value="23.352">
            <text:p>23.35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6875">
            <text:p>0.6875</text:p>
          </table:table-cell>
          <table:table-cell table:number-columns-repeated="24"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2" office:value-type="float" office:value="0.875">
            <text:p>0.875</text:p>
          </table:table-cell>
          <table:table-cell table:number-columns-repeated="22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office:value-type="float" office:value="17.848">
            <text:p>17.848</text:p>
          </table:table-cell>
          <table:table-cell office:value-type="float" office:value="18.09">
            <text:p>18.09</text:p>
          </table:table-cell>
          <table:table-cell office:value-type="float" office:value="18.16">
            <text:p>18.16</text:p>
          </table:table-cell>
          <table:table-cell office:value-type="float" office:value="18.23">
            <text:p>18.23</text:p>
          </table:table-cell>
          <table:table-cell office:value-type="float" office:value="18.188">
            <text:p>18.188</text:p>
          </table:table-cell>
          <table:table-cell office:value-type="float" office:value="18.382">
            <text:p>18.382</text:p>
          </table:table-cell>
          <table:table-cell office:value-type="float" office:value="18.744">
            <text:p>18.744</text:p>
          </table:table-cell>
          <table:table-cell office:value-type="float" office:value="18.698">
            <text:p>18.698</text:p>
          </table:table-cell>
          <table:table-cell office:value-type="float" office:value="19.072">
            <text:p>19.072</text:p>
          </table:table-cell>
          <table:table-cell office:value-type="float" office:value="18.274">
            <text:p>18.274</text:p>
          </table:table-cell>
          <table:table-cell office:value-type="float" office:value="19.036">
            <text:p>19.036</text:p>
          </table:table-cell>
          <table:table-cell office:value-type="float" office:value="19.432">
            <text:p>19.432</text:p>
          </table:table-cell>
          <table:table-cell office:value-type="float" office:value="19.794">
            <text:p>19.794</text:p>
          </table:table-cell>
          <table:table-cell office:value-type="float" office:value="19.256">
            <text:p>19.256</text:p>
          </table:table-cell>
          <table:table-cell office:value-type="float" office:value="19.31">
            <text:p>19.31</text:p>
          </table:table-cell>
          <table:table-cell office:value-type="float" office:value="18.064">
            <text:p>18.064</text:p>
          </table:table-cell>
          <table:table-cell office:value-type="float" office:value="18.772">
            <text:p>18.772</text:p>
          </table:table-cell>
          <table:table-cell office:value-type="float" office:value="19.124">
            <text:p>19.124</text:p>
          </table:table-cell>
          <table:table-cell office:value-type="float" office:value="18.434">
            <text:p>18.434</text:p>
          </table:table-cell>
          <table:table-cell office:value-type="float" office:value="18.208">
            <text:p>18.208</text:p>
          </table:table-cell>
          <table:table-cell office:value-type="float" office:value="18.772">
            <text:p>18.772</text:p>
          </table:table-cell>
          <table:table-cell office:value-type="float" office:value="18.212">
            <text:p>18.212</text:p>
          </table:table-cell>
          <table:table-cell office:value-type="float" office:value="18.306">
            <text:p>18.306</text:p>
          </table:table-cell>
          <table:table-cell office:value-type="float" office:value="18.772">
            <text:p>18.772</text:p>
          </table:table-cell>
          <table:table-cell office:value-type="float" office:value="19.376">
            <text:p>19.376</text:p>
          </table:table-cell>
          <table:table-cell office:value-type="float" office:value="20.386">
            <text:p>20.386</text:p>
          </table:table-cell>
          <table:table-cell office:value-type="float" office:value="20.322">
            <text:p>20.322</text:p>
          </table:table-cell>
          <table:table-cell office:value-type="float" office:value="21.264">
            <text:p>21.264</text:p>
          </table:table-cell>
          <table:table-cell office:value-type="float" office:value="20.926">
            <text:p>20.926</text:p>
          </table:table-cell>
          <table:table-cell office:value-type="float" office:value="21.108">
            <text:p>21.108</text:p>
          </table:table-cell>
          <table:table-cell table:number-columns-repeated="21"/>
        </table:table-row>
        <table:table-row table:style-name="ro1">
          <table:table-cell office:value-type="float" office:value="28">
            <text:p>28</text:p>
          </table:table-cell>
          <table:table-cell table:number-columns-repeated="9" office:value-type="float" office:value="0.6875">
            <text:p>0.6875</text:p>
          </table:table-cell>
          <table:table-cell table:number-columns-repeated="12" office:value-type="float" office:value="0.75">
            <text:p>0.75</text:p>
          </table:table-cell>
          <table:table-cell table:number-columns-repeated="22" office:value-type="float" office:value="0.8125">
            <text:p>0.8125</text:p>
          </table:table-cell>
          <table:table-cell table:number-columns-repeated="8" office:value-type="float" office:value="0.875">
            <text:p>0.875</text:p>
          </table:table-cell>
          <table:table-cell/>
          <table:table-cell office:value-type="float" office:value="28">
            <text:p>28</text:p>
          </table:table-cell>
          <table:table-cell office:value-type="float" office:value="18.368">
            <text:p>18.368</text:p>
          </table:table-cell>
          <table:table-cell office:value-type="float" office:value="18.402">
            <text:p>18.402</text:p>
          </table:table-cell>
          <table:table-cell office:value-type="float" office:value="18.676">
            <text:p>18.676</text:p>
          </table:table-cell>
          <table:table-cell office:value-type="float" office:value="18.59">
            <text:p>18.59</text:p>
          </table:table-cell>
          <table:table-cell office:value-type="float" office:value="18.15">
            <text:p>18.15</text:p>
          </table:table-cell>
          <table:table-cell office:value-type="float" office:value="18.574">
            <text:p>18.574</text:p>
          </table:table-cell>
          <table:table-cell office:value-type="float" office:value="18.826">
            <text:p>18.826</text:p>
          </table:table-cell>
          <table:table-cell office:value-type="float" office:value="20.086">
            <text:p>20.086</text:p>
          </table:table-cell>
          <table:table-cell office:value-type="float" office:value="21.056">
            <text:p>21.056</text:p>
          </table:table-cell>
          <table:table-cell office:value-type="float" office:value="22.6">
            <text:p>22.6</text:p>
          </table:table-cell>
          <table:table-cell office:value-type="float" office:value="22.5">
            <text:p>22.5</text:p>
          </table:table-cell>
          <table:table-cell office:value-type="float" office:value="22.708">
            <text:p>22.708</text:p>
          </table:table-cell>
          <table:table-cell office:value-type="float" office:value="22.13">
            <text:p>22.13</text:p>
          </table:table-cell>
          <table:table-cell office:value-type="float" office:value="22.444">
            <text:p>22.444</text:p>
          </table:table-cell>
          <table:table-cell office:value-type="float" office:value="22.304">
            <text:p>22.304</text:p>
          </table:table-cell>
          <table:table-cell office:value-type="float" office:value="23.2">
            <text:p>23.2</text:p>
          </table:table-cell>
          <table:table-cell office:value-type="float" office:value="23.812">
            <text:p>23.812</text:p>
          </table:table-cell>
          <table:table-cell office:value-type="float" office:value="24.864">
            <text:p>24.864</text:p>
          </table:table-cell>
          <table:table-cell office:value-type="float" office:value="25.144">
            <text:p>25.144</text:p>
          </table:table-cell>
          <table:table-cell office:value-type="float" office:value="25.416">
            <text:p>25.416</text:p>
          </table:table-cell>
          <table:table-cell office:value-type="float" office:value="26.128">
            <text:p>26.128</text:p>
          </table:table-cell>
          <table:table-cell office:value-type="float" office:value="27.4">
            <text:p>27.4</text:p>
          </table:table-cell>
          <table:table-cell office:value-type="float" office:value="28.728">
            <text:p>28.728</text:p>
          </table:table-cell>
          <table:table-cell office:value-type="float" office:value="29.134">
            <text:p>29.134</text:p>
          </table:table-cell>
          <table:table-cell office:value-type="float" office:value="30.036">
            <text:p>30.036</text:p>
          </table:table-cell>
          <table:table-cell office:value-type="float" office:value="31.916">
            <text:p>31.916</text:p>
          </table:table-cell>
          <table:table-cell office:value-type="float" office:value="32.182">
            <text:p>32.182</text:p>
          </table:table-cell>
          <table:table-cell office:value-type="float" office:value="29.712">
            <text:p>29.712</text:p>
          </table:table-cell>
          <table:table-cell office:value-type="float" office:value="31.836">
            <text:p>31.836</text:p>
          </table:table-cell>
          <table:table-cell office:value-type="float" office:value="33.346">
            <text:p>33.346</text:p>
          </table:table-cell>
          <table:table-cell office:value-type="float" office:value="33.32">
            <text:p>33.32</text:p>
          </table:table-cell>
          <table:table-cell office:value-type="float" office:value="32.728">
            <text:p>32.728</text:p>
          </table:table-cell>
          <table:table-cell office:value-type="float" office:value="34.138">
            <text:p>34.138</text:p>
          </table:table-cell>
          <table:table-cell office:value-type="float" office:value="35.284">
            <text:p>35.284</text:p>
          </table:table-cell>
          <table:table-cell office:value-type="float" office:value="36.508">
            <text:p>36.508</text:p>
          </table:table-cell>
          <table:table-cell office:value-type="float" office:value="36.356">
            <text:p>36.356</text:p>
          </table:table-cell>
          <table:table-cell office:value-type="float" office:value="37.096">
            <text:p>37.096</text:p>
          </table:table-cell>
          <table:table-cell office:value-type="float" office:value="38.426">
            <text:p>38.426</text:p>
          </table:table-cell>
          <table:table-cell office:value-type="float" office:value="40.3">
            <text:p>40.3</text:p>
          </table:table-cell>
          <table:table-cell office:value-type="float" office:value="41.884">
            <text:p>41.884</text:p>
          </table:table-cell>
          <table:table-cell office:value-type="float" office:value="42.904">
            <text:p>42.904</text:p>
          </table:table-cell>
          <table:table-cell office:value-type="float" office:value="46.05">
            <text:p>46.05</text:p>
          </table:table-cell>
          <table:table-cell office:value-type="float" office:value="48.776">
            <text:p>48.776</text:p>
          </table:table-cell>
          <table:table-cell office:value-type="float" office:value="49.106">
            <text:p>49.106</text:p>
          </table:table-cell>
          <table:table-cell office:value-type="float" office:value="51.786">
            <text:p>51.786</text:p>
          </table:table-cell>
          <table:table-cell office:value-type="float" office:value="52.204">
            <text:p>52.204</text:p>
          </table:table-cell>
          <table:table-cell office:value-type="float" office:value="53.762">
            <text:p>53.762</text:p>
          </table:table-cell>
          <table:table-cell office:value-type="float" office:value="56.202">
            <text:p>56.202</text:p>
          </table:table-cell>
          <table:table-cell office:value-type="float" office:value="57.77">
            <text:p>57.77</text:p>
          </table:table-cell>
          <table:table-cell office:value-type="float" office:value="61.042">
            <text:p>61.042</text:p>
          </table:table-cell>
          <table:table-cell office:value-type="float" office:value="61.748">
            <text:p>61.74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13" office:value-type="float" office:value="0.6875">
            <text:p>0.6875</text:p>
          </table:table-cell>
          <table:table-cell table:number-columns-repeated="15" office:value-type="float" office:value="0.8125">
            <text:p>0.8125</text:p>
          </table:table-cell>
          <table:table-cell table:number-columns-repeated="23" office:value-type="float" office:value="0.875">
            <text:p>0.875</text:p>
          </table:table-cell>
          <table:table-cell/>
          <table:table-cell office:value-type="float" office:value="29">
            <text:p>29</text:p>
          </table:table-cell>
          <table:table-cell office:value-type="float" office:value="18.198">
            <text:p>18.198</text:p>
          </table:table-cell>
          <table:table-cell office:value-type="float" office:value="17.58">
            <text:p>17.58</text:p>
          </table:table-cell>
          <table:table-cell office:value-type="float" office:value="17.176">
            <text:p>17.176</text:p>
          </table:table-cell>
          <table:table-cell office:value-type="float" office:value="17.042">
            <text:p>17.042</text:p>
          </table:table-cell>
          <table:table-cell office:value-type="float" office:value="16.448">
            <text:p>16.448</text:p>
          </table:table-cell>
          <table:table-cell office:value-type="float" office:value="16.89">
            <text:p>16.89</text:p>
          </table:table-cell>
          <table:table-cell office:value-type="float" office:value="17.42">
            <text:p>17.42</text:p>
          </table:table-cell>
          <table:table-cell office:value-type="float" office:value="17.59">
            <text:p>17.59</text:p>
          </table:table-cell>
          <table:table-cell office:value-type="float" office:value="17.628">
            <text:p>17.628</text:p>
          </table:table-cell>
          <table:table-cell office:value-type="float" office:value="18.274">
            <text:p>18.274</text:p>
          </table:table-cell>
          <table:table-cell office:value-type="float" office:value="18.404">
            <text:p>18.404</text:p>
          </table:table-cell>
          <table:table-cell office:value-type="float" office:value="18.718">
            <text:p>18.718</text:p>
          </table:table-cell>
          <table:table-cell office:value-type="float" office:value="19.628">
            <text:p>19.628</text:p>
          </table:table-cell>
          <table:table-cell office:value-type="float" office:value="19.718">
            <text:p>19.718</text:p>
          </table:table-cell>
          <table:table-cell office:value-type="float" office:value="20.452">
            <text:p>20.452</text:p>
          </table:table-cell>
          <table:table-cell office:value-type="float" office:value="19.688">
            <text:p>19.688</text:p>
          </table:table-cell>
          <table:table-cell office:value-type="float" office:value="19.828">
            <text:p>19.828</text:p>
          </table:table-cell>
          <table:table-cell office:value-type="float" office:value="21.596">
            <text:p>21.596</text:p>
          </table:table-cell>
          <table:table-cell office:value-type="float" office:value="21.95">
            <text:p>21.95</text:p>
          </table:table-cell>
          <table:table-cell office:value-type="float" office:value="22.844">
            <text:p>22.844</text:p>
          </table:table-cell>
          <table:table-cell office:value-type="float" office:value="23.53">
            <text:p>23.53</text:p>
          </table:table-cell>
          <table:table-cell office:value-type="float" office:value="25.59">
            <text:p>25.59</text:p>
          </table:table-cell>
          <table:table-cell office:value-type="float" office:value="26.178">
            <text:p>26.178</text:p>
          </table:table-cell>
          <table:table-cell office:value-type="float" office:value="25.898">
            <text:p>25.898</text:p>
          </table:table-cell>
          <table:table-cell office:value-type="float" office:value="28.65">
            <text:p>28.65</text:p>
          </table:table-cell>
          <table:table-cell office:value-type="float" office:value="30.372">
            <text:p>30.372</text:p>
          </table:table-cell>
          <table:table-cell office:value-type="float" office:value="30.974">
            <text:p>30.974</text:p>
          </table:table-cell>
          <table:table-cell office:value-type="float" office:value="31.394">
            <text:p>31.394</text:p>
          </table:table-cell>
          <table:table-cell office:value-type="float" office:value="31.212">
            <text:p>31.212</text:p>
          </table:table-cell>
          <table:table-cell office:value-type="float" office:value="32.652">
            <text:p>32.652</text:p>
          </table:table-cell>
          <table:table-cell office:value-type="float" office:value="33.802">
            <text:p>33.802</text:p>
          </table:table-cell>
          <table:table-cell office:value-type="float" office:value="31.994">
            <text:p>31.994</text:p>
          </table:table-cell>
          <table:table-cell office:value-type="float" office:value="32.918">
            <text:p>32.918</text:p>
          </table:table-cell>
          <table:table-cell office:value-type="float" office:value="32.364">
            <text:p>32.364</text:p>
          </table:table-cell>
          <table:table-cell office:value-type="float" office:value="32.644">
            <text:p>32.644</text:p>
          </table:table-cell>
          <table:table-cell office:value-type="float" office:value="33.302">
            <text:p>33.302</text:p>
          </table:table-cell>
          <table:table-cell office:value-type="float" office:value="34.086">
            <text:p>34.086</text:p>
          </table:table-cell>
          <table:table-cell office:value-type="float" office:value="34.036">
            <text:p>34.036</text:p>
          </table:table-cell>
          <table:table-cell office:value-type="float" office:value="35.068">
            <text:p>35.068</text:p>
          </table:table-cell>
          <table:table-cell office:value-type="float" office:value="35.654">
            <text:p>35.654</text:p>
          </table:table-cell>
          <table:table-cell office:value-type="float" office:value="38.602">
            <text:p>38.602</text:p>
          </table:table-cell>
          <table:table-cell office:value-type="float" office:value="37.882">
            <text:p>37.882</text:p>
          </table:table-cell>
          <table:table-cell office:value-type="float" office:value="40.292">
            <text:p>40.292</text:p>
          </table:table-cell>
          <table:table-cell office:value-type="float" office:value="41.49">
            <text:p>41.49</text:p>
          </table:table-cell>
          <table:table-cell office:value-type="float" office:value="44.372">
            <text:p>44.372</text:p>
          </table:table-cell>
          <table:table-cell office:value-type="float" office:value="45.766">
            <text:p>45.766</text:p>
          </table:table-cell>
          <table:table-cell office:value-type="float" office:value="48.004">
            <text:p>48.004</text:p>
          </table:table-cell>
          <table:table-cell office:value-type="float" office:value="48.556">
            <text:p>48.556</text:p>
          </table:table-cell>
          <table:table-cell office:value-type="float" office:value="48.834">
            <text:p>48.834</text:p>
          </table:table-cell>
          <table:table-cell office:value-type="float" office:value="51.902">
            <text:p>51.902</text:p>
          </table:table-cell>
          <table:table-cell office:value-type="float" office:value="54.884">
            <text:p>54.8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4" office:value-type="float" office:value="0.6875">
            <text:p>0.6875</text:p>
          </table:table-cell>
          <table:table-cell table:number-columns-repeated="47" office:value-type="float" office:value="0.875">
            <text:p>0.875</text:p>
          </table:table-cell>
          <table:table-cell/>
          <table:table-cell office:value-type="float" office:value="30">
            <text:p>30</text:p>
          </table:table-cell>
          <table:table-cell office:value-type="float" office:value="18.026">
            <text:p>18.026</text:p>
          </table:table-cell>
          <table:table-cell office:value-type="float" office:value="17.94">
            <text:p>17.94</text:p>
          </table:table-cell>
          <table:table-cell office:value-type="float" office:value="17.158">
            <text:p>17.158</text:p>
          </table:table-cell>
          <table:table-cell office:value-type="float" office:value="17.568">
            <text:p>17.568</text:p>
          </table:table-cell>
          <table:table-cell office:value-type="float" office:value="17.01">
            <text:p>17.01</text:p>
          </table:table-cell>
          <table:table-cell office:value-type="float" office:value="17.616">
            <text:p>17.616</text:p>
          </table:table-cell>
          <table:table-cell office:value-type="float" office:value="17.88">
            <text:p>17.88</text:p>
          </table:table-cell>
          <table:table-cell office:value-type="float" office:value="18.162">
            <text:p>18.162</text:p>
          </table:table-cell>
          <table:table-cell office:value-type="float" office:value="17.864">
            <text:p>17.864</text:p>
          </table:table-cell>
          <table:table-cell office:value-type="float" office:value="17.118">
            <text:p>17.118</text:p>
          </table:table-cell>
          <table:table-cell office:value-type="float" office:value="16.314">
            <text:p>16.314</text:p>
          </table:table-cell>
          <table:table-cell office:value-type="float" office:value="16.672">
            <text:p>16.672</text:p>
          </table:table-cell>
          <table:table-cell office:value-type="float" office:value="16.486">
            <text:p>16.486</text:p>
          </table:table-cell>
          <table:table-cell office:value-type="float" office:value="16.646">
            <text:p>16.646</text:p>
          </table:table-cell>
          <table:table-cell office:value-type="float" office:value="16.878">
            <text:p>16.878</text:p>
          </table:table-cell>
          <table:table-cell office:value-type="float" office:value="16.706">
            <text:p>16.706</text:p>
          </table:table-cell>
          <table:table-cell office:value-type="float" office:value="17.578">
            <text:p>17.578</text:p>
          </table:table-cell>
          <table:table-cell office:value-type="float" office:value="16.906">
            <text:p>16.906</text:p>
          </table:table-cell>
          <table:table-cell office:value-type="float" office:value="17.922">
            <text:p>17.922</text:p>
          </table:table-cell>
          <table:table-cell office:value-type="float" office:value="18.164">
            <text:p>18.164</text:p>
          </table:table-cell>
          <table:table-cell office:value-type="float" office:value="18.634">
            <text:p>18.634</text:p>
          </table:table-cell>
          <table:table-cell office:value-type="float" office:value="18.582">
            <text:p>18.582</text:p>
          </table:table-cell>
          <table:table-cell office:value-type="float" office:value="18.086">
            <text:p>18.086</text:p>
          </table:table-cell>
          <table:table-cell office:value-type="float" office:value="19.718">
            <text:p>19.718</text:p>
          </table:table-cell>
          <table:table-cell office:value-type="float" office:value="20.046">
            <text:p>20.046</text:p>
          </table:table-cell>
          <table:table-cell office:value-type="float" office:value="19.774">
            <text:p>19.774</text:p>
          </table:table-cell>
          <table:table-cell office:value-type="float" office:value="21.934">
            <text:p>21.934</text:p>
          </table:table-cell>
          <table:table-cell office:value-type="float" office:value="22.586">
            <text:p>22.586</text:p>
          </table:table-cell>
          <table:table-cell office:value-type="float" office:value="24.376">
            <text:p>24.376</text:p>
          </table:table-cell>
          <table:table-cell office:value-type="float" office:value="26.064">
            <text:p>26.064</text:p>
          </table:table-cell>
          <table:table-cell office:value-type="float" office:value="26.62">
            <text:p>26.62</text:p>
          </table:table-cell>
          <table:table-cell office:value-type="float" office:value="27.576">
            <text:p>27.576</text:p>
          </table:table-cell>
          <table:table-cell office:value-type="float" office:value="29.224">
            <text:p>29.224</text:p>
          </table:table-cell>
          <table:table-cell office:value-type="float" office:value="31.378">
            <text:p>31.378</text:p>
          </table:table-cell>
          <table:table-cell office:value-type="float" office:value="33.194">
            <text:p>33.194</text:p>
          </table:table-cell>
          <table:table-cell office:value-type="float" office:value="35.504">
            <text:p>35.504</text:p>
          </table:table-cell>
          <table:table-cell office:value-type="float" office:value="36.346">
            <text:p>36.346</text:p>
          </table:table-cell>
          <table:table-cell office:value-type="float" office:value="38.114">
            <text:p>38.114</text:p>
          </table:table-cell>
          <table:table-cell office:value-type="float" office:value="38.01">
            <text:p>38.01</text:p>
          </table:table-cell>
          <table:table-cell office:value-type="float" office:value="39.5">
            <text:p>39.5</text:p>
          </table:table-cell>
          <table:table-cell office:value-type="float" office:value="41.358">
            <text:p>41.358</text:p>
          </table:table-cell>
          <table:table-cell office:value-type="float" office:value="42.502">
            <text:p>42.502</text:p>
          </table:table-cell>
          <table:table-cell office:value-type="float" office:value="42.564">
            <text:p>42.564</text:p>
          </table:table-cell>
          <table:table-cell office:value-type="float" office:value="44.022">
            <text:p>44.022</text:p>
          </table:table-cell>
          <table:table-cell office:value-type="float" office:value="44.506">
            <text:p>44.506</text:p>
          </table:table-cell>
          <table:table-cell office:value-type="float" office:value="44.308">
            <text:p>44.308</text:p>
          </table:table-cell>
          <table:table-cell office:value-type="float" office:value="45.324">
            <text:p>45.324</text:p>
          </table:table-cell>
          <table:table-cell office:value-type="float" office:value="45.664">
            <text:p>45.664</text:p>
          </table:table-cell>
          <table:table-cell office:value-type="float" office:value="50.206">
            <text:p>50.206</text:p>
          </table:table-cell>
          <table:table-cell office:value-type="float" office:value="52.042">
            <text:p>52.042</text:p>
          </table:table-cell>
          <table:table-cell office:value-type="float" office:value="53.89">
            <text:p>53.8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3" office:value-type="float" office:value="0.75">
            <text:p>0.75</text:p>
          </table:table-cell>
          <table:table-cell table:number-columns-repeated="4" office:value-type="float" office:value="0.8125">
            <text:p>0.8125</text:p>
          </table:table-cell>
          <table:table-cell table:number-columns-repeated="24" office:value-type="float" office:value="0.875">
            <text:p>0.875</text:p>
          </table:table-cell>
          <table:table-cell/>
          <table:table-cell office:value-type="float" office:value="31">
            <text:p>31</text:p>
          </table:table-cell>
          <table:table-cell office:value-type="float" office:value="17.742">
            <text:p>17.742</text:p>
          </table:table-cell>
          <table:table-cell office:value-type="float" office:value="18.482">
            <text:p>18.482</text:p>
          </table:table-cell>
          <table:table-cell office:value-type="float" office:value="18.804">
            <text:p>18.804</text:p>
          </table:table-cell>
          <table:table-cell office:value-type="float" office:value="18.016">
            <text:p>18.016</text:p>
          </table:table-cell>
          <table:table-cell office:value-type="float" office:value="17.124">
            <text:p>17.124</text:p>
          </table:table-cell>
          <table:table-cell office:value-type="float" office:value="17.426">
            <text:p>17.426</text:p>
          </table:table-cell>
          <table:table-cell office:value-type="float" office:value="18.24">
            <text:p>18.24</text:p>
          </table:table-cell>
          <table:table-cell office:value-type="float" office:value="17.866">
            <text:p>17.866</text:p>
          </table:table-cell>
          <table:table-cell office:value-type="float" office:value="18.614">
            <text:p>18.614</text:p>
          </table:table-cell>
          <table:table-cell office:value-type="float" office:value="19.56">
            <text:p>19.56</text:p>
          </table:table-cell>
          <table:table-cell office:value-type="float" office:value="19.714">
            <text:p>19.714</text:p>
          </table:table-cell>
          <table:table-cell office:value-type="float" office:value="20.38">
            <text:p>20.38</text:p>
          </table:table-cell>
          <table:table-cell office:value-type="float" office:value="19.982">
            <text:p>19.982</text:p>
          </table:table-cell>
          <table:table-cell office:value-type="float" office:value="19.45">
            <text:p>19.45</text:p>
          </table:table-cell>
          <table:table-cell office:value-type="float" office:value="19.796">
            <text:p>19.796</text:p>
          </table:table-cell>
          <table:table-cell office:value-type="float" office:value="19.926">
            <text:p>19.926</text:p>
          </table:table-cell>
          <table:table-cell office:value-type="float" office:value="19.554">
            <text:p>19.554</text:p>
          </table:table-cell>
          <table:table-cell office:value-type="float" office:value="20.212">
            <text:p>20.212</text:p>
          </table:table-cell>
          <table:table-cell office:value-type="float" office:value="20.758">
            <text:p>20.758</text:p>
          </table:table-cell>
          <table:table-cell office:value-type="float" office:value="20.384">
            <text:p>20.384</text:p>
          </table:table-cell>
          <table:table-cell office:value-type="float" office:value="21.596">
            <text:p>21.596</text:p>
          </table:table-cell>
          <table:table-cell office:value-type="float" office:value="20.124">
            <text:p>20.124</text:p>
          </table:table-cell>
          <table:table-cell office:value-type="float" office:value="21.45">
            <text:p>21.45</text:p>
          </table:table-cell>
          <table:table-cell office:value-type="float" office:value="21.584">
            <text:p>21.584</text:p>
          </table:table-cell>
          <table:table-cell office:value-type="float" office:value="22.012">
            <text:p>22.012</text:p>
          </table:table-cell>
          <table:table-cell office:value-type="float" office:value="23.29">
            <text:p>23.29</text:p>
          </table:table-cell>
          <table:table-cell office:value-type="float" office:value="23.954">
            <text:p>23.954</text:p>
          </table:table-cell>
          <table:table-cell office:value-type="float" office:value="24.016">
            <text:p>24.016</text:p>
          </table:table-cell>
          <table:table-cell office:value-type="float" office:value="23.9">
            <text:p>23.9</text:p>
          </table:table-cell>
          <table:table-cell office:value-type="float" office:value="24.28">
            <text:p>24.28</text:p>
          </table:table-cell>
          <table:table-cell office:value-type="float" office:value="23.668">
            <text:p>23.668</text:p>
          </table:table-cell>
          <table:table-cell office:value-type="float" office:value="23.34">
            <text:p>23.34</text:p>
          </table:table-cell>
          <table:table-cell office:value-type="float" office:value="23.196">
            <text:p>23.196</text:p>
          </table:table-cell>
          <table:table-cell office:value-type="float" office:value="24.19">
            <text:p>24.19</text:p>
          </table:table-cell>
          <table:table-cell office:value-type="float" office:value="23.7">
            <text:p>23.7</text:p>
          </table:table-cell>
          <table:table-cell office:value-type="float" office:value="22.872">
            <text:p>22.872</text:p>
          </table:table-cell>
          <table:table-cell office:value-type="float" office:value="23.296">
            <text:p>23.296</text:p>
          </table:table-cell>
          <table:table-cell office:value-type="float" office:value="23.438">
            <text:p>23.438</text:p>
          </table:table-cell>
          <table:table-cell office:value-type="float" office:value="23.128">
            <text:p>23.128</text:p>
          </table:table-cell>
          <table:table-cell office:value-type="float" office:value="23.96">
            <text:p>23.96</text:p>
          </table:table-cell>
          <table:table-cell office:value-type="float" office:value="25.5">
            <text:p>25.5</text:p>
          </table:table-cell>
          <table:table-cell office:value-type="float" office:value="25.79">
            <text:p>25.79</text:p>
          </table:table-cell>
          <table:table-cell office:value-type="float" office:value="27.304">
            <text:p>27.304</text:p>
          </table:table-cell>
          <table:table-cell office:value-type="float" office:value="28.686">
            <text:p>28.686</text:p>
          </table:table-cell>
          <table:table-cell office:value-type="float" office:value="28.766">
            <text:p>28.766</text:p>
          </table:table-cell>
          <table:table-cell office:value-type="float" office:value="28.83">
            <text:p>28.83</text:p>
          </table:table-cell>
          <table:table-cell office:value-type="float" office:value="30.698">
            <text:p>30.698</text:p>
          </table:table-cell>
          <table:table-cell office:value-type="float" office:value="32.378">
            <text:p>32.378</text:p>
          </table:table-cell>
          <table:table-cell office:value-type="float" office:value="33.386">
            <text:p>33.386</text:p>
          </table:table-cell>
          <table:table-cell office:value-type="float" office:value="34.562">
            <text:p>34.562</text:p>
          </table:table-cell>
          <table:table-cell office:value-type="float" office:value="34.684">
            <text:p>34.68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14" office:value-type="float" office:value="0.6875">
            <text:p>0.6875</text:p>
          </table:table-cell>
          <table:table-cell table:number-columns-repeated="15" office:value-type="float" office:value="0.75">
            <text:p>0.75</text:p>
          </table:table-cell>
          <table:table-cell table:number-columns-repeated="22" office:value-type="float" office:value="0.875">
            <text:p>0.875</text:p>
          </table:table-cell>
          <table:table-cell/>
          <table:table-cell office:value-type="float" office:value="32">
            <text:p>32</text:p>
          </table:table-cell>
          <table:table-cell office:value-type="float" office:value="18.352">
            <text:p>18.352</text:p>
          </table:table-cell>
          <table:table-cell office:value-type="float" office:value="18.21">
            <text:p>18.21</text:p>
          </table:table-cell>
          <table:table-cell office:value-type="float" office:value="17.236">
            <text:p>17.236</text:p>
          </table:table-cell>
          <table:table-cell office:value-type="float" office:value="17.696">
            <text:p>17.696</text:p>
          </table:table-cell>
          <table:table-cell office:value-type="float" office:value="16.782">
            <text:p>16.782</text:p>
          </table:table-cell>
          <table:table-cell office:value-type="float" office:value="16.808">
            <text:p>16.808</text:p>
          </table:table-cell>
          <table:table-cell office:value-type="float" office:value="16.29">
            <text:p>16.29</text:p>
          </table:table-cell>
          <table:table-cell office:value-type="float" office:value="16.972">
            <text:p>16.972</text:p>
          </table:table-cell>
          <table:table-cell office:value-type="float" office:value="17.576">
            <text:p>17.576</text:p>
          </table:table-cell>
          <table:table-cell office:value-type="float" office:value="17.564">
            <text:p>17.564</text:p>
          </table:table-cell>
          <table:table-cell office:value-type="float" office:value="17.354">
            <text:p>17.354</text:p>
          </table:table-cell>
          <table:table-cell office:value-type="float" office:value="17.042">
            <text:p>17.042</text:p>
          </table:table-cell>
          <table:table-cell office:value-type="float" office:value="16.324">
            <text:p>16.324</text:p>
          </table:table-cell>
          <table:table-cell office:value-type="float" office:value="17.716">
            <text:p>17.716</text:p>
          </table:table-cell>
          <table:table-cell office:value-type="float" office:value="17.91">
            <text:p>17.91</text:p>
          </table:table-cell>
          <table:table-cell office:value-type="float" office:value="18.192">
            <text:p>18.192</text:p>
          </table:table-cell>
          <table:table-cell office:value-type="float" office:value="17.952">
            <text:p>17.952</text:p>
          </table:table-cell>
          <table:table-cell office:value-type="float" office:value="17.782">
            <text:p>17.782</text:p>
          </table:table-cell>
          <table:table-cell office:value-type="float" office:value="17.376">
            <text:p>17.376</text:p>
          </table:table-cell>
          <table:table-cell office:value-type="float" office:value="18.236">
            <text:p>18.236</text:p>
          </table:table-cell>
          <table:table-cell office:value-type="float" office:value="19.072">
            <text:p>19.072</text:p>
          </table:table-cell>
          <table:table-cell office:value-type="float" office:value="20.334">
            <text:p>20.334</text:p>
          </table:table-cell>
          <table:table-cell office:value-type="float" office:value="20.458">
            <text:p>20.458</text:p>
          </table:table-cell>
          <table:table-cell office:value-type="float" office:value="20.368">
            <text:p>20.368</text:p>
          </table:table-cell>
          <table:table-cell office:value-type="float" office:value="20.686">
            <text:p>20.686</text:p>
          </table:table-cell>
          <table:table-cell office:value-type="float" office:value="21.72">
            <text:p>21.72</text:p>
          </table:table-cell>
          <table:table-cell office:value-type="float" office:value="21.028">
            <text:p>21.028</text:p>
          </table:table-cell>
          <table:table-cell office:value-type="float" office:value="22.648">
            <text:p>22.648</text:p>
          </table:table-cell>
          <table:table-cell office:value-type="float" office:value="22.712">
            <text:p>22.712</text:p>
          </table:table-cell>
          <table:table-cell office:value-type="float" office:value="23.132">
            <text:p>23.132</text:p>
          </table:table-cell>
          <table:table-cell office:value-type="float" office:value="23.182">
            <text:p>23.182</text:p>
          </table:table-cell>
          <table:table-cell office:value-type="float" office:value="23.04">
            <text:p>23.04</text:p>
          </table:table-cell>
          <table:table-cell office:value-type="float" office:value="22.444">
            <text:p>22.444</text:p>
          </table:table-cell>
          <table:table-cell office:value-type="float" office:value="23.016">
            <text:p>23.016</text:p>
          </table:table-cell>
          <table:table-cell office:value-type="float" office:value="22.828">
            <text:p>22.828</text:p>
          </table:table-cell>
          <table:table-cell office:value-type="float" office:value="23.102">
            <text:p>23.102</text:p>
          </table:table-cell>
          <table:table-cell office:value-type="float" office:value="24.564">
            <text:p>24.564</text:p>
          </table:table-cell>
          <table:table-cell office:value-type="float" office:value="26.068">
            <text:p>26.068</text:p>
          </table:table-cell>
          <table:table-cell office:value-type="float" office:value="27.914">
            <text:p>27.914</text:p>
          </table:table-cell>
          <table:table-cell office:value-type="float" office:value="29.012">
            <text:p>29.012</text:p>
          </table:table-cell>
          <table:table-cell office:value-type="float" office:value="28.732">
            <text:p>28.732</text:p>
          </table:table-cell>
          <table:table-cell office:value-type="float" office:value="28.61">
            <text:p>28.61</text:p>
          </table:table-cell>
          <table:table-cell office:value-type="float" office:value="29.264">
            <text:p>29.264</text:p>
          </table:table-cell>
          <table:table-cell office:value-type="float" office:value="30.326">
            <text:p>30.326</text:p>
          </table:table-cell>
          <table:table-cell office:value-type="float" office:value="30.686">
            <text:p>30.686</text:p>
          </table:table-cell>
          <table:table-cell office:value-type="float" office:value="29.564">
            <text:p>29.564</text:p>
          </table:table-cell>
          <table:table-cell office:value-type="float" office:value="31.664">
            <text:p>31.664</text:p>
          </table:table-cell>
          <table:table-cell office:value-type="float" office:value="29.996">
            <text:p>29.996</text:p>
          </table:table-cell>
          <table:table-cell office:value-type="float" office:value="32.21">
            <text:p>32.21</text:p>
          </table:table-cell>
          <table:table-cell office:value-type="float" office:value="33.006">
            <text:p>33.006</text:p>
          </table:table-cell>
          <table:table-cell office:value-type="float" office:value="35.036">
            <text:p>35.03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24" office:value-type="float" office:value="0.8125">
            <text:p>0.8125</text:p>
          </table:table-cell>
          <table:table-cell table:number-columns-repeated="25" office:value-type="float" office:value="0.875">
            <text:p>0.875</text:p>
          </table:table-cell>
          <table:table-cell/>
          <table:table-cell office:value-type="float" office:value="33">
            <text:p>33</text:p>
          </table:table-cell>
          <table:table-cell office:value-type="float" office:value="18.612">
            <text:p>18.612</text:p>
          </table:table-cell>
          <table:table-cell office:value-type="float" office:value="17.91">
            <text:p>17.91</text:p>
          </table:table-cell>
          <table:table-cell office:value-type="float" office:value="17.314">
            <text:p>17.314</text:p>
          </table:table-cell>
          <table:table-cell office:value-type="float" office:value="17.292">
            <text:p>17.292</text:p>
          </table:table-cell>
          <table:table-cell office:value-type="float" office:value="18.232">
            <text:p>18.232</text:p>
          </table:table-cell>
          <table:table-cell office:value-type="float" office:value="17.79">
            <text:p>17.79</text:p>
          </table:table-cell>
          <table:table-cell office:value-type="float" office:value="18.364">
            <text:p>18.364</text:p>
          </table:table-cell>
          <table:table-cell office:value-type="float" office:value="18.336">
            <text:p>18.336</text:p>
          </table:table-cell>
          <table:table-cell office:value-type="float" office:value="17.334">
            <text:p>17.334</text:p>
          </table:table-cell>
          <table:table-cell office:value-type="float" office:value="17.622">
            <text:p>17.622</text:p>
          </table:table-cell>
          <table:table-cell office:value-type="float" office:value="18.126">
            <text:p>18.126</text:p>
          </table:table-cell>
          <table:table-cell office:value-type="float" office:value="18.422">
            <text:p>18.422</text:p>
          </table:table-cell>
          <table:table-cell office:value-type="float" office:value="18.404">
            <text:p>18.404</text:p>
          </table:table-cell>
          <table:table-cell office:value-type="float" office:value="18.96">
            <text:p>18.96</text:p>
          </table:table-cell>
          <table:table-cell office:value-type="float" office:value="19.69">
            <text:p>19.69</text:p>
          </table:table-cell>
          <table:table-cell office:value-type="float" office:value="18.954">
            <text:p>18.954</text:p>
          </table:table-cell>
          <table:table-cell office:value-type="float" office:value="18.74">
            <text:p>18.74</text:p>
          </table:table-cell>
          <table:table-cell office:value-type="float" office:value="18.658">
            <text:p>18.658</text:p>
          </table:table-cell>
          <table:table-cell office:value-type="float" office:value="19.012">
            <text:p>19.012</text:p>
          </table:table-cell>
          <table:table-cell office:value-type="float" office:value="19.658">
            <text:p>19.658</text:p>
          </table:table-cell>
          <table:table-cell office:value-type="float" office:value="20.684">
            <text:p>20.684</text:p>
          </table:table-cell>
          <table:table-cell office:value-type="float" office:value="20.678">
            <text:p>20.678</text:p>
          </table:table-cell>
          <table:table-cell office:value-type="float" office:value="21.306">
            <text:p>21.306</text:p>
          </table:table-cell>
          <table:table-cell office:value-type="float" office:value="22.42">
            <text:p>22.42</text:p>
          </table:table-cell>
          <table:table-cell office:value-type="float" office:value="22.55">
            <text:p>22.55</text:p>
          </table:table-cell>
          <table:table-cell office:value-type="float" office:value="22.45">
            <text:p>22.45</text:p>
          </table:table-cell>
          <table:table-cell office:value-type="float" office:value="22.794">
            <text:p>22.794</text:p>
          </table:table-cell>
          <table:table-cell office:value-type="float" office:value="23.104">
            <text:p>23.104</text:p>
          </table:table-cell>
          <table:table-cell office:value-type="float" office:value="22.974">
            <text:p>22.974</text:p>
          </table:table-cell>
          <table:table-cell office:value-type="float" office:value="22.832">
            <text:p>22.832</text:p>
          </table:table-cell>
          <table:table-cell office:value-type="float" office:value="22.618">
            <text:p>22.618</text:p>
          </table:table-cell>
          <table:table-cell office:value-type="float" office:value="22.902">
            <text:p>22.902</text:p>
          </table:table-cell>
          <table:table-cell office:value-type="float" office:value="23.212">
            <text:p>23.212</text:p>
          </table:table-cell>
          <table:table-cell office:value-type="float" office:value="23.08">
            <text:p>23.08</text:p>
          </table:table-cell>
          <table:table-cell office:value-type="float" office:value="23.646">
            <text:p>23.646</text:p>
          </table:table-cell>
          <table:table-cell office:value-type="float" office:value="23.732">
            <text:p>23.732</text:p>
          </table:table-cell>
          <table:table-cell office:value-type="float" office:value="24.378">
            <text:p>24.378</text:p>
          </table:table-cell>
          <table:table-cell office:value-type="float" office:value="23.852">
            <text:p>23.852</text:p>
          </table:table-cell>
          <table:table-cell office:value-type="float" office:value="24.078">
            <text:p>24.078</text:p>
          </table:table-cell>
          <table:table-cell office:value-type="float" office:value="24.776">
            <text:p>24.776</text:p>
          </table:table-cell>
          <table:table-cell office:value-type="float" office:value="24.626">
            <text:p>24.626</text:p>
          </table:table-cell>
          <table:table-cell office:value-type="float" office:value="24.472">
            <text:p>24.472</text:p>
          </table:table-cell>
          <table:table-cell office:value-type="float" office:value="23.954">
            <text:p>23.954</text:p>
          </table:table-cell>
          <table:table-cell office:value-type="float" office:value="24.152">
            <text:p>24.152</text:p>
          </table:table-cell>
          <table:table-cell office:value-type="float" office:value="23.662">
            <text:p>23.662</text:p>
          </table:table-cell>
          <table:table-cell office:value-type="float" office:value="23.866">
            <text:p>23.866</text:p>
          </table:table-cell>
          <table:table-cell office:value-type="float" office:value="23.62">
            <text:p>23.62</text:p>
          </table:table-cell>
          <table:table-cell office:value-type="float" office:value="23.396">
            <text:p>23.396</text:p>
          </table:table-cell>
          <table:table-cell office:value-type="float" office:value="24">
            <text:p>24</text:p>
          </table:table-cell>
          <table:table-cell office:value-type="float" office:value="24.162">
            <text:p>24.162</text:p>
          </table:table-cell>
          <table:table-cell office:value-type="float" office:value="24.448">
            <text:p>24.44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8" office:value-type="float" office:value="0.6875">
            <text:p>0.6875</text:p>
          </table:table-cell>
          <table:table-cell table:number-columns-repeated="12" office:value-type="float" office:value="0.75">
            <text:p>0.75</text:p>
          </table:table-cell>
          <table:table-cell table:number-columns-repeated="5" office:value-type="float" office:value="0.8125">
            <text:p>0.8125</text:p>
          </table:table-cell>
          <table:table-cell table:number-columns-repeated="6" office:value-type="float" office:value="0.875">
            <text:p>0.875</text:p>
          </table:table-cell>
          <table:table-cell/>
          <table:table-cell office:value-type="float" office:value="34">
            <text:p>34</text:p>
          </table:table-cell>
          <table:table-cell office:value-type="float" office:value="17.898">
            <text:p>17.898</text:p>
          </table:table-cell>
          <table:table-cell office:value-type="float" office:value="17.13">
            <text:p>17.13</text:p>
          </table:table-cell>
          <table:table-cell office:value-type="float" office:value="17.236">
            <text:p>17.236</text:p>
          </table:table-cell>
          <table:table-cell office:value-type="float" office:value="16.878">
            <text:p>16.878</text:p>
          </table:table-cell>
          <table:table-cell office:value-type="float" office:value="16.776">
            <text:p>16.776</text:p>
          </table:table-cell>
          <table:table-cell office:value-type="float" office:value="17.154">
            <text:p>17.154</text:p>
          </table:table-cell>
          <table:table-cell office:value-type="float" office:value="16.586">
            <text:p>16.586</text:p>
          </table:table-cell>
          <table:table-cell office:value-type="float" office:value="15.722">
            <text:p>15.722</text:p>
          </table:table-cell>
          <table:table-cell office:value-type="float" office:value="16.384">
            <text:p>16.384</text:p>
          </table:table-cell>
          <table:table-cell office:value-type="float" office:value="16.214">
            <text:p>16.214</text:p>
          </table:table-cell>
          <table:table-cell office:value-type="float" office:value="15.414">
            <text:p>15.414</text:p>
          </table:table-cell>
          <table:table-cell office:value-type="float" office:value="15.668">
            <text:p>15.668</text:p>
          </table:table-cell>
          <table:table-cell office:value-type="float" office:value="16.382">
            <text:p>16.382</text:p>
          </table:table-cell>
          <table:table-cell office:value-type="float" office:value="15.53">
            <text:p>15.53</text:p>
          </table:table-cell>
          <table:table-cell office:value-type="float" office:value="16.256">
            <text:p>16.256</text:p>
          </table:table-cell>
          <table:table-cell office:value-type="float" office:value="16.5">
            <text:p>16.5</text:p>
          </table:table-cell>
          <table:table-cell office:value-type="float" office:value="17.1">
            <text:p>17.1</text:p>
          </table:table-cell>
          <table:table-cell office:value-type="float" office:value="16.954">
            <text:p>16.954</text:p>
          </table:table-cell>
          <table:table-cell office:value-type="float" office:value="15.606">
            <text:p>15.606</text:p>
          </table:table-cell>
          <table:table-cell office:value-type="float" office:value="17.072">
            <text:p>17.072</text:p>
          </table:table-cell>
          <table:table-cell office:value-type="float" office:value="17.902">
            <text:p>17.902</text:p>
          </table:table-cell>
          <table:table-cell office:value-type="float" office:value="17.928">
            <text:p>17.928</text:p>
          </table:table-cell>
          <table:table-cell office:value-type="float" office:value="16.916">
            <text:p>16.916</text:p>
          </table:table-cell>
          <table:table-cell office:value-type="float" office:value="16.6">
            <text:p>16.6</text:p>
          </table:table-cell>
          <table:table-cell office:value-type="float" office:value="17.372">
            <text:p>17.372</text:p>
          </table:table-cell>
          <table:table-cell office:value-type="float" office:value="18.46">
            <text:p>18.46</text:p>
          </table:table-cell>
          <table:table-cell office:value-type="float" office:value="18.882">
            <text:p>18.882</text:p>
          </table:table-cell>
          <table:table-cell office:value-type="float" office:value="19.23">
            <text:p>19.23</text:p>
          </table:table-cell>
          <table:table-cell office:value-type="float" office:value="19.964">
            <text:p>19.964</text:p>
          </table:table-cell>
          <table:table-cell office:value-type="float" office:value="20.09">
            <text:p>20.09</text:p>
          </table:table-cell>
          <table:table-cell office:value-type="float" office:value="21.418">
            <text:p>21.418</text:p>
          </table:table-cell>
          <table:table-cell office:value-type="float" office:value="22.452">
            <text:p>22.452</text:p>
          </table:table-cell>
          <table:table-cell office:value-type="float" office:value="23.536">
            <text:p>23.536</text:p>
          </table:table-cell>
          <table:table-cell office:value-type="float" office:value="24.412">
            <text:p>24.412</text:p>
          </table:table-cell>
          <table:table-cell office:value-type="float" office:value="23.536">
            <text:p>23.536</text:p>
          </table:table-cell>
          <table:table-cell office:value-type="float" office:value="24.156">
            <text:p>24.156</text:p>
          </table:table-cell>
          <table:table-cell office:value-type="float" office:value="24.712">
            <text:p>24.712</text:p>
          </table:table-cell>
          <table:table-cell office:value-type="float" office:value="25.34">
            <text:p>25.34</text:p>
          </table:table-cell>
          <table:table-cell office:value-type="float" office:value="24.76">
            <text:p>24.76</text:p>
          </table:table-cell>
          <table:table-cell office:value-type="float" office:value="25.738">
            <text:p>25.738</text:p>
          </table:table-cell>
          <table:table-cell office:value-type="float" office:value="26.132">
            <text:p>26.132</text:p>
          </table:table-cell>
          <table:table-cell office:value-type="float" office:value="26.656">
            <text:p>26.656</text:p>
          </table:table-cell>
          <table:table-cell office:value-type="float" office:value="28.228">
            <text:p>28.228</text:p>
          </table:table-cell>
          <table:table-cell office:value-type="float" office:value="29.556">
            <text:p>29.556</text:p>
          </table:table-cell>
          <table:table-cell office:value-type="float" office:value="30.38">
            <text:p>30.38</text:p>
          </table:table-cell>
          <table:table-cell office:value-type="float" office:value="30.728">
            <text:p>30.728</text:p>
          </table:table-cell>
          <table:table-cell office:value-type="float" office:value="31.752">
            <text:p>31.752</text:p>
          </table:table-cell>
          <table:table-cell office:value-type="float" office:value="30.002">
            <text:p>30.002</text:p>
          </table:table-cell>
          <table:table-cell office:value-type="float" office:value="31.292">
            <text:p>31.292</text:p>
          </table:table-cell>
          <table:table-cell office:value-type="float" office:value="33.232">
            <text:p>33.232</text:p>
          </table:table-cell>
          <table:table-cell office:value-type="float" office:value="33.688">
            <text:p>33.68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29" office:value-type="float" office:value="0.8125">
            <text:p>0.8125</text:p>
          </table:table-cell>
          <table:table-cell table:number-columns-repeated="20" office:value-type="float" office:value="0.875">
            <text:p>0.875</text:p>
          </table:table-cell>
          <table:table-cell/>
          <table:table-cell office:value-type="float" office:value="35">
            <text:p>35</text:p>
          </table:table-cell>
          <table:table-cell office:value-type="float" office:value="17.886">
            <text:p>17.886</text:p>
          </table:table-cell>
          <table:table-cell office:value-type="float" office:value="18.02">
            <text:p>18.02</text:p>
          </table:table-cell>
          <table:table-cell office:value-type="float" office:value="17.806">
            <text:p>17.806</text:p>
          </table:table-cell>
          <table:table-cell office:value-type="float" office:value="17.268">
            <text:p>17.268</text:p>
          </table:table-cell>
          <table:table-cell office:value-type="float" office:value="18.142">
            <text:p>18.142</text:p>
          </table:table-cell>
          <table:table-cell office:value-type="float" office:value="18.332">
            <text:p>18.332</text:p>
          </table:table-cell>
          <table:table-cell office:value-type="float" office:value="17.818">
            <text:p>17.818</text:p>
          </table:table-cell>
          <table:table-cell office:value-type="float" office:value="17.402">
            <text:p>17.402</text:p>
          </table:table-cell>
          <table:table-cell office:value-type="float" office:value="17.756">
            <text:p>17.756</text:p>
          </table:table-cell>
          <table:table-cell office:value-type="float" office:value="17.216">
            <text:p>17.216</text:p>
          </table:table-cell>
          <table:table-cell office:value-type="float" office:value="16.148">
            <text:p>16.148</text:p>
          </table:table-cell>
          <table:table-cell office:value-type="float" office:value="16.132">
            <text:p>16.132</text:p>
          </table:table-cell>
          <table:table-cell office:value-type="float" office:value="16.296">
            <text:p>16.296</text:p>
          </table:table-cell>
          <table:table-cell office:value-type="float" office:value="17.372">
            <text:p>17.372</text:p>
          </table:table-cell>
          <table:table-cell office:value-type="float" office:value="16.818">
            <text:p>16.818</text:p>
          </table:table-cell>
          <table:table-cell office:value-type="float" office:value="17.08">
            <text:p>17.08</text:p>
          </table:table-cell>
          <table:table-cell office:value-type="float" office:value="17.3">
            <text:p>17.3</text:p>
          </table:table-cell>
          <table:table-cell office:value-type="float" office:value="16.586">
            <text:p>16.586</text:p>
          </table:table-cell>
          <table:table-cell office:value-type="float" office:value="16.996">
            <text:p>16.996</text:p>
          </table:table-cell>
          <table:table-cell office:value-type="float" office:value="17.974">
            <text:p>17.974</text:p>
          </table:table-cell>
          <table:table-cell office:value-type="float" office:value="17.926">
            <text:p>17.926</text:p>
          </table:table-cell>
          <table:table-cell office:value-type="float" office:value="18.836">
            <text:p>18.836</text:p>
          </table:table-cell>
          <table:table-cell office:value-type="float" office:value="19.576">
            <text:p>19.576</text:p>
          </table:table-cell>
          <table:table-cell office:value-type="float" office:value="19.118">
            <text:p>19.118</text:p>
          </table:table-cell>
          <table:table-cell office:value-type="float" office:value="19.398">
            <text:p>19.398</text:p>
          </table:table-cell>
          <table:table-cell office:value-type="float" office:value="19.162">
            <text:p>19.162</text:p>
          </table:table-cell>
          <table:table-cell office:value-type="float" office:value="18.672">
            <text:p>18.672</text:p>
          </table:table-cell>
          <table:table-cell office:value-type="float" office:value="19.214">
            <text:p>19.214</text:p>
          </table:table-cell>
          <table:table-cell office:value-type="float" office:value="20.028">
            <text:p>20.028</text:p>
          </table:table-cell>
          <table:table-cell office:value-type="float" office:value="20.746">
            <text:p>20.746</text:p>
          </table:table-cell>
          <table:table-cell office:value-type="float" office:value="21.39">
            <text:p>21.39</text:p>
          </table:table-cell>
          <table:table-cell office:value-type="float" office:value="21.252">
            <text:p>21.252</text:p>
          </table:table-cell>
          <table:table-cell office:value-type="float" office:value="22.328">
            <text:p>22.328</text:p>
          </table:table-cell>
          <table:table-cell office:value-type="float" office:value="22.12">
            <text:p>22.12</text:p>
          </table:table-cell>
          <table:table-cell office:value-type="float" office:value="21.914">
            <text:p>21.914</text:p>
          </table:table-cell>
          <table:table-cell office:value-type="float" office:value="23.484">
            <text:p>23.484</text:p>
          </table:table-cell>
          <table:table-cell office:value-type="float" office:value="24.682">
            <text:p>24.682</text:p>
          </table:table-cell>
          <table:table-cell office:value-type="float" office:value="26.07">
            <text:p>26.07</text:p>
          </table:table-cell>
          <table:table-cell office:value-type="float" office:value="26.124">
            <text:p>26.124</text:p>
          </table:table-cell>
          <table:table-cell office:value-type="float" office:value="26.52">
            <text:p>26.52</text:p>
          </table:table-cell>
          <table:table-cell office:value-type="float" office:value="26.844">
            <text:p>26.844</text:p>
          </table:table-cell>
          <table:table-cell office:value-type="float" office:value="26.594">
            <text:p>26.594</text:p>
          </table:table-cell>
          <table:table-cell office:value-type="float" office:value="27.266">
            <text:p>27.266</text:p>
          </table:table-cell>
          <table:table-cell office:value-type="float" office:value="26.774">
            <text:p>26.774</text:p>
          </table:table-cell>
          <table:table-cell office:value-type="float" office:value="27.706">
            <text:p>27.706</text:p>
          </table:table-cell>
          <table:table-cell office:value-type="float" office:value="27.582">
            <text:p>27.582</text:p>
          </table:table-cell>
          <table:table-cell office:value-type="float" office:value="27.752">
            <text:p>27.752</text:p>
          </table:table-cell>
          <table:table-cell office:value-type="float" office:value="27.502">
            <text:p>27.502</text:p>
          </table:table-cell>
          <table:table-cell office:value-type="float" office:value="27.794">
            <text:p>27.794</text:p>
          </table:table-cell>
          <table:table-cell office:value-type="float" office:value="28.01">
            <text:p>28.01</text:p>
          </table:table-cell>
          <table:table-cell office:value-type="float" office:value="28.842">
            <text:p>28.84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1" office:value-type="float" office:value="0.6875">
            <text:p>0.6875</text:p>
          </table:table-cell>
          <table:table-cell table:number-columns-repeated="15" office:value-type="float" office:value="0.75">
            <text:p>0.75</text:p>
          </table:table-cell>
          <table:table-cell table:number-columns-repeated="15" office:value-type="float" office:value="0.8125">
            <text:p>0.8125</text:p>
          </table:table-cell>
          <table:table-cell/>
          <table:table-cell office:value-type="float" office:value="36">
            <text:p>36</text:p>
          </table:table-cell>
          <table:table-cell office:value-type="float" office:value="17.232">
            <text:p>17.232</text:p>
          </table:table-cell>
          <table:table-cell office:value-type="float" office:value="17.146">
            <text:p>17.146</text:p>
          </table:table-cell>
          <table:table-cell office:value-type="float" office:value="16.962">
            <text:p>16.962</text:p>
          </table:table-cell>
          <table:table-cell office:value-type="float" office:value="17.81">
            <text:p>17.81</text:p>
          </table:table-cell>
          <table:table-cell office:value-type="float" office:value="17.906">
            <text:p>17.906</text:p>
          </table:table-cell>
          <table:table-cell office:value-type="float" office:value="16.398">
            <text:p>16.398</text:p>
          </table:table-cell>
          <table:table-cell office:value-type="float" office:value="16.408">
            <text:p>16.408</text:p>
          </table:table-cell>
          <table:table-cell office:value-type="float" office:value="16.188">
            <text:p>16.188</text:p>
          </table:table-cell>
          <table:table-cell office:value-type="float" office:value="15.72">
            <text:p>15.72</text:p>
          </table:table-cell>
          <table:table-cell office:value-type="float" office:value="15.16">
            <text:p>15.16</text:p>
          </table:table-cell>
          <table:table-cell office:value-type="float" office:value="15.81">
            <text:p>15.81</text:p>
          </table:table-cell>
          <table:table-cell office:value-type="float" office:value="15.342">
            <text:p>15.342</text:p>
          </table:table-cell>
          <table:table-cell office:value-type="float" office:value="15.284">
            <text:p>15.284</text:p>
          </table:table-cell>
          <table:table-cell office:value-type="float" office:value="15.06">
            <text:p>15.06</text:p>
          </table:table-cell>
          <table:table-cell office:value-type="float" office:value="14.986">
            <text:p>14.986</text:p>
          </table:table-cell>
          <table:table-cell office:value-type="float" office:value="14.66">
            <text:p>14.66</text:p>
          </table:table-cell>
          <table:table-cell office:value-type="float" office:value="14.966">
            <text:p>14.966</text:p>
          </table:table-cell>
          <table:table-cell office:value-type="float" office:value="15.13">
            <text:p>15.13</text:p>
          </table:table-cell>
          <table:table-cell office:value-type="float" office:value="16.222">
            <text:p>16.222</text:p>
          </table:table-cell>
          <table:table-cell office:value-type="float" office:value="16.456">
            <text:p>16.456</text:p>
          </table:table-cell>
          <table:table-cell office:value-type="float" office:value="16.944">
            <text:p>16.944</text:p>
          </table:table-cell>
          <table:table-cell office:value-type="float" office:value="16.7">
            <text:p>16.7</text:p>
          </table:table-cell>
          <table:table-cell office:value-type="float" office:value="15.944">
            <text:p>15.944</text:p>
          </table:table-cell>
          <table:table-cell office:value-type="float" office:value="15.396">
            <text:p>15.396</text:p>
          </table:table-cell>
          <table:table-cell office:value-type="float" office:value="16.186">
            <text:p>16.186</text:p>
          </table:table-cell>
          <table:table-cell office:value-type="float" office:value="16.106">
            <text:p>16.106</text:p>
          </table:table-cell>
          <table:table-cell office:value-type="float" office:value="14.936">
            <text:p>14.936</text:p>
          </table:table-cell>
          <table:table-cell office:value-type="float" office:value="15.69">
            <text:p>15.69</text:p>
          </table:table-cell>
          <table:table-cell office:value-type="float" office:value="15.334">
            <text:p>15.334</text:p>
          </table:table-cell>
          <table:table-cell office:value-type="float" office:value="15.65">
            <text:p>15.65</text:p>
          </table:table-cell>
          <table:table-cell office:value-type="float" office:value="15.954">
            <text:p>15.954</text:p>
          </table:table-cell>
          <table:table-cell office:value-type="float" office:value="16.852">
            <text:p>16.852</text:p>
          </table:table-cell>
          <table:table-cell office:value-type="float" office:value="16.576">
            <text:p>16.576</text:p>
          </table:table-cell>
          <table:table-cell office:value-type="float" office:value="16.346">
            <text:p>16.346</text:p>
          </table:table-cell>
          <table:table-cell office:value-type="float" office:value="16.902">
            <text:p>16.902</text:p>
          </table:table-cell>
          <table:table-cell office:value-type="float" office:value="17.444">
            <text:p>17.444</text:p>
          </table:table-cell>
          <table:table-cell office:value-type="float" office:value="17.704">
            <text:p>17.704</text:p>
          </table:table-cell>
          <table:table-cell office:value-type="float" office:value="17.04">
            <text:p>17.04</text:p>
          </table:table-cell>
          <table:table-cell office:value-type="float" office:value="18.048">
            <text:p>18.048</text:p>
          </table:table-cell>
          <table:table-cell office:value-type="float" office:value="17.856">
            <text:p>17.856</text:p>
          </table:table-cell>
          <table:table-cell office:value-type="float" office:value="18.552">
            <text:p>18.552</text:p>
          </table:table-cell>
          <table:table-cell office:value-type="float" office:value="18.246">
            <text:p>18.246</text:p>
          </table:table-cell>
          <table:table-cell office:value-type="float" office:value="18.93">
            <text:p>18.93</text:p>
          </table:table-cell>
          <table:table-cell office:value-type="float" office:value="20.218">
            <text:p>20.218</text:p>
          </table:table-cell>
          <table:table-cell office:value-type="float" office:value="19.708">
            <text:p>19.708</text:p>
          </table:table-cell>
          <table:table-cell office:value-type="float" office:value="19.82">
            <text:p>19.82</text:p>
          </table:table-cell>
          <table:table-cell office:value-type="float" office:value="19.706">
            <text:p>19.706</text:p>
          </table:table-cell>
          <table:table-cell office:value-type="float" office:value="20.886">
            <text:p>20.886</text:p>
          </table:table-cell>
          <table:table-cell office:value-type="float" office:value="20.828">
            <text:p>20.828</text:p>
          </table:table-cell>
          <table:table-cell office:value-type="float" office:value="20.918">
            <text:p>20.918</text:p>
          </table:table-cell>
          <table:table-cell office:value-type="float" office:value="21.508">
            <text:p>21.50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.6875">
            <text:p>0.6875</text:p>
          </table:table-cell>
          <table:table-cell table:number-columns-repeated="5" office:value-type="float" office:value="0.75">
            <text:p>0.75</text:p>
          </table:table-cell>
          <table:table-cell table:number-columns-repeated="44" office:value-type="float" office:value="0.8125">
            <text:p>0.8125</text:p>
          </table:table-cell>
          <table:table-cell/>
          <table:table-cell office:value-type="float" office:value="37">
            <text:p>37</text:p>
          </table:table-cell>
          <table:table-cell office:value-type="float" office:value="17.82">
            <text:p>17.82</text:p>
          </table:table-cell>
          <table:table-cell office:value-type="float" office:value="18.366">
            <text:p>18.366</text:p>
          </table:table-cell>
          <table:table-cell office:value-type="float" office:value="17.734">
            <text:p>17.734</text:p>
          </table:table-cell>
          <table:table-cell office:value-type="float" office:value="18.708">
            <text:p>18.708</text:p>
          </table:table-cell>
          <table:table-cell office:value-type="float" office:value="18.264">
            <text:p>18.264</text:p>
          </table:table-cell>
          <table:table-cell office:value-type="float" office:value="18.37">
            <text:p>18.37</text:p>
          </table:table-cell>
          <table:table-cell office:value-type="float" office:value="18.53">
            <text:p>18.53</text:p>
          </table:table-cell>
          <table:table-cell office:value-type="float" office:value="18.544">
            <text:p>18.544</text:p>
          </table:table-cell>
          <table:table-cell office:value-type="float" office:value="18.172">
            <text:p>18.172</text:p>
          </table:table-cell>
          <table:table-cell office:value-type="float" office:value="17.916">
            <text:p>17.916</text:p>
          </table:table-cell>
          <table:table-cell office:value-type="float" office:value="18.058">
            <text:p>18.058</text:p>
          </table:table-cell>
          <table:table-cell office:value-type="float" office:value="18.312">
            <text:p>18.312</text:p>
          </table:table-cell>
          <table:table-cell office:value-type="float" office:value="19.262">
            <text:p>19.262</text:p>
          </table:table-cell>
          <table:table-cell office:value-type="float" office:value="19.584">
            <text:p>19.584</text:p>
          </table:table-cell>
          <table:table-cell office:value-type="float" office:value="20.088">
            <text:p>20.088</text:p>
          </table:table-cell>
          <table:table-cell office:value-type="float" office:value="20.496">
            <text:p>20.496</text:p>
          </table:table-cell>
          <table:table-cell office:value-type="float" office:value="20.282">
            <text:p>20.282</text:p>
          </table:table-cell>
          <table:table-cell office:value-type="float" office:value="21.114">
            <text:p>21.114</text:p>
          </table:table-cell>
          <table:table-cell office:value-type="float" office:value="21.3">
            <text:p>21.3</text:p>
          </table:table-cell>
          <table:table-cell office:value-type="float" office:value="20.69">
            <text:p>20.69</text:p>
          </table:table-cell>
          <table:table-cell office:value-type="float" office:value="21.862">
            <text:p>21.862</text:p>
          </table:table-cell>
          <table:table-cell office:value-type="float" office:value="21.626">
            <text:p>21.626</text:p>
          </table:table-cell>
          <table:table-cell office:value-type="float" office:value="21.982">
            <text:p>21.982</text:p>
          </table:table-cell>
          <table:table-cell office:value-type="float" office:value="23.2">
            <text:p>23.2</text:p>
          </table:table-cell>
          <table:table-cell office:value-type="float" office:value="24.16">
            <text:p>24.16</text:p>
          </table:table-cell>
          <table:table-cell office:value-type="float" office:value="24.674">
            <text:p>24.674</text:p>
          </table:table-cell>
          <table:table-cell office:value-type="float" office:value="25.042">
            <text:p>25.042</text:p>
          </table:table-cell>
          <table:table-cell office:value-type="float" office:value="25.356">
            <text:p>25.356</text:p>
          </table:table-cell>
          <table:table-cell office:value-type="float" office:value="26.242">
            <text:p>26.242</text:p>
          </table:table-cell>
          <table:table-cell office:value-type="float" office:value="26.642">
            <text:p>26.642</text:p>
          </table:table-cell>
          <table:table-cell office:value-type="float" office:value="26.528">
            <text:p>26.528</text:p>
          </table:table-cell>
          <table:table-cell office:value-type="float" office:value="28">
            <text:p>28</text:p>
          </table:table-cell>
          <table:table-cell office:value-type="float" office:value="28.526">
            <text:p>28.526</text:p>
          </table:table-cell>
          <table:table-cell office:value-type="float" office:value="29.322">
            <text:p>29.322</text:p>
          </table:table-cell>
          <table:table-cell office:value-type="float" office:value="29.484">
            <text:p>29.484</text:p>
          </table:table-cell>
          <table:table-cell office:value-type="float" office:value="30.268">
            <text:p>30.268</text:p>
          </table:table-cell>
          <table:table-cell office:value-type="float" office:value="30.7">
            <text:p>30.7</text:p>
          </table:table-cell>
          <table:table-cell office:value-type="float" office:value="30.26">
            <text:p>30.26</text:p>
          </table:table-cell>
          <table:table-cell office:value-type="float" office:value="30.288">
            <text:p>30.288</text:p>
          </table:table-cell>
          <table:table-cell office:value-type="float" office:value="29.708">
            <text:p>29.708</text:p>
          </table:table-cell>
          <table:table-cell office:value-type="float" office:value="30.644">
            <text:p>30.644</text:p>
          </table:table-cell>
          <table:table-cell office:value-type="float" office:value="29.79">
            <text:p>29.79</text:p>
          </table:table-cell>
          <table:table-cell office:value-type="float" office:value="28.606">
            <text:p>28.606</text:p>
          </table:table-cell>
          <table:table-cell office:value-type="float" office:value="28.368">
            <text:p>28.368</text:p>
          </table:table-cell>
          <table:table-cell office:value-type="float" office:value="28.356">
            <text:p>28.356</text:p>
          </table:table-cell>
          <table:table-cell office:value-type="float" office:value="28.218">
            <text:p>28.218</text:p>
          </table:table-cell>
          <table:table-cell office:value-type="float" office:value="28.054">
            <text:p>28.054</text:p>
          </table:table-cell>
          <table:table-cell office:value-type="float" office:value="28.62">
            <text:p>28.62</text:p>
          </table:table-cell>
          <table:table-cell office:value-type="float" office:value="28.886">
            <text:p>28.886</text:p>
          </table:table-cell>
          <table:table-cell office:value-type="float" office:value="29.39">
            <text:p>29.39</text:p>
          </table:table-cell>
          <table:table-cell office:value-type="float" office:value="28.868">
            <text:p>28.86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8" office:value-type="float" office:value="0.6875">
            <text:p>0.6875</text:p>
          </table:table-cell>
          <table:table-cell table:number-columns-repeated="43"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office:value-type="float" office:value="17.84">
            <text:p>17.84</text:p>
          </table:table-cell>
          <table:table-cell office:value-type="float" office:value="18.2">
            <text:p>18.2</text:p>
          </table:table-cell>
          <table:table-cell office:value-type="float" office:value="18.15">
            <text:p>18.15</text:p>
          </table:table-cell>
          <table:table-cell office:value-type="float" office:value="18.108">
            <text:p>18.108</text:p>
          </table:table-cell>
          <table:table-cell office:value-type="float" office:value="17.886">
            <text:p>17.886</text:p>
          </table:table-cell>
          <table:table-cell office:value-type="float" office:value="19.216">
            <text:p>19.216</text:p>
          </table:table-cell>
          <table:table-cell office:value-type="float" office:value="18.596">
            <text:p>18.596</text:p>
          </table:table-cell>
          <table:table-cell office:value-type="float" office:value="18.556">
            <text:p>18.556</text:p>
          </table:table-cell>
          <table:table-cell office:value-type="float" office:value="18.822">
            <text:p>18.822</text:p>
          </table:table-cell>
          <table:table-cell table:number-columns-repeated="42"/>
        </table:table-row>
        <table:table-row table:style-name="ro1">
          <table:table-cell office:value-type="float" office:value="39">
            <text:p>39</text:p>
          </table:table-cell>
          <table:table-cell table:number-columns-repeated="15" office:value-type="float" office:value="0.6875">
            <text:p>0.6875</text:p>
          </table:table-cell>
          <table:table-cell table:number-columns-repeated="6" office:value-type="float" office:value="0.75">
            <text:p>0.75</text:p>
          </table:table-cell>
          <table:table-cell table:number-columns-repeated="30" office:value-type="float" office:value="0.8125">
            <text:p>0.8125</text:p>
          </table:table-cell>
          <table:table-cell/>
          <table:table-cell office:value-type="float" office:value="39">
            <text:p>39</text:p>
          </table:table-cell>
          <table:table-cell office:value-type="float" office:value="17.372">
            <text:p>17.372</text:p>
          </table:table-cell>
          <table:table-cell office:value-type="float" office:value="17.374">
            <text:p>17.374</text:p>
          </table:table-cell>
          <table:table-cell office:value-type="float" office:value="17.87">
            <text:p>17.87</text:p>
          </table:table-cell>
          <table:table-cell office:value-type="float" office:value="17.11">
            <text:p>17.11</text:p>
          </table:table-cell>
          <table:table-cell office:value-type="float" office:value="17.304">
            <text:p>17.304</text:p>
          </table:table-cell>
          <table:table-cell office:value-type="float" office:value="17.146">
            <text:p>17.146</text:p>
          </table:table-cell>
          <table:table-cell office:value-type="float" office:value="17.328">
            <text:p>17.328</text:p>
          </table:table-cell>
          <table:table-cell office:value-type="float" office:value="18.288">
            <text:p>18.288</text:p>
          </table:table-cell>
          <table:table-cell office:value-type="float" office:value="19.01">
            <text:p>19.01</text:p>
          </table:table-cell>
          <table:table-cell office:value-type="float" office:value="19.714">
            <text:p>19.714</text:p>
          </table:table-cell>
          <table:table-cell office:value-type="float" office:value="20.368">
            <text:p>20.368</text:p>
          </table:table-cell>
          <table:table-cell office:value-type="float" office:value="20.242">
            <text:p>20.242</text:p>
          </table:table-cell>
          <table:table-cell office:value-type="float" office:value="20.274">
            <text:p>20.274</text:p>
          </table:table-cell>
          <table:table-cell office:value-type="float" office:value="20.962">
            <text:p>20.962</text:p>
          </table:table-cell>
          <table:table-cell office:value-type="float" office:value="21.68">
            <text:p>21.68</text:p>
          </table:table-cell>
          <table:table-cell office:value-type="float" office:value="22.33">
            <text:p>22.33</text:p>
          </table:table-cell>
          <table:table-cell office:value-type="float" office:value="23.638">
            <text:p>23.638</text:p>
          </table:table-cell>
          <table:table-cell office:value-type="float" office:value="24.776">
            <text:p>24.776</text:p>
          </table:table-cell>
          <table:table-cell office:value-type="float" office:value="26.01">
            <text:p>26.01</text:p>
          </table:table-cell>
          <table:table-cell office:value-type="float" office:value="24.59">
            <text:p>24.59</text:p>
          </table:table-cell>
          <table:table-cell office:value-type="float" office:value="25.686">
            <text:p>25.686</text:p>
          </table:table-cell>
          <table:table-cell office:value-type="float" office:value="24.582">
            <text:p>24.582</text:p>
          </table:table-cell>
          <table:table-cell office:value-type="float" office:value="24.69">
            <text:p>24.69</text:p>
          </table:table-cell>
          <table:table-cell office:value-type="float" office:value="25.71">
            <text:p>25.71</text:p>
          </table:table-cell>
          <table:table-cell office:value-type="float" office:value="26.45">
            <text:p>26.45</text:p>
          </table:table-cell>
          <table:table-cell office:value-type="float" office:value="26.112">
            <text:p>26.112</text:p>
          </table:table-cell>
          <table:table-cell office:value-type="float" office:value="27.224">
            <text:p>27.224</text:p>
          </table:table-cell>
          <table:table-cell office:value-type="float" office:value="27.476">
            <text:p>27.476</text:p>
          </table:table-cell>
          <table:table-cell office:value-type="float" office:value="30.438">
            <text:p>30.438</text:p>
          </table:table-cell>
          <table:table-cell office:value-type="float" office:value="28.788">
            <text:p>28.788</text:p>
          </table:table-cell>
          <table:table-cell office:value-type="float" office:value="29.204">
            <text:p>29.204</text:p>
          </table:table-cell>
          <table:table-cell office:value-type="float" office:value="29.084">
            <text:p>29.084</text:p>
          </table:table-cell>
          <table:table-cell office:value-type="float" office:value="30.594">
            <text:p>30.594</text:p>
          </table:table-cell>
          <table:table-cell office:value-type="float" office:value="32.852">
            <text:p>32.852</text:p>
          </table:table-cell>
          <table:table-cell office:value-type="float" office:value="33.294">
            <text:p>33.294</text:p>
          </table:table-cell>
          <table:table-cell office:value-type="float" office:value="34.15">
            <text:p>34.15</text:p>
          </table:table-cell>
          <table:table-cell office:value-type="float" office:value="34.578">
            <text:p>34.578</text:p>
          </table:table-cell>
          <table:table-cell office:value-type="float" office:value="35.5">
            <text:p>35.5</text:p>
          </table:table-cell>
          <table:table-cell office:value-type="float" office:value="37.538">
            <text:p>37.538</text:p>
          </table:table-cell>
          <table:table-cell office:value-type="float" office:value="39.466">
            <text:p>39.466</text:p>
          </table:table-cell>
          <table:table-cell office:value-type="float" office:value="40.032">
            <text:p>40.032</text:p>
          </table:table-cell>
          <table:table-cell office:value-type="float" office:value="38.762">
            <text:p>38.762</text:p>
          </table:table-cell>
          <table:table-cell office:value-type="float" office:value="41.89">
            <text:p>41.89</text:p>
          </table:table-cell>
          <table:table-cell office:value-type="float" office:value="44.842">
            <text:p>44.842</text:p>
          </table:table-cell>
          <table:table-cell office:value-type="float" office:value="47.786">
            <text:p>47.786</text:p>
          </table:table-cell>
          <table:table-cell office:value-type="float" office:value="51.142">
            <text:p>51.142</text:p>
          </table:table-cell>
          <table:table-cell office:value-type="float" office:value="50.174">
            <text:p>50.174</text:p>
          </table:table-cell>
          <table:table-cell office:value-type="float" office:value="53.17">
            <text:p>53.17</text:p>
          </table:table-cell>
          <table:table-cell office:value-type="float" office:value="59.238">
            <text:p>59.238</text:p>
          </table:table-cell>
          <table:table-cell office:value-type="float" office:value="60.444">
            <text:p>60.444</text:p>
          </table:table-cell>
          <table:table-cell office:value-type="float" office:value="61.532">
            <text:p>61.53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10" office:value-type="float" office:value="0.6875">
            <text:p>0.6875</text:p>
          </table:table-cell>
          <table:table-cell table:number-columns-repeated="10"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3" office:value-type="float" office:value="0.875">
            <text:p>0.875</text:p>
          </table:table-cell>
          <table:table-cell table:number-columns-repeated="26"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office:value-type="float" office:value="17.83">
            <text:p>17.83</text:p>
          </table:table-cell>
          <table:table-cell office:value-type="float" office:value="18.416">
            <text:p>18.416</text:p>
          </table:table-cell>
          <table:table-cell office:value-type="float" office:value="18.414">
            <text:p>18.414</text:p>
          </table:table-cell>
          <table:table-cell office:value-type="float" office:value="17.912">
            <text:p>17.912</text:p>
          </table:table-cell>
          <table:table-cell office:value-type="float" office:value="17.936">
            <text:p>17.936</text:p>
          </table:table-cell>
          <table:table-cell office:value-type="float" office:value="17.814">
            <text:p>17.814</text:p>
          </table:table-cell>
          <table:table-cell office:value-type="float" office:value="17.444">
            <text:p>17.444</text:p>
          </table:table-cell>
          <table:table-cell office:value-type="float" office:value="17.34">
            <text:p>17.34</text:p>
          </table:table-cell>
          <table:table-cell office:value-type="float" office:value="18.124">
            <text:p>18.124</text:p>
          </table:table-cell>
          <table:table-cell office:value-type="float" office:value="18.072">
            <text:p>18.072</text:p>
          </table:table-cell>
          <table:table-cell office:value-type="float" office:value="19.306">
            <text:p>19.306</text:p>
          </table:table-cell>
          <table:table-cell office:value-type="float" office:value="19.31">
            <text:p>19.31</text:p>
          </table:table-cell>
          <table:table-cell office:value-type="float" office:value="18.77">
            <text:p>18.77</text:p>
          </table:table-cell>
          <table:table-cell office:value-type="float" office:value="19.41">
            <text:p>19.41</text:p>
          </table:table-cell>
          <table:table-cell office:value-type="float" office:value="19.97">
            <text:p>19.97</text:p>
          </table:table-cell>
          <table:table-cell office:value-type="float" office:value="19.616">
            <text:p>19.616</text:p>
          </table:table-cell>
          <table:table-cell office:value-type="float" office:value="20.13">
            <text:p>20.13</text:p>
          </table:table-cell>
          <table:table-cell office:value-type="float" office:value="20.528">
            <text:p>20.528</text:p>
          </table:table-cell>
          <table:table-cell office:value-type="float" office:value="21.472">
            <text:p>21.472</text:p>
          </table:table-cell>
          <table:table-cell office:value-type="float" office:value="22.132">
            <text:p>22.132</text:p>
          </table:table-cell>
          <table:table-cell office:value-type="float" office:value="23.106">
            <text:p>23.106</text:p>
          </table:table-cell>
          <table:table-cell office:value-type="float" office:value="23.924">
            <text:p>23.924</text:p>
          </table:table-cell>
          <table:table-cell office:value-type="float" office:value="23.2">
            <text:p>23.2</text:p>
          </table:table-cell>
          <table:table-cell office:value-type="float" office:value="23.48">
            <text:p>23.48</text:p>
          </table:table-cell>
          <table:table-cell office:value-type="float" office:value="25.104">
            <text:p>25.104</text:p>
          </table:table-cell>
          <table:table-cell office:value-type="float" office:value="25.234">
            <text:p>25.234</text:p>
          </table:table-cell>
          <table:table-cell table:number-columns-repeated="25"/>
        </table:table-row>
        <table:table-row table:style-name="ro1">
          <table:table-cell office:value-type="float" office:value="41">
            <text:p>41</text:p>
          </table:table-cell>
          <table:table-cell table:number-columns-repeated="26" office:value-type="float" office:value="0.6875">
            <text:p>0.6875</text:p>
          </table:table-cell>
          <table:table-cell table:number-columns-repeated="14" office:value-type="float" office:value="0.75">
            <text:p>0.75</text:p>
          </table:table-cell>
          <table:table-cell table:number-columns-repeated="11" office:value-type="float" office:value="0.8125">
            <text:p>0.8125</text:p>
          </table:table-cell>
          <table:table-cell/>
          <table:table-cell office:value-type="float" office:value="41">
            <text:p>41</text:p>
          </table:table-cell>
          <table:table-cell office:value-type="float" office:value="17.504">
            <text:p>17.504</text:p>
          </table:table-cell>
          <table:table-cell office:value-type="float" office:value="17.28">
            <text:p>17.28</text:p>
          </table:table-cell>
          <table:table-cell office:value-type="float" office:value="17.912">
            <text:p>17.912</text:p>
          </table:table-cell>
          <table:table-cell office:value-type="float" office:value="16.822">
            <text:p>16.822</text:p>
          </table:table-cell>
          <table:table-cell office:value-type="float" office:value="16.608">
            <text:p>16.608</text:p>
          </table:table-cell>
          <table:table-cell office:value-type="float" office:value="16.622">
            <text:p>16.622</text:p>
          </table:table-cell>
          <table:table-cell office:value-type="float" office:value="16.882">
            <text:p>16.882</text:p>
          </table:table-cell>
          <table:table-cell office:value-type="float" office:value="16.76">
            <text:p>16.76</text:p>
          </table:table-cell>
          <table:table-cell office:value-type="float" office:value="16.418">
            <text:p>16.418</text:p>
          </table:table-cell>
          <table:table-cell office:value-type="float" office:value="16.888">
            <text:p>16.888</text:p>
          </table:table-cell>
          <table:table-cell office:value-type="float" office:value="17.352">
            <text:p>17.352</text:p>
          </table:table-cell>
          <table:table-cell office:value-type="float" office:value="18.006">
            <text:p>18.006</text:p>
          </table:table-cell>
          <table:table-cell office:value-type="float" office:value="18.494">
            <text:p>18.494</text:p>
          </table:table-cell>
          <table:table-cell office:value-type="float" office:value="18.622">
            <text:p>18.622</text:p>
          </table:table-cell>
          <table:table-cell office:value-type="float" office:value="19.014">
            <text:p>19.014</text:p>
          </table:table-cell>
          <table:table-cell office:value-type="float" office:value="19.23">
            <text:p>19.23</text:p>
          </table:table-cell>
          <table:table-cell office:value-type="float" office:value="19.814">
            <text:p>19.814</text:p>
          </table:table-cell>
          <table:table-cell office:value-type="float" office:value="20.292">
            <text:p>20.292</text:p>
          </table:table-cell>
          <table:table-cell office:value-type="float" office:value="19.448">
            <text:p>19.448</text:p>
          </table:table-cell>
          <table:table-cell office:value-type="float" office:value="18.98">
            <text:p>18.98</text:p>
          </table:table-cell>
          <table:table-cell office:value-type="float" office:value="18.91">
            <text:p>18.91</text:p>
          </table:table-cell>
          <table:table-cell office:value-type="float" office:value="18.396">
            <text:p>18.396</text:p>
          </table:table-cell>
          <table:table-cell office:value-type="float" office:value="19.202">
            <text:p>19.202</text:p>
          </table:table-cell>
          <table:table-cell office:value-type="float" office:value="19.074">
            <text:p>19.074</text:p>
          </table:table-cell>
          <table:table-cell office:value-type="float" office:value="19.526">
            <text:p>19.526</text:p>
          </table:table-cell>
          <table:table-cell office:value-type="float" office:value="20.118">
            <text:p>20.118</text:p>
          </table:table-cell>
          <table:table-cell office:value-type="float" office:value="20.4">
            <text:p>20.4</text:p>
          </table:table-cell>
          <table:table-cell office:value-type="float" office:value="21.39">
            <text:p>21.39</text:p>
          </table:table-cell>
          <table:table-cell office:value-type="float" office:value="22.68">
            <text:p>22.68</text:p>
          </table:table-cell>
          <table:table-cell office:value-type="float" office:value="22.876">
            <text:p>22.876</text:p>
          </table:table-cell>
          <table:table-cell office:value-type="float" office:value="22.998">
            <text:p>22.998</text:p>
          </table:table-cell>
          <table:table-cell office:value-type="float" office:value="22.454">
            <text:p>22.454</text:p>
          </table:table-cell>
          <table:table-cell office:value-type="float" office:value="22.108">
            <text:p>22.108</text:p>
          </table:table-cell>
          <table:table-cell office:value-type="float" office:value="21.534">
            <text:p>21.534</text:p>
          </table:table-cell>
          <table:table-cell office:value-type="float" office:value="22.084">
            <text:p>22.084</text:p>
          </table:table-cell>
          <table:table-cell office:value-type="float" office:value="22.726">
            <text:p>22.726</text:p>
          </table:table-cell>
          <table:table-cell office:value-type="float" office:value="23.19">
            <text:p>23.19</text:p>
          </table:table-cell>
          <table:table-cell office:value-type="float" office:value="21.888">
            <text:p>21.888</text:p>
          </table:table-cell>
          <table:table-cell office:value-type="float" office:value="22.778">
            <text:p>22.778</text:p>
          </table:table-cell>
          <table:table-cell office:value-type="float" office:value="23.436">
            <text:p>23.436</text:p>
          </table:table-cell>
          <table:table-cell office:value-type="float" office:value="23.998">
            <text:p>23.998</text:p>
          </table:table-cell>
          <table:table-cell office:value-type="float" office:value="25.544">
            <text:p>25.544</text:p>
          </table:table-cell>
          <table:table-cell office:value-type="float" office:value="25.096">
            <text:p>25.096</text:p>
          </table:table-cell>
          <table:table-cell office:value-type="float" office:value="26.67">
            <text:p>26.67</text:p>
          </table:table-cell>
          <table:table-cell office:value-type="float" office:value="26.84">
            <text:p>26.84</text:p>
          </table:table-cell>
          <table:table-cell office:value-type="float" office:value="26.512">
            <text:p>26.512</text:p>
          </table:table-cell>
          <table:table-cell office:value-type="float" office:value="26.962">
            <text:p>26.962</text:p>
          </table:table-cell>
          <table:table-cell office:value-type="float" office:value="26.802">
            <text:p>26.802</text:p>
          </table:table-cell>
          <table:table-cell office:value-type="float" office:value="26.516">
            <text:p>26.516</text:p>
          </table:table-cell>
          <table:table-cell office:value-type="float" office:value="26.53">
            <text:p>26.53</text:p>
          </table:table-cell>
          <table:table-cell office:value-type="float" office:value="25.484">
            <text:p>25.48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9" office:value-type="float" office:value="0.6875">
            <text:p>0.6875</text:p>
          </table:table-cell>
          <table:table-cell table:number-columns-repeated="12" office:value-type="float" office:value="0.875">
            <text:p>0.875</text:p>
          </table:table-cell>
          <table:table-cell/>
          <table:table-cell office:value-type="float" office:value="42">
            <text:p>42</text:p>
          </table:table-cell>
          <table:table-cell office:value-type="float" office:value="16.708">
            <text:p>16.708</text:p>
          </table:table-cell>
          <table:table-cell office:value-type="float" office:value="16.332">
            <text:p>16.332</text:p>
          </table:table-cell>
          <table:table-cell office:value-type="float" office:value="16.202">
            <text:p>16.202</text:p>
          </table:table-cell>
          <table:table-cell office:value-type="float" office:value="15.834">
            <text:p>15.834</text:p>
          </table:table-cell>
          <table:table-cell office:value-type="float" office:value="15.162">
            <text:p>15.162</text:p>
          </table:table-cell>
          <table:table-cell office:value-type="float" office:value="15.112">
            <text:p>15.112</text:p>
          </table:table-cell>
          <table:table-cell office:value-type="float" office:value="15.264">
            <text:p>15.264</text:p>
          </table:table-cell>
          <table:table-cell office:value-type="float" office:value="15.074">
            <text:p>15.074</text:p>
          </table:table-cell>
          <table:table-cell office:value-type="float" office:value="14.912">
            <text:p>14.912</text:p>
          </table:table-cell>
          <table:table-cell office:value-type="float" office:value="15.082">
            <text:p>15.082</text:p>
          </table:table-cell>
          <table:table-cell office:value-type="float" office:value="14.764">
            <text:p>14.764</text:p>
          </table:table-cell>
          <table:table-cell office:value-type="float" office:value="14.576">
            <text:p>14.576</text:p>
          </table:table-cell>
          <table:table-cell office:value-type="float" office:value="14.776">
            <text:p>14.776</text:p>
          </table:table-cell>
          <table:table-cell office:value-type="float" office:value="14.518">
            <text:p>14.518</text:p>
          </table:table-cell>
          <table:table-cell office:value-type="float" office:value="14.218">
            <text:p>14.218</text:p>
          </table:table-cell>
          <table:table-cell office:value-type="float" office:value="14.02">
            <text:p>14.02</text:p>
          </table:table-cell>
          <table:table-cell office:value-type="float" office:value="13.948">
            <text:p>13.948</text:p>
          </table:table-cell>
          <table:table-cell office:value-type="float" office:value="13.762">
            <text:p>13.762</text:p>
          </table:table-cell>
          <table:table-cell office:value-type="float" office:value="12.774">
            <text:p>12.774</text:p>
          </table:table-cell>
          <table:table-cell office:value-type="float" office:value="12.7">
            <text:p>12.7</text:p>
          </table:table-cell>
          <table:table-cell office:value-type="float" office:value="12.914">
            <text:p>12.914</text:p>
          </table:table-cell>
          <table:table-cell office:value-type="float" office:value="12.752">
            <text:p>12.752</text:p>
          </table:table-cell>
          <table:table-cell office:value-type="float" office:value="13.33">
            <text:p>13.33</text:p>
          </table:table-cell>
          <table:table-cell office:value-type="float" office:value="13.068">
            <text:p>13.068</text:p>
          </table:table-cell>
          <table:table-cell office:value-type="float" office:value="13.226">
            <text:p>13.226</text:p>
          </table:table-cell>
          <table:table-cell office:value-type="float" office:value="13.056">
            <text:p>13.056</text:p>
          </table:table-cell>
          <table:table-cell office:value-type="float" office:value="12.736">
            <text:p>12.736</text:p>
          </table:table-cell>
          <table:table-cell office:value-type="float" office:value="12.726">
            <text:p>12.726</text:p>
          </table:table-cell>
          <table:table-cell office:value-type="float" office:value="13.2">
            <text:p>13.2</text:p>
          </table:table-cell>
          <table:table-cell office:value-type="float" office:value="13.84">
            <text:p>13.84</text:p>
          </table:table-cell>
          <table:table-cell office:value-type="float" office:value="14.254">
            <text:p>14.254</text:p>
          </table:table-cell>
          <table:table-cell office:value-type="float" office:value="14.594">
            <text:p>14.594</text:p>
          </table:table-cell>
          <table:table-cell office:value-type="float" office:value="14.25">
            <text:p>14.25</text:p>
          </table:table-cell>
          <table:table-cell office:value-type="float" office:value="14.16">
            <text:p>14.16</text:p>
          </table:table-cell>
          <table:table-cell office:value-type="float" office:value="13.834">
            <text:p>13.834</text:p>
          </table:table-cell>
          <table:table-cell office:value-type="float" office:value="13.336">
            <text:p>13.336</text:p>
          </table:table-cell>
          <table:table-cell office:value-type="float" office:value="13.348">
            <text:p>13.348</text:p>
          </table:table-cell>
          <table:table-cell office:value-type="float" office:value="13.546">
            <text:p>13.546</text:p>
          </table:table-cell>
          <table:table-cell office:value-type="float" office:value="13.616">
            <text:p>13.616</text:p>
          </table:table-cell>
          <table:table-cell office:value-type="float" office:value="12.89">
            <text:p>12.89</text:p>
          </table:table-cell>
          <table:table-cell office:value-type="float" office:value="13.218">
            <text:p>13.218</text:p>
          </table:table-cell>
          <table:table-cell office:value-type="float" office:value="13.088">
            <text:p>13.088</text:p>
          </table:table-cell>
          <table:table-cell office:value-type="float" office:value="13.138">
            <text:p>13.138</text:p>
          </table:table-cell>
          <table:table-cell office:value-type="float" office:value="13.462">
            <text:p>13.462</text:p>
          </table:table-cell>
          <table:table-cell office:value-type="float" office:value="13.858">
            <text:p>13.858</text:p>
          </table:table-cell>
          <table:table-cell office:value-type="float" office:value="13.496">
            <text:p>13.496</text:p>
          </table:table-cell>
          <table:table-cell office:value-type="float" office:value="13.784">
            <text:p>13.784</text:p>
          </table:table-cell>
          <table:table-cell office:value-type="float" office:value="13.566">
            <text:p>13.566</text:p>
          </table:table-cell>
          <table:table-cell office:value-type="float" office:value="13.422">
            <text:p>13.422</text:p>
          </table:table-cell>
          <table:table-cell office:value-type="float" office:value="13.202">
            <text:p>13.202</text:p>
          </table:table-cell>
          <table:table-cell office:value-type="float" office:value="13.258">
            <text:p>13.25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7" office:value-type="float" office:value="0.6875">
            <text:p>0.6875</text:p>
          </table:table-cell>
          <table:table-cell table:number-columns-repeated="10" office:value-type="float" office:value="0.75">
            <text:p>0.75</text:p>
          </table:table-cell>
          <table:table-cell table:number-columns-repeated="14" office:value-type="float" office:value="0.9375">
            <text:p>0.9375</text:p>
          </table:table-cell>
          <table:table-cell/>
          <table:table-cell office:value-type="float" office:value="43">
            <text:p>43</text:p>
          </table:table-cell>
          <table:table-cell office:value-type="float" office:value="17.59">
            <text:p>17.59</text:p>
          </table:table-cell>
          <table:table-cell office:value-type="float" office:value="18.516">
            <text:p>18.516</text:p>
          </table:table-cell>
          <table:table-cell office:value-type="float" office:value="18.536">
            <text:p>18.536</text:p>
          </table:table-cell>
          <table:table-cell office:value-type="float" office:value="18.448">
            <text:p>18.448</text:p>
          </table:table-cell>
          <table:table-cell office:value-type="float" office:value="18.304">
            <text:p>18.304</text:p>
          </table:table-cell>
          <table:table-cell office:value-type="float" office:value="18.008">
            <text:p>18.008</text:p>
          </table:table-cell>
          <table:table-cell office:value-type="float" office:value="18.868">
            <text:p>18.868</text:p>
          </table:table-cell>
          <table:table-cell office:value-type="float" office:value="18.302">
            <text:p>18.302</text:p>
          </table:table-cell>
          <table:table-cell office:value-type="float" office:value="17.942">
            <text:p>17.942</text:p>
          </table:table-cell>
          <table:table-cell office:value-type="float" office:value="17.812">
            <text:p>17.812</text:p>
          </table:table-cell>
          <table:table-cell office:value-type="float" office:value="18.322">
            <text:p>18.322</text:p>
          </table:table-cell>
          <table:table-cell office:value-type="float" office:value="18.724">
            <text:p>18.724</text:p>
          </table:table-cell>
          <table:table-cell office:value-type="float" office:value="19.786">
            <text:p>19.786</text:p>
          </table:table-cell>
          <table:table-cell office:value-type="float" office:value="19.97">
            <text:p>19.97</text:p>
          </table:table-cell>
          <table:table-cell office:value-type="float" office:value="20.07">
            <text:p>20.07</text:p>
          </table:table-cell>
          <table:table-cell office:value-type="float" office:value="20.522">
            <text:p>20.522</text:p>
          </table:table-cell>
          <table:table-cell office:value-type="float" office:value="20.664">
            <text:p>20.664</text:p>
          </table:table-cell>
          <table:table-cell office:value-type="float" office:value="20.59">
            <text:p>20.59</text:p>
          </table:table-cell>
          <table:table-cell office:value-type="float" office:value="20.714">
            <text:p>20.714</text:p>
          </table:table-cell>
          <table:table-cell office:value-type="float" office:value="20.07">
            <text:p>20.07</text:p>
          </table:table-cell>
          <table:table-cell office:value-type="float" office:value="19.374">
            <text:p>19.374</text:p>
          </table:table-cell>
          <table:table-cell office:value-type="float" office:value="19.302">
            <text:p>19.302</text:p>
          </table:table-cell>
          <table:table-cell office:value-type="float" office:value="19.624">
            <text:p>19.624</text:p>
          </table:table-cell>
          <table:table-cell office:value-type="float" office:value="19.924">
            <text:p>19.924</text:p>
          </table:table-cell>
          <table:table-cell office:value-type="float" office:value="19.88">
            <text:p>19.88</text:p>
          </table:table-cell>
          <table:table-cell office:value-type="float" office:value="19.406">
            <text:p>19.406</text:p>
          </table:table-cell>
          <table:table-cell office:value-type="float" office:value="18.896">
            <text:p>18.896</text:p>
          </table:table-cell>
          <table:table-cell office:value-type="float" office:value="20.602">
            <text:p>20.602</text:p>
          </table:table-cell>
          <table:table-cell office:value-type="float" office:value="20.682">
            <text:p>20.682</text:p>
          </table:table-cell>
          <table:table-cell office:value-type="float" office:value="20.75">
            <text:p>20.75</text:p>
          </table:table-cell>
          <table:table-cell office:value-type="float" office:value="21.324">
            <text:p>21.324</text:p>
          </table:table-cell>
          <table:table-cell office:value-type="float" office:value="21.102">
            <text:p>21.102</text:p>
          </table:table-cell>
          <table:table-cell office:value-type="float" office:value="20.628">
            <text:p>20.628</text:p>
          </table:table-cell>
          <table:table-cell office:value-type="float" office:value="20.754">
            <text:p>20.754</text:p>
          </table:table-cell>
          <table:table-cell office:value-type="float" office:value="22.152">
            <text:p>22.152</text:p>
          </table:table-cell>
          <table:table-cell office:value-type="float" office:value="22.902">
            <text:p>22.902</text:p>
          </table:table-cell>
          <table:table-cell office:value-type="float" office:value="24.038">
            <text:p>24.038</text:p>
          </table:table-cell>
          <table:table-cell office:value-type="float" office:value="24.506">
            <text:p>24.506</text:p>
          </table:table-cell>
          <table:table-cell office:value-type="float" office:value="24.792">
            <text:p>24.792</text:p>
          </table:table-cell>
          <table:table-cell office:value-type="float" office:value="27.21">
            <text:p>27.21</text:p>
          </table:table-cell>
          <table:table-cell office:value-type="float" office:value="28.862">
            <text:p>28.862</text:p>
          </table:table-cell>
          <table:table-cell office:value-type="float" office:value="32.812">
            <text:p>32.812</text:p>
          </table:table-cell>
          <table:table-cell office:value-type="float" office:value="33.994">
            <text:p>33.994</text:p>
          </table:table-cell>
          <table:table-cell office:value-type="float" office:value="36.326">
            <text:p>36.326</text:p>
          </table:table-cell>
          <table:table-cell office:value-type="float" office:value="38.226">
            <text:p>38.226</text:p>
          </table:table-cell>
          <table:table-cell office:value-type="float" office:value="41.074">
            <text:p>41.074</text:p>
          </table:table-cell>
          <table:table-cell office:value-type="float" office:value="42.632">
            <text:p>42.632</text:p>
          </table:table-cell>
          <table:table-cell office:value-type="float" office:value="47.48">
            <text:p>47.48</text:p>
          </table:table-cell>
          <table:table-cell office:value-type="float" office:value="49.828">
            <text:p>49.828</text:p>
          </table:table-cell>
          <table:table-cell office:value-type="float" office:value="52.134">
            <text:p>52.134</text:p>
          </table:table-cell>
          <table:table-cell office:value-type="float" office:value="52.898">
            <text:p>52.89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8"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9" office:value-type="float" office:value="0.8125">
            <text:p>0.8125</text:p>
          </table:table-cell>
          <table:table-cell table:number-columns-repeated="12" office:value-type="float" office:value="0.875">
            <text:p>0.875</text:p>
          </table:table-cell>
          <table:table-cell/>
          <table:table-cell office:value-type="float" office:value="44">
            <text:p>44</text:p>
          </table:table-cell>
          <table:table-cell office:value-type="float" office:value="17.658">
            <text:p>17.658</text:p>
          </table:table-cell>
          <table:table-cell office:value-type="float" office:value="17.312">
            <text:p>17.312</text:p>
          </table:table-cell>
          <table:table-cell office:value-type="float" office:value="17.856">
            <text:p>17.856</text:p>
          </table:table-cell>
          <table:table-cell office:value-type="float" office:value="17.718">
            <text:p>17.718</text:p>
          </table:table-cell>
          <table:table-cell office:value-type="float" office:value="17.546">
            <text:p>17.546</text:p>
          </table:table-cell>
          <table:table-cell office:value-type="float" office:value="17.106">
            <text:p>17.106</text:p>
          </table:table-cell>
          <table:table-cell office:value-type="float" office:value="16.67">
            <text:p>16.67</text:p>
          </table:table-cell>
          <table:table-cell office:value-type="float" office:value="15.942">
            <text:p>15.942</text:p>
          </table:table-cell>
          <table:table-cell office:value-type="float" office:value="15.392">
            <text:p>15.392</text:p>
          </table:table-cell>
          <table:table-cell office:value-type="float" office:value="14.93">
            <text:p>14.93</text:p>
          </table:table-cell>
          <table:table-cell office:value-type="float" office:value="14.718">
            <text:p>14.718</text:p>
          </table:table-cell>
          <table:table-cell office:value-type="float" office:value="14.988">
            <text:p>14.988</text:p>
          </table:table-cell>
          <table:table-cell office:value-type="float" office:value="14.4">
            <text:p>14.4</text:p>
          </table:table-cell>
          <table:table-cell office:value-type="float" office:value="14.404">
            <text:p>14.404</text:p>
          </table:table-cell>
          <table:table-cell office:value-type="float" office:value="14.344">
            <text:p>14.344</text:p>
          </table:table-cell>
          <table:table-cell office:value-type="float" office:value="14.566">
            <text:p>14.566</text:p>
          </table:table-cell>
          <table:table-cell office:value-type="float" office:value="14.738">
            <text:p>14.738</text:p>
          </table:table-cell>
          <table:table-cell office:value-type="float" office:value="14.868">
            <text:p>14.868</text:p>
          </table:table-cell>
          <table:table-cell office:value-type="float" office:value="14.408">
            <text:p>14.408</text:p>
          </table:table-cell>
          <table:table-cell office:value-type="float" office:value="14.56">
            <text:p>14.56</text:p>
          </table:table-cell>
          <table:table-cell office:value-type="float" office:value="14.838">
            <text:p>14.838</text:p>
          </table:table-cell>
          <table:table-cell office:value-type="float" office:value="14.674">
            <text:p>14.674</text:p>
          </table:table-cell>
          <table:table-cell office:value-type="float" office:value="15.988">
            <text:p>15.988</text:p>
          </table:table-cell>
          <table:table-cell office:value-type="float" office:value="15.556">
            <text:p>15.556</text:p>
          </table:table-cell>
          <table:table-cell office:value-type="float" office:value="15.436">
            <text:p>15.436</text:p>
          </table:table-cell>
          <table:table-cell office:value-type="float" office:value="16.372">
            <text:p>16.372</text:p>
          </table:table-cell>
          <table:table-cell office:value-type="float" office:value="16.53">
            <text:p>16.53</text:p>
          </table:table-cell>
          <table:table-cell office:value-type="float" office:value="16.554">
            <text:p>16.554</text:p>
          </table:table-cell>
          <table:table-cell office:value-type="float" office:value="16.562">
            <text:p>16.562</text:p>
          </table:table-cell>
          <table:table-cell office:value-type="float" office:value="17.248">
            <text:p>17.248</text:p>
          </table:table-cell>
          <table:table-cell office:value-type="float" office:value="18.074">
            <text:p>18.074</text:p>
          </table:table-cell>
          <table:table-cell office:value-type="float" office:value="18.362">
            <text:p>18.362</text:p>
          </table:table-cell>
          <table:table-cell office:value-type="float" office:value="19.648">
            <text:p>19.648</text:p>
          </table:table-cell>
          <table:table-cell office:value-type="float" office:value="18.738">
            <text:p>18.738</text:p>
          </table:table-cell>
          <table:table-cell office:value-type="float" office:value="18.89">
            <text:p>18.89</text:p>
          </table:table-cell>
          <table:table-cell office:value-type="float" office:value="19.536">
            <text:p>19.536</text:p>
          </table:table-cell>
          <table:table-cell office:value-type="float" office:value="20.288">
            <text:p>20.288</text:p>
          </table:table-cell>
          <table:table-cell office:value-type="float" office:value="19.626">
            <text:p>19.626</text:p>
          </table:table-cell>
          <table:table-cell office:value-type="float" office:value="20.158">
            <text:p>20.158</text:p>
          </table:table-cell>
          <table:table-cell office:value-type="float" office:value="20.978">
            <text:p>20.978</text:p>
          </table:table-cell>
          <table:table-cell office:value-type="float" office:value="22.696">
            <text:p>22.696</text:p>
          </table:table-cell>
          <table:table-cell office:value-type="float" office:value="23.278">
            <text:p>23.278</text:p>
          </table:table-cell>
          <table:table-cell office:value-type="float" office:value="24.824">
            <text:p>24.824</text:p>
          </table:table-cell>
          <table:table-cell office:value-type="float" office:value="24.954">
            <text:p>24.954</text:p>
          </table:table-cell>
          <table:table-cell office:value-type="float" office:value="26.112">
            <text:p>26.112</text:p>
          </table:table-cell>
          <table:table-cell office:value-type="float" office:value="26.262">
            <text:p>26.262</text:p>
          </table:table-cell>
          <table:table-cell office:value-type="float" office:value="26.426">
            <text:p>26.426</text:p>
          </table:table-cell>
          <table:table-cell office:value-type="float" office:value="27.77">
            <text:p>27.77</text:p>
          </table:table-cell>
          <table:table-cell office:value-type="float" office:value="27.534">
            <text:p>27.534</text:p>
          </table:table-cell>
          <table:table-cell office:value-type="float" office:value="26.262">
            <text:p>26.262</text:p>
          </table:table-cell>
          <table:table-cell office:value-type="float" office:value="24.978">
            <text:p>24.97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31" office:value-type="float" office:value="0.6875">
            <text:p>0.6875</text:p>
          </table:table-cell>
          <table:table-cell table:number-columns-repeated="15" office:value-type="float" office:value="0.75">
            <text:p>0.75</text:p>
          </table:table-cell>
          <table:table-cell table:number-columns-repeated="5" office:value-type="float" office:value="0.8125">
            <text:p>0.8125</text:p>
          </table:table-cell>
          <table:table-cell/>
          <table:table-cell office:value-type="float" office:value="45">
            <text:p>45</text:p>
          </table:table-cell>
          <table:table-cell office:value-type="float" office:value="17.702">
            <text:p>17.702</text:p>
          </table:table-cell>
          <table:table-cell office:value-type="float" office:value="18.074">
            <text:p>18.074</text:p>
          </table:table-cell>
          <table:table-cell office:value-type="float" office:value="17.54">
            <text:p>17.54</text:p>
          </table:table-cell>
          <table:table-cell office:value-type="float" office:value="17.894">
            <text:p>17.894</text:p>
          </table:table-cell>
          <table:table-cell office:value-type="float" office:value="16.976">
            <text:p>16.976</text:p>
          </table:table-cell>
          <table:table-cell office:value-type="float" office:value="17.38">
            <text:p>17.38</text:p>
          </table:table-cell>
          <table:table-cell office:value-type="float" office:value="17.254">
            <text:p>17.254</text:p>
          </table:table-cell>
          <table:table-cell office:value-type="float" office:value="17.386">
            <text:p>17.386</text:p>
          </table:table-cell>
          <table:table-cell office:value-type="float" office:value="16.85">
            <text:p>16.85</text:p>
          </table:table-cell>
          <table:table-cell office:value-type="float" office:value="16.258">
            <text:p>16.258</text:p>
          </table:table-cell>
          <table:table-cell office:value-type="float" office:value="16.768">
            <text:p>16.768</text:p>
          </table:table-cell>
          <table:table-cell office:value-type="float" office:value="16.63">
            <text:p>16.63</text:p>
          </table:table-cell>
          <table:table-cell office:value-type="float" office:value="15.836">
            <text:p>15.836</text:p>
          </table:table-cell>
          <table:table-cell office:value-type="float" office:value="16.004">
            <text:p>16.004</text:p>
          </table:table-cell>
          <table:table-cell office:value-type="float" office:value="15.694">
            <text:p>15.694</text:p>
          </table:table-cell>
          <table:table-cell office:value-type="float" office:value="16.018">
            <text:p>16.018</text:p>
          </table:table-cell>
          <table:table-cell office:value-type="float" office:value="15.67">
            <text:p>15.67</text:p>
          </table:table-cell>
          <table:table-cell office:value-type="float" office:value="14.872">
            <text:p>14.872</text:p>
          </table:table-cell>
          <table:table-cell table:number-columns-repeated="2" office:value-type="float" office:value="15.128">
            <text:p>15.128</text:p>
          </table:table-cell>
          <table:table-cell office:value-type="float" office:value="15.372">
            <text:p>15.372</text:p>
          </table:table-cell>
          <table:table-cell office:value-type="float" office:value="15.544">
            <text:p>15.544</text:p>
          </table:table-cell>
          <table:table-cell office:value-type="float" office:value="15.952">
            <text:p>15.952</text:p>
          </table:table-cell>
          <table:table-cell office:value-type="float" office:value="15.338">
            <text:p>15.338</text:p>
          </table:table-cell>
          <table:table-cell office:value-type="float" office:value="15.762">
            <text:p>15.762</text:p>
          </table:table-cell>
          <table:table-cell office:value-type="float" office:value="15.758">
            <text:p>15.758</text:p>
          </table:table-cell>
          <table:table-cell office:value-type="float" office:value="15.858">
            <text:p>15.858</text:p>
          </table:table-cell>
          <table:table-cell office:value-type="float" office:value="16.272">
            <text:p>16.272</text:p>
          </table:table-cell>
          <table:table-cell office:value-type="float" office:value="15.634">
            <text:p>15.634</text:p>
          </table:table-cell>
          <table:table-cell office:value-type="float" office:value="15.61">
            <text:p>15.61</text:p>
          </table:table-cell>
          <table:table-cell office:value-type="float" office:value="16.42">
            <text:p>16.42</text:p>
          </table:table-cell>
          <table:table-cell office:value-type="float" office:value="17.218">
            <text:p>17.218</text:p>
          </table:table-cell>
          <table:table-cell office:value-type="float" office:value="18.148">
            <text:p>18.148</text:p>
          </table:table-cell>
          <table:table-cell office:value-type="float" office:value="18.11">
            <text:p>18.11</text:p>
          </table:table-cell>
          <table:table-cell office:value-type="float" office:value="18.852">
            <text:p>18.852</text:p>
          </table:table-cell>
          <table:table-cell office:value-type="float" office:value="17.576">
            <text:p>17.576</text:p>
          </table:table-cell>
          <table:table-cell office:value-type="float" office:value="18.004">
            <text:p>18.004</text:p>
          </table:table-cell>
          <table:table-cell office:value-type="float" office:value="18.012">
            <text:p>18.012</text:p>
          </table:table-cell>
          <table:table-cell office:value-type="float" office:value="18.894">
            <text:p>18.894</text:p>
          </table:table-cell>
          <table:table-cell office:value-type="float" office:value="18.908">
            <text:p>18.908</text:p>
          </table:table-cell>
          <table:table-cell office:value-type="float" office:value="20.136">
            <text:p>20.136</text:p>
          </table:table-cell>
          <table:table-cell office:value-type="float" office:value="20.636">
            <text:p>20.636</text:p>
          </table:table-cell>
          <table:table-cell office:value-type="float" office:value="21.334">
            <text:p>21.334</text:p>
          </table:table-cell>
          <table:table-cell office:value-type="float" office:value="21.686">
            <text:p>21.686</text:p>
          </table:table-cell>
          <table:table-cell office:value-type="float" office:value="23.07">
            <text:p>23.07</text:p>
          </table:table-cell>
          <table:table-cell office:value-type="float" office:value="24.19">
            <text:p>24.19</text:p>
          </table:table-cell>
          <table:table-cell office:value-type="float" office:value="24.364">
            <text:p>24.364</text:p>
          </table:table-cell>
          <table:table-cell office:value-type="float" office:value="24.592">
            <text:p>24.592</text:p>
          </table:table-cell>
          <table:table-cell office:value-type="float" office:value="25.416">
            <text:p>25.416</text:p>
          </table:table-cell>
          <table:table-cell office:value-type="float" office:value="26.16">
            <text:p>26.16</text:p>
          </table:table-cell>
          <table:table-cell office:value-type="float" office:value="27.114">
            <text:p>27.1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1" office:value-type="float" office:value="0.6875">
            <text:p>0.6875</text:p>
          </table:table-cell>
          <table:table-cell table:number-columns-repeated="19" office:value-type="float" office:value="0.8125">
            <text:p>0.8125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office:value-type="float" office:value="18.136">
            <text:p>18.136</text:p>
          </table:table-cell>
          <table:table-cell office:value-type="float" office:value="18.138">
            <text:p>18.138</text:p>
          </table:table-cell>
          <table:table-cell office:value-type="float" office:value="17.87">
            <text:p>17.87</text:p>
          </table:table-cell>
          <table:table-cell office:value-type="float" office:value="17.296">
            <text:p>17.296</text:p>
          </table:table-cell>
          <table:table-cell office:value-type="float" office:value="16.842">
            <text:p>16.842</text:p>
          </table:table-cell>
          <table:table-cell office:value-type="float" office:value="17.996">
            <text:p>17.996</text:p>
          </table:table-cell>
          <table:table-cell office:value-type="float" office:value="17.388">
            <text:p>17.388</text:p>
          </table:table-cell>
          <table:table-cell office:value-type="float" office:value="17.94">
            <text:p>17.94</text:p>
          </table:table-cell>
          <table:table-cell office:value-type="float" office:value="18.148">
            <text:p>18.148</text:p>
          </table:table-cell>
          <table:table-cell office:value-type="float" office:value="17.398">
            <text:p>17.398</text:p>
          </table:table-cell>
          <table:table-cell office:value-type="float" office:value="18.212">
            <text:p>18.212</text:p>
          </table:table-cell>
          <table:table-cell office:value-type="float" office:value="18.724">
            <text:p>18.724</text:p>
          </table:table-cell>
          <table:table-cell office:value-type="float" office:value="19.944">
            <text:p>19.944</text:p>
          </table:table-cell>
          <table:table-cell office:value-type="float" office:value="21.748">
            <text:p>21.748</text:p>
          </table:table-cell>
          <table:table-cell office:value-type="float" office:value="21.396">
            <text:p>21.396</text:p>
          </table:table-cell>
          <table:table-cell office:value-type="float" office:value="21.692">
            <text:p>21.692</text:p>
          </table:table-cell>
          <table:table-cell office:value-type="float" office:value="23.858">
            <text:p>23.858</text:p>
          </table:table-cell>
          <table:table-cell office:value-type="float" office:value="25.894">
            <text:p>25.894</text:p>
          </table:table-cell>
          <table:table-cell office:value-type="float" office:value="27.018">
            <text:p>27.018</text:p>
          </table:table-cell>
          <table:table-cell office:value-type="float" office:value="27.408">
            <text:p>27.408</text:p>
          </table:table-cell>
          <table:table-cell office:value-type="float" office:value="27.842">
            <text:p>27.842</text:p>
          </table:table-cell>
          <table:table-cell office:value-type="float" office:value="28.318">
            <text:p>28.318</text:p>
          </table:table-cell>
          <table:table-cell office:value-type="float" office:value="27.334">
            <text:p>27.334</text:p>
          </table:table-cell>
          <table:table-cell office:value-type="float" office:value="27.808">
            <text:p>27.808</text:p>
          </table:table-cell>
          <table:table-cell office:value-type="float" office:value="28.596">
            <text:p>28.596</text:p>
          </table:table-cell>
          <table:table-cell office:value-type="float" office:value="29.84">
            <text:p>29.84</text:p>
          </table:table-cell>
          <table:table-cell office:value-type="float" office:value="30.694">
            <text:p>30.694</text:p>
          </table:table-cell>
          <table:table-cell office:value-type="float" office:value="34.45">
            <text:p>34.45</text:p>
          </table:table-cell>
          <table:table-cell office:value-type="float" office:value="34.684">
            <text:p>34.684</text:p>
          </table:table-cell>
          <table:table-cell office:value-type="float" office:value="34.252">
            <text:p>34.252</text:p>
          </table:table-cell>
          <table:table-cell office:value-type="float" office:value="35.328">
            <text:p>35.328</text:p>
          </table:table-cell>
          <table:table-cell office:value-type="float" office:value="35.928">
            <text:p>35.928</text:p>
          </table:table-cell>
          <table:table-cell office:value-type="float" office:value="37.952">
            <text:p>37.952</text:p>
          </table:table-cell>
          <table:table-cell office:value-type="float" office:value="36.09">
            <text:p>36.09</text:p>
          </table:table-cell>
          <table:table-cell office:value-type="float" office:value="36.664">
            <text:p>36.664</text:p>
          </table:table-cell>
          <table:table-cell office:value-type="float" office:value="37.918">
            <text:p>37.918</text:p>
          </table:table-cell>
          <table:table-cell office:value-type="float" office:value="36.076">
            <text:p>36.076</text:p>
          </table:table-cell>
          <table:table-cell office:value-type="float" office:value="36.92">
            <text:p>36.92</text:p>
          </table:table-cell>
          <table:table-cell office:value-type="float" office:value="35.838">
            <text:p>35.838</text:p>
          </table:table-cell>
          <table:table-cell office:value-type="float" office:value="39.032">
            <text:p>39.032</text:p>
          </table:table-cell>
          <table:table-cell office:value-type="float" office:value="39.07">
            <text:p>39.07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43" office:value-type="float" office:value="0.6875">
            <text:p>0.6875</text:p>
          </table:table-cell>
          <table:table-cell table:number-columns-repeated="6" office:value-type="float" office:value="0.75">
            <text:p>0.75</text:p>
          </table:table-cell>
          <table:table-cell table:number-columns-repeated="2" office:value-type="float" office:value="0.875">
            <text:p>0.875</text:p>
          </table:table-cell>
          <table:table-cell/>
          <table:table-cell office:value-type="float" office:value="47">
            <text:p>47</text:p>
          </table:table-cell>
          <table:table-cell office:value-type="float" office:value="17.9">
            <text:p>17.9</text:p>
          </table:table-cell>
          <table:table-cell office:value-type="float" office:value="18.456">
            <text:p>18.456</text:p>
          </table:table-cell>
          <table:table-cell office:value-type="float" office:value="17.796">
            <text:p>17.796</text:p>
          </table:table-cell>
          <table:table-cell office:value-type="float" office:value="17.542">
            <text:p>17.542</text:p>
          </table:table-cell>
          <table:table-cell office:value-type="float" office:value="17.118">
            <text:p>17.118</text:p>
          </table:table-cell>
          <table:table-cell office:value-type="float" office:value="17.59">
            <text:p>17.59</text:p>
          </table:table-cell>
          <table:table-cell office:value-type="float" office:value="17.222">
            <text:p>17.222</text:p>
          </table:table-cell>
          <table:table-cell office:value-type="float" office:value="17.39">
            <text:p>17.39</text:p>
          </table:table-cell>
          <table:table-cell office:value-type="float" office:value="17.352">
            <text:p>17.352</text:p>
          </table:table-cell>
          <table:table-cell office:value-type="float" office:value="17.652">
            <text:p>17.652</text:p>
          </table:table-cell>
          <table:table-cell office:value-type="float" office:value="17.662">
            <text:p>17.662</text:p>
          </table:table-cell>
          <table:table-cell office:value-type="float" office:value="17.892">
            <text:p>17.892</text:p>
          </table:table-cell>
          <table:table-cell office:value-type="float" office:value="17.462">
            <text:p>17.462</text:p>
          </table:table-cell>
          <table:table-cell office:value-type="float" office:value="17.404">
            <text:p>17.404</text:p>
          </table:table-cell>
          <table:table-cell office:value-type="float" office:value="17.812">
            <text:p>17.812</text:p>
          </table:table-cell>
          <table:table-cell office:value-type="float" office:value="18.694">
            <text:p>18.694</text:p>
          </table:table-cell>
          <table:table-cell office:value-type="float" office:value="18.448">
            <text:p>18.448</text:p>
          </table:table-cell>
          <table:table-cell office:value-type="float" office:value="18.728">
            <text:p>18.728</text:p>
          </table:table-cell>
          <table:table-cell office:value-type="float" office:value="18.158">
            <text:p>18.158</text:p>
          </table:table-cell>
          <table:table-cell office:value-type="float" office:value="18.48">
            <text:p>18.48</text:p>
          </table:table-cell>
          <table:table-cell office:value-type="float" office:value="18.162">
            <text:p>18.162</text:p>
          </table:table-cell>
          <table:table-cell office:value-type="float" office:value="18.366">
            <text:p>18.366</text:p>
          </table:table-cell>
          <table:table-cell office:value-type="float" office:value="18.6">
            <text:p>18.6</text:p>
          </table:table-cell>
          <table:table-cell office:value-type="float" office:value="18.686">
            <text:p>18.686</text:p>
          </table:table-cell>
          <table:table-cell office:value-type="float" office:value="18.65">
            <text:p>18.65</text:p>
          </table:table-cell>
          <table:table-cell office:value-type="float" office:value="18.932">
            <text:p>18.932</text:p>
          </table:table-cell>
          <table:table-cell office:value-type="float" office:value="19.96">
            <text:p>19.96</text:p>
          </table:table-cell>
          <table:table-cell office:value-type="float" office:value="19.68">
            <text:p>19.68</text:p>
          </table:table-cell>
          <table:table-cell office:value-type="float" office:value="19.458">
            <text:p>19.458</text:p>
          </table:table-cell>
          <table:table-cell office:value-type="float" office:value="19.26">
            <text:p>19.26</text:p>
          </table:table-cell>
          <table:table-cell office:value-type="float" office:value="19.998">
            <text:p>19.998</text:p>
          </table:table-cell>
          <table:table-cell office:value-type="float" office:value="19.606">
            <text:p>19.606</text:p>
          </table:table-cell>
          <table:table-cell office:value-type="float" office:value="20.17">
            <text:p>20.17</text:p>
          </table:table-cell>
          <table:table-cell office:value-type="float" office:value="19.67">
            <text:p>19.67</text:p>
          </table:table-cell>
          <table:table-cell office:value-type="float" office:value="20.458">
            <text:p>20.458</text:p>
          </table:table-cell>
          <table:table-cell office:value-type="float" office:value="21.41">
            <text:p>21.41</text:p>
          </table:table-cell>
          <table:table-cell office:value-type="float" office:value="21.79">
            <text:p>21.79</text:p>
          </table:table-cell>
          <table:table-cell office:value-type="float" office:value="22.182">
            <text:p>22.182</text:p>
          </table:table-cell>
          <table:table-cell office:value-type="float" office:value="22.68">
            <text:p>22.68</text:p>
          </table:table-cell>
          <table:table-cell office:value-type="float" office:value="24.506">
            <text:p>24.506</text:p>
          </table:table-cell>
          <table:table-cell office:value-type="float" office:value="25.91">
            <text:p>25.91</text:p>
          </table:table-cell>
          <table:table-cell office:value-type="float" office:value="27.996">
            <text:p>27.996</text:p>
          </table:table-cell>
          <table:table-cell office:value-type="float" office:value="30.384">
            <text:p>30.384</text:p>
          </table:table-cell>
          <table:table-cell office:value-type="float" office:value="33.006">
            <text:p>33.006</text:p>
          </table:table-cell>
          <table:table-cell office:value-type="float" office:value="32.426">
            <text:p>32.426</text:p>
          </table:table-cell>
          <table:table-cell office:value-type="float" office:value="34.352">
            <text:p>34.352</text:p>
          </table:table-cell>
          <table:table-cell office:value-type="float" office:value="36.856">
            <text:p>36.856</text:p>
          </table:table-cell>
          <table:table-cell office:value-type="float" office:value="38.456">
            <text:p>38.456</text:p>
          </table:table-cell>
          <table:table-cell office:value-type="float" office:value="39.502">
            <text:p>39.502</text:p>
          </table:table-cell>
          <table:table-cell office:value-type="float" office:value="40.962">
            <text:p>40.962</text:p>
          </table:table-cell>
          <table:table-cell office:value-type="float" office:value="41.13">
            <text:p>41.1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.6875">
            <text:p>0.6875</text:p>
          </table:table-cell>
          <table:table-cell table:number-columns-repeated="35" office:value-type="float" office:value="0.75">
            <text:p>0.75</text:p>
          </table:table-cell>
          <table:table-cell table:number-columns-repeated="14" office:value-type="float" office:value="0.875">
            <text:p>0.875</text:p>
          </table:table-cell>
          <table:table-cell/>
          <table:table-cell office:value-type="float" office:value="48">
            <text:p>48</text:p>
          </table:table-cell>
          <table:table-cell office:value-type="float" office:value="18.544">
            <text:p>18.544</text:p>
          </table:table-cell>
          <table:table-cell office:value-type="float" office:value="18.348">
            <text:p>18.348</text:p>
          </table:table-cell>
          <table:table-cell office:value-type="float" office:value="17.834">
            <text:p>17.834</text:p>
          </table:table-cell>
          <table:table-cell office:value-type="float" office:value="17.702">
            <text:p>17.702</text:p>
          </table:table-cell>
          <table:table-cell office:value-type="float" office:value="18.608">
            <text:p>18.608</text:p>
          </table:table-cell>
          <table:table-cell office:value-type="float" office:value="18.202">
            <text:p>18.202</text:p>
          </table:table-cell>
          <table:table-cell office:value-type="float" office:value="17.664">
            <text:p>17.664</text:p>
          </table:table-cell>
          <table:table-cell office:value-type="float" office:value="18.09">
            <text:p>18.09</text:p>
          </table:table-cell>
          <table:table-cell office:value-type="float" office:value="17.54">
            <text:p>17.54</text:p>
          </table:table-cell>
          <table:table-cell office:value-type="float" office:value="17.154">
            <text:p>17.154</text:p>
          </table:table-cell>
          <table:table-cell office:value-type="float" office:value="17.092">
            <text:p>17.092</text:p>
          </table:table-cell>
          <table:table-cell office:value-type="float" office:value="17.052">
            <text:p>17.052</text:p>
          </table:table-cell>
          <table:table-cell office:value-type="float" office:value="17.388">
            <text:p>17.388</text:p>
          </table:table-cell>
          <table:table-cell office:value-type="float" office:value="17.31">
            <text:p>17.31</text:p>
          </table:table-cell>
          <table:table-cell office:value-type="float" office:value="17.824">
            <text:p>17.824</text:p>
          </table:table-cell>
          <table:table-cell office:value-type="float" office:value="18.936">
            <text:p>18.936</text:p>
          </table:table-cell>
          <table:table-cell office:value-type="float" office:value="18.436">
            <text:p>18.436</text:p>
          </table:table-cell>
          <table:table-cell office:value-type="float" office:value="18.642">
            <text:p>18.642</text:p>
          </table:table-cell>
          <table:table-cell office:value-type="float" office:value="18.824">
            <text:p>18.824</text:p>
          </table:table-cell>
          <table:table-cell office:value-type="float" office:value="18.82">
            <text:p>18.82</text:p>
          </table:table-cell>
          <table:table-cell office:value-type="float" office:value="19.034">
            <text:p>19.034</text:p>
          </table:table-cell>
          <table:table-cell office:value-type="float" office:value="19.744">
            <text:p>19.744</text:p>
          </table:table-cell>
          <table:table-cell office:value-type="float" office:value="20.014">
            <text:p>20.014</text:p>
          </table:table-cell>
          <table:table-cell office:value-type="float" office:value="20.484">
            <text:p>20.484</text:p>
          </table:table-cell>
          <table:table-cell office:value-type="float" office:value="20.876">
            <text:p>20.876</text:p>
          </table:table-cell>
          <table:table-cell office:value-type="float" office:value="20.592">
            <text:p>20.592</text:p>
          </table:table-cell>
          <table:table-cell office:value-type="float" office:value="21.718">
            <text:p>21.718</text:p>
          </table:table-cell>
          <table:table-cell office:value-type="float" office:value="21.914">
            <text:p>21.914</text:p>
          </table:table-cell>
          <table:table-cell office:value-type="float" office:value="23.218">
            <text:p>23.218</text:p>
          </table:table-cell>
          <table:table-cell office:value-type="float" office:value="23.948">
            <text:p>23.948</text:p>
          </table:table-cell>
          <table:table-cell office:value-type="float" office:value="24.388">
            <text:p>24.388</text:p>
          </table:table-cell>
          <table:table-cell office:value-type="float" office:value="25.146">
            <text:p>25.146</text:p>
          </table:table-cell>
          <table:table-cell office:value-type="float" office:value="27.832">
            <text:p>27.832</text:p>
          </table:table-cell>
          <table:table-cell office:value-type="float" office:value="30.724">
            <text:p>30.724</text:p>
          </table:table-cell>
          <table:table-cell office:value-type="float" office:value="31.418">
            <text:p>31.418</text:p>
          </table:table-cell>
          <table:table-cell office:value-type="float" office:value="31.894">
            <text:p>31.894</text:p>
          </table:table-cell>
          <table:table-cell office:value-type="float" office:value="32.282">
            <text:p>32.282</text:p>
          </table:table-cell>
          <table:table-cell office:value-type="float" office:value="33.04">
            <text:p>33.04</text:p>
          </table:table-cell>
          <table:table-cell office:value-type="float" office:value="32.562">
            <text:p>32.562</text:p>
          </table:table-cell>
          <table:table-cell office:value-type="float" office:value="34.162">
            <text:p>34.162</text:p>
          </table:table-cell>
          <table:table-cell office:value-type="float" office:value="33.266">
            <text:p>33.266</text:p>
          </table:table-cell>
          <table:table-cell office:value-type="float" office:value="34.616">
            <text:p>34.616</text:p>
          </table:table-cell>
          <table:table-cell office:value-type="float" office:value="37.05">
            <text:p>37.05</text:p>
          </table:table-cell>
          <table:table-cell office:value-type="float" office:value="41.334">
            <text:p>41.334</text:p>
          </table:table-cell>
          <table:table-cell office:value-type="float" office:value="45.188">
            <text:p>45.188</text:p>
          </table:table-cell>
          <table:table-cell office:value-type="float" office:value="47.304">
            <text:p>47.304</text:p>
          </table:table-cell>
          <table:table-cell office:value-type="float" office:value="47.72">
            <text:p>47.72</text:p>
          </table:table-cell>
          <table:table-cell office:value-type="float" office:value="44.512">
            <text:p>44.512</text:p>
          </table:table-cell>
          <table:table-cell office:value-type="float" office:value="47.378">
            <text:p>47.378</text:p>
          </table:table-cell>
          <table:table-cell office:value-type="float" office:value="48.612">
            <text:p>48.612</text:p>
          </table:table-cell>
          <table:table-cell office:value-type="float" office:value="50.512">
            <text:p>50.5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9" office:value-type="float" office:value="0.6875">
            <text:p>0.6875</text:p>
          </table:table-cell>
          <table:table-cell table:number-columns-repeated="4" office:value-type="float" office:value="0.75">
            <text:p>0.75</text:p>
          </table:table-cell>
          <table:table-cell table:number-columns-repeated="3" office:value-type="float" office:value="0.875">
            <text:p>0.875</text:p>
          </table:table-cell>
          <table:table-cell table:number-columns-repeated="35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office:value-type="float" office:value="18.466">
            <text:p>18.466</text:p>
          </table:table-cell>
          <table:table-cell office:value-type="float" office:value="18.22">
            <text:p>18.22</text:p>
          </table:table-cell>
          <table:table-cell office:value-type="float" office:value="17.722">
            <text:p>17.722</text:p>
          </table:table-cell>
          <table:table-cell office:value-type="float" office:value="16.696">
            <text:p>16.696</text:p>
          </table:table-cell>
          <table:table-cell office:value-type="float" office:value="17.062">
            <text:p>17.062</text:p>
          </table:table-cell>
          <table:table-cell office:value-type="float" office:value="17.242">
            <text:p>17.242</text:p>
          </table:table-cell>
          <table:table-cell office:value-type="float" office:value="16.458">
            <text:p>16.458</text:p>
          </table:table-cell>
          <table:table-cell office:value-type="float" office:value="16.462">
            <text:p>16.462</text:p>
          </table:table-cell>
          <table:table-cell office:value-type="float" office:value="16.354">
            <text:p>16.354</text:p>
          </table:table-cell>
          <table:table-cell office:value-type="float" office:value="16.904">
            <text:p>16.904</text:p>
          </table:table-cell>
          <table:table-cell office:value-type="float" office:value="16.464">
            <text:p>16.464</text:p>
          </table:table-cell>
          <table:table-cell office:value-type="float" office:value="16.744">
            <text:p>16.744</text:p>
          </table:table-cell>
          <table:table-cell office:value-type="float" office:value="15.988">
            <text:p>15.988</text:p>
          </table:table-cell>
          <table:table-cell office:value-type="float" office:value="15.478">
            <text:p>15.478</text:p>
          </table:table-cell>
          <table:table-cell office:value-type="float" office:value="15.338">
            <text:p>15.338</text:p>
          </table:table-cell>
          <table:table-cell office:value-type="float" office:value="15.982">
            <text:p>15.982</text:p>
          </table:table-cell>
          <table:table-cell office:value-type="float" office:value="15.226">
            <text:p>15.226</text:p>
          </table:table-cell>
          <table:table-cell table:number-columns-repeated="34"/>
        </table:table-row>
        <table:table-row table:style-name="ro1">
          <table:table-cell office:value-type="float" office:value="50">
            <text:p>50</text:p>
          </table:table-cell>
          <table:table-cell table:number-columns-repeated="11" office:value-type="float" office:value="0.6875">
            <text:p>0.6875</text:p>
          </table:table-cell>
          <table:table-cell table:number-columns-repeated="14" office:value-type="float" office:value="0.8125">
            <text:p>0.8125</text:p>
          </table:table-cell>
          <table:table-cell table:number-columns-repeated="26" office:value-type="float" office:value="0.875">
            <text:p>0.875</text:p>
          </table:table-cell>
          <table:table-cell/>
          <table:table-cell office:value-type="float" office:value="50">
            <text:p>50</text:p>
          </table:table-cell>
          <table:table-cell office:value-type="float" office:value="17.312">
            <text:p>17.312</text:p>
          </table:table-cell>
          <table:table-cell office:value-type="float" office:value="17.556">
            <text:p>17.556</text:p>
          </table:table-cell>
          <table:table-cell office:value-type="float" office:value="18.642">
            <text:p>18.642</text:p>
          </table:table-cell>
          <table:table-cell office:value-type="float" office:value="18.072">
            <text:p>18.072</text:p>
          </table:table-cell>
          <table:table-cell office:value-type="float" office:value="17.82">
            <text:p>17.82</text:p>
          </table:table-cell>
          <table:table-cell office:value-type="float" office:value="18.614">
            <text:p>18.614</text:p>
          </table:table-cell>
          <table:table-cell office:value-type="float" office:value="19.7">
            <text:p>19.7</text:p>
          </table:table-cell>
          <table:table-cell office:value-type="float" office:value="19.522">
            <text:p>19.522</text:p>
          </table:table-cell>
          <table:table-cell office:value-type="float" office:value="19.646">
            <text:p>19.646</text:p>
          </table:table-cell>
          <table:table-cell office:value-type="float" office:value="20.408">
            <text:p>20.408</text:p>
          </table:table-cell>
          <table:table-cell office:value-type="float" office:value="22.404">
            <text:p>22.404</text:p>
          </table:table-cell>
          <table:table-cell office:value-type="float" office:value="21.724">
            <text:p>21.724</text:p>
          </table:table-cell>
          <table:table-cell office:value-type="float" office:value="21.378">
            <text:p>21.378</text:p>
          </table:table-cell>
          <table:table-cell office:value-type="float" office:value="21.83">
            <text:p>21.83</text:p>
          </table:table-cell>
          <table:table-cell office:value-type="float" office:value="21.664">
            <text:p>21.664</text:p>
          </table:table-cell>
          <table:table-cell office:value-type="float" office:value="22.218">
            <text:p>22.218</text:p>
          </table:table-cell>
          <table:table-cell office:value-type="float" office:value="21.868">
            <text:p>21.868</text:p>
          </table:table-cell>
          <table:table-cell office:value-type="float" office:value="22.866">
            <text:p>22.866</text:p>
          </table:table-cell>
          <table:table-cell office:value-type="float" office:value="22.748">
            <text:p>22.748</text:p>
          </table:table-cell>
          <table:table-cell office:value-type="float" office:value="22.084">
            <text:p>22.084</text:p>
          </table:table-cell>
          <table:table-cell office:value-type="float" office:value="23.672">
            <text:p>23.672</text:p>
          </table:table-cell>
          <table:table-cell office:value-type="float" office:value="23.366">
            <text:p>23.366</text:p>
          </table:table-cell>
          <table:table-cell office:value-type="float" office:value="23.942">
            <text:p>23.942</text:p>
          </table:table-cell>
          <table:table-cell office:value-type="float" office:value="23.59">
            <text:p>23.59</text:p>
          </table:table-cell>
          <table:table-cell office:value-type="float" office:value="23.73">
            <text:p>23.73</text:p>
          </table:table-cell>
          <table:table-cell office:value-type="float" office:value="24.426">
            <text:p>24.426</text:p>
          </table:table-cell>
          <table:table-cell office:value-type="float" office:value="24.646">
            <text:p>24.646</text:p>
          </table:table-cell>
          <table:table-cell office:value-type="float" office:value="24.692">
            <text:p>24.692</text:p>
          </table:table-cell>
          <table:table-cell office:value-type="float" office:value="25.998">
            <text:p>25.998</text:p>
          </table:table-cell>
          <table:table-cell office:value-type="float" office:value="27.182">
            <text:p>27.182</text:p>
          </table:table-cell>
          <table:table-cell office:value-type="float" office:value="26.122">
            <text:p>26.122</text:p>
          </table:table-cell>
          <table:table-cell office:value-type="float" office:value="27.818">
            <text:p>27.818</text:p>
          </table:table-cell>
          <table:table-cell office:value-type="float" office:value="29.194">
            <text:p>29.194</text:p>
          </table:table-cell>
          <table:table-cell office:value-type="float" office:value="29.938">
            <text:p>29.938</text:p>
          </table:table-cell>
          <table:table-cell office:value-type="float" office:value="30.038">
            <text:p>30.038</text:p>
          </table:table-cell>
          <table:table-cell office:value-type="float" office:value="30.738">
            <text:p>30.738</text:p>
          </table:table-cell>
          <table:table-cell office:value-type="float" office:value="29.79">
            <text:p>29.79</text:p>
          </table:table-cell>
          <table:table-cell office:value-type="float" office:value="32.418">
            <text:p>32.418</text:p>
          </table:table-cell>
          <table:table-cell office:value-type="float" office:value="31.89">
            <text:p>31.89</text:p>
          </table:table-cell>
          <table:table-cell office:value-type="float" office:value="31.918">
            <text:p>31.918</text:p>
          </table:table-cell>
          <table:table-cell office:value-type="float" office:value="32.408">
            <text:p>32.408</text:p>
          </table:table-cell>
          <table:table-cell office:value-type="float" office:value="34.014">
            <text:p>34.014</text:p>
          </table:table-cell>
          <table:table-cell office:value-type="float" office:value="33.674">
            <text:p>33.674</text:p>
          </table:table-cell>
          <table:table-cell office:value-type="float" office:value="33.75">
            <text:p>33.75</text:p>
          </table:table-cell>
          <table:table-cell office:value-type="float" office:value="34.614">
            <text:p>34.614</text:p>
          </table:table-cell>
          <table:table-cell office:value-type="float" office:value="35.392">
            <text:p>35.392</text:p>
          </table:table-cell>
          <table:table-cell office:value-type="float" office:value="37.572">
            <text:p>37.572</text:p>
          </table:table-cell>
          <table:table-cell office:value-type="float" office:value="39.654">
            <text:p>39.654</text:p>
          </table:table-cell>
          <table:table-cell office:value-type="float" office:value="37.938">
            <text:p>37.938</text:p>
          </table:table-cell>
          <table:table-cell office:value-type="float" office:value="37.544">
            <text:p>37.544</text:p>
          </table:table-cell>
          <table:table-cell office:value-type="float" office:value="38.21">
            <text:p>38.21</text:p>
          </table:table-cell>
        </table:table-row>
        <table:table-row table:style-name="ro1">
          <table:table-cell table:style-name="ce1" office:value-type="string">
            <text:p>mean</text:p>
          </table:table-cell>
          <table:table-cell table:style-name="ce1" table:formula="of:=AVERAGE([.B2:.B51])" office:value-type="float" office:value="0.6925">
            <text:p>0.6925</text:p>
          </table:table-cell>
          <table:table-cell table:style-name="ce1" table:formula="of:=AVERAGE([.C2:.C51])" office:value-type="float" office:value="0.69875">
            <text:p>0.69875</text:p>
          </table:table-cell>
          <table:table-cell table:style-name="ce1" table:formula="of:=AVERAGE([.D2:.D51])" office:value-type="float" office:value="0.71375">
            <text:p>0.71375</text:p>
          </table:table-cell>
          <table:table-cell table:style-name="ce1" table:formula="of:=AVERAGE([.E2:.E51])" office:value-type="float" office:value="0.715">
            <text:p>0.715</text:p>
          </table:table-cell>
          <table:table-cell table:style-name="ce1" table:formula="of:=AVERAGE([.F2:.F51])" office:value-type="float" office:value="0.72">
            <text:p>0.72</text:p>
          </table:table-cell>
          <table:table-cell table:style-name="ce1" table:formula="of:=AVERAGE([.G2:.G51])" office:value-type="float" office:value="0.72375">
            <text:p>0.72375</text:p>
          </table:table-cell>
          <table:table-cell table:style-name="ce1" table:formula="of:=AVERAGE([.H2:.H51])" office:value-type="float" office:value="0.72625">
            <text:p>0.72625</text:p>
          </table:table-cell>
          <table:table-cell table:style-name="ce1" table:formula="of:=AVERAGE([.I2:.I51])" office:value-type="float" office:value="0.73">
            <text:p>0.73</text:p>
          </table:table-cell>
          <table:table-cell table:style-name="ce1" table:formula="of:=AVERAGE([.J2:.J51])" office:value-type="float" office:value="0.74">
            <text:p>0.74</text:p>
          </table:table-cell>
          <table:table-cell table:style-name="ce1" table:formula="of:=AVERAGE([.K2:.K51])" office:value-type="float" office:value="0.75">
            <text:p>0.75</text:p>
          </table:table-cell>
          <table:table-cell table:style-name="ce1" table:formula="of:=AVERAGE([.L2:.L51])" office:value-type="float" office:value="0.7525">
            <text:p>0.7525</text:p>
          </table:table-cell>
          <table:table-cell table:style-name="ce1" table:formula="of:=AVERAGE([.M2:.M51])" office:value-type="float" office:value="0.76375">
            <text:p>0.76375</text:p>
          </table:table-cell>
          <table:table-cell table:style-name="ce1" table:formula="of:=AVERAGE([.N2:.N51])" office:value-type="float" office:value="0.7675">
            <text:p>0.7675</text:p>
          </table:table-cell>
          <table:table-cell table:style-name="ce1" table:formula="of:=AVERAGE([.O2:.O51])" office:value-type="float" office:value="0.77625">
            <text:p>0.77625</text:p>
          </table:table-cell>
          <table:table-cell table:style-name="ce1" table:formula="of:=AVERAGE([.P2:.P51])" office:value-type="float" office:value="0.7775">
            <text:p>0.7775</text:p>
          </table:table-cell>
          <table:table-cell table:style-name="ce1" table:formula="of:=AVERAGE([.Q2:.Q51])" office:value-type="float" office:value="0.78375">
            <text:p>0.78375</text:p>
          </table:table-cell>
          <table:table-cell table:style-name="ce1" table:formula="of:=AVERAGE([.R2:.R51])" office:value-type="float" office:value="0.78875">
            <text:p>0.78875</text:p>
          </table:table-cell>
          <table:table-cell table:style-name="ce1" table:formula="of:=AVERAGE([.S2:.S51])" office:value-type="float" office:value="0.7925">
            <text:p>0.7925</text:p>
          </table:table-cell>
          <table:table-cell table:style-name="ce1" table:formula="of:=AVERAGE([.T2:.T51])" office:value-type="float" office:value="0.79375">
            <text:p>0.79375</text:p>
          </table:table-cell>
          <table:table-cell table:style-name="ce1" table:formula="of:=AVERAGE([.U2:.U51])" office:value-type="float" office:value="0.7975">
            <text:p>0.7975</text:p>
          </table:table-cell>
          <table:table-cell table:style-name="ce1" table:formula="of:=AVERAGE([.V2:.V51])" office:value-type="float" office:value="0.80375">
            <text:p>0.80375</text:p>
          </table:table-cell>
          <table:table-cell table:style-name="ce1" table:formula="of:=AVERAGE([.W2:.W51])" office:value-type="float" office:value="0.81125">
            <text:p>0.81125</text:p>
          </table:table-cell>
          <table:table-cell table:style-name="ce1" table:formula="of:=AVERAGE([.X2:.X51])" office:value-type="float" office:value="0.81375">
            <text:p>0.81375</text:p>
          </table:table-cell>
          <table:table-cell table:style-name="ce1" table:formula="of:=AVERAGE([.Y2:.Y51])" office:value-type="float" office:value="0.8175">
            <text:p>0.8175</text:p>
          </table:table-cell>
          <table:table-cell table:style-name="ce1" table:formula="of:=AVERAGE([.Z2:.Z51])" office:value-type="float" office:value="0.81875">
            <text:p>0.81875</text:p>
          </table:table-cell>
          <table:table-cell table:style-name="ce1" table:formula="of:=AVERAGE([.AA2:.AA51])" office:value-type="float" office:value="0.825">
            <text:p>0.825</text:p>
          </table:table-cell>
          <table:table-cell table:style-name="ce1" table:formula="of:=AVERAGE([.AB2:.AB51])" office:value-type="float" office:value="0.82875">
            <text:p>0.82875</text:p>
          </table:table-cell>
          <table:table-cell table:style-name="ce1" table:formula="of:=AVERAGE([.AC2:.AC51])" office:value-type="float" office:value="0.83625">
            <text:p>0.83625</text:p>
          </table:table-cell>
          <table:table-cell table:style-name="ce1" table:formula="of:=AVERAGE([.AD2:.AD51])" office:value-type="float" office:value="0.84625">
            <text:p>0.84625</text:p>
          </table:table-cell>
          <table:table-cell table:style-name="ce1" table:formula="of:=AVERAGE([.AE2:.AE51])" office:value-type="float" office:value="0.85125">
            <text:p>0.85125</text:p>
          </table:table-cell>
          <table:table-cell table:style-name="ce1" table:formula="of:=AVERAGE([.AF2:.AF51])" office:value-type="float" office:value="0.85375">
            <text:p>0.85375</text:p>
          </table:table-cell>
          <table:table-cell table:style-name="ce1" table:formula="of:=AVERAGE([.AG2:.AG51])" office:value-type="float" office:value="0.85875">
            <text:p>0.85875</text:p>
          </table:table-cell>
          <table:table-cell table:style-name="ce1" table:formula="of:=AVERAGE([.AH2:.AH51])" office:value-type="float" office:value="0.86">
            <text:p>0.86</text:p>
          </table:table-cell>
          <table:table-cell table:style-name="ce1" table:formula="of:=AVERAGE([.AI2:.AI51])" office:value-type="float" office:value="0.86125">
            <text:p>0.86125</text:p>
          </table:table-cell>
          <table:table-cell table:style-name="ce1" table:formula="of:=AVERAGE([.AJ2:.AJ51])" office:value-type="float" office:value="0.86125">
            <text:p>0.86125</text:p>
          </table:table-cell>
          <table:table-cell table:style-name="ce1" table:formula="of:=AVERAGE([.AK2:.AK51])" office:value-type="float" office:value="0.86125">
            <text:p>0.86125</text:p>
          </table:table-cell>
          <table:table-cell table:style-name="ce1" table:formula="of:=AVERAGE([.AL2:.AL51])" office:value-type="float" office:value="0.86375">
            <text:p>0.86375</text:p>
          </table:table-cell>
          <table:table-cell table:style-name="ce1" table:formula="of:=AVERAGE([.AM2:.AM51])" office:value-type="float" office:value="0.87">
            <text:p>0.87</text:p>
          </table:table-cell>
          <table:table-cell table:style-name="ce1" table:formula="of:=AVERAGE([.AN2:.AN51])" office:value-type="float" office:value="0.8725">
            <text:p>0.8725</text:p>
          </table:table-cell>
          <table:table-cell table:style-name="ce1" table:formula="of:=AVERAGE([.AO2:.AO51])" office:value-type="float" office:value="0.8775">
            <text:p>0.8775</text:p>
          </table:table-cell>
          <table:table-cell table:style-name="ce1" table:formula="of:=AVERAGE([.AP2:.AP51])" office:value-type="float" office:value="0.885">
            <text:p>0.885</text:p>
          </table:table-cell>
          <table:table-cell table:style-name="ce1" table:formula="of:=AVERAGE([.AQ2:.AQ51])" office:value-type="float" office:value="0.885">
            <text:p>0.885</text:p>
          </table:table-cell>
          <table:table-cell table:style-name="ce1" table:formula="of:=AVERAGE([.AR2:.AR51])" office:value-type="float" office:value="0.885">
            <text:p>0.885</text:p>
          </table:table-cell>
          <table:table-cell table:style-name="ce1" table:formula="of:=AVERAGE([.AS2:.AS51])" office:value-type="float" office:value="0.88875">
            <text:p>0.88875</text:p>
          </table:table-cell>
          <table:table-cell table:style-name="ce1" table:formula="of:=AVERAGE([.AT2:.AT51])" office:value-type="float" office:value="0.88875">
            <text:p>0.88875</text:p>
          </table:table-cell>
          <table:table-cell table:style-name="ce1" table:formula="of:=AVERAGE([.AU2:.AU51])" office:value-type="float" office:value="0.89">
            <text:p>0.89</text:p>
          </table:table-cell>
          <table:table-cell table:style-name="ce1" table:formula="of:=AVERAGE([.AV2:.AV51])" office:value-type="float" office:value="0.89125">
            <text:p>0.89125</text:p>
          </table:table-cell>
          <table:table-cell table:style-name="ce1" table:formula="of:=AVERAGE([.AW2:.AW51])" office:value-type="float" office:value="0.89125">
            <text:p>0.89125</text:p>
          </table:table-cell>
          <table:table-cell table:style-name="ce1" table:formula="of:=AVERAGE([.AX2:.AX51])" office:value-type="float" office:value="0.89125">
            <text:p>0.89125</text:p>
          </table:table-cell>
          <table:table-cell table:style-name="ce1" table:formula="of:=AVERAGE([.AY2:.AY51])" office:value-type="float" office:value="0.89375">
            <text:p>0.89375</text:p>
          </table:table-cell>
          <table:table-cell table:style-name="ce1" table:formula="of:=AVERAGE([.AZ2:.AZ51])" office:value-type="float" office:value="0.895">
            <text:p>0.895</text:p>
          </table:table-cell>
          <table:table-cell/>
          <table:table-cell table:style-name="ce1" office:value-type="string">
            <text:p>mean</text:p>
          </table:table-cell>
          <table:table-cell table:style-name="ce1" table:formula="of:=AVERAGE([.BC2:.BC51])" office:value-type="float" office:value="17.75956">
            <text:p>17.75956</text:p>
          </table:table-cell>
          <table:table-cell table:style-name="ce1" table:formula="of:=AVERAGE([.BD2:.BD51])" office:value-type="float" office:value="17.78456">
            <text:p>17.78456</text:p>
          </table:table-cell>
          <table:table-cell table:style-name="ce1" table:formula="of:=AVERAGE([.BE2:.BE51])" office:value-type="float" office:value="17.75232">
            <text:p>17.75232</text:p>
          </table:table-cell>
          <table:table-cell table:style-name="ce1" table:formula="of:=AVERAGE([.BF2:.BF51])" office:value-type="float" office:value="17.7855102040816">
            <text:p>17.7855102041</text:p>
          </table:table-cell>
          <table:table-cell table:style-name="ce1" table:formula="of:=AVERAGE([.BG2:.BG51])" office:value-type="float" office:value="17.5483265306122">
            <text:p>17.5483265306</text:p>
          </table:table-cell>
          <table:table-cell table:style-name="ce1" table:formula="of:=AVERAGE([.BH2:.BH51])" office:value-type="float" office:value="17.64">
            <text:p>17.64</text:p>
          </table:table-cell>
          <table:table-cell table:style-name="ce1" table:formula="of:=AVERAGE([.BI2:.BI51])" office:value-type="float" office:value="17.7938367346939">
            <text:p>17.7938367347</text:p>
          </table:table-cell>
          <table:table-cell table:style-name="ce1" table:formula="of:=AVERAGE([.BJ2:.BJ51])" office:value-type="float" office:value="18.0439183673469">
            <text:p>18.0439183673</text:p>
          </table:table-cell>
          <table:table-cell table:style-name="ce1" table:formula="of:=AVERAGE([.BK2:.BK51])" office:value-type="float" office:value="18.1801632653061">
            <text:p>18.1801632653</text:p>
          </table:table-cell>
          <table:table-cell table:style-name="ce1" table:formula="of:=AVERAGE([.BL2:.BL51])" office:value-type="float" office:value="18.2722083333333">
            <text:p>18.2722083333</text:p>
          </table:table-cell>
          <table:table-cell table:style-name="ce1" table:formula="of:=AVERAGE([.BM2:.BM51])" office:value-type="float" office:value="18.3252916666667">
            <text:p>18.3252916667</text:p>
          </table:table-cell>
          <table:table-cell table:style-name="ce1" table:formula="of:=AVERAGE([.BN2:.BN51])" office:value-type="float" office:value="18.4746666666667">
            <text:p>18.4746666667</text:p>
          </table:table-cell>
          <table:table-cell table:style-name="ce1" table:formula="of:=AVERAGE([.BO2:.BO51])" office:value-type="float" office:value="18.66375">
            <text:p>18.66375</text:p>
          </table:table-cell>
          <table:table-cell table:style-name="ce1" table:formula="of:=AVERAGE([.BP2:.BP51])" office:value-type="float" office:value="18.840125">
            <text:p>18.840125</text:p>
          </table:table-cell>
          <table:table-cell table:style-name="ce1" table:formula="of:=AVERAGE([.BQ2:.BQ51])" office:value-type="float" office:value="19.1709583333333">
            <text:p>19.1709583333</text:p>
          </table:table-cell>
          <table:table-cell table:style-name="ce1" table:formula="of:=AVERAGE([.BR2:.BR51])" office:value-type="float" office:value="19.4502916666667">
            <text:p>19.4502916667</text:p>
          </table:table-cell>
          <table:table-cell table:style-name="ce1" table:formula="of:=AVERAGE([.BS2:.BS51])" office:value-type="float" office:value="19.5974347826087">
            <text:p>19.5974347826</text:p>
          </table:table-cell>
          <table:table-cell table:style-name="ce1" table:formula="of:=AVERAGE([.BT2:.BT51])" office:value-type="float" office:value="20.1746222222222">
            <text:p>20.1746222222</text:p>
          </table:table-cell>
          <table:table-cell table:style-name="ce1" table:formula="of:=AVERAGE([.BU2:.BU51])" office:value-type="float" office:value="20.3253333333333">
            <text:p>20.3253333333</text:p>
          </table:table-cell>
          <table:table-cell table:style-name="ce1" table:formula="of:=AVERAGE([.BV2:.BV51])" office:value-type="float" office:value="20.6425777777778">
            <text:p>20.6425777778</text:p>
          </table:table-cell>
          <table:table-cell table:style-name="ce1" table:formula="of:=AVERAGE([.BW2:.BW51])" office:value-type="float" office:value="21.1692444444444">
            <text:p>21.1692444444</text:p>
          </table:table-cell>
          <table:table-cell table:style-name="ce1" table:formula="of:=AVERAGE([.BX2:.BX51])" office:value-type="float" office:value="21.3833953488372">
            <text:p>21.3833953488</text:p>
          </table:table-cell>
          <table:table-cell table:style-name="ce1" table:formula="of:=AVERAGE([.BY2:.BY51])" office:value-type="float" office:value="21.8493023255814">
            <text:p>21.8493023256</text:p>
          </table:table-cell>
          <table:table-cell table:style-name="ce1" table:formula="of:=AVERAGE([.BZ2:.BZ51])" office:value-type="float" office:value="22.2058604651163">
            <text:p>22.2058604651</text:p>
          </table:table-cell>
          <table:table-cell table:style-name="ce1" table:formula="of:=AVERAGE([.CA2:.CA51])" office:value-type="float" office:value="22.8653023255814">
            <text:p>22.8653023256</text:p>
          </table:table-cell>
          <table:table-cell table:style-name="ce1" table:formula="of:=AVERAGE([.CB2:.CB51])" office:value-type="float" office:value="23.4245581395349">
            <text:p>23.4245581395</text:p>
          </table:table-cell>
          <table:table-cell table:style-name="ce1" table:formula="of:=AVERAGE([.CC2:.CC51])" office:value-type="float" office:value="23.9089523809524">
            <text:p>23.908952381</text:p>
          </table:table-cell>
          <table:table-cell table:style-name="ce1" table:formula="of:=AVERAGE([.CD2:.CD51])" office:value-type="float" office:value="24.6793809523809">
            <text:p>24.6793809524</text:p>
          </table:table-cell>
          <table:table-cell table:style-name="ce1" table:formula="of:=AVERAGE([.CE2:.CE51])" office:value-type="float" office:value="25.3963333333333">
            <text:p>25.3963333333</text:p>
          </table:table-cell>
          <table:table-cell table:style-name="ce1" table:formula="of:=AVERAGE([.CF2:.CF51])" office:value-type="float" office:value="26.163756097561">
            <text:p>26.1637560976</text:p>
          </table:table-cell>
          <table:table-cell table:style-name="ce1" table:formula="of:=AVERAGE([.CG2:.CG51])" office:value-type="float" office:value="27.00555">
            <text:p>27.00555</text:p>
          </table:table-cell>
          <table:table-cell table:style-name="ce1" table:formula="of:=AVERAGE([.CH2:.CH51])" office:value-type="float" office:value="27.6338">
            <text:p>27.6338</text:p>
          </table:table-cell>
          <table:table-cell table:style-name="ce1" table:formula="of:=AVERAGE([.CI2:.CI51])" office:value-type="float" office:value="28.5082564102564">
            <text:p>28.5082564103</text:p>
          </table:table-cell>
          <table:table-cell table:style-name="ce1" table:formula="of:=AVERAGE([.CJ2:.CJ51])" office:value-type="float" office:value="29.2538974358974">
            <text:p>29.2538974359</text:p>
          </table:table-cell>
          <table:table-cell table:style-name="ce1" table:formula="of:=AVERAGE([.CK2:.CK51])" office:value-type="float" office:value="29.9009230769231">
            <text:p>29.9009230769</text:p>
          </table:table-cell>
          <table:table-cell table:style-name="ce1" table:formula="of:=AVERAGE([.CL2:.CL51])" office:value-type="float" office:value="30.7054871794872">
            <text:p>30.7054871795</text:p>
          </table:table-cell>
          <table:table-cell table:style-name="ce1" table:formula="of:=AVERAGE([.CM2:.CM51])" office:value-type="float" office:value="31.2752307692308">
            <text:p>31.2752307692</text:p>
          </table:table-cell>
          <table:table-cell table:style-name="ce1" table:formula="of:=AVERAGE([.CN2:.CN51])" office:value-type="float" office:value="32.0489230769231">
            <text:p>32.0489230769</text:p>
          </table:table-cell>
          <table:table-cell table:style-name="ce1" table:formula="of:=AVERAGE([.CO2:.CO51])" office:value-type="float" office:value="33.1531282051282">
            <text:p>33.1531282051</text:p>
          </table:table-cell>
          <table:table-cell table:style-name="ce1" table:formula="of:=AVERAGE([.CP2:.CP51])" office:value-type="float" office:value="34.2710769230769">
            <text:p>34.2710769231</text:p>
          </table:table-cell>
          <table:table-cell table:style-name="ce1" table:formula="of:=AVERAGE([.CQ2:.CQ51])" office:value-type="float" office:value="35.359641025641">
            <text:p>35.3596410256</text:p>
          </table:table-cell>
          <table:table-cell table:style-name="ce1" table:formula="of:=AVERAGE([.CR2:.CR51])" office:value-type="float" office:value="36.2962105263158">
            <text:p>36.2962105263</text:p>
          </table:table-cell>
          <table:table-cell table:style-name="ce1" table:formula="of:=AVERAGE([.CS2:.CS51])" office:value-type="float" office:value="37.5297894736842">
            <text:p>37.5297894737</text:p>
          </table:table-cell>
          <table:table-cell table:style-name="ce1" table:formula="of:=AVERAGE([.CT2:.CT51])" office:value-type="float" office:value="38.8996315789474">
            <text:p>38.8996315789</text:p>
          </table:table-cell>
          <table:table-cell table:style-name="ce1" table:formula="of:=AVERAGE([.CU2:.CU51])" office:value-type="float" office:value="40.3139473684211">
            <text:p>40.3139473684</text:p>
          </table:table-cell>
          <table:table-cell table:style-name="ce1" table:formula="of:=AVERAGE([.CV2:.CV51])" office:value-type="float" office:value="41.4797368421053">
            <text:p>41.4797368421</text:p>
          </table:table-cell>
          <table:table-cell table:style-name="ce1" table:formula="of:=AVERAGE([.CW2:.CW51])" office:value-type="float" office:value="42.3835789473684">
            <text:p>42.3835789474</text:p>
          </table:table-cell>
          <table:table-cell table:style-name="ce1" table:formula="of:=AVERAGE([.CX2:.CX51])" office:value-type="float" office:value="43.6961578947368">
            <text:p>43.6961578947</text:p>
          </table:table-cell>
          <table:table-cell table:style-name="ce1" table:formula="of:=AVERAGE([.CY2:.CY51])" office:value-type="float" office:value="45.0744736842105">
            <text:p>45.0744736842</text:p>
          </table:table-cell>
          <table:table-cell table:style-name="ce1" table:formula="of:=AVERAGE([.CZ2:.CZ51])" office:value-type="float" office:value="46.5641578947368">
            <text:p>46.5641578947</text:p>
          </table:table-cell>
          <table:table-cell table:style-name="ce1" table:formula="of:=AVERAGE([.DA2:.DA51])" office:value-type="float" office:value="47.6743157894737">
            <text:p>47.6743157895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table:formula="of:=COUNT([.B2:.B51])" office:value-type="float" office:value="50">
            <text:p>50</text:p>
          </table:table-cell>
          <table:table-cell table:style-name="ce1" table:formula="of:=COUNT([.C2:.C51])" office:value-type="float" office:value="50">
            <text:p>50</text:p>
          </table:table-cell>
          <table:table-cell table:style-name="ce1" table:formula="of:=COUNT([.D2:.D51])" office:value-type="float" office:value="50">
            <text:p>50</text:p>
          </table:table-cell>
          <table:table-cell table:style-name="ce1" table:formula="of:=COUNT([.E2:.E51])" office:value-type="float" office:value="50">
            <text:p>50</text:p>
          </table:table-cell>
          <table:table-cell table:style-name="ce1" table:formula="of:=COUNT([.F2:.F51])" office:value-type="float" office:value="50">
            <text:p>50</text:p>
          </table:table-cell>
          <table:table-cell table:style-name="ce1" table:formula="of:=COUNT([.G2:.G51])" office:value-type="float" office:value="50">
            <text:p>50</text:p>
          </table:table-cell>
          <table:table-cell table:style-name="ce1" table:formula="of:=COUNT([.H2:.H51])" office:value-type="float" office:value="50">
            <text:p>50</text:p>
          </table:table-cell>
          <table:table-cell table:style-name="ce1" table:formula="of:=COUNT([.I2:.I51])" office:value-type="float" office:value="50">
            <text:p>50</text:p>
          </table:table-cell>
          <table:table-cell table:style-name="ce1" table:formula="of:=COUNT([.J2:.J51])" office:value-type="float" office:value="50">
            <text:p>50</text:p>
          </table:table-cell>
          <table:table-cell table:style-name="ce1" table:formula="of:=COUNT([.K2:.K51])" office:value-type="float" office:value="50">
            <text:p>50</text:p>
          </table:table-cell>
          <table:table-cell table:style-name="ce1" table:formula="of:=COUNT([.L2:.L51])" office:value-type="float" office:value="50">
            <text:p>50</text:p>
          </table:table-cell>
          <table:table-cell table:style-name="ce1" table:formula="of:=COUNT([.M2:.M51])" office:value-type="float" office:value="50">
            <text:p>50</text:p>
          </table:table-cell>
          <table:table-cell table:style-name="ce1" table:formula="of:=COUNT([.N2:.N51])" office:value-type="float" office:value="50">
            <text:p>50</text:p>
          </table:table-cell>
          <table:table-cell table:style-name="ce1" table:formula="of:=COUNT([.O2:.O51])" office:value-type="float" office:value="50">
            <text:p>50</text:p>
          </table:table-cell>
          <table:table-cell table:style-name="ce1" table:formula="of:=COUNT([.P2:.P51])" office:value-type="float" office:value="50">
            <text:p>50</text:p>
          </table:table-cell>
          <table:table-cell table:style-name="ce1" table:formula="of:=COUNT([.Q2:.Q51])" office:value-type="float" office:value="50">
            <text:p>50</text:p>
          </table:table-cell>
          <table:table-cell table:style-name="ce1" table:formula="of:=COUNT([.R2:.R51])" office:value-type="float" office:value="50">
            <text:p>50</text:p>
          </table:table-cell>
          <table:table-cell table:style-name="ce1" table:formula="of:=COUNT([.S2:.S51])" office:value-type="float" office:value="50">
            <text:p>50</text:p>
          </table:table-cell>
          <table:table-cell table:style-name="ce1" table:formula="of:=COUNT([.T2:.T51])" office:value-type="float" office:value="50">
            <text:p>50</text:p>
          </table:table-cell>
          <table:table-cell table:style-name="ce1" table:formula="of:=COUNT([.U2:.U51])" office:value-type="float" office:value="50">
            <text:p>50</text:p>
          </table:table-cell>
          <table:table-cell table:style-name="ce1" table:formula="of:=COUNT([.V2:.V51])" office:value-type="float" office:value="50">
            <text:p>50</text:p>
          </table:table-cell>
          <table:table-cell table:style-name="ce1" table:formula="of:=COUNT([.W2:.W51])" office:value-type="float" office:value="50">
            <text:p>50</text:p>
          </table:table-cell>
          <table:table-cell table:style-name="ce1" table:formula="of:=COUNT([.X2:.X51])" office:value-type="float" office:value="50">
            <text:p>50</text:p>
          </table:table-cell>
          <table:table-cell table:style-name="ce1" table:formula="of:=COUNT([.Y2:.Y51])" office:value-type="float" office:value="50">
            <text:p>50</text:p>
          </table:table-cell>
          <table:table-cell table:style-name="ce1" table:formula="of:=COUNT([.Z2:.Z51])" office:value-type="float" office:value="50">
            <text:p>50</text:p>
          </table:table-cell>
          <table:table-cell table:style-name="ce1" table:formula="of:=COUNT([.AA2:.AA51])" office:value-type="float" office:value="50">
            <text:p>50</text:p>
          </table:table-cell>
          <table:table-cell table:style-name="ce1" table:formula="of:=COUNT([.AB2:.AB51])" office:value-type="float" office:value="50">
            <text:p>50</text:p>
          </table:table-cell>
          <table:table-cell table:style-name="ce1" table:formula="of:=COUNT([.AC2:.AC51])" office:value-type="float" office:value="50">
            <text:p>50</text:p>
          </table:table-cell>
          <table:table-cell table:style-name="ce1" table:formula="of:=COUNT([.AD2:.AD51])" office:value-type="float" office:value="50">
            <text:p>50</text:p>
          </table:table-cell>
          <table:table-cell table:style-name="ce1" table:formula="of:=COUNT([.AE2:.AE51])" office:value-type="float" office:value="50">
            <text:p>50</text:p>
          </table:table-cell>
          <table:table-cell table:style-name="ce1" table:formula="of:=COUNT([.AF2:.AF51])" office:value-type="float" office:value="50">
            <text:p>50</text:p>
          </table:table-cell>
          <table:table-cell table:style-name="ce1" table:formula="of:=COUNT([.AG2:.AG51])" office:value-type="float" office:value="50">
            <text:p>50</text:p>
          </table:table-cell>
          <table:table-cell table:style-name="ce1" table:formula="of:=COUNT([.AH2:.AH51])" office:value-type="float" office:value="50">
            <text:p>50</text:p>
          </table:table-cell>
          <table:table-cell table:style-name="ce1" table:formula="of:=COUNT([.AI2:.AI51])" office:value-type="float" office:value="50">
            <text:p>50</text:p>
          </table:table-cell>
          <table:table-cell table:style-name="ce1" table:formula="of:=COUNT([.AJ2:.AJ51])" office:value-type="float" office:value="50">
            <text:p>50</text:p>
          </table:table-cell>
          <table:table-cell table:style-name="ce1" table:formula="of:=COUNT([.AK2:.AK51])" office:value-type="float" office:value="50">
            <text:p>50</text:p>
          </table:table-cell>
          <table:table-cell table:style-name="ce1" table:formula="of:=COUNT([.AL2:.AL51])" office:value-type="float" office:value="50">
            <text:p>50</text:p>
          </table:table-cell>
          <table:table-cell table:style-name="ce1" table:formula="of:=COUNT([.AM2:.AM51])" office:value-type="float" office:value="50">
            <text:p>50</text:p>
          </table:table-cell>
          <table:table-cell table:style-name="ce1" table:formula="of:=COUNT([.AN2:.AN51])" office:value-type="float" office:value="50">
            <text:p>50</text:p>
          </table:table-cell>
          <table:table-cell table:style-name="ce1" table:formula="of:=COUNT([.AO2:.AO51])" office:value-type="float" office:value="50">
            <text:p>50</text:p>
          </table:table-cell>
          <table:table-cell table:style-name="ce1" table:formula="of:=COUNT([.AP2:.AP51])" office:value-type="float" office:value="50">
            <text:p>50</text:p>
          </table:table-cell>
          <table:table-cell table:style-name="ce1" table:formula="of:=COUNT([.AQ2:.AQ51])" office:value-type="float" office:value="50">
            <text:p>50</text:p>
          </table:table-cell>
          <table:table-cell table:style-name="ce1" table:formula="of:=COUNT([.AR2:.AR51])" office:value-type="float" office:value="50">
            <text:p>50</text:p>
          </table:table-cell>
          <table:table-cell table:style-name="ce1" table:formula="of:=COUNT([.AS2:.AS51])" office:value-type="float" office:value="50">
            <text:p>50</text:p>
          </table:table-cell>
          <table:table-cell table:style-name="ce1" table:formula="of:=COUNT([.AT2:.AT51])" office:value-type="float" office:value="50">
            <text:p>50</text:p>
          </table:table-cell>
          <table:table-cell table:style-name="ce1" table:formula="of:=COUNT([.AU2:.AU51])" office:value-type="float" office:value="50">
            <text:p>50</text:p>
          </table:table-cell>
          <table:table-cell table:style-name="ce1" table:formula="of:=COUNT([.AV2:.AV51])" office:value-type="float" office:value="50">
            <text:p>50</text:p>
          </table:table-cell>
          <table:table-cell table:style-name="ce1" table:formula="of:=COUNT([.AW2:.AW51])" office:value-type="float" office:value="50">
            <text:p>50</text:p>
          </table:table-cell>
          <table:table-cell table:style-name="ce1" table:formula="of:=COUNT([.AX2:.AX51])" office:value-type="float" office:value="50">
            <text:p>50</text:p>
          </table:table-cell>
          <table:table-cell table:style-name="ce1" table:formula="of:=COUNT([.AY2:.AY51])" office:value-type="float" office:value="50">
            <text:p>50</text:p>
          </table:table-cell>
          <table:table-cell table:style-name="ce1" table:formula="of:=COUNT([.AZ2:.AZ51])" office:value-type="float" office:value="50">
            <text:p>50</text:p>
          </table:table-cell>
          <table:table-cell/>
          <table:table-cell table:style-name="ce1" office:value-type="string">
            <text:p>n</text:p>
          </table:table-cell>
          <table:table-cell table:style-name="ce1" table:formula="of:=COUNT([.BC2:.BC51])" office:value-type="float" office:value="50">
            <text:p>50</text:p>
          </table:table-cell>
          <table:table-cell table:style-name="ce1" table:formula="of:=COUNT([.BD2:.BD51])" office:value-type="float" office:value="50">
            <text:p>50</text:p>
          </table:table-cell>
          <table:table-cell table:style-name="ce1" table:formula="of:=COUNT([.BE2:.BE51])" office:value-type="float" office:value="50">
            <text:p>50</text:p>
          </table:table-cell>
          <table:table-cell table:style-name="ce1" table:formula="of:=COUNT([.BF2:.BF51])" office:value-type="float" office:value="49">
            <text:p>49</text:p>
          </table:table-cell>
          <table:table-cell table:style-name="ce1" table:formula="of:=COUNT([.BG2:.BG51])" office:value-type="float" office:value="49">
            <text:p>49</text:p>
          </table:table-cell>
          <table:table-cell table:style-name="ce1" table:formula="of:=COUNT([.BH2:.BH51])" office:value-type="float" office:value="49">
            <text:p>49</text:p>
          </table:table-cell>
          <table:table-cell table:style-name="ce1" table:formula="of:=COUNT([.BI2:.BI51])" office:value-type="float" office:value="49">
            <text:p>49</text:p>
          </table:table-cell>
          <table:table-cell table:style-name="ce1" table:formula="of:=COUNT([.BJ2:.BJ51])" office:value-type="float" office:value="49">
            <text:p>49</text:p>
          </table:table-cell>
          <table:table-cell table:style-name="ce1" table:formula="of:=COUNT([.BK2:.BK51])" office:value-type="float" office:value="49">
            <text:p>49</text:p>
          </table:table-cell>
          <table:table-cell table:style-name="ce1" table:formula="of:=COUNT([.BL2:.BL51])" office:value-type="float" office:value="48">
            <text:p>48</text:p>
          </table:table-cell>
          <table:table-cell table:style-name="ce1" table:formula="of:=COUNT([.BM2:.BM51])" office:value-type="float" office:value="48">
            <text:p>48</text:p>
          </table:table-cell>
          <table:table-cell table:style-name="ce1" table:formula="of:=COUNT([.BN2:.BN51])" office:value-type="float" office:value="48">
            <text:p>48</text:p>
          </table:table-cell>
          <table:table-cell table:style-name="ce1" table:formula="of:=COUNT([.BO2:.BO51])" office:value-type="float" office:value="48">
            <text:p>48</text:p>
          </table:table-cell>
          <table:table-cell table:style-name="ce1" table:formula="of:=COUNT([.BP2:.BP51])" office:value-type="float" office:value="48">
            <text:p>48</text:p>
          </table:table-cell>
          <table:table-cell table:style-name="ce1" table:formula="of:=COUNT([.BQ2:.BQ51])" office:value-type="float" office:value="48">
            <text:p>48</text:p>
          </table:table-cell>
          <table:table-cell table:style-name="ce1" table:formula="of:=COUNT([.BR2:.BR51])" office:value-type="float" office:value="48">
            <text:p>48</text:p>
          </table:table-cell>
          <table:table-cell table:style-name="ce1" table:formula="of:=COUNT([.BS2:.BS51])" office:value-type="float" office:value="46">
            <text:p>46</text:p>
          </table:table-cell>
          <table:table-cell table:style-name="ce1" table:formula="of:=COUNT([.BT2:.BT51])" office:value-type="float" office:value="45">
            <text:p>45</text:p>
          </table:table-cell>
          <table:table-cell table:style-name="ce1" table:formula="of:=COUNT([.BU2:.BU51])" office:value-type="float" office:value="45">
            <text:p>45</text:p>
          </table:table-cell>
          <table:table-cell table:style-name="ce1" table:formula="of:=COUNT([.BV2:.BV51])" office:value-type="float" office:value="45">
            <text:p>45</text:p>
          </table:table-cell>
          <table:table-cell table:style-name="ce1" table:formula="of:=COUNT([.BW2:.BW51])" office:value-type="float" office:value="45">
            <text:p>45</text:p>
          </table:table-cell>
          <table:table-cell table:style-name="ce1" table:formula="of:=COUNT([.BX2:.BX51])" office:value-type="float" office:value="43">
            <text:p>43</text:p>
          </table:table-cell>
          <table:table-cell table:style-name="ce1" table:formula="of:=COUNT([.BY2:.BY51])" office:value-type="float" office:value="43">
            <text:p>43</text:p>
          </table:table-cell>
          <table:table-cell table:style-name="ce1" table:formula="of:=COUNT([.BZ2:.BZ51])" office:value-type="float" office:value="43">
            <text:p>43</text:p>
          </table:table-cell>
          <table:table-cell table:style-name="ce1" table:formula="of:=COUNT([.CA2:.CA51])" office:value-type="float" office:value="43">
            <text:p>43</text:p>
          </table:table-cell>
          <table:table-cell table:style-name="ce1" table:formula="of:=COUNT([.CB2:.CB51])" office:value-type="float" office:value="43">
            <text:p>43</text:p>
          </table:table-cell>
          <table:table-cell table:style-name="ce1" table:formula="of:=COUNT([.CC2:.CC51])" office:value-type="float" office:value="42">
            <text:p>42</text:p>
          </table:table-cell>
          <table:table-cell table:style-name="ce1" table:formula="of:=COUNT([.CD2:.CD51])" office:value-type="float" office:value="42">
            <text:p>42</text:p>
          </table:table-cell>
          <table:table-cell table:style-name="ce1" table:formula="of:=COUNT([.CE2:.CE51])" office:value-type="float" office:value="42">
            <text:p>42</text:p>
          </table:table-cell>
          <table:table-cell table:style-name="ce1" table:formula="of:=COUNT([.CF2:.CF51])" office:value-type="float" office:value="41">
            <text:p>41</text:p>
          </table:table-cell>
          <table:table-cell table:style-name="ce1" table:formula="of:=COUNT([.CG2:.CG51])" office:value-type="float" office:value="40">
            <text:p>40</text:p>
          </table:table-cell>
          <table:table-cell table:style-name="ce1" table:formula="of:=COUNT([.CH2:.CH51])" office:value-type="float" office:value="40">
            <text:p>40</text:p>
          </table:table-cell>
          <table:table-cell table:style-name="ce1" table:formula="of:=COUNT([.CI2:.CI51])" office:value-type="float" office:value="39">
            <text:p>39</text:p>
          </table:table-cell>
          <table:table-cell table:style-name="ce1" table:formula="of:=COUNT([.CJ2:.CJ51])" office:value-type="float" office:value="39">
            <text:p>39</text:p>
          </table:table-cell>
          <table:table-cell table:style-name="ce1" table:formula="of:=COUNT([.CK2:.CK51])" office:value-type="float" office:value="39">
            <text:p>39</text:p>
          </table:table-cell>
          <table:table-cell table:style-name="ce1" table:formula="of:=COUNT([.CL2:.CL51])" office:value-type="float" office:value="39">
            <text:p>39</text:p>
          </table:table-cell>
          <table:table-cell table:style-name="ce1" table:formula="of:=COUNT([.CM2:.CM51])" office:value-type="float" office:value="39">
            <text:p>39</text:p>
          </table:table-cell>
          <table:table-cell table:style-name="ce1" table:formula="of:=COUNT([.CN2:.CN51])" office:value-type="float" office:value="39">
            <text:p>39</text:p>
          </table:table-cell>
          <table:table-cell table:style-name="ce1" table:formula="of:=COUNT([.CO2:.CO51])" office:value-type="float" office:value="39">
            <text:p>39</text:p>
          </table:table-cell>
          <table:table-cell table:style-name="ce1" table:formula="of:=COUNT([.CP2:.CP51])" office:value-type="float" office:value="39">
            <text:p>39</text:p>
          </table:table-cell>
          <table:table-cell table:style-name="ce1" table:formula="of:=COUNT([.CQ2:.CQ51])" office:value-type="float" office:value="39">
            <text:p>39</text:p>
          </table:table-cell>
          <table:table-cell table:style-name="ce1" table:formula="of:=COUNT([.CR2:.CR51])" office:value-type="float" office:value="38">
            <text:p>38</text:p>
          </table:table-cell>
          <table:table-cell table:style-name="ce1" table:formula="of:=COUNT([.CS2:.CS51])" office:value-type="float" office:value="38">
            <text:p>38</text:p>
          </table:table-cell>
          <table:table-cell table:style-name="ce1" table:formula="of:=COUNT([.CT2:.CT51])" office:value-type="float" office:value="38">
            <text:p>38</text:p>
          </table:table-cell>
          <table:table-cell table:style-name="ce1" table:formula="of:=COUNT([.CU2:.CU51])" office:value-type="float" office:value="38">
            <text:p>38</text:p>
          </table:table-cell>
          <table:table-cell table:style-name="ce1" table:formula="of:=COUNT([.CV2:.CV51])" office:value-type="float" office:value="38">
            <text:p>38</text:p>
          </table:table-cell>
          <table:table-cell table:style-name="ce1" table:formula="of:=COUNT([.CW2:.CW51])" office:value-type="float" office:value="38">
            <text:p>38</text:p>
          </table:table-cell>
          <table:table-cell table:style-name="ce1" table:formula="of:=COUNT([.CX2:.CX51])" office:value-type="float" office:value="38">
            <text:p>38</text:p>
          </table:table-cell>
          <table:table-cell table:style-name="ce1" table:formula="of:=COUNT([.CY2:.CY51])" office:value-type="float" office:value="38">
            <text:p>38</text:p>
          </table:table-cell>
          <table:table-cell table:style-name="ce1" table:formula="of:=COUNT([.CZ2:.CZ51])" office:value-type="float" office:value="38">
            <text:p>38</text:p>
          </table:table-cell>
          <table:table-cell table:style-name="ce1" table:formula="of:=COUNT([.DA2:.DA51])" office:value-type="float" office:value="38">
            <text:p>38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table:style-name="ce1" table:formula="of:=STDEV([.B2:.B51])/SQRT(COUNT([.B2:.B51]))" office:value-type="float" office:value="0.00242226070825903">
            <text:p>0.0024222607</text:p>
          </table:table-cell>
          <table:table-cell table:style-name="ce1" table:formula="of:=STDEV([.C2:.C51])/SQRT(COUNT([.C2:.C51]))" office:value-type="float" office:value="0.00343024512719617">
            <text:p>0.0034302451</text:p>
          </table:table-cell>
          <table:table-cell table:style-name="ce1" table:formula="of:=STDEV([.D2:.D51])/SQRT(COUNT([.D2:.D51]))" office:value-type="float" office:value="0.00759506082790598">
            <text:p>0.0075950608</text:p>
          </table:table-cell>
          <table:table-cell table:style-name="ce1" table:formula="of:=STDEV([.E2:.E51])/SQRT(COUNT([.E2:.E51]))" office:value-type="float" office:value="0.00760974134023661">
            <text:p>0.0076097413</text:p>
          </table:table-cell>
          <table:table-cell table:style-name="ce1" table:formula="of:=STDEV([.F2:.F51])/SQRT(COUNT([.F2:.F51]))" office:value-type="float" office:value="0.00822979901557351">
            <text:p>0.008229799</text:p>
          </table:table-cell>
          <table:table-cell table:style-name="ce1" table:formula="of:=STDEV([.G2:.G51])/SQRT(COUNT([.G2:.G51]))" office:value-type="float" office:value="0.00894462841883442">
            <text:p>0.0089446284</text:p>
          </table:table-cell>
          <table:table-cell table:style-name="ce1" table:formula="of:=STDEV([.H2:.H51])/SQRT(COUNT([.H2:.H51]))" office:value-type="float" office:value="0.00908611016657753">
            <text:p>0.0090861102</text:p>
          </table:table-cell>
          <table:table-cell table:style-name="ce1" table:formula="of:=STDEV([.I2:.I51])/SQRT(COUNT([.I2:.I51]))" office:value-type="float" office:value="0.0096890428330361">
            <text:p>0.0096890428</text:p>
          </table:table-cell>
          <table:table-cell table:style-name="ce1" table:formula="of:=STDEV([.J2:.J51])/SQRT(COUNT([.J2:.J51]))" office:value-type="float" office:value="0.0113445572673347">
            <text:p>0.0113445573</text:p>
          </table:table-cell>
          <table:table-cell table:style-name="ce1" table:formula="of:=STDEV([.K2:.K51])/SQRT(COUNT([.K2:.K51]))" office:value-type="float" office:value="0.0112938487863156">
            <text:p>0.0112938488</text:p>
          </table:table-cell>
          <table:table-cell table:style-name="ce1" table:formula="of:=STDEV([.L2:.L51])/SQRT(COUNT([.L2:.L51]))" office:value-type="float" office:value="0.0111460618102337">
            <text:p>0.0111460618</text:p>
          </table:table-cell>
          <table:table-cell table:style-name="ce1" table:formula="of:=STDEV([.M2:.M51])/SQRT(COUNT([.M2:.M51]))" office:value-type="float" office:value="0.0114745170188695">
            <text:p>0.011474517</text:p>
          </table:table-cell>
          <table:table-cell table:style-name="ce1" table:formula="of:=STDEV([.N2:.N51])/SQRT(COUNT([.N2:.N51]))" office:value-type="float" office:value="0.0117151567620405">
            <text:p>0.0117151568</text:p>
          </table:table-cell>
          <table:table-cell table:style-name="ce1" table:formula="of:=STDEV([.O2:.O51])/SQRT(COUNT([.O2:.O51]))" office:value-type="float" office:value="0.012253956045927">
            <text:p>0.012253956</text:p>
          </table:table-cell>
          <table:table-cell table:style-name="ce1" table:formula="of:=STDEV([.P2:.P51])/SQRT(COUNT([.P2:.P51]))" office:value-type="float" office:value="0.0121323483939022">
            <text:p>0.0121323484</text:p>
          </table:table-cell>
          <table:table-cell table:style-name="ce1" table:formula="of:=STDEV([.Q2:.Q51])/SQRT(COUNT([.Q2:.Q51]))" office:value-type="float" office:value="0.0130259258748835">
            <text:p>0.0130259259</text:p>
          </table:table-cell>
          <table:table-cell table:style-name="ce1" table:formula="of:=STDEV([.R2:.R51])/SQRT(COUNT([.R2:.R51]))" office:value-type="float" office:value="0.0138193981528185">
            <text:p>0.0138193982</text:p>
          </table:table-cell>
          <table:table-cell table:style-name="ce1" table:formula="of:=STDEV([.S2:.S51])/SQRT(COUNT([.S2:.S51]))" office:value-type="float" office:value="0.013882708375412">
            <text:p>0.0138827084</text:p>
          </table:table-cell>
          <table:table-cell table:style-name="ce1" table:formula="of:=STDEV([.T2:.T51])/SQRT(COUNT([.T2:.T51]))" office:value-type="float" office:value="0.0139754248593737">
            <text:p>0.0139754249</text:p>
          </table:table-cell>
          <table:table-cell table:style-name="ce1" table:formula="of:=STDEV([.U2:.U51])/SQRT(COUNT([.U2:.U51]))" office:value-type="float" office:value="0.0138964831845312">
            <text:p>0.0138964832</text:p>
          </table:table-cell>
          <table:table-cell table:style-name="ce1" table:formula="of:=STDEV([.V2:.V51])/SQRT(COUNT([.V2:.V51]))" office:value-type="float" office:value="0.0148343317328144">
            <text:p>0.0148343317</text:p>
          </table:table-cell>
          <table:table-cell table:style-name="ce1" table:formula="of:=STDEV([.W2:.W51])/SQRT(COUNT([.W2:.W51]))" office:value-type="float" office:value="0.0143402975092242">
            <text:p>0.0143402975</text:p>
          </table:table-cell>
          <table:table-cell table:style-name="ce1" table:formula="of:=STDEV([.X2:.X51])/SQRT(COUNT([.X2:.X51]))" office:value-type="float" office:value="0.0144510521472751">
            <text:p>0.0144510521</text:p>
          </table:table-cell>
          <table:table-cell table:style-name="ce1" table:formula="of:=STDEV([.Y2:.Y51])/SQRT(COUNT([.Y2:.Y51]))" office:value-type="float" office:value="0.014155657987576">
            <text:p>0.014155658</text:p>
          </table:table-cell>
          <table:table-cell table:style-name="ce1" table:formula="of:=STDEV([.Z2:.Z51])/SQRT(COUNT([.Z2:.Z51]))" office:value-type="float" office:value="0.014201762250524">
            <text:p>0.0142017623</text:p>
          </table:table-cell>
          <table:table-cell table:style-name="ce1" table:formula="of:=STDEV([.AA2:.AA51])/SQRT(COUNT([.AA2:.AA51]))" office:value-type="float" office:value="0.0146167013783437">
            <text:p>0.0146167014</text:p>
          </table:table-cell>
          <table:table-cell table:style-name="ce1" table:formula="of:=STDEV([.AB2:.AB51])/SQRT(COUNT([.AB2:.AB51]))" office:value-type="float" office:value="0.0143758318304134">
            <text:p>0.0143758318</text:p>
          </table:table-cell>
          <table:table-cell table:style-name="ce1" table:formula="of:=STDEV([.AC2:.AC51])/SQRT(COUNT([.AC2:.AC51]))" office:value-type="float" office:value="0.0141612884949335">
            <text:p>0.0141612885</text:p>
          </table:table-cell>
          <table:table-cell table:style-name="ce1" table:formula="of:=STDEV([.AD2:.AD51])/SQRT(COUNT([.AD2:.AD51]))" office:value-type="float" office:value="0.013970860710049">
            <text:p>0.0139708607</text:p>
          </table:table-cell>
          <table:table-cell table:style-name="ce1" table:formula="of:=STDEV([.AE2:.AE51])/SQRT(COUNT([.AE2:.AE51]))" office:value-type="float" office:value="0.0141612884949335">
            <text:p>0.0141612885</text:p>
          </table:table-cell>
          <table:table-cell table:style-name="ce1" table:formula="of:=STDEV([.AF2:.AF51])/SQRT(COUNT([.AF2:.AF51]))" office:value-type="float" office:value="0.0137870558192554">
            <text:p>0.0137870558</text:p>
          </table:table-cell>
          <table:table-cell table:style-name="ce1" table:formula="of:=STDEV([.AG2:.AG51])/SQRT(COUNT([.AG2:.AG51]))" office:value-type="float" office:value="0.0138101652149895">
            <text:p>0.0138101652</text:p>
          </table:table-cell>
          <table:table-cell table:style-name="ce1" table:formula="of:=STDEV([.AH2:.AH51])/SQRT(COUNT([.AH2:.AH51]))" office:value-type="float" office:value="0.0135479119559933">
            <text:p>0.013547912</text:p>
          </table:table-cell>
          <table:table-cell table:style-name="ce1" table:formula="of:=STDEV([.AI2:.AI51])/SQRT(COUNT([.AI2:.AI51]))" office:value-type="float" office:value="0.0133976182013591">
            <text:p>0.0133976182</text:p>
          </table:table-cell>
          <table:table-cell table:style-name="ce1" table:formula="of:=STDEV([.AJ2:.AJ51])/SQRT(COUNT([.AJ2:.AJ51]))" office:value-type="float" office:value="0.0133976182013591">
            <text:p>0.0133976182</text:p>
          </table:table-cell>
          <table:table-cell table:style-name="ce1" table:formula="of:=STDEV([.AK2:.AK51])/SQRT(COUNT([.AK2:.AK51]))" office:value-type="float" office:value="0.0133976182013591">
            <text:p>0.0133976182</text:p>
          </table:table-cell>
          <table:table-cell table:style-name="ce1" table:formula="of:=STDEV([.AL2:.AL51])/SQRT(COUNT([.AL2:.AL51]))" office:value-type="float" office:value="0.0132058370674888">
            <text:p>0.0132058371</text:p>
          </table:table-cell>
          <table:table-cell table:style-name="ce1" table:formula="of:=STDEV([.AM2:.AM51])/SQRT(COUNT([.AM2:.AM51]))" office:value-type="float" office:value="0.0128571428571429">
            <text:p>0.0128571429</text:p>
          </table:table-cell>
          <table:table-cell table:style-name="ce1" table:formula="of:=STDEV([.AN2:.AN51])/SQRT(COUNT([.AN2:.AN51]))" office:value-type="float" office:value="0.0126218550336231">
            <text:p>0.012621855</text:p>
          </table:table-cell>
          <table:table-cell table:style-name="ce1" table:formula="of:=STDEV([.AO2:.AO51])/SQRT(COUNT([.AO2:.AO51]))" office:value-type="float" office:value="0.011973610438743">
            <text:p>0.0119736104</text:p>
          </table:table-cell>
          <table:table-cell table:style-name="ce1" table:formula="of:=STDEV([.AP2:.AP51])/SQRT(COUNT([.AP2:.AP51]))" office:value-type="float" office:value="0.0117586268808245">
            <text:p>0.0117586269</text:p>
          </table:table-cell>
          <table:table-cell table:style-name="ce1" table:formula="of:=STDEV([.AQ2:.AQ51])/SQRT(COUNT([.AQ2:.AQ51]))" office:value-type="float" office:value="0.0117586268808245">
            <text:p>0.0117586269</text:p>
          </table:table-cell>
          <table:table-cell table:style-name="ce1" table:formula="of:=STDEV([.AR2:.AR51])/SQRT(COUNT([.AR2:.AR51]))" office:value-type="float" office:value="0.0117586268808245">
            <text:p>0.0117586269</text:p>
          </table:table-cell>
          <table:table-cell table:style-name="ce1" table:formula="of:=STDEV([.AS2:.AS51])/SQRT(COUNT([.AS2:.AS51]))" office:value-type="float" office:value="0.0111931671030106">
            <text:p>0.0111931671</text:p>
          </table:table-cell>
          <table:table-cell table:style-name="ce1" table:formula="of:=STDEV([.AT2:.AT51])/SQRT(COUNT([.AT2:.AT51]))" office:value-type="float" office:value="0.0111931671030106">
            <text:p>0.0111931671</text:p>
          </table:table-cell>
          <table:table-cell table:style-name="ce1" table:formula="of:=STDEV([.AU2:.AU51])/SQRT(COUNT([.AU2:.AU51]))" office:value-type="float" office:value="0.0110886962116143">
            <text:p>0.0110886962</text:p>
          </table:table-cell>
          <table:table-cell table:style-name="ce1" table:formula="of:=STDEV([.AV2:.AV51])/SQRT(COUNT([.AV2:.AV51]))" office:value-type="float" office:value="0.0108341509372268">
            <text:p>0.0108341509</text:p>
          </table:table-cell>
          <table:table-cell table:style-name="ce1" table:formula="of:=STDEV([.AW2:.AW51])/SQRT(COUNT([.AW2:.AW51]))" office:value-type="float" office:value="0.0108341509372268">
            <text:p>0.0108341509</text:p>
          </table:table-cell>
          <table:table-cell table:style-name="ce1" table:formula="of:=STDEV([.AX2:.AX51])/SQRT(COUNT([.AX2:.AX51]))" office:value-type="float" office:value="0.0108341509372268">
            <text:p>0.0108341509</text:p>
          </table:table-cell>
          <table:table-cell table:style-name="ce1" table:formula="of:=STDEV([.AY2:.AY51])/SQRT(COUNT([.AY2:.AY51]))" office:value-type="float" office:value="0.0104506249202854">
            <text:p>0.0104506249</text:p>
          </table:table-cell>
          <table:table-cell table:style-name="ce1" table:formula="of:=STDEV([.AZ2:.AZ51])/SQRT(COUNT([.AZ2:.AZ51]))" office:value-type="float" office:value="0.0106306257615266">
            <text:p>0.0106306258</text:p>
          </table:table-cell>
          <table:table-cell/>
          <table:table-cell table:style-name="ce1" office:value-type="string">
            <text:p>se</text:p>
          </table:table-cell>
          <table:table-cell table:style-name="ce1" table:formula="of:=STDEV([.BC2:.BC51])/SQRT(COUNT([.BC2:.BC51]))" office:value-type="float" office:value="0.0631476737658706">
            <text:p>0.0631476738</text:p>
          </table:table-cell>
          <table:table-cell table:style-name="ce1" table:formula="of:=STDEV([.BD2:.BD51])/SQRT(COUNT([.BD2:.BD51]))" office:value-type="float" office:value="0.0879190729928288">
            <text:p>0.087919073</text:p>
          </table:table-cell>
          <table:table-cell table:style-name="ce1" table:formula="of:=STDEV([.BE2:.BE51])/SQRT(COUNT([.BE2:.BE51]))" office:value-type="float" office:value="0.10836657907872">
            <text:p>0.1083665791</text:p>
          </table:table-cell>
          <table:table-cell table:style-name="ce1" table:formula="of:=STDEV([.BF2:.BF51])/SQRT(COUNT([.BF2:.BF51]))" office:value-type="float" office:value="0.131201441041378">
            <text:p>0.131201441</text:p>
          </table:table-cell>
          <table:table-cell table:style-name="ce1" table:formula="of:=STDEV([.BG2:.BG51])/SQRT(COUNT([.BG2:.BG51]))" office:value-type="float" office:value="0.154472752005124">
            <text:p>0.154472752</text:p>
          </table:table-cell>
          <table:table-cell table:style-name="ce1" table:formula="of:=STDEV([.BH2:.BH51])/SQRT(COUNT([.BH2:.BH51]))" office:value-type="float" office:value="0.172350082739778">
            <text:p>0.1723500827</text:p>
          </table:table-cell>
          <table:table-cell table:style-name="ce1" table:formula="of:=STDEV([.BI2:.BI51])/SQRT(COUNT([.BI2:.BI51]))" office:value-type="float" office:value="0.20027262742326">
            <text:p>0.2002726274</text:p>
          </table:table-cell>
          <table:table-cell table:style-name="ce1" table:formula="of:=STDEV([.BJ2:.BJ51])/SQRT(COUNT([.BJ2:.BJ51]))" office:value-type="float" office:value="0.256104450678014">
            <text:p>0.2561044507</text:p>
          </table:table-cell>
          <table:table-cell table:style-name="ce1" table:formula="of:=STDEV([.BK2:.BK51])/SQRT(COUNT([.BK2:.BK51]))" office:value-type="float" office:value="0.276579648864055">
            <text:p>0.2765796489</text:p>
          </table:table-cell>
          <table:table-cell table:style-name="ce1" table:formula="of:=STDEV([.BL2:.BL51])/SQRT(COUNT([.BL2:.BL51]))" office:value-type="float" office:value="0.348863612316507">
            <text:p>0.3488636123</text:p>
          </table:table-cell>
          <table:table-cell table:style-name="ce1" table:formula="of:=STDEV([.BM2:.BM51])/SQRT(COUNT([.BM2:.BM51]))" office:value-type="float" office:value="0.358260362797385">
            <text:p>0.3582603628</text:p>
          </table:table-cell>
          <table:table-cell table:style-name="ce1" table:formula="of:=STDEV([.BN2:.BN51])/SQRT(COUNT([.BN2:.BN51]))" office:value-type="float" office:value="0.371618156679033">
            <text:p>0.3716181567</text:p>
          </table:table-cell>
          <table:table-cell table:style-name="ce1" table:formula="of:=STDEV([.BO2:.BO51])/SQRT(COUNT([.BO2:.BO51]))" office:value-type="float" office:value="0.424132931226831">
            <text:p>0.4241329312</text:p>
          </table:table-cell>
          <table:table-cell table:style-name="ce1" table:formula="of:=STDEV([.BP2:.BP51])/SQRT(COUNT([.BP2:.BP51]))" office:value-type="float" office:value="0.463967642268088">
            <text:p>0.4639676423</text:p>
          </table:table-cell>
          <table:table-cell table:style-name="ce1" table:formula="of:=STDEV([.BQ2:.BQ51])/SQRT(COUNT([.BQ2:.BQ51]))" office:value-type="float" office:value="0.541144862651775">
            <text:p>0.5411448627</text:p>
          </table:table-cell>
          <table:table-cell table:style-name="ce1" table:formula="of:=STDEV([.BR2:.BR51])/SQRT(COUNT([.BR2:.BR51]))" office:value-type="float" office:value="0.570003913105839">
            <text:p>0.5700039131</text:p>
          </table:table-cell>
          <table:table-cell table:style-name="ce1" table:formula="of:=STDEV([.BS2:.BS51])/SQRT(COUNT([.BS2:.BS51]))" office:value-type="float" office:value="0.64657970627924">
            <text:p>0.6465797063</text:p>
          </table:table-cell>
          <table:table-cell table:style-name="ce1" table:formula="of:=STDEV([.BT2:.BT51])/SQRT(COUNT([.BT2:.BT51]))" office:value-type="float" office:value="0.764292735239772">
            <text:p>0.7642927352</text:p>
          </table:table-cell>
          <table:table-cell table:style-name="ce1" table:formula="of:=STDEV([.BU2:.BU51])/SQRT(COUNT([.BU2:.BU51]))" office:value-type="float" office:value="0.778407880408998">
            <text:p>0.7784078804</text:p>
          </table:table-cell>
          <table:table-cell table:style-name="ce1" table:formula="of:=STDEV([.BV2:.BV51])/SQRT(COUNT([.BV2:.BV51]))" office:value-type="float" office:value="0.80746418032878">
            <text:p>0.8074641803</text:p>
          </table:table-cell>
          <table:table-cell table:style-name="ce1" table:formula="of:=STDEV([.BW2:.BW51])/SQRT(COUNT([.BW2:.BW51]))" office:value-type="float" office:value="0.861898984657185">
            <text:p>0.8618989847</text:p>
          </table:table-cell>
          <table:table-cell table:style-name="ce1" table:formula="of:=STDEV([.BX2:.BX51])/SQRT(COUNT([.BX2:.BX51]))" office:value-type="float" office:value="1.00130815551603">
            <text:p>1.0013081555</text:p>
          </table:table-cell>
          <table:table-cell table:style-name="ce1" table:formula="of:=STDEV([.BY2:.BY51])/SQRT(COUNT([.BY2:.BY51]))" office:value-type="float" office:value="1.09376230993099">
            <text:p>1.0937623099</text:p>
          </table:table-cell>
          <table:table-cell table:style-name="ce1" table:formula="of:=STDEV([.BZ2:.BZ51])/SQRT(COUNT([.BZ2:.BZ51]))" office:value-type="float" office:value="1.14663373538566">
            <text:p>1.1466337354</text:p>
          </table:table-cell>
          <table:table-cell table:style-name="ce1" table:formula="of:=STDEV([.CA2:.CA51])/SQRT(COUNT([.CA2:.CA51]))" office:value-type="float" office:value="1.26054017299098">
            <text:p>1.260540173</text:p>
          </table:table-cell>
          <table:table-cell table:style-name="ce1" table:formula="of:=STDEV([.CB2:.CB51])/SQRT(COUNT([.CB2:.CB51]))" office:value-type="float" office:value="1.37407594614023">
            <text:p>1.3740759461</text:p>
          </table:table-cell>
          <table:table-cell table:style-name="ce1" table:formula="of:=STDEV([.CC2:.CC51])/SQRT(COUNT([.CC2:.CC51]))" office:value-type="float" office:value="1.51840277845564">
            <text:p>1.5184027785</text:p>
          </table:table-cell>
          <table:table-cell table:style-name="ce1" table:formula="of:=STDEV([.CD2:.CD51])/SQRT(COUNT([.CD2:.CD51]))" office:value-type="float" office:value="1.62470002518552">
            <text:p>1.6247000252</text:p>
          </table:table-cell>
          <table:table-cell table:style-name="ce1" table:formula="of:=STDEV([.CE2:.CE51])/SQRT(COUNT([.CE2:.CE51]))" office:value-type="float" office:value="1.75715486552777">
            <text:p>1.7571548655</text:p>
          </table:table-cell>
          <table:table-cell table:style-name="ce1" table:formula="of:=STDEV([.CF2:.CF51])/SQRT(COUNT([.CF2:.CF51]))" office:value-type="float" office:value="1.83354358524705">
            <text:p>1.8335435852</text:p>
          </table:table-cell>
          <table:table-cell table:style-name="ce1" table:formula="of:=STDEV([.CG2:.CG51])/SQRT(COUNT([.CG2:.CG51]))" office:value-type="float" office:value="1.97110954890439">
            <text:p>1.9711095489</text:p>
          </table:table-cell>
          <table:table-cell table:style-name="ce1" table:formula="of:=STDEV([.CH2:.CH51])/SQRT(COUNT([.CH2:.CH51]))" office:value-type="float" office:value="2.00994463095061">
            <text:p>2.009944631</text:p>
          </table:table-cell>
          <table:table-cell table:style-name="ce1" table:formula="of:=STDEV([.CI2:.CI51])/SQRT(COUNT([.CI2:.CI51]))" office:value-type="float" office:value="2.14795962082223">
            <text:p>2.1479596208</text:p>
          </table:table-cell>
          <table:table-cell table:style-name="ce1" table:formula="of:=STDEV([.CJ2:.CJ51])/SQRT(COUNT([.CJ2:.CJ51]))" office:value-type="float" office:value="2.25207107074475">
            <text:p>2.2520710707</text:p>
          </table:table-cell>
          <table:table-cell table:style-name="ce1" table:formula="of:=STDEV([.CK2:.CK51])/SQRT(COUNT([.CK2:.CK51]))" office:value-type="float" office:value="2.29641929198951">
            <text:p>2.296419292</text:p>
          </table:table-cell>
          <table:table-cell table:style-name="ce1" table:formula="of:=STDEV([.CL2:.CL51])/SQRT(COUNT([.CL2:.CL51]))" office:value-type="float" office:value="2.37929350554361">
            <text:p>2.3792935055</text:p>
          </table:table-cell>
          <table:table-cell table:style-name="ce1" table:formula="of:=STDEV([.CM2:.CM51])/SQRT(COUNT([.CM2:.CM51]))" office:value-type="float" office:value="2.34497121645895">
            <text:p>2.3449712165</text:p>
          </table:table-cell>
          <table:table-cell table:style-name="ce1" table:formula="of:=STDEV([.CN2:.CN51])/SQRT(COUNT([.CN2:.CN51]))" office:value-type="float" office:value="2.39065895505516">
            <text:p>2.3906589551</text:p>
          </table:table-cell>
          <table:table-cell table:style-name="ce1" table:formula="of:=STDEV([.CO2:.CO51])/SQRT(COUNT([.CO2:.CO51]))" office:value-type="float" office:value="2.54108011377872">
            <text:p>2.5410801138</text:p>
          </table:table-cell>
          <table:table-cell table:style-name="ce1" table:formula="of:=STDEV([.CP2:.CP51])/SQRT(COUNT([.CP2:.CP51]))" office:value-type="float" office:value="2.69739254897616">
            <text:p>2.697392549</text:p>
          </table:table-cell>
          <table:table-cell table:style-name="ce1" table:formula="of:=STDEV([.CQ2:.CQ51])/SQRT(COUNT([.CQ2:.CQ51]))" office:value-type="float" office:value="2.82862675930167">
            <text:p>2.8286267593</text:p>
          </table:table-cell>
          <table:table-cell table:style-name="ce1" table:formula="of:=STDEV([.CR2:.CR51])/SQRT(COUNT([.CR2:.CR51]))" office:value-type="float" office:value="2.96066882777587">
            <text:p>2.9606688278</text:p>
          </table:table-cell>
          <table:table-cell table:style-name="ce1" table:formula="of:=STDEV([.CS2:.CS51])/SQRT(COUNT([.CS2:.CS51]))" office:value-type="float" office:value="3.10234457640981">
            <text:p>3.1023445764</text:p>
          </table:table-cell>
          <table:table-cell table:style-name="ce1" table:formula="of:=STDEV([.CT2:.CT51])/SQRT(COUNT([.CT2:.CT51]))" office:value-type="float" office:value="3.25826146370891">
            <text:p>3.2582614637</text:p>
          </table:table-cell>
          <table:table-cell table:style-name="ce1" table:formula="of:=STDEV([.CU2:.CU51])/SQRT(COUNT([.CU2:.CU51]))" office:value-type="float" office:value="3.48445378204997">
            <text:p>3.484453782</text:p>
          </table:table-cell>
          <table:table-cell table:style-name="ce1" table:formula="of:=STDEV([.CV2:.CV51])/SQRT(COUNT([.CV2:.CV51]))" office:value-type="float" office:value="3.60573379259341">
            <text:p>3.6057337926</text:p>
          </table:table-cell>
          <table:table-cell table:style-name="ce1" table:formula="of:=STDEV([.CW2:.CW51])/SQRT(COUNT([.CW2:.CW51]))" office:value-type="float" office:value="3.78425658577944">
            <text:p>3.7842565858</text:p>
          </table:table-cell>
          <table:table-cell table:style-name="ce1" table:formula="of:=STDEV([.CX2:.CX51])/SQRT(COUNT([.CX2:.CX51]))" office:value-type="float" office:value="3.99795986905155">
            <text:p>3.9979598691</text:p>
          </table:table-cell>
          <table:table-cell table:style-name="ce1" table:formula="of:=STDEV([.CY2:.CY51])/SQRT(COUNT([.CY2:.CY51]))" office:value-type="float" office:value="4.28376977958888">
            <text:p>4.2837697796</text:p>
          </table:table-cell>
          <table:table-cell table:style-name="ce1" table:formula="of:=STDEV([.CZ2:.CZ51])/SQRT(COUNT([.CZ2:.CZ51]))" office:value-type="float" office:value="4.62132206018618">
            <text:p>4.6213220602</text:p>
          </table:table-cell>
          <table:table-cell table:style-name="ce1" table:formula="of:=STDEV([.DA2:.DA51])/SQRT(COUNT([.DA2:.DA51]))" office:value-type="float" office:value="4.7535606063531">
            <text:p>4.7535606064</text:p>
          </table:table-cell>
        </table:table-row>
        <table:table-row table:style-name="ro1">
          <table:table-cell table:number-columns-repeated="105"/>
        </table:table-row>
        <table:table-row table:style-name="ro1"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 1</text:p>
          </table:table-cell>
          <table:table-cell table:number-columns-repeated="23" office:value-type="float" office:value="0.75">
            <text:p>0.75</text:p>
          </table:table-cell>
          <table:table-cell table:number-columns-repeated="20" office:value-type="float" office:value="0.8125">
            <text:p>0.8125</text:p>
          </table:table-cell>
          <table:table-cell table:number-columns-repeated="8" office:value-type="float" office:value="0.875">
            <text:p>0.875</text:p>
          </table:table-cell>
          <table:table-cell/>
          <table:table-cell office:value-type="string">
            <text:p>Run 1</text:p>
          </table:table-cell>
          <table:table-cell office:value-type="float" office:value="25.49">
            <text:p>25.49</text:p>
          </table:table-cell>
          <table:table-cell office:value-type="float" office:value="25.986">
            <text:p>25.986</text:p>
          </table:table-cell>
          <table:table-cell office:value-type="float" office:value="25.966">
            <text:p>25.966</text:p>
          </table:table-cell>
          <table:table-cell office:value-type="float" office:value="26.014">
            <text:p>26.014</text:p>
          </table:table-cell>
          <table:table-cell office:value-type="float" office:value="27.32">
            <text:p>27.32</text:p>
          </table:table-cell>
          <table:table-cell office:value-type="float" office:value="26.504">
            <text:p>26.504</text:p>
          </table:table-cell>
          <table:table-cell office:value-type="float" office:value="26.546">
            <text:p>26.546</text:p>
          </table:table-cell>
          <table:table-cell office:value-type="float" office:value="27.86">
            <text:p>27.86</text:p>
          </table:table-cell>
          <table:table-cell office:value-type="float" office:value="27.064">
            <text:p>27.064</text:p>
          </table:table-cell>
          <table:table-cell office:value-type="float" office:value="26.512">
            <text:p>26.512</text:p>
          </table:table-cell>
          <table:table-cell office:value-type="float" office:value="26.728">
            <text:p>26.728</text:p>
          </table:table-cell>
          <table:table-cell office:value-type="float" office:value="26.132">
            <text:p>26.132</text:p>
          </table:table-cell>
          <table:table-cell office:value-type="float" office:value="25.22">
            <text:p>25.22</text:p>
          </table:table-cell>
          <table:table-cell office:value-type="float" office:value="26.134">
            <text:p>26.134</text:p>
          </table:table-cell>
          <table:table-cell office:value-type="float" office:value="25.468">
            <text:p>25.468</text:p>
          </table:table-cell>
          <table:table-cell office:value-type="float" office:value="25.368">
            <text:p>25.368</text:p>
          </table:table-cell>
          <table:table-cell office:value-type="float" office:value="25.944">
            <text:p>25.944</text:p>
          </table:table-cell>
          <table:table-cell office:value-type="float" office:value="25.702">
            <text:p>25.702</text:p>
          </table:table-cell>
          <table:table-cell office:value-type="float" office:value="25.336">
            <text:p>25.336</text:p>
          </table:table-cell>
          <table:table-cell office:value-type="float" office:value="25.3">
            <text:p>25.3</text:p>
          </table:table-cell>
          <table:table-cell office:value-type="float" office:value="27.01">
            <text:p>27.01</text:p>
          </table:table-cell>
          <table:table-cell office:value-type="float" office:value="27.046">
            <text:p>27.046</text:p>
          </table:table-cell>
          <table:table-cell office:value-type="float" office:value="27.766">
            <text:p>27.766</text:p>
          </table:table-cell>
          <table:table-cell office:value-type="float" office:value="27.452">
            <text:p>27.452</text:p>
          </table:table-cell>
          <table:table-cell office:value-type="float" office:value="28.316">
            <text:p>28.316</text:p>
          </table:table-cell>
          <table:table-cell office:value-type="float" office:value="29.426">
            <text:p>29.426</text:p>
          </table:table-cell>
          <table:table-cell office:value-type="float" office:value="29.23">
            <text:p>29.23</text:p>
          </table:table-cell>
          <table:table-cell office:value-type="float" office:value="29.488">
            <text:p>29.488</text:p>
          </table:table-cell>
          <table:table-cell office:value-type="float" office:value="28.228">
            <text:p>28.228</text:p>
          </table:table-cell>
          <table:table-cell office:value-type="float" office:value="27.776">
            <text:p>27.776</text:p>
          </table:table-cell>
          <table:table-cell office:value-type="float" office:value="26.098">
            <text:p>26.098</text:p>
          </table:table-cell>
          <table:table-cell office:value-type="float" office:value="25.776">
            <text:p>25.776</text:p>
          </table:table-cell>
          <table:table-cell office:value-type="float" office:value="27.276">
            <text:p>27.276</text:p>
          </table:table-cell>
          <table:table-cell office:value-type="float" office:value="27.696">
            <text:p>27.696</text:p>
          </table:table-cell>
          <table:table-cell office:value-type="float" office:value="28.058">
            <text:p>28.058</text:p>
          </table:table-cell>
          <table:table-cell office:value-type="float" office:value="29.062">
            <text:p>29.062</text:p>
          </table:table-cell>
          <table:table-cell office:value-type="float" office:value="30.042">
            <text:p>30.042</text:p>
          </table:table-cell>
          <table:table-cell office:value-type="float" office:value="30.964">
            <text:p>30.964</text:p>
          </table:table-cell>
          <table:table-cell office:value-type="float" office:value="29.376">
            <text:p>29.376</text:p>
          </table:table-cell>
          <table:table-cell office:value-type="float" office:value="28.644">
            <text:p>28.644</text:p>
          </table:table-cell>
          <table:table-cell office:value-type="float" office:value="30.532">
            <text:p>30.532</text:p>
          </table:table-cell>
          <table:table-cell office:value-type="float" office:value="32.934">
            <text:p>32.934</text:p>
          </table:table-cell>
          <table:table-cell office:value-type="float" office:value="33.54">
            <text:p>33.54</text:p>
          </table:table-cell>
          <table:table-cell office:value-type="float" office:value="32.948">
            <text:p>32.948</text:p>
          </table:table-cell>
          <table:table-cell office:value-type="float" office:value="33.162">
            <text:p>33.162</text:p>
          </table:table-cell>
          <table:table-cell office:value-type="float" office:value="33.058">
            <text:p>33.058</text:p>
          </table:table-cell>
          <table:table-cell office:value-type="float" office:value="34.62">
            <text:p>34.62</text:p>
          </table:table-cell>
          <table:table-cell office:value-type="float" office:value="35.232">
            <text:p>35.232</text:p>
          </table:table-cell>
          <table:table-cell office:value-type="float" office:value="34.12">
            <text:p>34.12</text:p>
          </table:table-cell>
          <table:table-cell office:value-type="float" office:value="34.766">
            <text:p>34.766</text:p>
          </table:table-cell>
          <table:table-cell office:value-type="float" office:value="35.362">
            <text:p>35.362</text:p>
          </table:table-cell>
        </table:table-row>
        <table:table-row table:style-name="ro1">
          <table:table-cell office:value-type="string">
            <text:p>Run 2</text:p>
          </table:table-cell>
          <table:table-cell table:number-columns-repeated="10" office:value-type="float" office:value="0.75">
            <text:p>0.75</text:p>
          </table:table-cell>
          <table:table-cell table:number-columns-repeated="26" office:value-type="float" office:value="0.8125">
            <text:p>0.8125</text:p>
          </table:table-cell>
          <table:table-cell table:number-columns-repeated="15" office:value-type="float" office:value="0.875">
            <text:p>0.875</text:p>
          </table:table-cell>
          <table:table-cell/>
          <table:table-cell office:value-type="string">
            <text:p>Run 2</text:p>
          </table:table-cell>
          <table:table-cell office:value-type="float" office:value="23.072">
            <text:p>23.072</text:p>
          </table:table-cell>
          <table:table-cell office:value-type="float" office:value="22.136">
            <text:p>22.136</text:p>
          </table:table-cell>
          <table:table-cell office:value-type="float" office:value="21.852">
            <text:p>21.852</text:p>
          </table:table-cell>
          <table:table-cell office:value-type="float" office:value="21.978">
            <text:p>21.978</text:p>
          </table:table-cell>
          <table:table-cell office:value-type="float" office:value="22.87">
            <text:p>22.87</text:p>
          </table:table-cell>
          <table:table-cell office:value-type="float" office:value="23.016">
            <text:p>23.016</text:p>
          </table:table-cell>
          <table:table-cell office:value-type="float" office:value="23.128">
            <text:p>23.128</text:p>
          </table:table-cell>
          <table:table-cell office:value-type="float" office:value="24.042">
            <text:p>24.042</text:p>
          </table:table-cell>
          <table:table-cell office:value-type="float" office:value="22.7">
            <text:p>22.7</text:p>
          </table:table-cell>
          <table:table-cell office:value-type="float" office:value="23.48">
            <text:p>23.48</text:p>
          </table:table-cell>
          <table:table-cell office:value-type="float" office:value="23.58">
            <text:p>23.58</text:p>
          </table:table-cell>
          <table:table-cell office:value-type="float" office:value="22.25">
            <text:p>22.25</text:p>
          </table:table-cell>
          <table:table-cell office:value-type="float" office:value="22.31">
            <text:p>22.31</text:p>
          </table:table-cell>
          <table:table-cell office:value-type="float" office:value="22.682">
            <text:p>22.682</text:p>
          </table:table-cell>
          <table:table-cell office:value-type="float" office:value="22.354">
            <text:p>22.354</text:p>
          </table:table-cell>
          <table:table-cell office:value-type="float" office:value="22.762">
            <text:p>22.762</text:p>
          </table:table-cell>
          <table:table-cell office:value-type="float" office:value="23.566">
            <text:p>23.566</text:p>
          </table:table-cell>
          <table:table-cell office:value-type="float" office:value="23.46">
            <text:p>23.46</text:p>
          </table:table-cell>
          <table:table-cell office:value-type="float" office:value="24.596">
            <text:p>24.596</text:p>
          </table:table-cell>
          <table:table-cell office:value-type="float" office:value="24.252">
            <text:p>24.252</text:p>
          </table:table-cell>
          <table:table-cell office:value-type="float" office:value="25.094">
            <text:p>25.094</text:p>
          </table:table-cell>
          <table:table-cell office:value-type="float" office:value="24.744">
            <text:p>24.744</text:p>
          </table:table-cell>
          <table:table-cell office:value-type="float" office:value="26.004">
            <text:p>26.004</text:p>
          </table:table-cell>
          <table:table-cell office:value-type="float" office:value="25.874">
            <text:p>25.874</text:p>
          </table:table-cell>
          <table:table-cell office:value-type="float" office:value="25.548">
            <text:p>25.548</text:p>
          </table:table-cell>
          <table:table-cell office:value-type="float" office:value="26.192">
            <text:p>26.192</text:p>
          </table:table-cell>
          <table:table-cell office:value-type="float" office:value="25.414">
            <text:p>25.414</text:p>
          </table:table-cell>
          <table:table-cell office:value-type="float" office:value="25.1">
            <text:p>25.1</text:p>
          </table:table-cell>
          <table:table-cell office:value-type="float" office:value="25.116">
            <text:p>25.116</text:p>
          </table:table-cell>
          <table:table-cell office:value-type="float" office:value="24.696">
            <text:p>24.696</text:p>
          </table:table-cell>
          <table:table-cell office:value-type="float" office:value="25.468">
            <text:p>25.468</text:p>
          </table:table-cell>
          <table:table-cell office:value-type="float" office:value="27.288">
            <text:p>27.288</text:p>
          </table:table-cell>
          <table:table-cell office:value-type="float" office:value="27.062">
            <text:p>27.062</text:p>
          </table:table-cell>
          <table:table-cell office:value-type="float" office:value="27.85">
            <text:p>27.85</text:p>
          </table:table-cell>
          <table:table-cell office:value-type="float" office:value="26.578">
            <text:p>26.578</text:p>
          </table:table-cell>
          <table:table-cell office:value-type="float" office:value="27.666">
            <text:p>27.666</text:p>
          </table:table-cell>
          <table:table-cell office:value-type="float" office:value="26.858">
            <text:p>26.858</text:p>
          </table:table-cell>
          <table:table-cell office:value-type="float" office:value="28.314">
            <text:p>28.314</text:p>
          </table:table-cell>
          <table:table-cell office:value-type="float" office:value="28.778">
            <text:p>28.778</text:p>
          </table:table-cell>
          <table:table-cell office:value-type="float" office:value="29.068">
            <text:p>29.068</text:p>
          </table:table-cell>
          <table:table-cell office:value-type="float" office:value="28.392">
            <text:p>28.392</text:p>
          </table:table-cell>
          <table:table-cell office:value-type="float" office:value="28.646">
            <text:p>28.646</text:p>
          </table:table-cell>
          <table:table-cell office:value-type="float" office:value="30.242">
            <text:p>30.242</text:p>
          </table:table-cell>
          <table:table-cell office:value-type="float" office:value="29.224">
            <text:p>29.224</text:p>
          </table:table-cell>
          <table:table-cell office:value-type="float" office:value="29.17">
            <text:p>29.17</text:p>
          </table:table-cell>
          <table:table-cell office:value-type="float" office:value="29.472">
            <text:p>29.472</text:p>
          </table:table-cell>
          <table:table-cell office:value-type="float" office:value="29.644">
            <text:p>29.644</text:p>
          </table:table-cell>
          <table:table-cell office:value-type="float" office:value="29.324">
            <text:p>29.324</text:p>
          </table:table-cell>
          <table:table-cell office:value-type="float" office:value="30.45">
            <text:p>30.45</text:p>
          </table:table-cell>
          <table:table-cell office:value-type="float" office:value="30.548">
            <text:p>30.548</text:p>
          </table:table-cell>
          <table:table-cell office:value-type="float" office:value="30.652">
            <text:p>30.6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table:number-columns-repeated="50" office:value-type="float" office:value="0.875">
            <text:p>0.875</text:p>
          </table:table-cell>
          <table:table-cell/>
          <table:table-cell office:value-type="float" office:value="3">
            <text:p>3</text:p>
          </table:table-cell>
          <table:table-cell office:value-type="float" office:value="29.044">
            <text:p>29.044</text:p>
          </table:table-cell>
          <table:table-cell office:value-type="float" office:value="29.896">
            <text:p>29.896</text:p>
          </table:table-cell>
          <table:table-cell office:value-type="float" office:value="29.628">
            <text:p>29.628</text:p>
          </table:table-cell>
          <table:table-cell office:value-type="float" office:value="29.904">
            <text:p>29.904</text:p>
          </table:table-cell>
          <table:table-cell office:value-type="float" office:value="29.9">
            <text:p>29.9</text:p>
          </table:table-cell>
          <table:table-cell office:value-type="float" office:value="28.874">
            <text:p>28.874</text:p>
          </table:table-cell>
          <table:table-cell office:value-type="float" office:value="28.954">
            <text:p>28.954</text:p>
          </table:table-cell>
          <table:table-cell office:value-type="float" office:value="28.692">
            <text:p>28.692</text:p>
          </table:table-cell>
          <table:table-cell office:value-type="float" office:value="29.194">
            <text:p>29.194</text:p>
          </table:table-cell>
          <table:table-cell office:value-type="float" office:value="29.836">
            <text:p>29.836</text:p>
          </table:table-cell>
          <table:table-cell office:value-type="float" office:value="30.266">
            <text:p>30.266</text:p>
          </table:table-cell>
          <table:table-cell office:value-type="float" office:value="30.066">
            <text:p>30.066</text:p>
          </table:table-cell>
          <table:table-cell office:value-type="float" office:value="30.34">
            <text:p>30.34</text:p>
          </table:table-cell>
          <table:table-cell office:value-type="float" office:value="31.78">
            <text:p>31.78</text:p>
          </table:table-cell>
          <table:table-cell office:value-type="float" office:value="32.09">
            <text:p>32.09</text:p>
          </table:table-cell>
          <table:table-cell office:value-type="float" office:value="32.412">
            <text:p>32.412</text:p>
          </table:table-cell>
          <table:table-cell office:value-type="float" office:value="33.486">
            <text:p>33.486</text:p>
          </table:table-cell>
          <table:table-cell office:value-type="float" office:value="35.858">
            <text:p>35.858</text:p>
          </table:table-cell>
          <table:table-cell office:value-type="float" office:value="38.09">
            <text:p>38.09</text:p>
          </table:table-cell>
          <table:table-cell office:value-type="float" office:value="40.776">
            <text:p>40.776</text:p>
          </table:table-cell>
          <table:table-cell office:value-type="float" office:value="41.41">
            <text:p>41.41</text:p>
          </table:table-cell>
          <table:table-cell office:value-type="float" office:value="42.958">
            <text:p>42.958</text:p>
          </table:table-cell>
          <table:table-cell office:value-type="float" office:value="43.264">
            <text:p>43.264</text:p>
          </table:table-cell>
          <table:table-cell office:value-type="float" office:value="47.064">
            <text:p>47.064</text:p>
          </table:table-cell>
          <table:table-cell office:value-type="float" office:value="48.922">
            <text:p>48.922</text:p>
          </table:table-cell>
          <table:table-cell office:value-type="float" office:value="47.962">
            <text:p>47.962</text:p>
          </table:table-cell>
          <table:table-cell office:value-type="float" office:value="50.31">
            <text:p>50.31</text:p>
          </table:table-cell>
          <table:table-cell office:value-type="float" office:value="53.296">
            <text:p>53.296</text:p>
          </table:table-cell>
          <table:table-cell office:value-type="float" office:value="55.578">
            <text:p>55.578</text:p>
          </table:table-cell>
          <table:table-cell office:value-type="float" office:value="54.922">
            <text:p>54.922</text:p>
          </table:table-cell>
          <table:table-cell office:value-type="float" office:value="54.822">
            <text:p>54.822</text:p>
          </table:table-cell>
          <table:table-cell office:value-type="float" office:value="56.786">
            <text:p>56.786</text:p>
          </table:table-cell>
          <table:table-cell office:value-type="float" office:value="58.858">
            <text:p>58.858</text:p>
          </table:table-cell>
          <table:table-cell office:value-type="float" office:value="60.698">
            <text:p>60.698</text:p>
          </table:table-cell>
          <table:table-cell office:value-type="float" office:value="67.438">
            <text:p>67.438</text:p>
          </table:table-cell>
          <table:table-cell office:value-type="float" office:value="68.492">
            <text:p>68.492</text:p>
          </table:table-cell>
          <table:table-cell office:value-type="float" office:value="75.076">
            <text:p>75.076</text:p>
          </table:table-cell>
          <table:table-cell office:value-type="float" office:value="74.476">
            <text:p>74.476</text:p>
          </table:table-cell>
          <table:table-cell office:value-type="float" office:value="73.62">
            <text:p>73.62</text:p>
          </table:table-cell>
          <table:table-cell office:value-type="float" office:value="73.676">
            <text:p>73.676</text:p>
          </table:table-cell>
          <table:table-cell office:value-type="float" office:value="78.428">
            <text:p>78.428</text:p>
          </table:table-cell>
          <table:table-cell office:value-type="float" office:value="86.916">
            <text:p>86.916</text:p>
          </table:table-cell>
          <table:table-cell office:value-type="float" office:value="87.766">
            <text:p>87.766</text:p>
          </table:table-cell>
          <table:table-cell office:value-type="float" office:value="93.118">
            <text:p>93.118</text:p>
          </table:table-cell>
          <table:table-cell office:value-type="float" office:value="90.96">
            <text:p>90.96</text:p>
          </table:table-cell>
          <table:table-cell office:value-type="float" office:value="95.72">
            <text:p>95.72</text:p>
          </table:table-cell>
          <table:table-cell office:value-type="float" office:value="97.946">
            <text:p>97.946</text:p>
          </table:table-cell>
          <table:table-cell office:value-type="float" office:value="102.526">
            <text:p>102.526</text:p>
          </table:table-cell>
          <table:table-cell office:value-type="float" office:value="108.17">
            <text:p>108.17</text:p>
          </table:table-cell>
          <table:table-cell office:value-type="float" office:value="112.898">
            <text:p>112.898</text:p>
          </table:table-cell>
          <table:table-cell office:value-type="float" office:value="121.202">
            <text:p>121.20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5" office:value-type="float" office:value="0.6875">
            <text:p>0.6875</text:p>
          </table:table-cell>
          <table:table-cell table:number-columns-repeated="16" office:value-type="float" office:value="0.75">
            <text:p>0.75</text:p>
          </table:table-cell>
          <table:table-cell table:number-columns-repeated="10" office:value-type="float" office:value="0.8125">
            <text:p>0.8125</text:p>
          </table:table-cell>
          <table:table-cell table:number-columns-repeated="20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2.142">
            <text:p>22.142</text:p>
          </table:table-cell>
          <table:table-cell office:value-type="float" office:value="20.936">
            <text:p>20.936</text:p>
          </table:table-cell>
          <table:table-cell office:value-type="float" office:value="20.982">
            <text:p>20.982</text:p>
          </table:table-cell>
          <table:table-cell office:value-type="float" office:value="20.086">
            <text:p>20.086</text:p>
          </table:table-cell>
          <table:table-cell office:value-type="float" office:value="19.914">
            <text:p>19.914</text:p>
          </table:table-cell>
          <table:table-cell office:value-type="float" office:value="20.85">
            <text:p>20.85</text:p>
          </table:table-cell>
          <table:table-cell office:value-type="float" office:value="20.858">
            <text:p>20.858</text:p>
          </table:table-cell>
          <table:table-cell office:value-type="float" office:value="21.092">
            <text:p>21.092</text:p>
          </table:table-cell>
          <table:table-cell office:value-type="float" office:value="20.644">
            <text:p>20.644</text:p>
          </table:table-cell>
          <table:table-cell office:value-type="float" office:value="20.57">
            <text:p>20.57</text:p>
          </table:table-cell>
          <table:table-cell office:value-type="float" office:value="21.204">
            <text:p>21.204</text:p>
          </table:table-cell>
          <table:table-cell office:value-type="float" office:value="21.096">
            <text:p>21.096</text:p>
          </table:table-cell>
          <table:table-cell office:value-type="float" office:value="20.878">
            <text:p>20.878</text:p>
          </table:table-cell>
          <table:table-cell office:value-type="float" office:value="20.828">
            <text:p>20.828</text:p>
          </table:table-cell>
          <table:table-cell office:value-type="float" office:value="21.522">
            <text:p>21.522</text:p>
          </table:table-cell>
          <table:table-cell office:value-type="float" office:value="21.472">
            <text:p>21.472</text:p>
          </table:table-cell>
          <table:table-cell office:value-type="float" office:value="23.452">
            <text:p>23.452</text:p>
          </table:table-cell>
          <table:table-cell office:value-type="float" office:value="24.154">
            <text:p>24.154</text:p>
          </table:table-cell>
          <table:table-cell office:value-type="float" office:value="24.564">
            <text:p>24.564</text:p>
          </table:table-cell>
          <table:table-cell office:value-type="float" office:value="25.244">
            <text:p>25.244</text:p>
          </table:table-cell>
          <table:table-cell office:value-type="float" office:value="24.62">
            <text:p>24.62</text:p>
          </table:table-cell>
          <table:table-cell office:value-type="float" office:value="25.936">
            <text:p>25.936</text:p>
          </table:table-cell>
          <table:table-cell office:value-type="float" office:value="27.358">
            <text:p>27.358</text:p>
          </table:table-cell>
          <table:table-cell office:value-type="float" office:value="26.732">
            <text:p>26.732</text:p>
          </table:table-cell>
          <table:table-cell office:value-type="float" office:value="27.754">
            <text:p>27.754</text:p>
          </table:table-cell>
          <table:table-cell office:value-type="float" office:value="28.708">
            <text:p>28.708</text:p>
          </table:table-cell>
          <table:table-cell office:value-type="float" office:value="29.416">
            <text:p>29.416</text:p>
          </table:table-cell>
          <table:table-cell office:value-type="float" office:value="31.032">
            <text:p>31.032</text:p>
          </table:table-cell>
          <table:table-cell office:value-type="float" office:value="32.042">
            <text:p>32.042</text:p>
          </table:table-cell>
          <table:table-cell office:value-type="float" office:value="33.664">
            <text:p>33.664</text:p>
          </table:table-cell>
          <table:table-cell office:value-type="float" office:value="34.474">
            <text:p>34.474</text:p>
          </table:table-cell>
          <table:table-cell office:value-type="float" office:value="34.992">
            <text:p>34.992</text:p>
          </table:table-cell>
          <table:table-cell table:number-columns-repeated="19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table:number-columns-repeated="18" office:value-type="float" office:value="0.875">
            <text:p>0.875</text:p>
          </table:table-cell>
          <table:table-cell table:number-columns-repeated="2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24.104">
            <text:p>24.104</text:p>
          </table:table-cell>
          <table:table-cell office:value-type="float" office:value="23.844">
            <text:p>23.844</text:p>
          </table:table-cell>
          <table:table-cell office:value-type="float" office:value="23.744">
            <text:p>23.744</text:p>
          </table:table-cell>
          <table:table-cell office:value-type="float" office:value="23.438">
            <text:p>23.438</text:p>
          </table:table-cell>
          <table:table-cell office:value-type="float" office:value="23.316">
            <text:p>23.316</text:p>
          </table:table-cell>
          <table:table-cell office:value-type="float" office:value="23.42">
            <text:p>23.42</text:p>
          </table:table-cell>
          <table:table-cell office:value-type="float" office:value="23.484">
            <text:p>23.484</text:p>
          </table:table-cell>
          <table:table-cell office:value-type="float" office:value="24.294">
            <text:p>24.294</text:p>
          </table:table-cell>
          <table:table-cell office:value-type="float" office:value="24.358">
            <text:p>24.358</text:p>
          </table:table-cell>
          <table:table-cell office:value-type="float" office:value="24.216">
            <text:p>24.216</text:p>
          </table:table-cell>
          <table:table-cell office:value-type="float" office:value="24.814">
            <text:p>24.814</text:p>
          </table:table-cell>
          <table:table-cell office:value-type="float" office:value="25.5">
            <text:p>25.5</text:p>
          </table:table-cell>
          <table:table-cell office:value-type="float" office:value="23.274">
            <text:p>23.274</text:p>
          </table:table-cell>
          <table:table-cell office:value-type="float" office:value="23.42">
            <text:p>23.42</text:p>
          </table:table-cell>
          <table:table-cell office:value-type="float" office:value="23.476">
            <text:p>23.476</text:p>
          </table:table-cell>
          <table:table-cell office:value-type="float" office:value="23.528">
            <text:p>23.528</text:p>
          </table:table-cell>
          <table:table-cell office:value-type="float" office:value="24.456">
            <text:p>24.456</text:p>
          </table:table-cell>
          <table:table-cell office:value-type="float" office:value="24.656">
            <text:p>24.656</text:p>
          </table:table-cell>
          <table:table-cell office:value-type="float" office:value="24.466">
            <text:p>24.466</text:p>
          </table:table-cell>
          <table:table-cell office:value-type="float" office:value="26.008">
            <text:p>26.008</text:p>
          </table:table-cell>
          <table:table-cell office:value-type="float" office:value="27.426">
            <text:p>27.426</text:p>
          </table:table-cell>
          <table:table-cell office:value-type="float" office:value="29.878">
            <text:p>29.878</text:p>
          </table:table-cell>
          <table:table-cell office:value-type="float" office:value="29.786">
            <text:p>29.786</text:p>
          </table:table-cell>
          <table:table-cell office:value-type="float" office:value="28.538">
            <text:p>28.538</text:p>
          </table:table-cell>
          <table:table-cell office:value-type="float" office:value="30.3">
            <text:p>30.3</text:p>
          </table:table-cell>
          <table:table-cell office:value-type="float" office:value="30.75">
            <text:p>30.75</text:p>
          </table:table-cell>
          <table:table-cell table:number-columns-repeated="25"/>
        </table:table-row>
        <table:table-row table:style-name="ro1">
          <table:table-cell office:value-type="float" office:value="6">
            <text:p>6</text:p>
          </table:table-cell>
          <table:table-cell table:number-columns-repeated="5" office:value-type="float" office:value="0.6875">
            <text:p>0.6875</text:p>
          </table:table-cell>
          <table:table-cell table:number-columns-repeated="30" office:value-type="float" office:value="0.8125">
            <text:p>0.8125</text:p>
          </table:table-cell>
          <table:table-cell table:number-columns-repeated="16" office:value-type="float" office:value="0.875">
            <text:p>0.875</text:p>
          </table:table-cell>
          <table:table-cell/>
          <table:table-cell office:value-type="float" office:value="6">
            <text:p>6</text:p>
          </table:table-cell>
          <table:table-cell office:value-type="float" office:value="28.374">
            <text:p>28.374</text:p>
          </table:table-cell>
          <table:table-cell office:value-type="float" office:value="28.85">
            <text:p>28.85</text:p>
          </table:table-cell>
          <table:table-cell office:value-type="float" office:value="28.438">
            <text:p>28.438</text:p>
          </table:table-cell>
          <table:table-cell office:value-type="float" office:value="28.364">
            <text:p>28.364</text:p>
          </table:table-cell>
          <table:table-cell office:value-type="float" office:value="28.682">
            <text:p>28.682</text:p>
          </table:table-cell>
          <table:table-cell office:value-type="float" office:value="30.056">
            <text:p>30.056</text:p>
          </table:table-cell>
          <table:table-cell office:value-type="float" office:value="30.26">
            <text:p>30.26</text:p>
          </table:table-cell>
          <table:table-cell office:value-type="float" office:value="30.382">
            <text:p>30.382</text:p>
          </table:table-cell>
          <table:table-cell office:value-type="float" office:value="30.024">
            <text:p>30.024</text:p>
          </table:table-cell>
          <table:table-cell office:value-type="float" office:value="30.726">
            <text:p>30.726</text:p>
          </table:table-cell>
          <table:table-cell office:value-type="float" office:value="30.744">
            <text:p>30.744</text:p>
          </table:table-cell>
          <table:table-cell office:value-type="float" office:value="31.278">
            <text:p>31.278</text:p>
          </table:table-cell>
          <table:table-cell office:value-type="float" office:value="32.682">
            <text:p>32.682</text:p>
          </table:table-cell>
          <table:table-cell office:value-type="float" office:value="32.416">
            <text:p>32.416</text:p>
          </table:table-cell>
          <table:table-cell office:value-type="float" office:value="34.696">
            <text:p>34.696</text:p>
          </table:table-cell>
          <table:table-cell office:value-type="float" office:value="36.844">
            <text:p>36.844</text:p>
          </table:table-cell>
          <table:table-cell office:value-type="float" office:value="38.452">
            <text:p>38.452</text:p>
          </table:table-cell>
          <table:table-cell office:value-type="float" office:value="41.164">
            <text:p>41.164</text:p>
          </table:table-cell>
          <table:table-cell office:value-type="float" office:value="40.052">
            <text:p>40.052</text:p>
          </table:table-cell>
          <table:table-cell office:value-type="float" office:value="40.59">
            <text:p>40.59</text:p>
          </table:table-cell>
          <table:table-cell office:value-type="float" office:value="45.078">
            <text:p>45.078</text:p>
          </table:table-cell>
          <table:table-cell office:value-type="float" office:value="46.37">
            <text:p>46.37</text:p>
          </table:table-cell>
          <table:table-cell office:value-type="float" office:value="46.558">
            <text:p>46.558</text:p>
          </table:table-cell>
          <table:table-cell office:value-type="float" office:value="48.288">
            <text:p>48.288</text:p>
          </table:table-cell>
          <table:table-cell office:value-type="float" office:value="47.346">
            <text:p>47.346</text:p>
          </table:table-cell>
          <table:table-cell office:value-type="float" office:value="50.53">
            <text:p>50.53</text:p>
          </table:table-cell>
          <table:table-cell office:value-type="float" office:value="51.032">
            <text:p>51.032</text:p>
          </table:table-cell>
          <table:table-cell office:value-type="float" office:value="50.18">
            <text:p>50.18</text:p>
          </table:table-cell>
          <table:table-cell office:value-type="float" office:value="50.728">
            <text:p>50.728</text:p>
          </table:table-cell>
          <table:table-cell office:value-type="float" office:value="51.872">
            <text:p>51.872</text:p>
          </table:table-cell>
          <table:table-cell office:value-type="float" office:value="52.074">
            <text:p>52.074</text:p>
          </table:table-cell>
          <table:table-cell office:value-type="float" office:value="54.252">
            <text:p>54.252</text:p>
          </table:table-cell>
          <table:table-cell office:value-type="float" office:value="55.086">
            <text:p>55.086</text:p>
          </table:table-cell>
          <table:table-cell office:value-type="float" office:value="58.236">
            <text:p>58.236</text:p>
          </table:table-cell>
          <table:table-cell office:value-type="float" office:value="58.43">
            <text:p>58.43</text:p>
          </table:table-cell>
          <table:table-cell office:value-type="float" office:value="59.922">
            <text:p>59.922</text:p>
          </table:table-cell>
          <table:table-cell office:value-type="float" office:value="60.532">
            <text:p>60.532</text:p>
          </table:table-cell>
          <table:table-cell office:value-type="float" office:value="65.14">
            <text:p>65.14</text:p>
          </table:table-cell>
          <table:table-cell office:value-type="float" office:value="68.368">
            <text:p>68.368</text:p>
          </table:table-cell>
          <table:table-cell office:value-type="float" office:value="72.122">
            <text:p>72.122</text:p>
          </table:table-cell>
          <table:table-cell office:value-type="float" office:value="74.318">
            <text:p>74.318</text:p>
          </table:table-cell>
          <table:table-cell office:value-type="float" office:value="72.758">
            <text:p>72.758</text:p>
          </table:table-cell>
          <table:table-cell office:value-type="float" office:value="77.368">
            <text:p>77.368</text:p>
          </table:table-cell>
          <table:table-cell office:value-type="float" office:value="80.458">
            <text:p>80.458</text:p>
          </table:table-cell>
          <table:table-cell office:value-type="float" office:value="78.474">
            <text:p>78.474</text:p>
          </table:table-cell>
          <table:table-cell office:value-type="float" office:value="83.528">
            <text:p>83.528</text:p>
          </table:table-cell>
          <table:table-cell office:value-type="float" office:value="82.294">
            <text:p>82.294</text:p>
          </table:table-cell>
          <table:table-cell office:value-type="float" office:value="87.372">
            <text:p>87.372</text:p>
          </table:table-cell>
          <table:table-cell office:value-type="float" office:value="92.61">
            <text:p>92.61</text:p>
          </table:table-cell>
          <table:table-cell office:value-type="float" office:value="97.884">
            <text:p>97.884</text:p>
          </table:table-cell>
          <table:table-cell office:value-type="float" office:value="99.782">
            <text:p>99.7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875">
            <text:p>0.6875</text:p>
          </table:table-cell>
          <table:table-cell table:number-columns-repeated="17" office:value-type="float" office:value="0.8125">
            <text:p>0.8125</text:p>
          </table:table-cell>
          <table:table-cell table:number-columns-repeated="15" office:value-type="float" office:value="0.875">
            <text:p>0.875</text:p>
          </table:table-cell>
          <table:table-cell table:number-columns-repeated="6" office:value-type="float" office:value="0.9375">
            <text:p>0.9375</text:p>
          </table:table-cell>
          <table:table-cell table:number-columns-repeated="1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6.24">
            <text:p>26.24</text:p>
          </table:table-cell>
          <table:table-cell office:value-type="float" office:value="25.656">
            <text:p>25.656</text:p>
          </table:table-cell>
          <table:table-cell office:value-type="float" office:value="25.536">
            <text:p>25.536</text:p>
          </table:table-cell>
          <table:table-cell office:value-type="float" office:value="25.266">
            <text:p>25.266</text:p>
          </table:table-cell>
          <table:table-cell office:value-type="float" office:value="25.334">
            <text:p>25.334</text:p>
          </table:table-cell>
          <table:table-cell office:value-type="float" office:value="24.852">
            <text:p>24.852</text:p>
          </table:table-cell>
          <table:table-cell office:value-type="float" office:value="25.572">
            <text:p>25.572</text:p>
          </table:table-cell>
          <table:table-cell office:value-type="float" office:value="25.436">
            <text:p>25.436</text:p>
          </table:table-cell>
          <table:table-cell office:value-type="float" office:value="25.302">
            <text:p>25.302</text:p>
          </table:table-cell>
          <table:table-cell office:value-type="float" office:value="24.56">
            <text:p>24.56</text:p>
          </table:table-cell>
          <table:table-cell office:value-type="float" office:value="25.292">
            <text:p>25.292</text:p>
          </table:table-cell>
          <table:table-cell office:value-type="float" office:value="24.498">
            <text:p>24.498</text:p>
          </table:table-cell>
          <table:table-cell office:value-type="float" office:value="24.536">
            <text:p>24.536</text:p>
          </table:table-cell>
          <table:table-cell office:value-type="float" office:value="25.036">
            <text:p>25.036</text:p>
          </table:table-cell>
          <table:table-cell office:value-type="float" office:value="24.712">
            <text:p>24.712</text:p>
          </table:table-cell>
          <table:table-cell office:value-type="float" office:value="25.55">
            <text:p>25.55</text:p>
          </table:table-cell>
          <table:table-cell office:value-type="float" office:value="27.39">
            <text:p>27.39</text:p>
          </table:table-cell>
          <table:table-cell office:value-type="float" office:value="26.702">
            <text:p>26.702</text:p>
          </table:table-cell>
          <table:table-cell office:value-type="float" office:value="26.122">
            <text:p>26.122</text:p>
          </table:table-cell>
          <table:table-cell office:value-type="float" office:value="25.894">
            <text:p>25.894</text:p>
          </table:table-cell>
          <table:table-cell office:value-type="float" office:value="26.736">
            <text:p>26.736</text:p>
          </table:table-cell>
          <table:table-cell office:value-type="float" office:value="27.092">
            <text:p>27.092</text:p>
          </table:table-cell>
          <table:table-cell office:value-type="float" office:value="27.428">
            <text:p>27.428</text:p>
          </table:table-cell>
          <table:table-cell office:value-type="float" office:value="30.49">
            <text:p>30.49</text:p>
          </table:table-cell>
          <table:table-cell office:value-type="float" office:value="30.992">
            <text:p>30.992</text:p>
          </table:table-cell>
          <table:table-cell office:value-type="float" office:value="31.87">
            <text:p>31.87</text:p>
          </table:table-cell>
          <table:table-cell office:value-type="float" office:value="31.832">
            <text:p>31.832</text:p>
          </table:table-cell>
          <table:table-cell office:value-type="float" office:value="32.23">
            <text:p>32.23</text:p>
          </table:table-cell>
          <table:table-cell office:value-type="float" office:value="33.424">
            <text:p>33.424</text:p>
          </table:table-cell>
          <table:table-cell office:value-type="float" office:value="33.972">
            <text:p>33.972</text:p>
          </table:table-cell>
          <table:table-cell office:value-type="float" office:value="35.412">
            <text:p>35.412</text:p>
          </table:table-cell>
          <table:table-cell office:value-type="float" office:value="35.146">
            <text:p>35.146</text:p>
          </table:table-cell>
          <table:table-cell office:value-type="float" office:value="36.162">
            <text:p>36.162</text:p>
          </table:table-cell>
          <table:table-cell office:value-type="float" office:value="35.292">
            <text:p>35.292</text:p>
          </table:table-cell>
          <table:table-cell office:value-type="float" office:value="35.938">
            <text:p>35.938</text:p>
          </table:table-cell>
          <table:table-cell office:value-type="float" office:value="35.95">
            <text:p>35.95</text:p>
          </table:table-cell>
          <table:table-cell office:value-type="float" office:value="36.678">
            <text:p>36.678</text:p>
          </table:table-cell>
          <table:table-cell office:value-type="float" office:value="38.21">
            <text:p>38.21</text:p>
          </table:table-cell>
          <table:table-cell office:value-type="float" office:value="37.1">
            <text:p>37.1</text:p>
          </table:table-cell>
          <table:table-cell office:value-type="float" office:value="35.368">
            <text:p>35.36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20" office:value-type="float" office:value="0.6875">
            <text:p>0.6875</text:p>
          </table:table-cell>
          <table:table-cell table:number-columns-repeated="31" office:value-type="float" office:value="0.8125">
            <text:p>0.8125</text:p>
          </table:table-cell>
          <table:table-cell/>
          <table:table-cell office:value-type="float" office:value="8">
            <text:p>8</text:p>
          </table:table-cell>
          <table:table-cell office:value-type="float" office:value="27.088">
            <text:p>27.088</text:p>
          </table:table-cell>
          <table:table-cell office:value-type="float" office:value="27.372">
            <text:p>27.372</text:p>
          </table:table-cell>
          <table:table-cell office:value-type="float" office:value="27.726">
            <text:p>27.726</text:p>
          </table:table-cell>
          <table:table-cell office:value-type="float" office:value="27.88">
            <text:p>27.88</text:p>
          </table:table-cell>
          <table:table-cell office:value-type="float" office:value="28.048">
            <text:p>28.048</text:p>
          </table:table-cell>
          <table:table-cell office:value-type="float" office:value="28.284">
            <text:p>28.284</text:p>
          </table:table-cell>
          <table:table-cell office:value-type="float" office:value="29.646">
            <text:p>29.646</text:p>
          </table:table-cell>
          <table:table-cell office:value-type="float" office:value="30.106">
            <text:p>30.106</text:p>
          </table:table-cell>
          <table:table-cell office:value-type="float" office:value="30.224">
            <text:p>30.224</text:p>
          </table:table-cell>
          <table:table-cell office:value-type="float" office:value="30.966">
            <text:p>30.966</text:p>
          </table:table-cell>
          <table:table-cell office:value-type="float" office:value="31">
            <text:p>31</text:p>
          </table:table-cell>
          <table:table-cell office:value-type="float" office:value="30.61">
            <text:p>30.61</text:p>
          </table:table-cell>
          <table:table-cell office:value-type="float" office:value="30.456">
            <text:p>30.456</text:p>
          </table:table-cell>
          <table:table-cell office:value-type="float" office:value="30.902">
            <text:p>30.902</text:p>
          </table:table-cell>
          <table:table-cell office:value-type="float" office:value="31.802">
            <text:p>31.802</text:p>
          </table:table-cell>
          <table:table-cell office:value-type="float" office:value="31.982">
            <text:p>31.982</text:p>
          </table:table-cell>
          <table:table-cell office:value-type="float" office:value="32.552">
            <text:p>32.552</text:p>
          </table:table-cell>
          <table:table-cell office:value-type="float" office:value="30.286">
            <text:p>30.286</text:p>
          </table:table-cell>
          <table:table-cell office:value-type="float" office:value="31.064">
            <text:p>31.064</text:p>
          </table:table-cell>
          <table:table-cell office:value-type="float" office:value="30.002">
            <text:p>30.002</text:p>
          </table:table-cell>
          <table:table-cell office:value-type="float" office:value="27.982">
            <text:p>27.982</text:p>
          </table:table-cell>
          <table:table-cell office:value-type="float" office:value="29.478">
            <text:p>29.478</text:p>
          </table:table-cell>
          <table:table-cell office:value-type="float" office:value="29.04">
            <text:p>29.04</text:p>
          </table:table-cell>
          <table:table-cell office:value-type="float" office:value="29.738">
            <text:p>29.738</text:p>
          </table:table-cell>
          <table:table-cell office:value-type="float" office:value="28.712">
            <text:p>28.712</text:p>
          </table:table-cell>
          <table:table-cell office:value-type="float" office:value="29.088">
            <text:p>29.088</text:p>
          </table:table-cell>
          <table:table-cell office:value-type="float" office:value="30.798">
            <text:p>30.798</text:p>
          </table:table-cell>
          <table:table-cell office:value-type="float" office:value="31.562">
            <text:p>31.562</text:p>
          </table:table-cell>
          <table:table-cell office:value-type="float" office:value="32.67">
            <text:p>32.67</text:p>
          </table:table-cell>
          <table:table-cell office:value-type="float" office:value="33.384">
            <text:p>33.384</text:p>
          </table:table-cell>
          <table:table-cell office:value-type="float" office:value="36.01">
            <text:p>36.01</text:p>
          </table:table-cell>
          <table:table-cell office:value-type="float" office:value="36.094">
            <text:p>36.094</text:p>
          </table:table-cell>
          <table:table-cell office:value-type="float" office:value="37.296">
            <text:p>37.296</text:p>
          </table:table-cell>
          <table:table-cell office:value-type="float" office:value="37.678">
            <text:p>37.678</text:p>
          </table:table-cell>
          <table:table-cell office:value-type="float" office:value="41.51">
            <text:p>41.51</text:p>
          </table:table-cell>
          <table:table-cell office:value-type="float" office:value="41.41">
            <text:p>41.41</text:p>
          </table:table-cell>
          <table:table-cell office:value-type="float" office:value="42.504">
            <text:p>42.504</text:p>
          </table:table-cell>
          <table:table-cell office:value-type="float" office:value="42.962">
            <text:p>42.962</text:p>
          </table:table-cell>
          <table:table-cell office:value-type="float" office:value="45.028">
            <text:p>45.028</text:p>
          </table:table-cell>
          <table:table-cell office:value-type="float" office:value="43.28">
            <text:p>43.28</text:p>
          </table:table-cell>
          <table:table-cell office:value-type="float" office:value="41.992">
            <text:p>41.992</text:p>
          </table:table-cell>
          <table:table-cell office:value-type="float" office:value="41.96">
            <text:p>41.96</text:p>
          </table:table-cell>
          <table:table-cell office:value-type="float" office:value="42.858">
            <text:p>42.858</text:p>
          </table:table-cell>
          <table:table-cell office:value-type="float" office:value="43.656">
            <text:p>43.656</text:p>
          </table:table-cell>
          <table:table-cell office:value-type="float" office:value="44.192">
            <text:p>44.192</text:p>
          </table:table-cell>
          <table:table-cell office:value-type="float" office:value="45.084">
            <text:p>45.084</text:p>
          </table:table-cell>
          <table:table-cell office:value-type="float" office:value="47.908">
            <text:p>47.908</text:p>
          </table:table-cell>
          <table:table-cell office:value-type="float" office:value="51.442">
            <text:p>51.442</text:p>
          </table:table-cell>
          <table:table-cell office:value-type="float" office:value="51.806">
            <text:p>51.806</text:p>
          </table:table-cell>
          <table:table-cell office:value-type="float" office:value="53.398">
            <text:p>53.398</text:p>
          </table:table-cell>
          <table:table-cell office:value-type="float" office:value="52.172">
            <text:p>52.17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11" office:value-type="float" office:value="0.6875">
            <text:p>0.6875</text:p>
          </table:table-cell>
          <table:table-cell table:number-columns-repeated="20" office:value-type="float" office:value="0.75">
            <text:p>0.75</text:p>
          </table:table-cell>
          <table:table-cell table:number-columns-repeated="20" office:value-type="float" office:value="0.875">
            <text:p>0.875</text:p>
          </table:table-cell>
          <table:table-cell/>
          <table:table-cell office:value-type="float" office:value="9">
            <text:p>9</text:p>
          </table:table-cell>
          <table:table-cell office:value-type="float" office:value="26.486">
            <text:p>26.486</text:p>
          </table:table-cell>
          <table:table-cell office:value-type="float" office:value="26.8">
            <text:p>26.8</text:p>
          </table:table-cell>
          <table:table-cell office:value-type="float" office:value="27.07">
            <text:p>27.07</text:p>
          </table:table-cell>
          <table:table-cell office:value-type="float" office:value="26.812">
            <text:p>26.812</text:p>
          </table:table-cell>
          <table:table-cell office:value-type="float" office:value="27.59">
            <text:p>27.59</text:p>
          </table:table-cell>
          <table:table-cell office:value-type="float" office:value="27.118">
            <text:p>27.118</text:p>
          </table:table-cell>
          <table:table-cell office:value-type="float" office:value="28.57">
            <text:p>28.57</text:p>
          </table:table-cell>
          <table:table-cell office:value-type="float" office:value="29.714">
            <text:p>29.714</text:p>
          </table:table-cell>
          <table:table-cell office:value-type="float" office:value="30.998">
            <text:p>30.998</text:p>
          </table:table-cell>
          <table:table-cell office:value-type="float" office:value="31.738">
            <text:p>31.738</text:p>
          </table:table-cell>
          <table:table-cell office:value-type="float" office:value="33.094">
            <text:p>33.094</text:p>
          </table:table-cell>
          <table:table-cell office:value-type="float" office:value="35.254">
            <text:p>35.254</text:p>
          </table:table-cell>
          <table:table-cell office:value-type="float" office:value="35.32">
            <text:p>35.32</text:p>
          </table:table-cell>
          <table:table-cell office:value-type="float" office:value="35.084">
            <text:p>35.084</text:p>
          </table:table-cell>
          <table:table-cell office:value-type="float" office:value="36.808">
            <text:p>36.808</text:p>
          </table:table-cell>
          <table:table-cell office:value-type="float" office:value="35.686">
            <text:p>35.686</text:p>
          </table:table-cell>
          <table:table-cell office:value-type="float" office:value="35.304">
            <text:p>35.304</text:p>
          </table:table-cell>
          <table:table-cell office:value-type="float" office:value="37.88">
            <text:p>37.88</text:p>
          </table:table-cell>
          <table:table-cell office:value-type="float" office:value="38.89">
            <text:p>38.89</text:p>
          </table:table-cell>
          <table:table-cell office:value-type="float" office:value="39.462">
            <text:p>39.462</text:p>
          </table:table-cell>
          <table:table-cell office:value-type="float" office:value="40.546">
            <text:p>40.546</text:p>
          </table:table-cell>
          <table:table-cell office:value-type="float" office:value="40.52">
            <text:p>40.52</text:p>
          </table:table-cell>
          <table:table-cell office:value-type="float" office:value="41.252">
            <text:p>41.252</text:p>
          </table:table-cell>
          <table:table-cell office:value-type="float" office:value="40.652">
            <text:p>40.652</text:p>
          </table:table-cell>
          <table:table-cell office:value-type="float" office:value="41.128">
            <text:p>41.128</text:p>
          </table:table-cell>
          <table:table-cell office:value-type="float" office:value="41.966">
            <text:p>41.966</text:p>
          </table:table-cell>
          <table:table-cell office:value-type="float" office:value="42.76">
            <text:p>42.76</text:p>
          </table:table-cell>
          <table:table-cell office:value-type="float" office:value="40.712">
            <text:p>40.712</text:p>
          </table:table-cell>
          <table:table-cell office:value-type="float" office:value="40.292">
            <text:p>40.292</text:p>
          </table:table-cell>
          <table:table-cell office:value-type="float" office:value="40.166">
            <text:p>40.166</text:p>
          </table:table-cell>
          <table:table-cell office:value-type="float" office:value="41.352">
            <text:p>41.352</text:p>
          </table:table-cell>
          <table:table-cell office:value-type="float" office:value="42.252">
            <text:p>42.252</text:p>
          </table:table-cell>
          <table:table-cell office:value-type="float" office:value="40.424">
            <text:p>40.424</text:p>
          </table:table-cell>
          <table:table-cell office:value-type="float" office:value="41.084">
            <text:p>41.084</text:p>
          </table:table-cell>
          <table:table-cell office:value-type="float" office:value="42.632">
            <text:p>42.632</text:p>
          </table:table-cell>
          <table:table-cell office:value-type="float" office:value="41.496">
            <text:p>41.496</text:p>
          </table:table-cell>
          <table:table-cell office:value-type="float" office:value="41.084">
            <text:p>41.084</text:p>
          </table:table-cell>
          <table:table-cell office:value-type="float" office:value="39.6">
            <text:p>39.6</text:p>
          </table:table-cell>
          <table:table-cell office:value-type="float" office:value="39.084">
            <text:p>39.084</text:p>
          </table:table-cell>
          <table:table-cell office:value-type="float" office:value="37.678">
            <text:p>37.678</text:p>
          </table:table-cell>
          <table:table-cell office:value-type="float" office:value="36.78">
            <text:p>36.78</text:p>
          </table:table-cell>
          <table:table-cell office:value-type="float" office:value="37.556">
            <text:p>37.556</text:p>
          </table:table-cell>
          <table:table-cell office:value-type="float" office:value="38.196">
            <text:p>38.196</text:p>
          </table:table-cell>
          <table:table-cell office:value-type="float" office:value="38.536">
            <text:p>38.536</text:p>
          </table:table-cell>
          <table:table-cell office:value-type="float" office:value="39.93">
            <text:p>39.93</text:p>
          </table:table-cell>
          <table:table-cell office:value-type="float" office:value="40.424">
            <text:p>40.424</text:p>
          </table:table-cell>
          <table:table-cell office:value-type="float" office:value="42.7">
            <text:p>42.7</text:p>
          </table:table-cell>
          <table:table-cell office:value-type="float" office:value="42.312">
            <text:p>42.312</text:p>
          </table:table-cell>
          <table:table-cell office:value-type="float" office:value="43.256">
            <text:p>43.256</text:p>
          </table:table-cell>
          <table:table-cell office:value-type="float" office:value="46.972">
            <text:p>46.972</text:p>
          </table:table-cell>
          <table:table-cell office:value-type="float" office:value="51.944">
            <text:p>51.9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.6875">
            <text:p>0.6875</text:p>
          </table:table-cell>
          <table:table-cell table:number-columns-repeated="4" office:value-type="float" office:value="0.75">
            <text:p>0.75</text:p>
          </table:table-cell>
          <table:table-cell table:number-columns-repeated="8" office:value-type="float" office:value="0.8125">
            <text:p>0.8125</text:p>
          </table:table-cell>
          <table:table-cell table:number-columns-repeated="36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9.71">
            <text:p>29.71</text:p>
          </table:table-cell>
          <table:table-cell office:value-type="float" office:value="28.854">
            <text:p>28.854</text:p>
          </table:table-cell>
          <table:table-cell office:value-type="float" office:value="27.408">
            <text:p>27.408</text:p>
          </table:table-cell>
          <table:table-cell office:value-type="float" office:value="27.958">
            <text:p>27.958</text:p>
          </table:table-cell>
          <table:table-cell office:value-type="float" office:value="30.41">
            <text:p>30.41</text:p>
          </table:table-cell>
          <table:table-cell office:value-type="float" office:value="29.906">
            <text:p>29.906</text:p>
          </table:table-cell>
          <table:table-cell office:value-type="float" office:value="31.186">
            <text:p>31.186</text:p>
          </table:table-cell>
          <table:table-cell office:value-type="float" office:value="31.068">
            <text:p>31.068</text:p>
          </table:table-cell>
          <table:table-cell office:value-type="float" office:value="32.532">
            <text:p>32.532</text:p>
          </table:table-cell>
          <table:table-cell office:value-type="float" office:value="33.194">
            <text:p>33.194</text:p>
          </table:table-cell>
          <table:table-cell office:value-type="float" office:value="33.768">
            <text:p>33.768</text:p>
          </table:table-cell>
          <table:table-cell office:value-type="float" office:value="34.228">
            <text:p>34.228</text:p>
          </table:table-cell>
          <table:table-cell office:value-type="float" office:value="34.78">
            <text:p>34.78</text:p>
          </table:table-cell>
          <table:table-cell office:value-type="float" office:value="34.47">
            <text:p>34.47</text:p>
          </table:table-cell>
          <table:table-cell office:value-type="float" office:value="35.03">
            <text:p>35.03</text:p>
          </table:table-cell>
          <table:table-cell office:value-type="float" office:value="37.098">
            <text:p>37.098</text:p>
          </table:table-cell>
          <table:table-cell table:number-columns-repeated="35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.6875">
            <text:p>0.6875</text:p>
          </table:table-cell>
          <table:table-cell table:number-columns-repeated="8" office:value-type="float" office:value="0.875">
            <text:p>0.875</text:p>
          </table:table-cell>
          <table:table-cell table:number-columns-repeated="6" office:value-type="float" office:value="0.9375">
            <text:p>0.9375</text:p>
          </table:table-cell>
          <table:table-cell table:number-columns-repeated="34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4.632">
            <text:p>24.632</text:p>
          </table:table-cell>
          <table:table-cell office:value-type="float" office:value="24.568">
            <text:p>24.568</text:p>
          </table:table-cell>
          <table:table-cell office:value-type="float" office:value="24.606">
            <text:p>24.606</text:p>
          </table:table-cell>
          <table:table-cell office:value-type="float" office:value="25.972">
            <text:p>25.972</text:p>
          </table:table-cell>
          <table:table-cell office:value-type="float" office:value="26.91">
            <text:p>26.91</text:p>
          </table:table-cell>
          <table:table-cell office:value-type="float" office:value="27.596">
            <text:p>27.596</text:p>
          </table:table-cell>
          <table:table-cell office:value-type="float" office:value="29.04">
            <text:p>29.04</text:p>
          </table:table-cell>
          <table:table-cell office:value-type="float" office:value="29.666">
            <text:p>29.666</text:p>
          </table:table-cell>
          <table:table-cell office:value-type="float" office:value="28.644">
            <text:p>28.644</text:p>
          </table:table-cell>
          <table:table-cell office:value-type="float" office:value="28.39">
            <text:p>28.39</text:p>
          </table:table-cell>
          <table:table-cell office:value-type="float" office:value="28.818">
            <text:p>28.818</text:p>
          </table:table-cell>
          <table:table-cell office:value-type="float" office:value="28.284">
            <text:p>28.284</text:p>
          </table:table-cell>
          <table:table-cell office:value-type="float" office:value="29.036">
            <text:p>29.036</text:p>
          </table:table-cell>
          <table:table-cell office:value-type="float" office:value="31.412">
            <text:p>31.412</text:p>
          </table:table-cell>
          <table:table-cell office:value-type="float" office:value="32">
            <text:p>32</text:p>
          </table:table-cell>
          <table:table-cell office:value-type="float" office:value="32.6">
            <text:p>32.6</text:p>
          </table:table-cell>
          <table:table-cell office:value-type="float" office:value="33.096">
            <text:p>33.096</text:p>
          </table:table-cell>
          <table:table-cell office:value-type="float" office:value="34.47">
            <text:p>34.47</text:p>
          </table:table-cell>
          <table:table-cell table:number-columns-repeated="3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49" office:value-type="float" office:value="0.8125">
            <text:p>0.8125</text:p>
          </table:table-cell>
          <table:table-cell/>
          <table:table-cell office:value-type="float" office:value="12">
            <text:p>12</text:p>
          </table:table-cell>
          <table:table-cell office:value-type="float" office:value="29.918">
            <text:p>29.918</text:p>
          </table:table-cell>
          <table:table-cell office:value-type="float" office:value="30.45">
            <text:p>30.45</text:p>
          </table:table-cell>
          <table:table-cell office:value-type="float" office:value="32.248">
            <text:p>32.248</text:p>
          </table:table-cell>
          <table:table-cell office:value-type="float" office:value="32.396">
            <text:p>32.396</text:p>
          </table:table-cell>
          <table:table-cell office:value-type="float" office:value="32.22">
            <text:p>32.22</text:p>
          </table:table-cell>
          <table:table-cell office:value-type="float" office:value="32.926">
            <text:p>32.926</text:p>
          </table:table-cell>
          <table:table-cell office:value-type="float" office:value="32.32">
            <text:p>32.32</text:p>
          </table:table-cell>
          <table:table-cell office:value-type="float" office:value="31.116">
            <text:p>31.116</text:p>
          </table:table-cell>
          <table:table-cell office:value-type="float" office:value="30.36">
            <text:p>30.36</text:p>
          </table:table-cell>
          <table:table-cell office:value-type="float" office:value="30.75">
            <text:p>30.75</text:p>
          </table:table-cell>
          <table:table-cell office:value-type="float" office:value="31.776">
            <text:p>31.776</text:p>
          </table:table-cell>
          <table:table-cell office:value-type="float" office:value="32.394">
            <text:p>32.394</text:p>
          </table:table-cell>
          <table:table-cell office:value-type="float" office:value="33.778">
            <text:p>33.778</text:p>
          </table:table-cell>
          <table:table-cell office:value-type="float" office:value="34.798">
            <text:p>34.798</text:p>
          </table:table-cell>
          <table:table-cell office:value-type="float" office:value="34.74">
            <text:p>34.74</text:p>
          </table:table-cell>
          <table:table-cell office:value-type="float" office:value="35.718">
            <text:p>35.718</text:p>
          </table:table-cell>
          <table:table-cell office:value-type="float" office:value="36.95">
            <text:p>36.95</text:p>
          </table:table-cell>
          <table:table-cell office:value-type="float" office:value="38.452">
            <text:p>38.452</text:p>
          </table:table-cell>
          <table:table-cell office:value-type="float" office:value="40.638">
            <text:p>40.638</text:p>
          </table:table-cell>
          <table:table-cell office:value-type="float" office:value="45.46">
            <text:p>45.46</text:p>
          </table:table-cell>
          <table:table-cell office:value-type="float" office:value="46.444">
            <text:p>46.444</text:p>
          </table:table-cell>
          <table:table-cell office:value-type="float" office:value="49.06">
            <text:p>49.06</text:p>
          </table:table-cell>
          <table:table-cell office:value-type="float" office:value="50.34">
            <text:p>50.34</text:p>
          </table:table-cell>
          <table:table-cell office:value-type="float" office:value="52.958">
            <text:p>52.958</text:p>
          </table:table-cell>
          <table:table-cell office:value-type="float" office:value="50.568">
            <text:p>50.568</text:p>
          </table:table-cell>
          <table:table-cell office:value-type="float" office:value="52.932">
            <text:p>52.932</text:p>
          </table:table-cell>
          <table:table-cell office:value-type="float" office:value="55.558">
            <text:p>55.558</text:p>
          </table:table-cell>
          <table:table-cell office:value-type="float" office:value="58.302">
            <text:p>58.302</text:p>
          </table:table-cell>
          <table:table-cell office:value-type="float" office:value="60.87">
            <text:p>60.87</text:p>
          </table:table-cell>
          <table:table-cell office:value-type="float" office:value="62.2">
            <text:p>62.2</text:p>
          </table:table-cell>
          <table:table-cell office:value-type="float" office:value="63.87">
            <text:p>63.87</text:p>
          </table:table-cell>
          <table:table-cell office:value-type="float" office:value="65.22">
            <text:p>65.22</text:p>
          </table:table-cell>
          <table:table-cell office:value-type="float" office:value="65.866">
            <text:p>65.866</text:p>
          </table:table-cell>
          <table:table-cell office:value-type="float" office:value="70.354">
            <text:p>70.354</text:p>
          </table:table-cell>
          <table:table-cell office:value-type="float" office:value="74.498">
            <text:p>74.498</text:p>
          </table:table-cell>
          <table:table-cell office:value-type="float" office:value="75.482">
            <text:p>75.482</text:p>
          </table:table-cell>
          <table:table-cell office:value-type="float" office:value="71.736">
            <text:p>71.736</text:p>
          </table:table-cell>
          <table:table-cell office:value-type="float" office:value="73.886">
            <text:p>73.886</text:p>
          </table:table-cell>
          <table:table-cell office:value-type="float" office:value="76.674">
            <text:p>76.674</text:p>
          </table:table-cell>
          <table:table-cell office:value-type="float" office:value="82.5">
            <text:p>82.5</text:p>
          </table:table-cell>
          <table:table-cell office:value-type="float" office:value="86.708">
            <text:p>86.708</text:p>
          </table:table-cell>
          <table:table-cell office:value-type="float" office:value="88.126">
            <text:p>88.126</text:p>
          </table:table-cell>
          <table:table-cell office:value-type="float" office:value="87.534">
            <text:p>87.534</text:p>
          </table:table-cell>
          <table:table-cell office:value-type="float" office:value="85.672">
            <text:p>85.672</text:p>
          </table:table-cell>
          <table:table-cell office:value-type="float" office:value="83.96">
            <text:p>83.96</text:p>
          </table:table-cell>
          <table:table-cell office:value-type="float" office:value="87.258">
            <text:p>87.258</text:p>
          </table:table-cell>
          <table:table-cell office:value-type="float" office:value="88.772">
            <text:p>88.772</text:p>
          </table:table-cell>
          <table:table-cell office:value-type="float" office:value="93.528">
            <text:p>93.528</text:p>
          </table:table-cell>
          <table:table-cell office:value-type="float" office:value="102.198">
            <text:p>102.198</text:p>
          </table:table-cell>
          <table:table-cell office:value-type="float" office:value="110.172">
            <text:p>110.172</text:p>
          </table:table-cell>
          <table:table-cell office:value-type="float" office:value="111.158">
            <text:p>111.15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125">
            <text:p>0.8125</text:p>
          </table:table-cell>
          <table:table-cell table:number-columns-repeated="4" office:value-type="float" office:value="0.875">
            <text:p>0.875</text:p>
          </table:table-cell>
          <table:table-cell table:number-columns-repeated="46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28.662">
            <text:p>28.662</text:p>
          </table:table-cell>
          <table:table-cell office:value-type="float" office:value="28.364">
            <text:p>28.364</text:p>
          </table:table-cell>
          <table:table-cell office:value-type="float" office:value="28.456">
            <text:p>28.456</text:p>
          </table:table-cell>
          <table:table-cell office:value-type="float" office:value="28.544">
            <text:p>28.544</text:p>
          </table:table-cell>
          <table:table-cell office:value-type="float" office:value="29.266">
            <text:p>29.266</text:p>
          </table:table-cell>
          <table:table-cell office:value-type="float" office:value="27.784">
            <text:p>27.784</text:p>
          </table:table-cell>
          <table:table-cell table:number-columns-repeated="4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875">
            <text:p>0.6875</text:p>
          </table:table-cell>
          <table:table-cell table:number-columns-repeated="5" office:value-type="float" office:value="0.75">
            <text:p>0.75</text:p>
          </table:table-cell>
          <table:table-cell table:number-columns-repeated="5" office:value-type="float" office:value="0.875">
            <text:p>0.875</text:p>
          </table:table-cell>
          <table:table-cell table:number-columns-repeated="40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28.554">
            <text:p>28.554</text:p>
          </table:table-cell>
          <table:table-cell office:value-type="float" office:value="28.788">
            <text:p>28.788</text:p>
          </table:table-cell>
          <table:table-cell office:value-type="float" office:value="28.374">
            <text:p>28.374</text:p>
          </table:table-cell>
          <table:table-cell office:value-type="float" office:value="28.206">
            <text:p>28.206</text:p>
          </table:table-cell>
          <table:table-cell office:value-type="float" office:value="28.692">
            <text:p>28.692</text:p>
          </table:table-cell>
          <table:table-cell office:value-type="float" office:value="29.112">
            <text:p>29.112</text:p>
          </table:table-cell>
          <table:table-cell office:value-type="float" office:value="29.33">
            <text:p>29.33</text:p>
          </table:table-cell>
          <table:table-cell office:value-type="float" office:value="30.418">
            <text:p>30.418</text:p>
          </table:table-cell>
          <table:table-cell office:value-type="float" office:value="31.488">
            <text:p>31.488</text:p>
          </table:table-cell>
          <table:table-cell office:value-type="float" office:value="30.324">
            <text:p>30.324</text:p>
          </table:table-cell>
          <table:table-cell office:value-type="float" office:value="30.38">
            <text:p>30.38</text:p>
          </table:table-cell>
          <table:table-cell office:value-type="float" office:value="29.574">
            <text:p>29.574</text:p>
          </table:table-cell>
          <table:table-cell table:number-columns-repeated="39"/>
        </table:table-row>
        <table:table-row table:style-name="ro1">
          <table:table-cell office:value-type="float" office:value="15">
            <text:p>15</text:p>
          </table:table-cell>
          <table:table-cell table:number-columns-repeated="5" office:value-type="float" office:value="0.6875">
            <text:p>0.6875</text:p>
          </table:table-cell>
          <table:table-cell table:number-columns-repeated="14" office:value-type="float" office:value="0.75">
            <text:p>0.75</text:p>
          </table:table-cell>
          <table:table-cell office:value-type="float" office:value="0.8125">
            <text:p>0.8125</text:p>
          </table:table-cell>
          <table:table-cell table:number-columns-repeated="31" office:value-type="float" office:value="0.875">
            <text:p>0.875</text:p>
          </table:table-cell>
          <table:table-cell/>
          <table:table-cell office:value-type="float" office:value="15">
            <text:p>15</text:p>
          </table:table-cell>
          <table:table-cell office:value-type="float" office:value="24.808">
            <text:p>24.808</text:p>
          </table:table-cell>
          <table:table-cell office:value-type="float" office:value="24.02">
            <text:p>24.02</text:p>
          </table:table-cell>
          <table:table-cell office:value-type="float" office:value="24.28">
            <text:p>24.28</text:p>
          </table:table-cell>
          <table:table-cell office:value-type="float" office:value="23.396">
            <text:p>23.396</text:p>
          </table:table-cell>
          <table:table-cell office:value-type="float" office:value="23.874">
            <text:p>23.874</text:p>
          </table:table-cell>
          <table:table-cell office:value-type="float" office:value="24.004">
            <text:p>24.004</text:p>
          </table:table-cell>
          <table:table-cell office:value-type="float" office:value="23.34">
            <text:p>23.34</text:p>
          </table:table-cell>
          <table:table-cell office:value-type="float" office:value="24.29">
            <text:p>24.29</text:p>
          </table:table-cell>
          <table:table-cell office:value-type="float" office:value="25.684">
            <text:p>25.684</text:p>
          </table:table-cell>
          <table:table-cell office:value-type="float" office:value="25.338">
            <text:p>25.338</text:p>
          </table:table-cell>
          <table:table-cell office:value-type="float" office:value="24.624">
            <text:p>24.624</text:p>
          </table:table-cell>
          <table:table-cell office:value-type="float" office:value="24.588">
            <text:p>24.588</text:p>
          </table:table-cell>
          <table:table-cell office:value-type="float" office:value="24.998">
            <text:p>24.998</text:p>
          </table:table-cell>
          <table:table-cell office:value-type="float" office:value="25.222">
            <text:p>25.222</text:p>
          </table:table-cell>
          <table:table-cell office:value-type="float" office:value="26.218">
            <text:p>26.218</text:p>
          </table:table-cell>
          <table:table-cell office:value-type="float" office:value="26.956">
            <text:p>26.956</text:p>
          </table:table-cell>
          <table:table-cell office:value-type="float" office:value="27.146">
            <text:p>27.146</text:p>
          </table:table-cell>
          <table:table-cell office:value-type="float" office:value="29.08">
            <text:p>29.08</text:p>
          </table:table-cell>
          <table:table-cell office:value-type="float" office:value="29.39">
            <text:p>29.39</text:p>
          </table:table-cell>
          <table:table-cell office:value-type="float" office:value="29.126">
            <text:p>29.126</text:p>
          </table:table-cell>
          <table:table-cell office:value-type="float" office:value="28.49">
            <text:p>28.49</text:p>
          </table:table-cell>
          <table:table-cell office:value-type="float" office:value="29.634">
            <text:p>29.634</text:p>
          </table:table-cell>
          <table:table-cell office:value-type="float" office:value="31.266">
            <text:p>31.266</text:p>
          </table:table-cell>
          <table:table-cell office:value-type="float" office:value="32.026">
            <text:p>32.026</text:p>
          </table:table-cell>
          <table:table-cell office:value-type="float" office:value="32.852">
            <text:p>32.852</text:p>
          </table:table-cell>
          <table:table-cell office:value-type="float" office:value="34.178">
            <text:p>34.178</text:p>
          </table:table-cell>
          <table:table-cell office:value-type="float" office:value="37.198">
            <text:p>37.198</text:p>
          </table:table-cell>
          <table:table-cell office:value-type="float" office:value="37.304">
            <text:p>37.304</text:p>
          </table:table-cell>
          <table:table-cell office:value-type="float" office:value="38.306">
            <text:p>38.306</text:p>
          </table:table-cell>
          <table:table-cell office:value-type="float" office:value="37.182">
            <text:p>37.182</text:p>
          </table:table-cell>
          <table:table-cell office:value-type="float" office:value="39.062">
            <text:p>39.062</text:p>
          </table:table-cell>
          <table:table-cell office:value-type="float" office:value="41.106">
            <text:p>41.106</text:p>
          </table:table-cell>
          <table:table-cell office:value-type="float" office:value="43.638">
            <text:p>43.638</text:p>
          </table:table-cell>
          <table:table-cell office:value-type="float" office:value="43.804">
            <text:p>43.804</text:p>
          </table:table-cell>
          <table:table-cell office:value-type="float" office:value="47.198">
            <text:p>47.198</text:p>
          </table:table-cell>
          <table:table-cell office:value-type="float" office:value="50.206">
            <text:p>50.206</text:p>
          </table:table-cell>
          <table:table-cell office:value-type="float" office:value="56.108">
            <text:p>56.108</text:p>
          </table:table-cell>
          <table:table-cell office:value-type="float" office:value="61.39">
            <text:p>61.39</text:p>
          </table:table-cell>
          <table:table-cell office:value-type="float" office:value="64.148">
            <text:p>64.148</text:p>
          </table:table-cell>
          <table:table-cell office:value-type="float" office:value="66.508">
            <text:p>66.508</text:p>
          </table:table-cell>
          <table:table-cell office:value-type="float" office:value="70.034">
            <text:p>70.034</text:p>
          </table:table-cell>
          <table:table-cell office:value-type="float" office:value="72.666">
            <text:p>72.666</text:p>
          </table:table-cell>
          <table:table-cell office:value-type="float" office:value="75.18">
            <text:p>75.18</text:p>
          </table:table-cell>
          <table:table-cell office:value-type="float" office:value="79.18">
            <text:p>79.18</text:p>
          </table:table-cell>
          <table:table-cell office:value-type="float" office:value="83.588">
            <text:p>83.588</text:p>
          </table:table-cell>
          <table:table-cell office:value-type="float" office:value="88.878">
            <text:p>88.878</text:p>
          </table:table-cell>
          <table:table-cell office:value-type="float" office:value="98.04">
            <text:p>98.04</text:p>
          </table:table-cell>
          <table:table-cell office:value-type="float" office:value="103.206">
            <text:p>103.206</text:p>
          </table:table-cell>
          <table:table-cell office:value-type="float" office:value="108.536">
            <text:p>108.536</text:p>
          </table:table-cell>
          <table:table-cell office:value-type="float" office:value="111.988">
            <text:p>111.988</text:p>
          </table:table-cell>
          <table:table-cell office:value-type="float" office:value="120.452">
            <text:p>120.4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12" office:value-type="float" office:value="0.875">
            <text:p>0.875</text:p>
          </table:table-cell>
          <table:table-cell table:number-columns-repeated="2" office:value-type="float" office:value="0.9375">
            <text:p>0.9375</text:p>
          </table:table-cell>
          <table:table-cell table:number-columns-repeated="37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30.132">
            <text:p>30.132</text:p>
          </table:table-cell>
          <table:table-cell office:value-type="float" office:value="30.718">
            <text:p>30.718</text:p>
          </table:table-cell>
          <table:table-cell office:value-type="float" office:value="31.454">
            <text:p>31.454</text:p>
          </table:table-cell>
          <table:table-cell office:value-type="float" office:value="31.638">
            <text:p>31.638</text:p>
          </table:table-cell>
          <table:table-cell office:value-type="float" office:value="33.754">
            <text:p>33.754</text:p>
          </table:table-cell>
          <table:table-cell office:value-type="float" office:value="35.31">
            <text:p>35.31</text:p>
          </table:table-cell>
          <table:table-cell office:value-type="float" office:value="36.696">
            <text:p>36.696</text:p>
          </table:table-cell>
          <table:table-cell office:value-type="float" office:value="37.284">
            <text:p>37.284</text:p>
          </table:table-cell>
          <table:table-cell office:value-type="float" office:value="37.686">
            <text:p>37.686</text:p>
          </table:table-cell>
          <table:table-cell office:value-type="float" office:value="38.914">
            <text:p>38.914</text:p>
          </table:table-cell>
          <table:table-cell office:value-type="float" office:value="41.394">
            <text:p>41.394</text:p>
          </table:table-cell>
          <table:table-cell office:value-type="float" office:value="40.598">
            <text:p>40.598</text:p>
          </table:table-cell>
          <table:table-cell office:value-type="float" office:value="44.402">
            <text:p>44.402</text:p>
          </table:table-cell>
          <table:table-cell office:value-type="float" office:value="45.12">
            <text:p>45.12</text:p>
          </table:table-cell>
          <table:table-cell office:value-type="float" office:value="42.86">
            <text:p>42.86</text:p>
          </table:table-cell>
          <table:table-cell table:number-columns-repeated="36"/>
        </table:table-row>
        <table:table-row table:style-name="ro1">
          <table:table-cell office:value-type="float" office:value="17">
            <text:p>17</text:p>
          </table:table-cell>
          <table:table-cell table:number-columns-repeated="6"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table:number-columns-repeated="3" office:value-type="float" office:value="0.875">
            <text:p>0.875</text:p>
          </table:table-cell>
          <table:table-cell table:number-columns-repeated="10" office:value-type="float" office:value="0.9375">
            <text:p>0.9375</text:p>
          </table:table-cell>
          <table:table-cell table:number-columns-repeated="31"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25.886">
            <text:p>25.886</text:p>
          </table:table-cell>
          <table:table-cell office:value-type="float" office:value="25.75">
            <text:p>25.75</text:p>
          </table:table-cell>
          <table:table-cell office:value-type="float" office:value="24.796">
            <text:p>24.796</text:p>
          </table:table-cell>
          <table:table-cell office:value-type="float" office:value="24.034">
            <text:p>24.034</text:p>
          </table:table-cell>
          <table:table-cell office:value-type="float" office:value="23.398">
            <text:p>23.398</text:p>
          </table:table-cell>
          <table:table-cell office:value-type="float" office:value="23.746">
            <text:p>23.746</text:p>
          </table:table-cell>
          <table:table-cell office:value-type="float" office:value="23.588">
            <text:p>23.588</text:p>
          </table:table-cell>
          <table:table-cell office:value-type="float" office:value="23.76">
            <text:p>23.76</text:p>
          </table:table-cell>
          <table:table-cell office:value-type="float" office:value="23.5">
            <text:p>23.5</text:p>
          </table:table-cell>
          <table:table-cell office:value-type="float" office:value="24.972">
            <text:p>24.972</text:p>
          </table:table-cell>
          <table:table-cell office:value-type="float" office:value="25.16">
            <text:p>25.16</text:p>
          </table:table-cell>
          <table:table-cell office:value-type="float" office:value="25.148">
            <text:p>25.148</text:p>
          </table:table-cell>
          <table:table-cell office:value-type="float" office:value="24.896">
            <text:p>24.896</text:p>
          </table:table-cell>
          <table:table-cell office:value-type="float" office:value="25.44">
            <text:p>25.44</text:p>
          </table:table-cell>
          <table:table-cell office:value-type="float" office:value="26.478">
            <text:p>26.478</text:p>
          </table:table-cell>
          <table:table-cell office:value-type="float" office:value="26.384">
            <text:p>26.384</text:p>
          </table:table-cell>
          <table:table-cell office:value-type="float" office:value="26.724">
            <text:p>26.724</text:p>
          </table:table-cell>
          <table:table-cell office:value-type="float" office:value="26.35">
            <text:p>26.35</text:p>
          </table:table-cell>
          <table:table-cell office:value-type="float" office:value="26.266">
            <text:p>26.266</text:p>
          </table:table-cell>
          <table:table-cell office:value-type="float" office:value="27.566">
            <text:p>27.566</text:p>
          </table:table-cell>
          <table:table-cell office:value-type="float" office:value="28.66">
            <text:p>28.66</text:p>
          </table:table-cell>
          <table:table-cell table:number-columns-repeated="30"/>
        </table:table-row>
        <table:table-row table:style-name="ro1">
          <table:table-cell office:value-type="float" office:value="18">
            <text:p>18</text:p>
          </table:table-cell>
          <table:table-cell table:number-columns-repeated="13" office:value-type="float" office:value="0.6875">
            <text:p>0.6875</text:p>
          </table:table-cell>
          <table:table-cell table:number-columns-repeated="27" office:value-type="float" office:value="0.8125">
            <text:p>0.8125</text:p>
          </table:table-cell>
          <table:table-cell table:number-columns-repeated="11" office:value-type="float" office:value="0.875">
            <text:p>0.875</text:p>
          </table:table-cell>
          <table:table-cell/>
          <table:table-cell office:value-type="float" office:value="18">
            <text:p>18</text:p>
          </table:table-cell>
          <table:table-cell office:value-type="float" office:value="25.374">
            <text:p>25.374</text:p>
          </table:table-cell>
          <table:table-cell office:value-type="float" office:value="25.494">
            <text:p>25.494</text:p>
          </table:table-cell>
          <table:table-cell office:value-type="float" office:value="25.136">
            <text:p>25.136</text:p>
          </table:table-cell>
          <table:table-cell office:value-type="float" office:value="25.144">
            <text:p>25.144</text:p>
          </table:table-cell>
          <table:table-cell office:value-type="float" office:value="25.234">
            <text:p>25.234</text:p>
          </table:table-cell>
          <table:table-cell office:value-type="float" office:value="24.992">
            <text:p>24.992</text:p>
          </table:table-cell>
          <table:table-cell office:value-type="float" office:value="23.998">
            <text:p>23.998</text:p>
          </table:table-cell>
          <table:table-cell office:value-type="float" office:value="24.204">
            <text:p>24.204</text:p>
          </table:table-cell>
          <table:table-cell office:value-type="float" office:value="24.722">
            <text:p>24.722</text:p>
          </table:table-cell>
          <table:table-cell office:value-type="float" office:value="24.634">
            <text:p>24.634</text:p>
          </table:table-cell>
          <table:table-cell office:value-type="float" office:value="26.33">
            <text:p>26.33</text:p>
          </table:table-cell>
          <table:table-cell office:value-type="float" office:value="24.876">
            <text:p>24.876</text:p>
          </table:table-cell>
          <table:table-cell office:value-type="float" office:value="25.49">
            <text:p>25.49</text:p>
          </table:table-cell>
          <table:table-cell office:value-type="float" office:value="26.024">
            <text:p>26.024</text:p>
          </table:table-cell>
          <table:table-cell office:value-type="float" office:value="26.71">
            <text:p>26.71</text:p>
          </table:table-cell>
          <table:table-cell office:value-type="float" office:value="27.376">
            <text:p>27.376</text:p>
          </table:table-cell>
          <table:table-cell office:value-type="float" office:value="28.458">
            <text:p>28.458</text:p>
          </table:table-cell>
          <table:table-cell office:value-type="float" office:value="28.592">
            <text:p>28.592</text:p>
          </table:table-cell>
          <table:table-cell office:value-type="float" office:value="28.408">
            <text:p>28.408</text:p>
          </table:table-cell>
          <table:table-cell office:value-type="float" office:value="27.068">
            <text:p>27.068</text:p>
          </table:table-cell>
          <table:table-cell office:value-type="float" office:value="29.378">
            <text:p>29.378</text:p>
          </table:table-cell>
          <table:table-cell office:value-type="float" office:value="30.038">
            <text:p>30.038</text:p>
          </table:table-cell>
          <table:table-cell office:value-type="float" office:value="29.94">
            <text:p>29.94</text:p>
          </table:table-cell>
          <table:table-cell office:value-type="float" office:value="29.394">
            <text:p>29.394</text:p>
          </table:table-cell>
          <table:table-cell office:value-type="float" office:value="30.606">
            <text:p>30.606</text:p>
          </table:table-cell>
          <table:table-cell office:value-type="float" office:value="30.568">
            <text:p>30.568</text:p>
          </table:table-cell>
          <table:table-cell office:value-type="float" office:value="30.454">
            <text:p>30.454</text:p>
          </table:table-cell>
          <table:table-cell office:value-type="float" office:value="30.536">
            <text:p>30.536</text:p>
          </table:table-cell>
          <table:table-cell office:value-type="float" office:value="29.728">
            <text:p>29.728</text:p>
          </table:table-cell>
          <table:table-cell office:value-type="float" office:value="31.104">
            <text:p>31.104</text:p>
          </table:table-cell>
          <table:table-cell office:value-type="float" office:value="31.3">
            <text:p>31.3</text:p>
          </table:table-cell>
          <table:table-cell office:value-type="float" office:value="30.036">
            <text:p>30.036</text:p>
          </table:table-cell>
          <table:table-cell office:value-type="float" office:value="31.566">
            <text:p>31.566</text:p>
          </table:table-cell>
          <table:table-cell office:value-type="float" office:value="34.892">
            <text:p>34.892</text:p>
          </table:table-cell>
          <table:table-cell office:value-type="float" office:value="35.454">
            <text:p>35.454</text:p>
          </table:table-cell>
          <table:table-cell office:value-type="float" office:value="35.7">
            <text:p>35.7</text:p>
          </table:table-cell>
          <table:table-cell office:value-type="float" office:value="37.266">
            <text:p>37.266</text:p>
          </table:table-cell>
          <table:table-cell office:value-type="float" office:value="41.038">
            <text:p>41.038</text:p>
          </table:table-cell>
          <table:table-cell office:value-type="float" office:value="45.198">
            <text:p>45.198</text:p>
          </table:table-cell>
          <table:table-cell office:value-type="float" office:value="46.596">
            <text:p>46.596</text:p>
          </table:table-cell>
          <table:table-cell office:value-type="float" office:value="47.126">
            <text:p>47.126</text:p>
          </table:table-cell>
          <table:table-cell office:value-type="float" office:value="49.4">
            <text:p>49.4</text:p>
          </table:table-cell>
          <table:table-cell office:value-type="float" office:value="51.492">
            <text:p>51.492</text:p>
          </table:table-cell>
          <table:table-cell office:value-type="float" office:value="52.662">
            <text:p>52.662</text:p>
          </table:table-cell>
          <table:table-cell office:value-type="float" office:value="52.354">
            <text:p>52.354</text:p>
          </table:table-cell>
          <table:table-cell office:value-type="float" office:value="56.054">
            <text:p>56.054</text:p>
          </table:table-cell>
          <table:table-cell office:value-type="float" office:value="57.672">
            <text:p>57.672</text:p>
          </table:table-cell>
          <table:table-cell office:value-type="float" office:value="59.816">
            <text:p>59.816</text:p>
          </table:table-cell>
          <table:table-cell office:value-type="float" office:value="60.28">
            <text:p>60.28</text:p>
          </table:table-cell>
          <table:table-cell office:value-type="float" office:value="61.25">
            <text:p>61.25</text:p>
          </table:table-cell>
          <table:table-cell office:value-type="float" office:value="63.37">
            <text:p>63.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4" office:value-type="float" office:value="0.75">
            <text:p>0.75</text:p>
          </table:table-cell>
          <table:table-cell table:number-columns-repeated="20" office:value-type="float" office:value="0.8125">
            <text:p>0.8125</text:p>
          </table:table-cell>
          <table:table-cell table:number-columns-repeated="27" office:value-type="float" office:value="0.875">
            <text:p>0.875</text:p>
          </table:table-cell>
          <table:table-cell/>
          <table:table-cell office:value-type="float" office:value="19">
            <text:p>19</text:p>
          </table:table-cell>
          <table:table-cell office:value-type="float" office:value="27.382">
            <text:p>27.382</text:p>
          </table:table-cell>
          <table:table-cell office:value-type="float" office:value="27.32">
            <text:p>27.32</text:p>
          </table:table-cell>
          <table:table-cell office:value-type="float" office:value="27.154">
            <text:p>27.154</text:p>
          </table:table-cell>
          <table:table-cell office:value-type="float" office:value="26.816">
            <text:p>26.816</text:p>
          </table:table-cell>
          <table:table-cell office:value-type="float" office:value="27.702">
            <text:p>27.702</text:p>
          </table:table-cell>
          <table:table-cell office:value-type="float" office:value="29.092">
            <text:p>29.092</text:p>
          </table:table-cell>
          <table:table-cell office:value-type="float" office:value="29.94">
            <text:p>29.94</text:p>
          </table:table-cell>
          <table:table-cell office:value-type="float" office:value="30.012">
            <text:p>30.012</text:p>
          </table:table-cell>
          <table:table-cell office:value-type="float" office:value="30.646">
            <text:p>30.646</text:p>
          </table:table-cell>
          <table:table-cell office:value-type="float" office:value="31.844">
            <text:p>31.844</text:p>
          </table:table-cell>
          <table:table-cell office:value-type="float" office:value="30.932">
            <text:p>30.932</text:p>
          </table:table-cell>
          <table:table-cell office:value-type="float" office:value="33.952">
            <text:p>33.952</text:p>
          </table:table-cell>
          <table:table-cell office:value-type="float" office:value="36.314">
            <text:p>36.314</text:p>
          </table:table-cell>
          <table:table-cell office:value-type="float" office:value="36.712">
            <text:p>36.712</text:p>
          </table:table-cell>
          <table:table-cell office:value-type="float" office:value="39.338">
            <text:p>39.338</text:p>
          </table:table-cell>
          <table:table-cell office:value-type="float" office:value="41.518">
            <text:p>41.518</text:p>
          </table:table-cell>
          <table:table-cell office:value-type="float" office:value="41.004">
            <text:p>41.004</text:p>
          </table:table-cell>
          <table:table-cell office:value-type="float" office:value="42.426">
            <text:p>42.426</text:p>
          </table:table-cell>
          <table:table-cell office:value-type="float" office:value="43.146">
            <text:p>43.146</text:p>
          </table:table-cell>
          <table:table-cell office:value-type="float" office:value="44.912">
            <text:p>44.912</text:p>
          </table:table-cell>
          <table:table-cell office:value-type="float" office:value="45.5">
            <text:p>45.5</text:p>
          </table:table-cell>
          <table:table-cell office:value-type="float" office:value="45.602">
            <text:p>45.602</text:p>
          </table:table-cell>
          <table:table-cell office:value-type="float" office:value="46.164">
            <text:p>46.164</text:p>
          </table:table-cell>
          <table:table-cell office:value-type="float" office:value="50.044">
            <text:p>50.044</text:p>
          </table:table-cell>
          <table:table-cell office:value-type="float" office:value="54.6">
            <text:p>54.6</text:p>
          </table:table-cell>
          <table:table-cell office:value-type="float" office:value="56.072">
            <text:p>56.072</text:p>
          </table:table-cell>
          <table:table-cell office:value-type="float" office:value="60.646">
            <text:p>60.646</text:p>
          </table:table-cell>
          <table:table-cell office:value-type="float" office:value="63.236">
            <text:p>63.236</text:p>
          </table:table-cell>
          <table:table-cell office:value-type="float" office:value="69.36">
            <text:p>69.36</text:p>
          </table:table-cell>
          <table:table-cell office:value-type="float" office:value="77.514">
            <text:p>77.514</text:p>
          </table:table-cell>
          <table:table-cell office:value-type="float" office:value="83.858">
            <text:p>83.858</text:p>
          </table:table-cell>
          <table:table-cell office:value-type="float" office:value="91.808">
            <text:p>91.808</text:p>
          </table:table-cell>
          <table:table-cell office:value-type="float" office:value="99.35">
            <text:p>99.35</text:p>
          </table:table-cell>
          <table:table-cell office:value-type="float" office:value="104.108">
            <text:p>104.108</text:p>
          </table:table-cell>
          <table:table-cell office:value-type="float" office:value="107.532">
            <text:p>107.532</text:p>
          </table:table-cell>
          <table:table-cell office:value-type="float" office:value="119.484">
            <text:p>119.484</text:p>
          </table:table-cell>
          <table:table-cell office:value-type="float" office:value="124.928">
            <text:p>124.928</text:p>
          </table:table-cell>
          <table:table-cell office:value-type="float" office:value="126.524">
            <text:p>126.524</text:p>
          </table:table-cell>
          <table:table-cell office:value-type="float" office:value="131.852">
            <text:p>131.852</text:p>
          </table:table-cell>
          <table:table-cell office:value-type="float" office:value="137.792">
            <text:p>137.792</text:p>
          </table:table-cell>
          <table:table-cell office:value-type="float" office:value="139.428">
            <text:p>139.428</text:p>
          </table:table-cell>
          <table:table-cell office:value-type="float" office:value="145.36">
            <text:p>145.36</text:p>
          </table:table-cell>
          <table:table-cell office:value-type="float" office:value="158.616">
            <text:p>158.616</text:p>
          </table:table-cell>
          <table:table-cell office:value-type="float" office:value="163.254">
            <text:p>163.254</text:p>
          </table:table-cell>
          <table:table-cell office:value-type="float" office:value="164.23">
            <text:p>164.23</text:p>
          </table:table-cell>
          <table:table-cell office:value-type="float" office:value="166.584">
            <text:p>166.584</text:p>
          </table:table-cell>
          <table:table-cell office:value-type="float" office:value="169.48">
            <text:p>169.48</text:p>
          </table:table-cell>
          <table:table-cell office:value-type="float" office:value="167.54">
            <text:p>167.54</text:p>
          </table:table-cell>
          <table:table-cell office:value-type="float" office:value="169.636">
            <text:p>169.636</text:p>
          </table:table-cell>
          <table:table-cell office:value-type="float" office:value="166.824">
            <text:p>166.824</text:p>
          </table:table-cell>
          <table:table-cell office:value-type="float" office:value="173.066">
            <text:p>173.0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.6875">
            <text:p>0.6875</text:p>
          </table:table-cell>
          <table:table-cell table:number-columns-repeated="4" office:value-type="float" office:value="0.75">
            <text:p>0.75</text:p>
          </table:table-cell>
          <table:table-cell table:number-columns-repeated="12" office:value-type="float" office:value="0.8125">
            <text:p>0.8125</text:p>
          </table:table-cell>
          <table:table-cell table:number-columns-repeated="32" office:value-type="float" office:value="0.875">
            <text:p>0.875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24.862">
            <text:p>24.862</text:p>
          </table:table-cell>
          <table:table-cell office:value-type="float" office:value="25.148">
            <text:p>25.148</text:p>
          </table:table-cell>
          <table:table-cell office:value-type="float" office:value="25.652">
            <text:p>25.652</text:p>
          </table:table-cell>
          <table:table-cell table:number-columns-repeated="2" office:value-type="float" office:value="24.88">
            <text:p>24.88</text:p>
          </table:table-cell>
          <table:table-cell office:value-type="float" office:value="24.358">
            <text:p>24.358</text:p>
          </table:table-cell>
          <table:table-cell office:value-type="float" office:value="23.82">
            <text:p>23.82</text:p>
          </table:table-cell>
          <table:table-cell office:value-type="float" office:value="24.18">
            <text:p>24.18</text:p>
          </table:table-cell>
          <table:table-cell office:value-type="float" office:value="24.168">
            <text:p>24.168</text:p>
          </table:table-cell>
          <table:table-cell office:value-type="float" office:value="23.784">
            <text:p>23.784</text:p>
          </table:table-cell>
          <table:table-cell office:value-type="float" office:value="24.082">
            <text:p>24.082</text:p>
          </table:table-cell>
          <table:table-cell office:value-type="float" office:value="25.39">
            <text:p>25.39</text:p>
          </table:table-cell>
          <table:table-cell office:value-type="float" office:value="26.108">
            <text:p>26.108</text:p>
          </table:table-cell>
          <table:table-cell office:value-type="float" office:value="25.572">
            <text:p>25.572</text:p>
          </table:table-cell>
          <table:table-cell office:value-type="float" office:value="26.762">
            <text:p>26.762</text:p>
          </table:table-cell>
          <table:table-cell office:value-type="float" office:value="25.618">
            <text:p>25.618</text:p>
          </table:table-cell>
          <table:table-cell office:value-type="float" office:value="24.602">
            <text:p>24.602</text:p>
          </table:table-cell>
          <table:table-cell office:value-type="float" office:value="25.09">
            <text:p>25.09</text:p>
          </table:table-cell>
          <table:table-cell office:value-type="float" office:value="25.36">
            <text:p>25.36</text:p>
          </table:table-cell>
          <table:table-cell office:value-type="float" office:value="27.066">
            <text:p>27.066</text:p>
          </table:table-cell>
          <table:table-cell office:value-type="float" office:value="26.948">
            <text:p>26.948</text:p>
          </table:table-cell>
          <table:table-cell table:number-columns-repeated="2" office:value-type="float" office:value="26.358">
            <text:p>26.358</text:p>
          </table:table-cell>
          <table:table-cell office:value-type="float" office:value="26.534">
            <text:p>26.534</text:p>
          </table:table-cell>
          <table:table-cell office:value-type="float" office:value="27.752">
            <text:p>27.752</text:p>
          </table:table-cell>
          <table:table-cell office:value-type="float" office:value="28.012">
            <text:p>28.012</text:p>
          </table:table-cell>
          <table:table-cell office:value-type="float" office:value="27.388">
            <text:p>27.388</text:p>
          </table:table-cell>
          <table:table-cell office:value-type="float" office:value="28.502">
            <text:p>28.502</text:p>
          </table:table-cell>
          <table:table-cell office:value-type="float" office:value="28.764">
            <text:p>28.764</text:p>
          </table:table-cell>
          <table:table-cell office:value-type="float" office:value="29.244">
            <text:p>29.244</text:p>
          </table:table-cell>
          <table:table-cell office:value-type="float" office:value="30.726">
            <text:p>30.726</text:p>
          </table:table-cell>
          <table:table-cell office:value-type="float" office:value="29.354">
            <text:p>29.354</text:p>
          </table:table-cell>
          <table:table-cell office:value-type="float" office:value="29.168">
            <text:p>29.168</text:p>
          </table:table-cell>
          <table:table-cell office:value-type="float" office:value="29.222">
            <text:p>29.222</text:p>
          </table:table-cell>
          <table:table-cell office:value-type="float" office:value="29.46">
            <text:p>29.46</text:p>
          </table:table-cell>
          <table:table-cell office:value-type="float" office:value="29.67">
            <text:p>29.67</text:p>
          </table:table-cell>
          <table:table-cell office:value-type="float" office:value="30.526">
            <text:p>30.526</text:p>
          </table:table-cell>
          <table:table-cell office:value-type="float" office:value="31.646">
            <text:p>31.646</text:p>
          </table:table-cell>
          <table:table-cell office:value-type="float" office:value="31.074">
            <text:p>31.074</text:p>
          </table:table-cell>
          <table:table-cell office:value-type="float" office:value="31.138">
            <text:p>31.138</text:p>
          </table:table-cell>
          <table:table-cell office:value-type="float" office:value="31.688">
            <text:p>31.688</text:p>
          </table:table-cell>
          <table:table-cell office:value-type="float" office:value="32.216">
            <text:p>32.216</text:p>
          </table:table-cell>
          <table:table-cell office:value-type="float" office:value="30.872">
            <text:p>30.872</text:p>
          </table:table-cell>
          <table:table-cell office:value-type="float" office:value="30.546">
            <text:p>30.546</text:p>
          </table:table-cell>
          <table:table-cell office:value-type="float" office:value="30.02">
            <text:p>30.02</text:p>
          </table:table-cell>
          <table:table-cell office:value-type="float" office:value="30.262">
            <text:p>30.262</text:p>
          </table:table-cell>
          <table:table-cell office:value-type="float" office:value="30.96">
            <text:p>30.96</text:p>
          </table:table-cell>
          <table:table-cell office:value-type="float" office:value="31.924">
            <text:p>31.924</text:p>
          </table:table-cell>
          <table:table-cell office:value-type="float" office:value="29.64">
            <text:p>29.64</text:p>
          </table:table-cell>
          <table:table-cell office:value-type="float" office:value="30.8">
            <text:p>30.8</text:p>
          </table:table-cell>
          <table:table-cell office:value-type="float" office:value="31.796">
            <text:p>31.79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.6875">
            <text:p>0.6875</text:p>
          </table:table-cell>
          <table:table-cell table:number-columns-repeated="18" office:value-type="float" office:value="0.8125">
            <text:p>0.8125</text:p>
          </table:table-cell>
          <table:table-cell table:number-columns-repeated="6" office:value-type="float" office:value="0.875">
            <text:p>0.875</text:p>
          </table:table-cell>
          <table:table-cell table:number-columns-repeated="25"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24.232">
            <text:p>24.232</text:p>
          </table:table-cell>
          <table:table-cell office:value-type="float" office:value="23.256">
            <text:p>23.256</text:p>
          </table:table-cell>
          <table:table-cell office:value-type="float" office:value="23.994">
            <text:p>23.994</text:p>
          </table:table-cell>
          <table:table-cell office:value-type="float" office:value="24.744">
            <text:p>24.744</text:p>
          </table:table-cell>
          <table:table-cell office:value-type="float" office:value="25.118">
            <text:p>25.118</text:p>
          </table:table-cell>
          <table:table-cell office:value-type="float" office:value="25.55">
            <text:p>25.55</text:p>
          </table:table-cell>
          <table:table-cell office:value-type="float" office:value="24.922">
            <text:p>24.922</text:p>
          </table:table-cell>
          <table:table-cell office:value-type="float" office:value="25.836">
            <text:p>25.836</text:p>
          </table:table-cell>
          <table:table-cell office:value-type="float" office:value="25.872">
            <text:p>25.872</text:p>
          </table:table-cell>
          <table:table-cell office:value-type="float" office:value="26.084">
            <text:p>26.084</text:p>
          </table:table-cell>
          <table:table-cell office:value-type="float" office:value="26.588">
            <text:p>26.588</text:p>
          </table:table-cell>
          <table:table-cell office:value-type="float" office:value="26.37">
            <text:p>26.37</text:p>
          </table:table-cell>
          <table:table-cell office:value-type="float" office:value="27.518">
            <text:p>27.518</text:p>
          </table:table-cell>
          <table:table-cell office:value-type="float" office:value="27.942">
            <text:p>27.942</text:p>
          </table:table-cell>
          <table:table-cell office:value-type="float" office:value="27.646">
            <text:p>27.646</text:p>
          </table:table-cell>
          <table:table-cell office:value-type="float" office:value="26.378">
            <text:p>26.378</text:p>
          </table:table-cell>
          <table:table-cell office:value-type="float" office:value="25.972">
            <text:p>25.972</text:p>
          </table:table-cell>
          <table:table-cell office:value-type="float" office:value="27.094">
            <text:p>27.094</text:p>
          </table:table-cell>
          <table:table-cell office:value-type="float" office:value="29.564">
            <text:p>29.564</text:p>
          </table:table-cell>
          <table:table-cell office:value-type="float" office:value="32.196">
            <text:p>32.196</text:p>
          </table:table-cell>
          <table:table-cell office:value-type="float" office:value="32.96">
            <text:p>32.96</text:p>
          </table:table-cell>
          <table:table-cell office:value-type="float" office:value="32.882">
            <text:p>32.882</text:p>
          </table:table-cell>
          <table:table-cell office:value-type="float" office:value="33.334">
            <text:p>33.334</text:p>
          </table:table-cell>
          <table:table-cell office:value-type="float" office:value="34.366">
            <text:p>34.366</text:p>
          </table:table-cell>
          <table:table-cell office:value-type="float" office:value="35.338">
            <text:p>35.338</text:p>
          </table:table-cell>
          <table:table-cell office:value-type="float" office:value="33.522">
            <text:p>33.522</text:p>
          </table:table-cell>
          <table:table-cell office:value-type="float" office:value="33.484">
            <text:p>33.484</text:p>
          </table:table-cell>
          <table:table-cell table:number-columns-repeated="24"/>
        </table:table-row>
        <table:table-row table:style-name="ro1">
          <table:table-cell office:value-type="float" office:value="22">
            <text:p>22</text:p>
          </table:table-cell>
          <table:table-cell table:number-columns-repeated="5" office:value-type="float" office:value="0.75">
            <text:p>0.75</text:p>
          </table:table-cell>
          <table:table-cell table:number-columns-repeated="10" office:value-type="float" office:value="0.8125">
            <text:p>0.8125</text:p>
          </table:table-cell>
          <table:table-cell table:number-columns-repeated="6" office:value-type="float" office:value="0.875">
            <text:p>0.875</text:p>
          </table:table-cell>
          <table:table-cell table:number-columns-repeated="30"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office:value-type="float" office:value="27.458">
            <text:p>27.458</text:p>
          </table:table-cell>
          <table:table-cell office:value-type="float" office:value="27.948">
            <text:p>27.948</text:p>
          </table:table-cell>
          <table:table-cell office:value-type="float" office:value="27.906">
            <text:p>27.906</text:p>
          </table:table-cell>
          <table:table-cell office:value-type="float" office:value="27.536">
            <text:p>27.536</text:p>
          </table:table-cell>
          <table:table-cell office:value-type="float" office:value="27.532">
            <text:p>27.532</text:p>
          </table:table-cell>
          <table:table-cell office:value-type="float" office:value="27.604">
            <text:p>27.604</text:p>
          </table:table-cell>
          <table:table-cell office:value-type="float" office:value="28.524">
            <text:p>28.524</text:p>
          </table:table-cell>
          <table:table-cell office:value-type="float" office:value="28.398">
            <text:p>28.398</text:p>
          </table:table-cell>
          <table:table-cell office:value-type="float" office:value="27.916">
            <text:p>27.916</text:p>
          </table:table-cell>
          <table:table-cell office:value-type="float" office:value="28.268">
            <text:p>28.268</text:p>
          </table:table-cell>
          <table:table-cell office:value-type="float" office:value="29.432">
            <text:p>29.432</text:p>
          </table:table-cell>
          <table:table-cell office:value-type="float" office:value="29.4">
            <text:p>29.4</text:p>
          </table:table-cell>
          <table:table-cell office:value-type="float" office:value="29.696">
            <text:p>29.696</text:p>
          </table:table-cell>
          <table:table-cell office:value-type="float" office:value="29.236">
            <text:p>29.236</text:p>
          </table:table-cell>
          <table:table-cell office:value-type="float" office:value="29.616">
            <text:p>29.616</text:p>
          </table:table-cell>
          <table:table-cell office:value-type="float" office:value="29.966">
            <text:p>29.966</text:p>
          </table:table-cell>
          <table:table-cell office:value-type="float" office:value="31.426">
            <text:p>31.426</text:p>
          </table:table-cell>
          <table:table-cell office:value-type="float" office:value="31.528">
            <text:p>31.528</text:p>
          </table:table-cell>
          <table:table-cell office:value-type="float" office:value="29.938">
            <text:p>29.938</text:p>
          </table:table-cell>
          <table:table-cell office:value-type="float" office:value="29.606">
            <text:p>29.606</text:p>
          </table:table-cell>
          <table:table-cell office:value-type="float" office:value="29.122">
            <text:p>29.122</text:p>
          </table:table-cell>
          <table:table-cell office:value-type="float" office:value="30.044">
            <text:p>30.044</text:p>
          </table:table-cell>
          <table:table-cell table:number-columns-repeated="29"/>
        </table:table-row>
        <table:table-row table:style-name="ro1">
          <table:table-cell office:value-type="float" office:value="23">
            <text:p>23</text:p>
          </table:table-cell>
          <table:table-cell table:number-columns-repeated="4" office:value-type="float" office:value="0.6875">
            <text:p>0.6875</text:p>
          </table:table-cell>
          <table:table-cell table:number-columns-repeated="3" office:value-type="float" office:value="0.75">
            <text:p>0.75</text:p>
          </table:table-cell>
          <table:table-cell table:number-columns-repeated="6" office:value-type="float" office:value="0.875">
            <text:p>0.875</text:p>
          </table:table-cell>
          <table:table-cell table:number-columns-repeated="38"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23.58">
            <text:p>23.58</text:p>
          </table:table-cell>
          <table:table-cell office:value-type="float" office:value="23.834">
            <text:p>23.834</text:p>
          </table:table-cell>
          <table:table-cell office:value-type="float" office:value="24.72">
            <text:p>24.72</text:p>
          </table:table-cell>
          <table:table-cell office:value-type="float" office:value="25.446">
            <text:p>25.446</text:p>
          </table:table-cell>
          <table:table-cell office:value-type="float" office:value="25.14">
            <text:p>25.14</text:p>
          </table:table-cell>
          <table:table-cell office:value-type="float" office:value="25.342">
            <text:p>25.342</text:p>
          </table:table-cell>
          <table:table-cell office:value-type="float" office:value="27.182">
            <text:p>27.182</text:p>
          </table:table-cell>
          <table:table-cell office:value-type="float" office:value="27.972">
            <text:p>27.972</text:p>
          </table:table-cell>
          <table:table-cell office:value-type="float" office:value="29.25">
            <text:p>29.25</text:p>
          </table:table-cell>
          <table:table-cell office:value-type="float" office:value="29.886">
            <text:p>29.886</text:p>
          </table:table-cell>
          <table:table-cell office:value-type="float" office:value="30.422">
            <text:p>30.422</text:p>
          </table:table-cell>
          <table:table-cell office:value-type="float" office:value="31.256">
            <text:p>31.256</text:p>
          </table:table-cell>
          <table:table-cell office:value-type="float" office:value="31.548">
            <text:p>31.548</text:p>
          </table:table-cell>
          <table:table-cell office:value-type="float" office:value="32.578">
            <text:p>32.578</text:p>
          </table:table-cell>
          <table:table-cell table:number-columns-repeated="37"/>
        </table:table-row>
        <table:table-row table:style-name="ro1">
          <table:table-cell office:value-type="float" office:value="24">
            <text:p>24</text:p>
          </table:table-cell>
          <table:table-cell table:number-columns-repeated="49"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/>
          <table:table-cell office:value-type="float" office:value="24">
            <text:p>24</text:p>
          </table:table-cell>
          <table:table-cell office:value-type="float" office:value="23.852">
            <text:p>23.852</text:p>
          </table:table-cell>
          <table:table-cell office:value-type="float" office:value="23.67">
            <text:p>23.67</text:p>
          </table:table-cell>
          <table:table-cell office:value-type="float" office:value="23.692">
            <text:p>23.692</text:p>
          </table:table-cell>
          <table:table-cell office:value-type="float" office:value="23.586">
            <text:p>23.586</text:p>
          </table:table-cell>
          <table:table-cell office:value-type="float" office:value="23.424">
            <text:p>23.424</text:p>
          </table:table-cell>
          <table:table-cell office:value-type="float" office:value="23.402">
            <text:p>23.402</text:p>
          </table:table-cell>
          <table:table-cell office:value-type="float" office:value="23.482">
            <text:p>23.482</text:p>
          </table:table-cell>
          <table:table-cell office:value-type="float" office:value="24.388">
            <text:p>24.388</text:p>
          </table:table-cell>
          <table:table-cell office:value-type="float" office:value="23.644">
            <text:p>23.644</text:p>
          </table:table-cell>
          <table:table-cell office:value-type="float" office:value="23.756">
            <text:p>23.756</text:p>
          </table:table-cell>
          <table:table-cell office:value-type="float" office:value="24.896">
            <text:p>24.896</text:p>
          </table:table-cell>
          <table:table-cell office:value-type="float" office:value="24.708">
            <text:p>24.708</text:p>
          </table:table-cell>
          <table:table-cell office:value-type="float" office:value="25.174">
            <text:p>25.174</text:p>
          </table:table-cell>
          <table:table-cell office:value-type="float" office:value="24.29">
            <text:p>24.29</text:p>
          </table:table-cell>
          <table:table-cell office:value-type="float" office:value="23.73">
            <text:p>23.73</text:p>
          </table:table-cell>
          <table:table-cell office:value-type="float" office:value="23.996">
            <text:p>23.996</text:p>
          </table:table-cell>
          <table:table-cell office:value-type="float" office:value="23.932">
            <text:p>23.932</text:p>
          </table:table-cell>
          <table:table-cell office:value-type="float" office:value="25.276">
            <text:p>25.276</text:p>
          </table:table-cell>
          <table:table-cell office:value-type="float" office:value="26.884">
            <text:p>26.884</text:p>
          </table:table-cell>
          <table:table-cell office:value-type="float" office:value="27.816">
            <text:p>27.816</text:p>
          </table:table-cell>
          <table:table-cell office:value-type="float" office:value="29.202">
            <text:p>29.202</text:p>
          </table:table-cell>
          <table:table-cell office:value-type="float" office:value="28.464">
            <text:p>28.464</text:p>
          </table:table-cell>
          <table:table-cell office:value-type="float" office:value="29.006">
            <text:p>29.006</text:p>
          </table:table-cell>
          <table:table-cell office:value-type="float" office:value="29.788">
            <text:p>29.788</text:p>
          </table:table-cell>
          <table:table-cell office:value-type="float" office:value="27.548">
            <text:p>27.548</text:p>
          </table:table-cell>
          <table:table-cell office:value-type="float" office:value="28.348">
            <text:p>28.348</text:p>
          </table:table-cell>
          <table:table-cell office:value-type="float" office:value="28.202">
            <text:p>28.202</text:p>
          </table:table-cell>
          <table:table-cell office:value-type="float" office:value="26.58">
            <text:p>26.58</text:p>
          </table:table-cell>
          <table:table-cell office:value-type="float" office:value="27.388">
            <text:p>27.388</text:p>
          </table:table-cell>
          <table:table-cell office:value-type="float" office:value="28.27">
            <text:p>28.27</text:p>
          </table:table-cell>
          <table:table-cell office:value-type="float" office:value="28.546">
            <text:p>28.546</text:p>
          </table:table-cell>
          <table:table-cell office:value-type="float" office:value="29.736">
            <text:p>29.736</text:p>
          </table:table-cell>
          <table:table-cell office:value-type="float" office:value="28.898">
            <text:p>28.898</text:p>
          </table:table-cell>
          <table:table-cell office:value-type="float" office:value="32.426">
            <text:p>32.426</text:p>
          </table:table-cell>
          <table:table-cell office:value-type="float" office:value="35.806">
            <text:p>35.806</text:p>
          </table:table-cell>
          <table:table-cell office:value-type="float" office:value="34.344">
            <text:p>34.344</text:p>
          </table:table-cell>
          <table:table-cell office:value-type="float" office:value="37.414">
            <text:p>37.414</text:p>
          </table:table-cell>
          <table:table-cell office:value-type="float" office:value="39.942">
            <text:p>39.942</text:p>
          </table:table-cell>
          <table:table-cell office:value-type="float" office:value="43.774">
            <text:p>43.774</text:p>
          </table:table-cell>
          <table:table-cell office:value-type="float" office:value="45.364">
            <text:p>45.364</text:p>
          </table:table-cell>
          <table:table-cell office:value-type="float" office:value="47.522">
            <text:p>47.522</text:p>
          </table:table-cell>
          <table:table-cell office:value-type="float" office:value="48.64">
            <text:p>48.64</text:p>
          </table:table-cell>
          <table:table-cell office:value-type="float" office:value="51.548">
            <text:p>51.548</text:p>
          </table:table-cell>
          <table:table-cell office:value-type="float" office:value="56.482">
            <text:p>56.482</text:p>
          </table:table-cell>
          <table:table-cell office:value-type="float" office:value="57.028">
            <text:p>57.028</text:p>
          </table:table-cell>
          <table:table-cell office:value-type="float" office:value="57.792">
            <text:p>57.792</text:p>
          </table:table-cell>
          <table:table-cell office:value-type="float" office:value="59.81">
            <text:p>59.81</text:p>
          </table:table-cell>
          <table:table-cell office:value-type="float" office:value="64.602">
            <text:p>64.602</text:p>
          </table:table-cell>
          <table:table-cell office:value-type="float" office:value="71.832">
            <text:p>71.832</text:p>
          </table:table-cell>
          <table:table-cell office:value-type="float" office:value="78.508">
            <text:p>78.508</text:p>
          </table:table-cell>
          <table:table-cell office:value-type="float" office:value="84.726">
            <text:p>84.7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6875">
            <text:p>0.6875</text:p>
          </table:table-cell>
          <table:table-cell table:number-columns-repeated="9" office:value-type="float" office:value="0.75">
            <text:p>0.75</text:p>
          </table:table-cell>
          <table:table-cell table:number-columns-repeated="6"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34"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float" office:value="24.654">
            <text:p>24.654</text:p>
          </table:table-cell>
          <table:table-cell office:value-type="float" office:value="24.458">
            <text:p>24.458</text:p>
          </table:table-cell>
          <table:table-cell office:value-type="float" office:value="24.85">
            <text:p>24.85</text:p>
          </table:table-cell>
          <table:table-cell office:value-type="float" office:value="24.758">
            <text:p>24.758</text:p>
          </table:table-cell>
          <table:table-cell office:value-type="float" office:value="25.112">
            <text:p>25.112</text:p>
          </table:table-cell>
          <table:table-cell office:value-type="float" office:value="25.36">
            <text:p>25.36</text:p>
          </table:table-cell>
          <table:table-cell office:value-type="float" office:value="25.022">
            <text:p>25.022</text:p>
          </table:table-cell>
          <table:table-cell office:value-type="float" office:value="24.436">
            <text:p>24.436</text:p>
          </table:table-cell>
          <table:table-cell office:value-type="float" office:value="24.766">
            <text:p>24.766</text:p>
          </table:table-cell>
          <table:table-cell office:value-type="float" office:value="24.794">
            <text:p>24.794</text:p>
          </table:table-cell>
          <table:table-cell office:value-type="float" office:value="24.804">
            <text:p>24.804</text:p>
          </table:table-cell>
          <table:table-cell office:value-type="float" office:value="24.114">
            <text:p>24.114</text:p>
          </table:table-cell>
          <table:table-cell office:value-type="float" office:value="24.806">
            <text:p>24.806</text:p>
          </table:table-cell>
          <table:table-cell office:value-type="float" office:value="25.786">
            <text:p>25.786</text:p>
          </table:table-cell>
          <table:table-cell office:value-type="float" office:value="25.178">
            <text:p>25.178</text:p>
          </table:table-cell>
          <table:table-cell office:value-type="float" office:value="24.864">
            <text:p>24.864</text:p>
          </table:table-cell>
          <table:table-cell office:value-type="float" office:value="25.616">
            <text:p>25.616</text:p>
          </table:table-cell>
          <table:table-cell office:value-type="float" office:value="26.398">
            <text:p>26.398</text:p>
          </table:table-cell>
          <table:table-cell table:number-columns-repeated="33"/>
        </table:table-row>
        <table:table-row table:style-name="ro1">
          <table:table-cell office:value-type="float" office:value="26">
            <text:p>26</text:p>
          </table:table-cell>
          <table:table-cell table:number-columns-repeated="7" office:value-type="float" office:value="0.6875">
            <text:p>0.6875</text:p>
          </table:table-cell>
          <table:table-cell table:number-columns-repeated="44" office:value-type="float" office:value="0.875">
            <text:p>0.875</text:p>
          </table:table-cell>
          <table:table-cell/>
          <table:table-cell office:value-type="float" office:value="26">
            <text:p>26</text:p>
          </table:table-cell>
          <table:table-cell office:value-type="float" office:value="28.946">
            <text:p>28.946</text:p>
          </table:table-cell>
          <table:table-cell table:number-columns-repeated="2" office:value-type="float" office:value="28.87">
            <text:p>28.87</text:p>
          </table:table-cell>
          <table:table-cell office:value-type="float" office:value="30.54">
            <text:p>30.54</text:p>
          </table:table-cell>
          <table:table-cell office:value-type="float" office:value="29.48">
            <text:p>29.48</text:p>
          </table:table-cell>
          <table:table-cell office:value-type="float" office:value="29.946">
            <text:p>29.946</text:p>
          </table:table-cell>
          <table:table-cell office:value-type="float" office:value="30.712">
            <text:p>30.712</text:p>
          </table:table-cell>
          <table:table-cell office:value-type="float" office:value="31.966">
            <text:p>31.966</text:p>
          </table:table-cell>
          <table:table-cell office:value-type="float" office:value="32.724">
            <text:p>32.724</text:p>
          </table:table-cell>
          <table:table-cell office:value-type="float" office:value="33.238">
            <text:p>33.238</text:p>
          </table:table-cell>
          <table:table-cell office:value-type="float" office:value="34.04">
            <text:p>34.04</text:p>
          </table:table-cell>
          <table:table-cell office:value-type="float" office:value="35.408">
            <text:p>35.408</text:p>
          </table:table-cell>
          <table:table-cell office:value-type="float" office:value="36.556">
            <text:p>36.556</text:p>
          </table:table-cell>
          <table:table-cell office:value-type="float" office:value="37.06">
            <text:p>37.06</text:p>
          </table:table-cell>
          <table:table-cell office:value-type="float" office:value="37.734">
            <text:p>37.734</text:p>
          </table:table-cell>
          <table:table-cell office:value-type="float" office:value="39.288">
            <text:p>39.288</text:p>
          </table:table-cell>
          <table:table-cell office:value-type="float" office:value="41.198">
            <text:p>41.198</text:p>
          </table:table-cell>
          <table:table-cell office:value-type="float" office:value="42.028">
            <text:p>42.028</text:p>
          </table:table-cell>
          <table:table-cell office:value-type="float" office:value="44.112">
            <text:p>44.112</text:p>
          </table:table-cell>
          <table:table-cell office:value-type="float" office:value="44.52">
            <text:p>44.52</text:p>
          </table:table-cell>
          <table:table-cell office:value-type="float" office:value="43.72">
            <text:p>43.72</text:p>
          </table:table-cell>
          <table:table-cell office:value-type="float" office:value="45.81">
            <text:p>45.81</text:p>
          </table:table-cell>
          <table:table-cell office:value-type="float" office:value="46.032">
            <text:p>46.032</text:p>
          </table:table-cell>
          <table:table-cell office:value-type="float" office:value="47.438">
            <text:p>47.438</text:p>
          </table:table-cell>
          <table:table-cell office:value-type="float" office:value="50.136">
            <text:p>50.136</text:p>
          </table:table-cell>
          <table:table-cell office:value-type="float" office:value="50.838">
            <text:p>50.838</text:p>
          </table:table-cell>
          <table:table-cell office:value-type="float" office:value="50.386">
            <text:p>50.386</text:p>
          </table:table-cell>
          <table:table-cell office:value-type="float" office:value="53.71">
            <text:p>53.71</text:p>
          </table:table-cell>
          <table:table-cell office:value-type="float" office:value="53.002">
            <text:p>53.002</text:p>
          </table:table-cell>
          <table:table-cell office:value-type="float" office:value="55.118">
            <text:p>55.118</text:p>
          </table:table-cell>
          <table:table-cell office:value-type="float" office:value="56.612">
            <text:p>56.612</text:p>
          </table:table-cell>
          <table:table-cell office:value-type="float" office:value="57.978">
            <text:p>57.978</text:p>
          </table:table-cell>
          <table:table-cell office:value-type="float" office:value="58.718">
            <text:p>58.718</text:p>
          </table:table-cell>
          <table:table-cell office:value-type="float" office:value="58.816">
            <text:p>58.816</text:p>
          </table:table-cell>
          <table:table-cell office:value-type="float" office:value="58.636">
            <text:p>58.636</text:p>
          </table:table-cell>
          <table:table-cell office:value-type="float" office:value="57.376">
            <text:p>57.376</text:p>
          </table:table-cell>
          <table:table-cell office:value-type="float" office:value="60.184">
            <text:p>60.184</text:p>
          </table:table-cell>
          <table:table-cell office:value-type="float" office:value="59.048">
            <text:p>59.048</text:p>
          </table:table-cell>
          <table:table-cell office:value-type="float" office:value="58.704">
            <text:p>58.704</text:p>
          </table:table-cell>
          <table:table-cell office:value-type="float" office:value="61.114">
            <text:p>61.114</text:p>
          </table:table-cell>
          <table:table-cell office:value-type="float" office:value="58.414">
            <text:p>58.414</text:p>
          </table:table-cell>
          <table:table-cell office:value-type="float" office:value="60.648">
            <text:p>60.648</text:p>
          </table:table-cell>
          <table:table-cell office:value-type="float" office:value="61.374">
            <text:p>61.374</text:p>
          </table:table-cell>
          <table:table-cell office:value-type="float" office:value="61.238">
            <text:p>61.238</text:p>
          </table:table-cell>
          <table:table-cell office:value-type="float" office:value="62.014">
            <text:p>62.014</text:p>
          </table:table-cell>
          <table:table-cell office:value-type="float" office:value="62.628">
            <text:p>62.628</text:p>
          </table:table-cell>
          <table:table-cell office:value-type="float" office:value="64.766">
            <text:p>64.766</text:p>
          </table:table-cell>
          <table:table-cell office:value-type="float" office:value="70.928">
            <text:p>70.928</text:p>
          </table:table-cell>
          <table:table-cell office:value-type="float" office:value="73.418">
            <text:p>73.418</text:p>
          </table:table-cell>
          <table:table-cell office:value-type="float" office:value="75.052">
            <text:p>75.052</text:p>
          </table:table-cell>
          <table:table-cell office:value-type="float" office:value="78.566">
            <text:p>78.56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15" office:value-type="float" office:value="0.6875">
            <text:p>0.6875</text:p>
          </table:table-cell>
          <table:table-cell table:number-columns-repeated="36" office:value-type="float" office:value="0.75">
            <text:p>0.75</text:p>
          </table:table-cell>
          <table:table-cell/>
          <table:table-cell office:value-type="float" office:value="27">
            <text:p>27</text:p>
          </table:table-cell>
          <table:table-cell office:value-type="float" office:value="24.706">
            <text:p>24.706</text:p>
          </table:table-cell>
          <table:table-cell office:value-type="float" office:value="25.062">
            <text:p>25.062</text:p>
          </table:table-cell>
          <table:table-cell office:value-type="float" office:value="25.53">
            <text:p>25.53</text:p>
          </table:table-cell>
          <table:table-cell office:value-type="float" office:value="25.1">
            <text:p>25.1</text:p>
          </table:table-cell>
          <table:table-cell office:value-type="float" office:value="26.468">
            <text:p>26.468</text:p>
          </table:table-cell>
          <table:table-cell office:value-type="float" office:value="26.488">
            <text:p>26.488</text:p>
          </table:table-cell>
          <table:table-cell office:value-type="float" office:value="27.018">
            <text:p>27.018</text:p>
          </table:table-cell>
          <table:table-cell office:value-type="float" office:value="25.7">
            <text:p>25.7</text:p>
          </table:table-cell>
          <table:table-cell office:value-type="float" office:value="26.068">
            <text:p>26.068</text:p>
          </table:table-cell>
          <table:table-cell office:value-type="float" office:value="25.876">
            <text:p>25.876</text:p>
          </table:table-cell>
          <table:table-cell office:value-type="float" office:value="26.69">
            <text:p>26.69</text:p>
          </table:table-cell>
          <table:table-cell office:value-type="float" office:value="25.176">
            <text:p>25.176</text:p>
          </table:table-cell>
          <table:table-cell office:value-type="float" office:value="25.106">
            <text:p>25.106</text:p>
          </table:table-cell>
          <table:table-cell office:value-type="float" office:value="26.39">
            <text:p>26.39</text:p>
          </table:table-cell>
          <table:table-cell office:value-type="float" office:value="24.778">
            <text:p>24.778</text:p>
          </table:table-cell>
          <table:table-cell office:value-type="float" office:value="24.83">
            <text:p>24.83</text:p>
          </table:table-cell>
          <table:table-cell office:value-type="float" office:value="25.08">
            <text:p>25.08</text:p>
          </table:table-cell>
          <table:table-cell office:value-type="float" office:value="25.41">
            <text:p>25.41</text:p>
          </table:table-cell>
          <table:table-cell office:value-type="float" office:value="25.42">
            <text:p>25.42</text:p>
          </table:table-cell>
          <table:table-cell office:value-type="float" office:value="26.914">
            <text:p>26.914</text:p>
          </table:table-cell>
          <table:table-cell office:value-type="float" office:value="28.188">
            <text:p>28.188</text:p>
          </table:table-cell>
          <table:table-cell office:value-type="float" office:value="28.372">
            <text:p>28.372</text:p>
          </table:table-cell>
          <table:table-cell office:value-type="float" office:value="28.716">
            <text:p>28.716</text:p>
          </table:table-cell>
          <table:table-cell office:value-type="float" office:value="29.27">
            <text:p>29.27</text:p>
          </table:table-cell>
          <table:table-cell office:value-type="float" office:value="28.626">
            <text:p>28.626</text:p>
          </table:table-cell>
          <table:table-cell office:value-type="float" office:value="28.734">
            <text:p>28.734</text:p>
          </table:table-cell>
          <table:table-cell office:value-type="float" office:value="28.894">
            <text:p>28.894</text:p>
          </table:table-cell>
          <table:table-cell office:value-type="float" office:value="29.282">
            <text:p>29.282</text:p>
          </table:table-cell>
          <table:table-cell office:value-type="float" office:value="29.37">
            <text:p>29.37</text:p>
          </table:table-cell>
          <table:table-cell office:value-type="float" office:value="28.774">
            <text:p>28.774</text:p>
          </table:table-cell>
          <table:table-cell office:value-type="float" office:value="29.406">
            <text:p>29.406</text:p>
          </table:table-cell>
          <table:table-cell office:value-type="float" office:value="28.774">
            <text:p>28.774</text:p>
          </table:table-cell>
          <table:table-cell office:value-type="float" office:value="26.686">
            <text:p>26.686</text:p>
          </table:table-cell>
          <table:table-cell office:value-type="float" office:value="28.312">
            <text:p>28.312</text:p>
          </table:table-cell>
          <table:table-cell office:value-type="float" office:value="28.186">
            <text:p>28.186</text:p>
          </table:table-cell>
          <table:table-cell office:value-type="float" office:value="28.224">
            <text:p>28.224</text:p>
          </table:table-cell>
          <table:table-cell office:value-type="float" office:value="28.892">
            <text:p>28.892</text:p>
          </table:table-cell>
          <table:table-cell office:value-type="float" office:value="30.722">
            <text:p>30.722</text:p>
          </table:table-cell>
          <table:table-cell office:value-type="float" office:value="31.436">
            <text:p>31.436</text:p>
          </table:table-cell>
          <table:table-cell office:value-type="float" office:value="32.152">
            <text:p>32.152</text:p>
          </table:table-cell>
          <table:table-cell office:value-type="float" office:value="32.592">
            <text:p>32.592</text:p>
          </table:table-cell>
          <table:table-cell office:value-type="float" office:value="33.308">
            <text:p>33.308</text:p>
          </table:table-cell>
          <table:table-cell office:value-type="float" office:value="33.928">
            <text:p>33.928</text:p>
          </table:table-cell>
          <table:table-cell office:value-type="float" office:value="33.622">
            <text:p>33.622</text:p>
          </table:table-cell>
          <table:table-cell office:value-type="float" office:value="34.212">
            <text:p>34.212</text:p>
          </table:table-cell>
          <table:table-cell office:value-type="float" office:value="35.444">
            <text:p>35.444</text:p>
          </table:table-cell>
          <table:table-cell office:value-type="float" office:value="35.132">
            <text:p>35.132</text:p>
          </table:table-cell>
          <table:table-cell office:value-type="float" office:value="34.84">
            <text:p>34.84</text:p>
          </table:table-cell>
          <table:table-cell office:value-type="float" office:value="35.41">
            <text:p>35.41</text:p>
          </table:table-cell>
          <table:table-cell office:value-type="float" office:value="36.324">
            <text:p>36.324</text:p>
          </table:table-cell>
          <table:table-cell office:value-type="float" office:value="35.486">
            <text:p>35.48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6875">
            <text:p>0.6875</text:p>
          </table:table-cell>
          <table:table-cell table:number-columns-repeated="12" office:value-type="float" office:value="0.8125">
            <text:p>0.8125</text:p>
          </table:table-cell>
          <table:table-cell table:number-columns-repeated="38" office:value-type="float" office:value="0.875">
            <text:p>0.875</text:p>
          </table:table-cell>
          <table:table-cell/>
          <table:table-cell office:value-type="float" office:value="28">
            <text:p>28</text:p>
          </table:table-cell>
          <table:table-cell office:value-type="float" office:value="26.606">
            <text:p>26.606</text:p>
          </table:table-cell>
          <table:table-cell office:value-type="float" office:value="27.574">
            <text:p>27.574</text:p>
          </table:table-cell>
          <table:table-cell office:value-type="float" office:value="27.94">
            <text:p>27.94</text:p>
          </table:table-cell>
          <table:table-cell office:value-type="float" office:value="27.628">
            <text:p>27.628</text:p>
          </table:table-cell>
          <table:table-cell office:value-type="float" office:value="27.308">
            <text:p>27.308</text:p>
          </table:table-cell>
          <table:table-cell office:value-type="float" office:value="26.362">
            <text:p>26.362</text:p>
          </table:table-cell>
          <table:table-cell office:value-type="float" office:value="28.16">
            <text:p>28.16</text:p>
          </table:table-cell>
          <table:table-cell office:value-type="float" office:value="28.09">
            <text:p>28.09</text:p>
          </table:table-cell>
          <table:table-cell office:value-type="float" office:value="29.122">
            <text:p>29.122</text:p>
          </table:table-cell>
          <table:table-cell office:value-type="float" office:value="28.846">
            <text:p>28.846</text:p>
          </table:table-cell>
          <table:table-cell office:value-type="float" office:value="29.378">
            <text:p>29.378</text:p>
          </table:table-cell>
          <table:table-cell office:value-type="float" office:value="30.862">
            <text:p>30.862</text:p>
          </table:table-cell>
          <table:table-cell office:value-type="float" office:value="31.74">
            <text:p>31.74</text:p>
          </table:table-cell>
          <table:table-cell office:value-type="float" office:value="32.368">
            <text:p>32.368</text:p>
          </table:table-cell>
          <table:table-cell office:value-type="float" office:value="34.458">
            <text:p>34.458</text:p>
          </table:table-cell>
          <table:table-cell office:value-type="float" office:value="34.872">
            <text:p>34.872</text:p>
          </table:table-cell>
          <table:table-cell office:value-type="float" office:value="36.29">
            <text:p>36.29</text:p>
          </table:table-cell>
          <table:table-cell office:value-type="float" office:value="37.598">
            <text:p>37.598</text:p>
          </table:table-cell>
          <table:table-cell office:value-type="float" office:value="39.754">
            <text:p>39.754</text:p>
          </table:table-cell>
          <table:table-cell office:value-type="float" office:value="40.462">
            <text:p>40.462</text:p>
          </table:table-cell>
          <table:table-cell office:value-type="float" office:value="41.922">
            <text:p>41.922</text:p>
          </table:table-cell>
          <table:table-cell office:value-type="float" office:value="42.744">
            <text:p>42.744</text:p>
          </table:table-cell>
          <table:table-cell office:value-type="float" office:value="44.772">
            <text:p>44.772</text:p>
          </table:table-cell>
          <table:table-cell office:value-type="float" office:value="47.626">
            <text:p>47.626</text:p>
          </table:table-cell>
          <table:table-cell office:value-type="float" office:value="47.196">
            <text:p>47.196</text:p>
          </table:table-cell>
          <table:table-cell office:value-type="float" office:value="51.106">
            <text:p>51.106</text:p>
          </table:table-cell>
          <table:table-cell office:value-type="float" office:value="54.15">
            <text:p>54.15</text:p>
          </table:table-cell>
          <table:table-cell office:value-type="float" office:value="56.754">
            <text:p>56.754</text:p>
          </table:table-cell>
          <table:table-cell office:value-type="float" office:value="64.102">
            <text:p>64.102</text:p>
          </table:table-cell>
          <table:table-cell office:value-type="float" office:value="67.578">
            <text:p>67.578</text:p>
          </table:table-cell>
          <table:table-cell office:value-type="float" office:value="71.916">
            <text:p>71.916</text:p>
          </table:table-cell>
          <table:table-cell office:value-type="float" office:value="74.226">
            <text:p>74.226</text:p>
          </table:table-cell>
          <table:table-cell office:value-type="float" office:value="75.01">
            <text:p>75.01</text:p>
          </table:table-cell>
          <table:table-cell office:value-type="float" office:value="83.39">
            <text:p>83.39</text:p>
          </table:table-cell>
          <table:table-cell office:value-type="float" office:value="87.636">
            <text:p>87.636</text:p>
          </table:table-cell>
          <table:table-cell office:value-type="float" office:value="89.448">
            <text:p>89.448</text:p>
          </table:table-cell>
          <table:table-cell office:value-type="float" office:value="90.886">
            <text:p>90.886</text:p>
          </table:table-cell>
          <table:table-cell office:value-type="float" office:value="96.906">
            <text:p>96.906</text:p>
          </table:table-cell>
          <table:table-cell office:value-type="float" office:value="95.224">
            <text:p>95.224</text:p>
          </table:table-cell>
          <table:table-cell office:value-type="float" office:value="93.89">
            <text:p>93.89</text:p>
          </table:table-cell>
          <table:table-cell office:value-type="float" office:value="93.724">
            <text:p>93.724</text:p>
          </table:table-cell>
          <table:table-cell office:value-type="float" office:value="96.914">
            <text:p>96.914</text:p>
          </table:table-cell>
          <table:table-cell office:value-type="float" office:value="97.874">
            <text:p>97.874</text:p>
          </table:table-cell>
          <table:table-cell office:value-type="float" office:value="101.478">
            <text:p>101.478</text:p>
          </table:table-cell>
          <table:table-cell office:value-type="float" office:value="111.568">
            <text:p>111.568</text:p>
          </table:table-cell>
          <table:table-cell office:value-type="float" office:value="112.67">
            <text:p>112.67</text:p>
          </table:table-cell>
          <table:table-cell office:value-type="float" office:value="117.842">
            <text:p>117.842</text:p>
          </table:table-cell>
          <table:table-cell office:value-type="float" office:value="121.438">
            <text:p>121.438</text:p>
          </table:table-cell>
          <table:table-cell office:value-type="float" office:value="126.43">
            <text:p>126.43</text:p>
          </table:table-cell>
          <table:table-cell office:value-type="float" office:value="132.642">
            <text:p>132.642</text:p>
          </table:table-cell>
          <table:table-cell office:value-type="float" office:value="137.48">
            <text:p>137.4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5" office:value-type="float" office:value="0.6875">
            <text:p>0.6875</text:p>
          </table:table-cell>
          <table:table-cell table:number-columns-repeated="7" office:value-type="float" office:value="0.75">
            <text:p>0.75</text:p>
          </table:table-cell>
          <table:table-cell table:number-columns-repeated="27"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26.882">
            <text:p>26.882</text:p>
          </table:table-cell>
          <table:table-cell office:value-type="float" office:value="26.808">
            <text:p>26.808</text:p>
          </table:table-cell>
          <table:table-cell office:value-type="float" office:value="26.83">
            <text:p>26.83</text:p>
          </table:table-cell>
          <table:table-cell office:value-type="float" office:value="27.67">
            <text:p>27.67</text:p>
          </table:table-cell>
          <table:table-cell office:value-type="float" office:value="27.018">
            <text:p>27.018</text:p>
          </table:table-cell>
          <table:table-cell office:value-type="float" office:value="27.682">
            <text:p>27.682</text:p>
          </table:table-cell>
          <table:table-cell office:value-type="float" office:value="26.91">
            <text:p>26.91</text:p>
          </table:table-cell>
          <table:table-cell office:value-type="float" office:value="27.37">
            <text:p>27.37</text:p>
          </table:table-cell>
          <table:table-cell office:value-type="float" office:value="26.704">
            <text:p>26.704</text:p>
          </table:table-cell>
          <table:table-cell office:value-type="float" office:value="28.268">
            <text:p>28.268</text:p>
          </table:table-cell>
          <table:table-cell office:value-type="float" office:value="28.116">
            <text:p>28.116</text:p>
          </table:table-cell>
          <table:table-cell office:value-type="float" office:value="27.188">
            <text:p>27.188</text:p>
          </table:table-cell>
          <table:table-cell office:value-type="float" office:value="28.228">
            <text:p>28.228</text:p>
          </table:table-cell>
          <table:table-cell office:value-type="float" office:value="27.442">
            <text:p>27.442</text:p>
          </table:table-cell>
          <table:table-cell office:value-type="float" office:value="27.418">
            <text:p>27.418</text:p>
          </table:table-cell>
          <table:table-cell office:value-type="float" office:value="26.844">
            <text:p>26.844</text:p>
          </table:table-cell>
          <table:table-cell office:value-type="float" office:value="27.796">
            <text:p>27.796</text:p>
          </table:table-cell>
          <table:table-cell office:value-type="float" office:value="28.788">
            <text:p>28.788</text:p>
          </table:table-cell>
          <table:table-cell office:value-type="float" office:value="28.092">
            <text:p>28.092</text:p>
          </table:table-cell>
          <table:table-cell office:value-type="float" office:value="28.624">
            <text:p>28.624</text:p>
          </table:table-cell>
          <table:table-cell office:value-type="float" office:value="29.642">
            <text:p>29.642</text:p>
          </table:table-cell>
          <table:table-cell office:value-type="float" office:value="32.322">
            <text:p>32.322</text:p>
          </table:table-cell>
          <table:table-cell office:value-type="float" office:value="33.184">
            <text:p>33.184</text:p>
          </table:table-cell>
          <table:table-cell office:value-type="float" office:value="34.774">
            <text:p>34.774</text:p>
          </table:table-cell>
          <table:table-cell office:value-type="float" office:value="37.01">
            <text:p>37.01</text:p>
          </table:table-cell>
          <table:table-cell office:value-type="float" office:value="36.152">
            <text:p>36.152</text:p>
          </table:table-cell>
          <table:table-cell office:value-type="float" office:value="36.64">
            <text:p>36.64</text:p>
          </table:table-cell>
          <table:table-cell office:value-type="float" office:value="39.782">
            <text:p>39.782</text:p>
          </table:table-cell>
          <table:table-cell office:value-type="float" office:value="42.552">
            <text:p>42.552</text:p>
          </table:table-cell>
          <table:table-cell office:value-type="float" office:value="43.542">
            <text:p>43.542</text:p>
          </table:table-cell>
          <table:table-cell office:value-type="float" office:value="47.24">
            <text:p>47.24</text:p>
          </table:table-cell>
          <table:table-cell office:value-type="float" office:value="49.668">
            <text:p>49.668</text:p>
          </table:table-cell>
          <table:table-cell office:value-type="float" office:value="49.24">
            <text:p>49.24</text:p>
          </table:table-cell>
          <table:table-cell office:value-type="float" office:value="50.712">
            <text:p>50.712</text:p>
          </table:table-cell>
          <table:table-cell office:value-type="float" office:value="53.438">
            <text:p>53.438</text:p>
          </table:table-cell>
          <table:table-cell office:value-type="float" office:value="52.542">
            <text:p>52.542</text:p>
          </table:table-cell>
          <table:table-cell office:value-type="float" office:value="55.652">
            <text:p>55.652</text:p>
          </table:table-cell>
          <table:table-cell office:value-type="float" office:value="57.178">
            <text:p>57.178</text:p>
          </table:table-cell>
          <table:table-cell office:value-type="float" office:value="57.936">
            <text:p>57.936</text:p>
          </table:table-cell>
          <table:table-cell office:value-type="float" office:value="60.658">
            <text:p>60.658</text:p>
          </table:table-cell>
          <table:table-cell office:value-type="float" office:value="63.764">
            <text:p>63.764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6" office:value-type="float" office:value="0.6875">
            <text:p>0.6875</text:p>
          </table:table-cell>
          <table:table-cell table:number-columns-repeated="7" office:value-type="float" office:value="0.75">
            <text:p>0.75</text:p>
          </table:table-cell>
          <table:table-cell table:number-columns-repeated="20" office:value-type="float" office:value="0.8125">
            <text:p>0.8125</text:p>
          </table:table-cell>
          <table:table-cell table:number-columns-repeated="18" office:value-type="float" office:value="0.875">
            <text:p>0.875</text:p>
          </table:table-cell>
          <table:table-cell/>
          <table:table-cell office:value-type="float" office:value="30">
            <text:p>30</text:p>
          </table:table-cell>
          <table:table-cell office:value-type="float" office:value="22.132">
            <text:p>22.132</text:p>
          </table:table-cell>
          <table:table-cell office:value-type="float" office:value="22.22">
            <text:p>22.22</text:p>
          </table:table-cell>
          <table:table-cell office:value-type="float" office:value="23.168">
            <text:p>23.168</text:p>
          </table:table-cell>
          <table:table-cell office:value-type="float" office:value="22.932">
            <text:p>22.932</text:p>
          </table:table-cell>
          <table:table-cell office:value-type="float" office:value="23.166">
            <text:p>23.166</text:p>
          </table:table-cell>
          <table:table-cell office:value-type="float" office:value="22.574">
            <text:p>22.574</text:p>
          </table:table-cell>
          <table:table-cell office:value-type="float" office:value="23.156">
            <text:p>23.156</text:p>
          </table:table-cell>
          <table:table-cell office:value-type="float" office:value="23.426">
            <text:p>23.426</text:p>
          </table:table-cell>
          <table:table-cell office:value-type="float" office:value="24.3">
            <text:p>24.3</text:p>
          </table:table-cell>
          <table:table-cell office:value-type="float" office:value="24.776">
            <text:p>24.776</text:p>
          </table:table-cell>
          <table:table-cell office:value-type="float" office:value="24.884">
            <text:p>24.884</text:p>
          </table:table-cell>
          <table:table-cell office:value-type="float" office:value="25.222">
            <text:p>25.222</text:p>
          </table:table-cell>
          <table:table-cell office:value-type="float" office:value="24.73">
            <text:p>24.73</text:p>
          </table:table-cell>
          <table:table-cell office:value-type="float" office:value="25.14">
            <text:p>25.14</text:p>
          </table:table-cell>
          <table:table-cell office:value-type="float" office:value="25.846">
            <text:p>25.846</text:p>
          </table:table-cell>
          <table:table-cell office:value-type="float" office:value="25.002">
            <text:p>25.002</text:p>
          </table:table-cell>
          <table:table-cell office:value-type="float" office:value="24.696">
            <text:p>24.696</text:p>
          </table:table-cell>
          <table:table-cell office:value-type="float" office:value="25.672">
            <text:p>25.672</text:p>
          </table:table-cell>
          <table:table-cell office:value-type="float" office:value="27.948">
            <text:p>27.948</text:p>
          </table:table-cell>
          <table:table-cell office:value-type="float" office:value="28.508">
            <text:p>28.508</text:p>
          </table:table-cell>
          <table:table-cell office:value-type="float" office:value="27.892">
            <text:p>27.892</text:p>
          </table:table-cell>
          <table:table-cell office:value-type="float" office:value="28.482">
            <text:p>28.482</text:p>
          </table:table-cell>
          <table:table-cell office:value-type="float" office:value="29.542">
            <text:p>29.542</text:p>
          </table:table-cell>
          <table:table-cell office:value-type="float" office:value="31.754">
            <text:p>31.754</text:p>
          </table:table-cell>
          <table:table-cell office:value-type="float" office:value="31.804">
            <text:p>31.804</text:p>
          </table:table-cell>
          <table:table-cell office:value-type="float" office:value="32.338">
            <text:p>32.338</text:p>
          </table:table-cell>
          <table:table-cell office:value-type="float" office:value="33.932">
            <text:p>33.932</text:p>
          </table:table-cell>
          <table:table-cell office:value-type="float" office:value="34.382">
            <text:p>34.382</text:p>
          </table:table-cell>
          <table:table-cell office:value-type="float" office:value="34.86">
            <text:p>34.86</text:p>
          </table:table-cell>
          <table:table-cell office:value-type="float" office:value="34.444">
            <text:p>34.444</text:p>
          </table:table-cell>
          <table:table-cell office:value-type="float" office:value="37.244">
            <text:p>37.244</text:p>
          </table:table-cell>
          <table:table-cell office:value-type="float" office:value="38.35">
            <text:p>38.35</text:p>
          </table:table-cell>
          <table:table-cell office:value-type="float" office:value="38.532">
            <text:p>38.532</text:p>
          </table:table-cell>
          <table:table-cell office:value-type="float" office:value="39.234">
            <text:p>39.234</text:p>
          </table:table-cell>
          <table:table-cell office:value-type="float" office:value="39.636">
            <text:p>39.636</text:p>
          </table:table-cell>
          <table:table-cell office:value-type="float" office:value="42.008">
            <text:p>42.008</text:p>
          </table:table-cell>
          <table:table-cell office:value-type="float" office:value="44.22">
            <text:p>44.22</text:p>
          </table:table-cell>
          <table:table-cell office:value-type="float" office:value="45.834">
            <text:p>45.834</text:p>
          </table:table-cell>
          <table:table-cell office:value-type="float" office:value="49.408">
            <text:p>49.408</text:p>
          </table:table-cell>
          <table:table-cell office:value-type="float" office:value="52.502">
            <text:p>52.502</text:p>
          </table:table-cell>
          <table:table-cell office:value-type="float" office:value="54.5">
            <text:p>54.5</text:p>
          </table:table-cell>
          <table:table-cell office:value-type="float" office:value="54.012">
            <text:p>54.012</text:p>
          </table:table-cell>
          <table:table-cell office:value-type="float" office:value="54.652">
            <text:p>54.652</text:p>
          </table:table-cell>
          <table:table-cell office:value-type="float" office:value="55.36">
            <text:p>55.36</text:p>
          </table:table-cell>
          <table:table-cell office:value-type="float" office:value="58.91">
            <text:p>58.91</text:p>
          </table:table-cell>
          <table:table-cell office:value-type="float" office:value="60.342">
            <text:p>60.342</text:p>
          </table:table-cell>
          <table:table-cell office:value-type="float" office:value="62.77">
            <text:p>62.77</text:p>
          </table:table-cell>
          <table:table-cell office:value-type="float" office:value="64.472">
            <text:p>64.472</text:p>
          </table:table-cell>
          <table:table-cell office:value-type="float" office:value="68.36">
            <text:p>68.36</text:p>
          </table:table-cell>
          <table:table-cell office:value-type="float" office:value="67.928">
            <text:p>67.928</text:p>
          </table:table-cell>
          <table:table-cell office:value-type="float" office:value="68.894">
            <text:p>68.89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0.6875">
            <text:p>0.6875</text:p>
          </table:table-cell>
          <table:table-cell table:number-columns-repeated="47" office:value-type="float" office:value="0.875">
            <text:p>0.875</text:p>
          </table:table-cell>
          <table:table-cell/>
          <table:table-cell office:value-type="float" office:value="31">
            <text:p>31</text:p>
          </table:table-cell>
          <table:table-cell office:value-type="float" office:value="29.888">
            <text:p>29.888</text:p>
          </table:table-cell>
          <table:table-cell office:value-type="float" office:value="30.548">
            <text:p>30.548</text:p>
          </table:table-cell>
          <table:table-cell office:value-type="float" office:value="31.026">
            <text:p>31.026</text:p>
          </table:table-cell>
          <table:table-cell office:value-type="float" office:value="30.166">
            <text:p>30.166</text:p>
          </table:table-cell>
          <table:table-cell office:value-type="float" office:value="29.878">
            <text:p>29.878</text:p>
          </table:table-cell>
          <table:table-cell office:value-type="float" office:value="30.894">
            <text:p>30.894</text:p>
          </table:table-cell>
          <table:table-cell office:value-type="float" office:value="31.992">
            <text:p>31.992</text:p>
          </table:table-cell>
          <table:table-cell office:value-type="float" office:value="30.986">
            <text:p>30.986</text:p>
          </table:table-cell>
          <table:table-cell office:value-type="float" office:value="31.01">
            <text:p>31.01</text:p>
          </table:table-cell>
          <table:table-cell office:value-type="float" office:value="30.926">
            <text:p>30.926</text:p>
          </table:table-cell>
          <table:table-cell office:value-type="float" office:value="30.834">
            <text:p>30.834</text:p>
          </table:table-cell>
          <table:table-cell office:value-type="float" office:value="32.154">
            <text:p>32.154</text:p>
          </table:table-cell>
          <table:table-cell office:value-type="float" office:value="34.902">
            <text:p>34.902</text:p>
          </table:table-cell>
          <table:table-cell office:value-type="float" office:value="33.408">
            <text:p>33.408</text:p>
          </table:table-cell>
          <table:table-cell office:value-type="float" office:value="33.238">
            <text:p>33.238</text:p>
          </table:table-cell>
          <table:table-cell office:value-type="float" office:value="33.62">
            <text:p>33.62</text:p>
          </table:table-cell>
          <table:table-cell office:value-type="float" office:value="35.486">
            <text:p>35.486</text:p>
          </table:table-cell>
          <table:table-cell office:value-type="float" office:value="38.266">
            <text:p>38.266</text:p>
          </table:table-cell>
          <table:table-cell office:value-type="float" office:value="39.748">
            <text:p>39.748</text:p>
          </table:table-cell>
          <table:table-cell office:value-type="float" office:value="39.664">
            <text:p>39.664</text:p>
          </table:table-cell>
          <table:table-cell office:value-type="float" office:value="42.32">
            <text:p>42.32</text:p>
          </table:table-cell>
          <table:table-cell office:value-type="float" office:value="41.15">
            <text:p>41.15</text:p>
          </table:table-cell>
          <table:table-cell office:value-type="float" office:value="43.406">
            <text:p>43.406</text:p>
          </table:table-cell>
          <table:table-cell office:value-type="float" office:value="45.898">
            <text:p>45.898</text:p>
          </table:table-cell>
          <table:table-cell office:value-type="float" office:value="46.836">
            <text:p>46.836</text:p>
          </table:table-cell>
          <table:table-cell office:value-type="float" office:value="47.154">
            <text:p>47.154</text:p>
          </table:table-cell>
          <table:table-cell office:value-type="float" office:value="47.496">
            <text:p>47.496</text:p>
          </table:table-cell>
          <table:table-cell office:value-type="float" office:value="48.156">
            <text:p>48.156</text:p>
          </table:table-cell>
          <table:table-cell office:value-type="float" office:value="46.978">
            <text:p>46.978</text:p>
          </table:table-cell>
          <table:table-cell office:value-type="float" office:value="48.102">
            <text:p>48.102</text:p>
          </table:table-cell>
          <table:table-cell office:value-type="float" office:value="49.332">
            <text:p>49.332</text:p>
          </table:table-cell>
          <table:table-cell office:value-type="float" office:value="52.722">
            <text:p>52.722</text:p>
          </table:table-cell>
          <table:table-cell office:value-type="float" office:value="52.492">
            <text:p>52.492</text:p>
          </table:table-cell>
          <table:table-cell office:value-type="float" office:value="55.912">
            <text:p>55.912</text:p>
          </table:table-cell>
          <table:table-cell office:value-type="float" office:value="56.034">
            <text:p>56.034</text:p>
          </table:table-cell>
          <table:table-cell office:value-type="float" office:value="60.81">
            <text:p>60.81</text:p>
          </table:table-cell>
          <table:table-cell office:value-type="float" office:value="64.906">
            <text:p>64.906</text:p>
          </table:table-cell>
          <table:table-cell office:value-type="float" office:value="71.996">
            <text:p>71.996</text:p>
          </table:table-cell>
          <table:table-cell office:value-type="float" office:value="75.304">
            <text:p>75.304</text:p>
          </table:table-cell>
          <table:table-cell office:value-type="float" office:value="74.982">
            <text:p>74.982</text:p>
          </table:table-cell>
          <table:table-cell office:value-type="float" office:value="75.388">
            <text:p>75.388</text:p>
          </table:table-cell>
          <table:table-cell office:value-type="float" office:value="71.066">
            <text:p>71.066</text:p>
          </table:table-cell>
          <table:table-cell office:value-type="float" office:value="72.554">
            <text:p>72.554</text:p>
          </table:table-cell>
          <table:table-cell office:value-type="float" office:value="72.094">
            <text:p>72.094</text:p>
          </table:table-cell>
          <table:table-cell office:value-type="float" office:value="78.054">
            <text:p>78.054</text:p>
          </table:table-cell>
          <table:table-cell office:value-type="float" office:value="82.392">
            <text:p>82.392</text:p>
          </table:table-cell>
          <table:table-cell office:value-type="float" office:value="82.92">
            <text:p>82.92</text:p>
          </table:table-cell>
          <table:table-cell office:value-type="float" office:value="88.764">
            <text:p>88.764</text:p>
          </table:table-cell>
          <table:table-cell office:value-type="float" office:value="92.75">
            <text:p>92.75</text:p>
          </table:table-cell>
          <table:table-cell office:value-type="float" office:value="95.528">
            <text:p>95.528</text:p>
          </table:table-cell>
          <table:table-cell office:value-type="float" office:value="101.882">
            <text:p>101.8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4" office:value-type="float" office:value="0.75">
            <text:p>0.75</text:p>
          </table:table-cell>
          <table:table-cell table:number-columns-repeated="23" office:value-type="float" office:value="0.8125">
            <text:p>0.8125</text:p>
          </table:table-cell>
          <table:table-cell table:number-columns-repeated="24" office:value-type="float" office:value="0.875">
            <text:p>0.875</text:p>
          </table:table-cell>
          <table:table-cell/>
          <table:table-cell office:value-type="float" office:value="32">
            <text:p>32</text:p>
          </table:table-cell>
          <table:table-cell office:value-type="float" office:value="22.628">
            <text:p>22.628</text:p>
          </table:table-cell>
          <table:table-cell office:value-type="float" office:value="22.368">
            <text:p>22.368</text:p>
          </table:table-cell>
          <table:table-cell office:value-type="float" office:value="22.366">
            <text:p>22.366</text:p>
          </table:table-cell>
          <table:table-cell office:value-type="float" office:value="23.55">
            <text:p>23.55</text:p>
          </table:table-cell>
          <table:table-cell office:value-type="float" office:value="23.9">
            <text:p>23.9</text:p>
          </table:table-cell>
          <table:table-cell office:value-type="float" office:value="24.53">
            <text:p>24.53</text:p>
          </table:table-cell>
          <table:table-cell office:value-type="float" office:value="25.742">
            <text:p>25.742</text:p>
          </table:table-cell>
          <table:table-cell office:value-type="float" office:value="25.578">
            <text:p>25.578</text:p>
          </table:table-cell>
          <table:table-cell office:value-type="float" office:value="25.098">
            <text:p>25.098</text:p>
          </table:table-cell>
          <table:table-cell office:value-type="float" office:value="23.872">
            <text:p>23.872</text:p>
          </table:table-cell>
          <table:table-cell office:value-type="float" office:value="24.216">
            <text:p>24.216</text:p>
          </table:table-cell>
          <table:table-cell office:value-type="float" office:value="25.38">
            <text:p>25.38</text:p>
          </table:table-cell>
          <table:table-cell office:value-type="float" office:value="25.91">
            <text:p>25.91</text:p>
          </table:table-cell>
          <table:table-cell office:value-type="float" office:value="25.214">
            <text:p>25.214</text:p>
          </table:table-cell>
          <table:table-cell office:value-type="float" office:value="25.99">
            <text:p>25.99</text:p>
          </table:table-cell>
          <table:table-cell office:value-type="float" office:value="26.126">
            <text:p>26.126</text:p>
          </table:table-cell>
          <table:table-cell office:value-type="float" office:value="25.79">
            <text:p>25.79</text:p>
          </table:table-cell>
          <table:table-cell office:value-type="float" office:value="25.434">
            <text:p>25.434</text:p>
          </table:table-cell>
          <table:table-cell office:value-type="float" office:value="26.63">
            <text:p>26.63</text:p>
          </table:table-cell>
          <table:table-cell office:value-type="float" office:value="27.104">
            <text:p>27.104</text:p>
          </table:table-cell>
          <table:table-cell office:value-type="float" office:value="28.966">
            <text:p>28.966</text:p>
          </table:table-cell>
          <table:table-cell office:value-type="float" office:value="31.112">
            <text:p>31.112</text:p>
          </table:table-cell>
          <table:table-cell office:value-type="float" office:value="32.446">
            <text:p>32.446</text:p>
          </table:table-cell>
          <table:table-cell office:value-type="float" office:value="33.058">
            <text:p>33.058</text:p>
          </table:table-cell>
          <table:table-cell office:value-type="float" office:value="33.772">
            <text:p>33.772</text:p>
          </table:table-cell>
          <table:table-cell office:value-type="float" office:value="34.524">
            <text:p>34.524</text:p>
          </table:table-cell>
          <table:table-cell office:value-type="float" office:value="39.812">
            <text:p>39.812</text:p>
          </table:table-cell>
          <table:table-cell office:value-type="float" office:value="42.666">
            <text:p>42.666</text:p>
          </table:table-cell>
          <table:table-cell office:value-type="float" office:value="41.992">
            <text:p>41.992</text:p>
          </table:table-cell>
          <table:table-cell office:value-type="float" office:value="42.986">
            <text:p>42.986</text:p>
          </table:table-cell>
          <table:table-cell office:value-type="float" office:value="44.232">
            <text:p>44.232</text:p>
          </table:table-cell>
          <table:table-cell office:value-type="float" office:value="43.592">
            <text:p>43.592</text:p>
          </table:table-cell>
          <table:table-cell office:value-type="float" office:value="45.574">
            <text:p>45.574</text:p>
          </table:table-cell>
          <table:table-cell office:value-type="float" office:value="47.008">
            <text:p>47.008</text:p>
          </table:table-cell>
          <table:table-cell office:value-type="float" office:value="46.726">
            <text:p>46.726</text:p>
          </table:table-cell>
          <table:table-cell office:value-type="float" office:value="45.862">
            <text:p>45.862</text:p>
          </table:table-cell>
          <table:table-cell office:value-type="float" office:value="46.582">
            <text:p>46.582</text:p>
          </table:table-cell>
          <table:table-cell office:value-type="float" office:value="48.388">
            <text:p>48.388</text:p>
          </table:table-cell>
          <table:table-cell office:value-type="float" office:value="48.002">
            <text:p>48.002</text:p>
          </table:table-cell>
          <table:table-cell office:value-type="float" office:value="46.352">
            <text:p>46.352</text:p>
          </table:table-cell>
          <table:table-cell office:value-type="float" office:value="49.242">
            <text:p>49.242</text:p>
          </table:table-cell>
          <table:table-cell office:value-type="float" office:value="50.824">
            <text:p>50.824</text:p>
          </table:table-cell>
          <table:table-cell office:value-type="float" office:value="51.862">
            <text:p>51.862</text:p>
          </table:table-cell>
          <table:table-cell office:value-type="float" office:value="54">
            <text:p>54</text:p>
          </table:table-cell>
          <table:table-cell office:value-type="float" office:value="56.072">
            <text:p>56.072</text:p>
          </table:table-cell>
          <table:table-cell office:value-type="float" office:value="57.922">
            <text:p>57.922</text:p>
          </table:table-cell>
          <table:table-cell office:value-type="float" office:value="59.866">
            <text:p>59.866</text:p>
          </table:table-cell>
          <table:table-cell office:value-type="float" office:value="59.208">
            <text:p>59.208</text:p>
          </table:table-cell>
          <table:table-cell office:value-type="float" office:value="62.764">
            <text:p>62.764</text:p>
          </table:table-cell>
          <table:table-cell office:value-type="float" office:value="61.114">
            <text:p>61.114</text:p>
          </table:table-cell>
          <table:table-cell office:value-type="float" office:value="65.768">
            <text:p>65.76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45" office:value-type="float" office:value="0.875">
            <text:p>0.875</text:p>
          </table:table-cell>
          <table:table-cell/>
          <table:table-cell office:value-type="float" office:value="33">
            <text:p>33</text:p>
          </table:table-cell>
          <table:table-cell table:number-columns-repeated="2" office:value-type="float" office:value="27.458">
            <text:p>27.458</text:p>
          </table:table-cell>
          <table:table-cell office:value-type="float" office:value="27.268">
            <text:p>27.268</text:p>
          </table:table-cell>
          <table:table-cell office:value-type="float" office:value="26.616">
            <text:p>26.616</text:p>
          </table:table-cell>
          <table:table-cell office:value-type="float" office:value="26.244">
            <text:p>26.244</text:p>
          </table:table-cell>
          <table:table-cell office:value-type="float" office:value="25.884">
            <text:p>25.884</text:p>
          </table:table-cell>
          <table:table-cell office:value-type="float" office:value="25.13">
            <text:p>25.13</text:p>
          </table:table-cell>
          <table:table-cell office:value-type="float" office:value="25.378">
            <text:p>25.378</text:p>
          </table:table-cell>
          <table:table-cell office:value-type="float" office:value="26.538">
            <text:p>26.538</text:p>
          </table:table-cell>
          <table:table-cell office:value-type="float" office:value="26.63">
            <text:p>26.63</text:p>
          </table:table-cell>
          <table:table-cell office:value-type="float" office:value="26.856">
            <text:p>26.856</text:p>
          </table:table-cell>
          <table:table-cell office:value-type="float" office:value="27.722">
            <text:p>27.722</text:p>
          </table:table-cell>
          <table:table-cell office:value-type="float" office:value="27.47">
            <text:p>27.47</text:p>
          </table:table-cell>
          <table:table-cell office:value-type="float" office:value="27.76">
            <text:p>27.76</text:p>
          </table:table-cell>
          <table:table-cell office:value-type="float" office:value="28.838">
            <text:p>28.838</text:p>
          </table:table-cell>
          <table:table-cell office:value-type="float" office:value="30.798">
            <text:p>30.798</text:p>
          </table:table-cell>
          <table:table-cell office:value-type="float" office:value="31.484">
            <text:p>31.484</text:p>
          </table:table-cell>
          <table:table-cell office:value-type="float" office:value="31.694">
            <text:p>31.694</text:p>
          </table:table-cell>
          <table:table-cell office:value-type="float" office:value="32.64">
            <text:p>32.64</text:p>
          </table:table-cell>
          <table:table-cell office:value-type="float" office:value="30.49">
            <text:p>30.49</text:p>
          </table:table-cell>
          <table:table-cell office:value-type="float" office:value="32.032">
            <text:p>32.032</text:p>
          </table:table-cell>
          <table:table-cell office:value-type="float" office:value="33.102">
            <text:p>33.102</text:p>
          </table:table-cell>
          <table:table-cell office:value-type="float" office:value="34.692">
            <text:p>34.692</text:p>
          </table:table-cell>
          <table:table-cell office:value-type="float" office:value="35.638">
            <text:p>35.638</text:p>
          </table:table-cell>
          <table:table-cell office:value-type="float" office:value="37.85">
            <text:p>37.85</text:p>
          </table:table-cell>
          <table:table-cell office:value-type="float" office:value="38.904">
            <text:p>38.904</text:p>
          </table:table-cell>
          <table:table-cell office:value-type="float" office:value="39.7">
            <text:p>39.7</text:p>
          </table:table-cell>
          <table:table-cell office:value-type="float" office:value="41.444">
            <text:p>41.444</text:p>
          </table:table-cell>
          <table:table-cell office:value-type="float" office:value="39.646">
            <text:p>39.646</text:p>
          </table:table-cell>
          <table:table-cell office:value-type="float" office:value="40.182">
            <text:p>40.182</text:p>
          </table:table-cell>
          <table:table-cell office:value-type="float" office:value="41.556">
            <text:p>41.556</text:p>
          </table:table-cell>
          <table:table-cell office:value-type="float" office:value="40.446">
            <text:p>40.446</text:p>
          </table:table-cell>
          <table:table-cell office:value-type="float" office:value="42.396">
            <text:p>42.396</text:p>
          </table:table-cell>
          <table:table-cell office:value-type="float" office:value="45.21">
            <text:p>45.21</text:p>
          </table:table-cell>
          <table:table-cell office:value-type="float" office:value="46.062">
            <text:p>46.062</text:p>
          </table:table-cell>
          <table:table-cell office:value-type="float" office:value="45.862">
            <text:p>45.862</text:p>
          </table:table-cell>
          <table:table-cell office:value-type="float" office:value="46.664">
            <text:p>46.664</text:p>
          </table:table-cell>
          <table:table-cell office:value-type="float" office:value="48.762">
            <text:p>48.762</text:p>
          </table:table-cell>
          <table:table-cell office:value-type="float" office:value="49.466">
            <text:p>49.466</text:p>
          </table:table-cell>
          <table:table-cell office:value-type="float" office:value="53.408">
            <text:p>53.408</text:p>
          </table:table-cell>
          <table:table-cell office:value-type="float" office:value="53.732">
            <text:p>53.732</text:p>
          </table:table-cell>
          <table:table-cell office:value-type="float" office:value="53.566">
            <text:p>53.566</text:p>
          </table:table-cell>
          <table:table-cell office:value-type="float" office:value="57.164">
            <text:p>57.164</text:p>
          </table:table-cell>
          <table:table-cell office:value-type="float" office:value="62.23">
            <text:p>62.23</text:p>
          </table:table-cell>
          <table:table-cell office:value-type="float" office:value="63.758">
            <text:p>63.758</text:p>
          </table:table-cell>
          <table:table-cell office:value-type="float" office:value="66.608">
            <text:p>66.608</text:p>
          </table:table-cell>
          <table:table-cell office:value-type="float" office:value="67.51">
            <text:p>67.51</text:p>
          </table:table-cell>
          <table:table-cell office:value-type="float" office:value="69.69">
            <text:p>69.69</text:p>
          </table:table-cell>
          <table:table-cell office:value-type="float" office:value="73.358">
            <text:p>73.358</text:p>
          </table:table-cell>
          <table:table-cell office:value-type="float" office:value="74.592">
            <text:p>74.592</text:p>
          </table:table-cell>
          <table:table-cell office:value-type="float" office:value="75.384">
            <text:p>75.3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11" office:value-type="float" office:value="0.6875">
            <text:p>0.6875</text:p>
          </table:table-cell>
          <table:table-cell table:number-columns-repeated="3" office:value-type="float" office:value="0.75">
            <text:p>0.75</text:p>
          </table:table-cell>
          <table:table-cell table:number-columns-repeated="4" office:value-type="float" office:value="0.9375">
            <text:p>0.9375</text:p>
          </table:table-cell>
          <table:table-cell table:number-columns-repeated="33"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 office:value-type="float" office:value="26.518">
            <text:p>26.518</text:p>
          </table:table-cell>
          <table:table-cell office:value-type="float" office:value="27.074">
            <text:p>27.074</text:p>
          </table:table-cell>
          <table:table-cell office:value-type="float" office:value="27.24">
            <text:p>27.24</text:p>
          </table:table-cell>
          <table:table-cell office:value-type="float" office:value="26.422">
            <text:p>26.422</text:p>
          </table:table-cell>
          <table:table-cell office:value-type="float" office:value="25.67">
            <text:p>25.67</text:p>
          </table:table-cell>
          <table:table-cell office:value-type="float" office:value="25.46">
            <text:p>25.46</text:p>
          </table:table-cell>
          <table:table-cell office:value-type="float" office:value="26.39">
            <text:p>26.39</text:p>
          </table:table-cell>
          <table:table-cell office:value-type="float" office:value="28.108">
            <text:p>28.108</text:p>
          </table:table-cell>
          <table:table-cell office:value-type="float" office:value="28.566">
            <text:p>28.566</text:p>
          </table:table-cell>
          <table:table-cell office:value-type="float" office:value="31.4">
            <text:p>31.4</text:p>
          </table:table-cell>
          <table:table-cell office:value-type="float" office:value="31.242">
            <text:p>31.242</text:p>
          </table:table-cell>
          <table:table-cell office:value-type="float" office:value="32.628">
            <text:p>32.628</text:p>
          </table:table-cell>
          <table:table-cell office:value-type="float" office:value="33.248">
            <text:p>33.248</text:p>
          </table:table-cell>
          <table:table-cell office:value-type="float" office:value="33.188">
            <text:p>33.188</text:p>
          </table:table-cell>
          <table:table-cell office:value-type="float" office:value="34.544">
            <text:p>34.544</text:p>
          </table:table-cell>
          <table:table-cell office:value-type="float" office:value="34.96">
            <text:p>34.96</text:p>
          </table:table-cell>
          <table:table-cell office:value-type="float" office:value="33.584">
            <text:p>33.584</text:p>
          </table:table-cell>
          <table:table-cell office:value-type="float" office:value="36.184">
            <text:p>36.184</text:p>
          </table:table-cell>
          <table:table-cell office:value-type="float" office:value="38.524">
            <text:p>38.524</text:p>
          </table:table-cell>
          <table:table-cell table:number-columns-repeated="32"/>
        </table:table-row>
        <table:table-row table:style-name="ro1">
          <table:table-cell office:value-type="float" office:value="35">
            <text:p>35</text:p>
          </table:table-cell>
          <table:table-cell table:number-columns-repeated="7" office:value-type="float" office:value="0.6875">
            <text:p>0.6875</text:p>
          </table:table-cell>
          <table:table-cell table:number-columns-repeated="3" office:value-type="float" office:value="0.8125">
            <text:p>0.8125</text:p>
          </table:table-cell>
          <table:table-cell table:number-columns-repeated="41" office:value-type="float" office:value="0.875">
            <text:p>0.875</text:p>
          </table:table-cell>
          <table:table-cell/>
          <table:table-cell office:value-type="float" office:value="35">
            <text:p>35</text:p>
          </table:table-cell>
          <table:table-cell office:value-type="float" office:value="25.734">
            <text:p>25.734</text:p>
          </table:table-cell>
          <table:table-cell office:value-type="float" office:value="26.292">
            <text:p>26.292</text:p>
          </table:table-cell>
          <table:table-cell office:value-type="float" office:value="26.04">
            <text:p>26.04</text:p>
          </table:table-cell>
          <table:table-cell office:value-type="float" office:value="25.374">
            <text:p>25.374</text:p>
          </table:table-cell>
          <table:table-cell office:value-type="float" office:value="25.08">
            <text:p>25.08</text:p>
          </table:table-cell>
          <table:table-cell office:value-type="float" office:value="25.03">
            <text:p>25.03</text:p>
          </table:table-cell>
          <table:table-cell office:value-type="float" office:value="26.458">
            <text:p>26.458</text:p>
          </table:table-cell>
          <table:table-cell office:value-type="float" office:value="27.034">
            <text:p>27.034</text:p>
          </table:table-cell>
          <table:table-cell office:value-type="float" office:value="27.06">
            <text:p>27.06</text:p>
          </table:table-cell>
          <table:table-cell office:value-type="float" office:value="26.506">
            <text:p>26.506</text:p>
          </table:table-cell>
          <table:table-cell office:value-type="float" office:value="27.668">
            <text:p>27.668</text:p>
          </table:table-cell>
          <table:table-cell office:value-type="float" office:value="27.41">
            <text:p>27.41</text:p>
          </table:table-cell>
          <table:table-cell office:value-type="float" office:value="28.52">
            <text:p>28.52</text:p>
          </table:table-cell>
          <table:table-cell office:value-type="float" office:value="28.876">
            <text:p>28.876</text:p>
          </table:table-cell>
          <table:table-cell office:value-type="float" office:value="29.718">
            <text:p>29.718</text:p>
          </table:table-cell>
          <table:table-cell office:value-type="float" office:value="29.016">
            <text:p>29.016</text:p>
          </table:table-cell>
          <table:table-cell office:value-type="float" office:value="28.338">
            <text:p>28.338</text:p>
          </table:table-cell>
          <table:table-cell office:value-type="float" office:value="28.176">
            <text:p>28.176</text:p>
          </table:table-cell>
          <table:table-cell office:value-type="float" office:value="29.812">
            <text:p>29.812</text:p>
          </table:table-cell>
          <table:table-cell office:value-type="float" office:value="29.598">
            <text:p>29.598</text:p>
          </table:table-cell>
          <table:table-cell office:value-type="float" office:value="31.502">
            <text:p>31.502</text:p>
          </table:table-cell>
          <table:table-cell office:value-type="float" office:value="32.7">
            <text:p>32.7</text:p>
          </table:table-cell>
          <table:table-cell office:value-type="float" office:value="33.964">
            <text:p>33.964</text:p>
          </table:table-cell>
          <table:table-cell office:value-type="float" office:value="32.932">
            <text:p>32.932</text:p>
          </table:table-cell>
          <table:table-cell office:value-type="float" office:value="33.866">
            <text:p>33.866</text:p>
          </table:table-cell>
          <table:table-cell office:value-type="float" office:value="34.25">
            <text:p>34.25</text:p>
          </table:table-cell>
          <table:table-cell office:value-type="float" office:value="35.282">
            <text:p>35.282</text:p>
          </table:table-cell>
          <table:table-cell office:value-type="float" office:value="35.084">
            <text:p>35.084</text:p>
          </table:table-cell>
          <table:table-cell office:value-type="float" office:value="36.54">
            <text:p>36.54</text:p>
          </table:table-cell>
          <table:table-cell office:value-type="float" office:value="37.228">
            <text:p>37.228</text:p>
          </table:table-cell>
          <table:table-cell office:value-type="float" office:value="38.7">
            <text:p>38.7</text:p>
          </table:table-cell>
          <table:table-cell office:value-type="float" office:value="41.374">
            <text:p>41.374</text:p>
          </table:table-cell>
          <table:table-cell office:value-type="float" office:value="42.406">
            <text:p>42.406</text:p>
          </table:table-cell>
          <table:table-cell office:value-type="float" office:value="42.22">
            <text:p>42.22</text:p>
          </table:table-cell>
          <table:table-cell office:value-type="float" office:value="40.812">
            <text:p>40.812</text:p>
          </table:table-cell>
          <table:table-cell office:value-type="float" office:value="42.056">
            <text:p>42.056</text:p>
          </table:table-cell>
          <table:table-cell office:value-type="float" office:value="42.802">
            <text:p>42.802</text:p>
          </table:table-cell>
          <table:table-cell office:value-type="float" office:value="43.168">
            <text:p>43.168</text:p>
          </table:table-cell>
          <table:table-cell office:value-type="float" office:value="45.916">
            <text:p>45.916</text:p>
          </table:table-cell>
          <table:table-cell office:value-type="float" office:value="44.842">
            <text:p>44.842</text:p>
          </table:table-cell>
          <table:table-cell office:value-type="float" office:value="43.858">
            <text:p>43.858</text:p>
          </table:table-cell>
          <table:table-cell office:value-type="float" office:value="45.752">
            <text:p>45.752</text:p>
          </table:table-cell>
          <table:table-cell office:value-type="float" office:value="46.45">
            <text:p>46.45</text:p>
          </table:table-cell>
          <table:table-cell office:value-type="float" office:value="50.178">
            <text:p>50.178</text:p>
          </table:table-cell>
          <table:table-cell office:value-type="float" office:value="48.738">
            <text:p>48.738</text:p>
          </table:table-cell>
          <table:table-cell office:value-type="float" office:value="50.502">
            <text:p>50.502</text:p>
          </table:table-cell>
          <table:table-cell office:value-type="float" office:value="48.162">
            <text:p>48.162</text:p>
          </table:table-cell>
          <table:table-cell office:value-type="float" office:value="45.808">
            <text:p>45.808</text:p>
          </table:table-cell>
          <table:table-cell office:value-type="float" office:value="46.09">
            <text:p>46.09</text:p>
          </table:table-cell>
          <table:table-cell office:value-type="float" office:value="46.076">
            <text:p>46.076</text:p>
          </table:table-cell>
          <table:table-cell office:value-type="float" office:value="46.814">
            <text:p>46.8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0" office:value-type="float" office:value="0.875">
            <text:p>0.875</text:p>
          </table:table-cell>
          <table:table-cell table:number-columns-repeated="26" office:value-type="float" office:value="0.9375">
            <text:p>0.9375</text:p>
          </table:table-cell>
          <table:table-cell table:number-columns-repeated="5"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office:value-type="float" office:value="27.99">
            <text:p>27.99</text:p>
          </table:table-cell>
          <table:table-cell office:value-type="float" office:value="28.444">
            <text:p>28.444</text:p>
          </table:table-cell>
          <table:table-cell office:value-type="float" office:value="29.7">
            <text:p>29.7</text:p>
          </table:table-cell>
          <table:table-cell office:value-type="float" office:value="29.642">
            <text:p>29.642</text:p>
          </table:table-cell>
          <table:table-cell office:value-type="float" office:value="29.856">
            <text:p>29.856</text:p>
          </table:table-cell>
          <table:table-cell office:value-type="float" office:value="30.046">
            <text:p>30.046</text:p>
          </table:table-cell>
          <table:table-cell office:value-type="float" office:value="30.14">
            <text:p>30.14</text:p>
          </table:table-cell>
          <table:table-cell office:value-type="float" office:value="31.11">
            <text:p>31.11</text:p>
          </table:table-cell>
          <table:table-cell office:value-type="float" office:value="31.806">
            <text:p>31.806</text:p>
          </table:table-cell>
          <table:table-cell office:value-type="float" office:value="33.57">
            <text:p>33.57</text:p>
          </table:table-cell>
          <table:table-cell office:value-type="float" office:value="32.75">
            <text:p>32.75</text:p>
          </table:table-cell>
          <table:table-cell office:value-type="float" office:value="31.748">
            <text:p>31.748</text:p>
          </table:table-cell>
          <table:table-cell office:value-type="float" office:value="32.944">
            <text:p>32.944</text:p>
          </table:table-cell>
          <table:table-cell office:value-type="float" office:value="33.77">
            <text:p>33.77</text:p>
          </table:table-cell>
          <table:table-cell office:value-type="float" office:value="35.184">
            <text:p>35.184</text:p>
          </table:table-cell>
          <table:table-cell office:value-type="float" office:value="39.12">
            <text:p>39.12</text:p>
          </table:table-cell>
          <table:table-cell office:value-type="float" office:value="38.824">
            <text:p>38.824</text:p>
          </table:table-cell>
          <table:table-cell office:value-type="float" office:value="39.552">
            <text:p>39.552</text:p>
          </table:table-cell>
          <table:table-cell office:value-type="float" office:value="41.332">
            <text:p>41.332</text:p>
          </table:table-cell>
          <table:table-cell office:value-type="float" office:value="42.32">
            <text:p>42.32</text:p>
          </table:table-cell>
          <table:table-cell office:value-type="float" office:value="42.314">
            <text:p>42.314</text:p>
          </table:table-cell>
          <table:table-cell office:value-type="float" office:value="45.098">
            <text:p>45.098</text:p>
          </table:table-cell>
          <table:table-cell office:value-type="float" office:value="48.208">
            <text:p>48.208</text:p>
          </table:table-cell>
          <table:table-cell office:value-type="float" office:value="51.73">
            <text:p>51.73</text:p>
          </table:table-cell>
          <table:table-cell office:value-type="float" office:value="57.856">
            <text:p>57.856</text:p>
          </table:table-cell>
          <table:table-cell office:value-type="float" office:value="61.692">
            <text:p>61.692</text:p>
          </table:table-cell>
          <table:table-cell office:value-type="float" office:value="63.564">
            <text:p>63.564</text:p>
          </table:table-cell>
          <table:table-cell office:value-type="float" office:value="65.038">
            <text:p>65.038</text:p>
          </table:table-cell>
          <table:table-cell office:value-type="float" office:value="68.87">
            <text:p>68.87</text:p>
          </table:table-cell>
          <table:table-cell office:value-type="float" office:value="73.436">
            <text:p>73.436</text:p>
          </table:table-cell>
          <table:table-cell office:value-type="float" office:value="75.586">
            <text:p>75.586</text:p>
          </table:table-cell>
          <table:table-cell office:value-type="float" office:value="77.078">
            <text:p>77.078</text:p>
          </table:table-cell>
          <table:table-cell office:value-type="float" office:value="79.854">
            <text:p>79.854</text:p>
          </table:table-cell>
          <table:table-cell office:value-type="float" office:value="85.956">
            <text:p>85.956</text:p>
          </table:table-cell>
          <table:table-cell office:value-type="float" office:value="90.742">
            <text:p>90.742</text:p>
          </table:table-cell>
          <table:table-cell office:value-type="float" office:value="95.972">
            <text:p>95.972</text:p>
          </table:table-cell>
          <table:table-cell office:value-type="float" office:value="96.41">
            <text:p>96.41</text:p>
          </table:table-cell>
          <table:table-cell office:value-type="float" office:value="99.586">
            <text:p>99.586</text:p>
          </table:table-cell>
          <table:table-cell office:value-type="float" office:value="101.818">
            <text:p>101.818</text:p>
          </table:table-cell>
          <table:table-cell office:value-type="float" office:value="105.106">
            <text:p>105.106</text:p>
          </table:table-cell>
          <table:table-cell office:value-type="float" office:value="105.97">
            <text:p>105.97</text:p>
          </table:table-cell>
          <table:table-cell office:value-type="float" office:value="107.944">
            <text:p>107.944</text:p>
          </table:table-cell>
          <table:table-cell office:value-type="float" office:value="112.834">
            <text:p>112.834</text:p>
          </table:table-cell>
          <table:table-cell office:value-type="float" office:value="116.28">
            <text:p>116.28</text:p>
          </table:table-cell>
          <table:table-cell office:value-type="float" office:value="115.082">
            <text:p>115.082</text:p>
          </table:table-cell>
          <table:table-cell office:value-type="float" office:value="116.876">
            <text:p>116.876</text:p>
          </table:table-cell>
          <table:table-cell office:value-type="float" office:value="123.244">
            <text:p>123.244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10" office:value-type="float" office:value="0.6875">
            <text:p>0.6875</text:p>
          </table:table-cell>
          <table:table-cell table:number-columns-repeated="13" office:value-type="float" office:value="0.75">
            <text:p>0.75</text:p>
          </table:table-cell>
          <table:table-cell table:number-columns-repeated="28" office:value-type="float" office:value="0.8125">
            <text:p>0.8125</text:p>
          </table:table-cell>
          <table:table-cell/>
          <table:table-cell office:value-type="float" office:value="37">
            <text:p>37</text:p>
          </table:table-cell>
          <table:table-cell office:value-type="float" office:value="26.904">
            <text:p>26.904</text:p>
          </table:table-cell>
          <table:table-cell office:value-type="float" office:value="27.064">
            <text:p>27.064</text:p>
          </table:table-cell>
          <table:table-cell office:value-type="float" office:value="27.136">
            <text:p>27.136</text:p>
          </table:table-cell>
          <table:table-cell office:value-type="float" office:value="27.054">
            <text:p>27.054</text:p>
          </table:table-cell>
          <table:table-cell office:value-type="float" office:value="27.676">
            <text:p>27.676</text:p>
          </table:table-cell>
          <table:table-cell office:value-type="float" office:value="28.408">
            <text:p>28.408</text:p>
          </table:table-cell>
          <table:table-cell table:number-columns-repeated="2" office:value-type="float" office:value="27.186">
            <text:p>27.186</text:p>
          </table:table-cell>
          <table:table-cell office:value-type="float" office:value="27.476">
            <text:p>27.476</text:p>
          </table:table-cell>
          <table:table-cell office:value-type="float" office:value="28.56">
            <text:p>28.56</text:p>
          </table:table-cell>
          <table:table-cell office:value-type="float" office:value="28.28">
            <text:p>28.28</text:p>
          </table:table-cell>
          <table:table-cell office:value-type="float" office:value="29.134">
            <text:p>29.134</text:p>
          </table:table-cell>
          <table:table-cell office:value-type="float" office:value="28.37">
            <text:p>28.37</text:p>
          </table:table-cell>
          <table:table-cell office:value-type="float" office:value="29.204">
            <text:p>29.204</text:p>
          </table:table-cell>
          <table:table-cell office:value-type="float" office:value="30.766">
            <text:p>30.766</text:p>
          </table:table-cell>
          <table:table-cell office:value-type="float" office:value="31.698">
            <text:p>31.698</text:p>
          </table:table-cell>
          <table:table-cell office:value-type="float" office:value="30.824">
            <text:p>30.824</text:p>
          </table:table-cell>
          <table:table-cell office:value-type="float" office:value="31.094">
            <text:p>31.094</text:p>
          </table:table-cell>
          <table:table-cell office:value-type="float" office:value="31.026">
            <text:p>31.026</text:p>
          </table:table-cell>
          <table:table-cell office:value-type="float" office:value="31.552">
            <text:p>31.552</text:p>
          </table:table-cell>
          <table:table-cell office:value-type="float" office:value="32.818">
            <text:p>32.818</text:p>
          </table:table-cell>
          <table:table-cell office:value-type="float" office:value="31.922">
            <text:p>31.922</text:p>
          </table:table-cell>
          <table:table-cell office:value-type="float" office:value="32.378">
            <text:p>32.378</text:p>
          </table:table-cell>
          <table:table-cell office:value-type="float" office:value="32.89">
            <text:p>32.89</text:p>
          </table:table-cell>
          <table:table-cell office:value-type="float" office:value="31.778">
            <text:p>31.778</text:p>
          </table:table-cell>
          <table:table-cell office:value-type="float" office:value="31.132">
            <text:p>31.132</text:p>
          </table:table-cell>
          <table:table-cell office:value-type="float" office:value="30.562">
            <text:p>30.562</text:p>
          </table:table-cell>
          <table:table-cell office:value-type="float" office:value="31.11">
            <text:p>31.11</text:p>
          </table:table-cell>
          <table:table-cell office:value-type="float" office:value="33.782">
            <text:p>33.782</text:p>
          </table:table-cell>
          <table:table-cell office:value-type="float" office:value="34.336">
            <text:p>34.336</text:p>
          </table:table-cell>
          <table:table-cell office:value-type="float" office:value="35.922">
            <text:p>35.922</text:p>
          </table:table-cell>
          <table:table-cell office:value-type="float" office:value="37.176">
            <text:p>37.176</text:p>
          </table:table-cell>
          <table:table-cell office:value-type="float" office:value="39.19">
            <text:p>39.19</text:p>
          </table:table-cell>
          <table:table-cell office:value-type="float" office:value="39.26">
            <text:p>39.26</text:p>
          </table:table-cell>
          <table:table-cell office:value-type="float" office:value="41.014">
            <text:p>41.014</text:p>
          </table:table-cell>
          <table:table-cell office:value-type="float" office:value="41.026">
            <text:p>41.026</text:p>
          </table:table-cell>
          <table:table-cell office:value-type="float" office:value="42.36">
            <text:p>42.36</text:p>
          </table:table-cell>
          <table:table-cell office:value-type="float" office:value="42.022">
            <text:p>42.022</text:p>
          </table:table-cell>
          <table:table-cell office:value-type="float" office:value="43.04">
            <text:p>43.04</text:p>
          </table:table-cell>
          <table:table-cell office:value-type="float" office:value="41.04">
            <text:p>41.04</text:p>
          </table:table-cell>
          <table:table-cell office:value-type="float" office:value="40.912">
            <text:p>40.912</text:p>
          </table:table-cell>
          <table:table-cell office:value-type="float" office:value="42.22">
            <text:p>42.22</text:p>
          </table:table-cell>
          <table:table-cell office:value-type="float" office:value="42.108">
            <text:p>42.108</text:p>
          </table:table-cell>
          <table:table-cell office:value-type="float" office:value="44.468">
            <text:p>44.468</text:p>
          </table:table-cell>
          <table:table-cell office:value-type="float" office:value="45.418">
            <text:p>45.418</text:p>
          </table:table-cell>
          <table:table-cell office:value-type="float" office:value="48.578">
            <text:p>48.578</text:p>
          </table:table-cell>
          <table:table-cell office:value-type="float" office:value="50.108">
            <text:p>50.108</text:p>
          </table:table-cell>
          <table:table-cell office:value-type="float" office:value="51.25">
            <text:p>51.25</text:p>
          </table:table-cell>
          <table:table-cell office:value-type="float" office:value="53.298">
            <text:p>53.298</text:p>
          </table:table-cell>
          <table:table-cell office:value-type="float" office:value="57.334">
            <text:p>57.334</text:p>
          </table:table-cell>
          <table:table-cell office:value-type="float" office:value="61.264">
            <text:p>61.26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0.75">
            <text:p>0.75</text:p>
          </table:table-cell>
          <table:table-cell table:number-columns-repeated="16" office:value-type="float" office:value="0.8125">
            <text:p>0.8125</text:p>
          </table:table-cell>
          <table:table-cell table:number-columns-repeated="32" office:value-type="float" office:value="0.875">
            <text:p>0.875</text:p>
          </table:table-cell>
          <table:table-cell/>
          <table:table-cell office:value-type="float" office:value="38">
            <text:p>38</text:p>
          </table:table-cell>
          <table:table-cell office:value-type="float" office:value="27.888">
            <text:p>27.888</text:p>
          </table:table-cell>
          <table:table-cell office:value-type="float" office:value="28.058">
            <text:p>28.058</text:p>
          </table:table-cell>
          <table:table-cell office:value-type="float" office:value="27.314">
            <text:p>27.314</text:p>
          </table:table-cell>
          <table:table-cell office:value-type="float" office:value="28.012">
            <text:p>28.012</text:p>
          </table:table-cell>
          <table:table-cell office:value-type="float" office:value="27.406">
            <text:p>27.406</text:p>
          </table:table-cell>
          <table:table-cell office:value-type="float" office:value="28.548">
            <text:p>28.548</text:p>
          </table:table-cell>
          <table:table-cell office:value-type="float" office:value="28.444">
            <text:p>28.444</text:p>
          </table:table-cell>
          <table:table-cell office:value-type="float" office:value="29.604">
            <text:p>29.604</text:p>
          </table:table-cell>
          <table:table-cell office:value-type="float" office:value="28.494">
            <text:p>28.494</text:p>
          </table:table-cell>
          <table:table-cell office:value-type="float" office:value="29.09">
            <text:p>29.09</text:p>
          </table:table-cell>
          <table:table-cell office:value-type="float" office:value="28.762">
            <text:p>28.762</text:p>
          </table:table-cell>
          <table:table-cell office:value-type="float" office:value="30.292">
            <text:p>30.292</text:p>
          </table:table-cell>
          <table:table-cell office:value-type="float" office:value="31.014">
            <text:p>31.014</text:p>
          </table:table-cell>
          <table:table-cell office:value-type="float" office:value="30.504">
            <text:p>30.504</text:p>
          </table:table-cell>
          <table:table-cell office:value-type="float" office:value="30.316">
            <text:p>30.316</text:p>
          </table:table-cell>
          <table:table-cell office:value-type="float" office:value="31.948">
            <text:p>31.948</text:p>
          </table:table-cell>
          <table:table-cell office:value-type="float" office:value="31.578">
            <text:p>31.578</text:p>
          </table:table-cell>
          <table:table-cell office:value-type="float" office:value="31.952">
            <text:p>31.952</text:p>
          </table:table-cell>
          <table:table-cell office:value-type="float" office:value="33.308">
            <text:p>33.308</text:p>
          </table:table-cell>
          <table:table-cell office:value-type="float" office:value="31.716">
            <text:p>31.716</text:p>
          </table:table-cell>
          <table:table-cell office:value-type="float" office:value="31.786">
            <text:p>31.786</text:p>
          </table:table-cell>
          <table:table-cell office:value-type="float" office:value="31.24">
            <text:p>31.24</text:p>
          </table:table-cell>
          <table:table-cell office:value-type="float" office:value="31.186">
            <text:p>31.186</text:p>
          </table:table-cell>
          <table:table-cell office:value-type="float" office:value="30.936">
            <text:p>30.936</text:p>
          </table:table-cell>
          <table:table-cell office:value-type="float" office:value="32.344">
            <text:p>32.344</text:p>
          </table:table-cell>
          <table:table-cell office:value-type="float" office:value="34.172">
            <text:p>34.172</text:p>
          </table:table-cell>
          <table:table-cell office:value-type="float" office:value="36.37">
            <text:p>36.37</text:p>
          </table:table-cell>
          <table:table-cell office:value-type="float" office:value="38.33">
            <text:p>38.33</text:p>
          </table:table-cell>
          <table:table-cell office:value-type="float" office:value="38.686">
            <text:p>38.686</text:p>
          </table:table-cell>
          <table:table-cell office:value-type="float" office:value="37.176">
            <text:p>37.176</text:p>
          </table:table-cell>
          <table:table-cell office:value-type="float" office:value="38.932">
            <text:p>38.932</text:p>
          </table:table-cell>
          <table:table-cell office:value-type="float" office:value="40.094">
            <text:p>40.094</text:p>
          </table:table-cell>
          <table:table-cell office:value-type="float" office:value="39.9">
            <text:p>39.9</text:p>
          </table:table-cell>
          <table:table-cell office:value-type="float" office:value="40.11">
            <text:p>40.11</text:p>
          </table:table-cell>
          <table:table-cell office:value-type="float" office:value="42.864">
            <text:p>42.864</text:p>
          </table:table-cell>
          <table:table-cell office:value-type="float" office:value="44.296">
            <text:p>44.296</text:p>
          </table:table-cell>
          <table:table-cell office:value-type="float" office:value="48.154">
            <text:p>48.154</text:p>
          </table:table-cell>
          <table:table-cell office:value-type="float" office:value="49.394">
            <text:p>49.394</text:p>
          </table:table-cell>
          <table:table-cell office:value-type="float" office:value="49.848">
            <text:p>49.848</text:p>
          </table:table-cell>
          <table:table-cell office:value-type="float" office:value="49.632">
            <text:p>49.632</text:p>
          </table:table-cell>
          <table:table-cell office:value-type="float" office:value="50.106">
            <text:p>50.106</text:p>
          </table:table-cell>
          <table:table-cell office:value-type="float" office:value="49.912">
            <text:p>49.912</text:p>
          </table:table-cell>
          <table:table-cell office:value-type="float" office:value="49.938">
            <text:p>49.938</text:p>
          </table:table-cell>
          <table:table-cell office:value-type="float" office:value="52.204">
            <text:p>52.204</text:p>
          </table:table-cell>
          <table:table-cell office:value-type="float" office:value="53.128">
            <text:p>53.128</text:p>
          </table:table-cell>
          <table:table-cell office:value-type="float" office:value="52.824">
            <text:p>52.824</text:p>
          </table:table-cell>
          <table:table-cell office:value-type="float" office:value="52.642">
            <text:p>52.642</text:p>
          </table:table-cell>
          <table:table-cell office:value-type="float" office:value="52.436">
            <text:p>52.436</text:p>
          </table:table-cell>
          <table:table-cell office:value-type="float" office:value="54.672">
            <text:p>54.672</text:p>
          </table:table-cell>
          <table:table-cell office:value-type="float" office:value="56.672">
            <text:p>56.672</text:p>
          </table:table-cell>
          <table:table-cell office:value-type="float" office:value="57.216">
            <text:p>57.21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7" office:value-type="float" office:value="0.6875">
            <text:p>0.6875</text:p>
          </table:table-cell>
          <table:table-cell table:number-columns-repeated="11" office:value-type="float" office:value="0.75">
            <text:p>0.75</text:p>
          </table:table-cell>
          <table:table-cell table:number-columns-repeated="18" office:value-type="float" office:value="0.8125">
            <text:p>0.8125</text:p>
          </table:table-cell>
          <table:table-cell table:number-columns-repeated="15" office:value-type="float" office:value="0.875">
            <text:p>0.875</text:p>
          </table:table-cell>
          <table:table-cell/>
          <table:table-cell office:value-type="float" office:value="39">
            <text:p>39</text:p>
          </table:table-cell>
          <table:table-cell office:value-type="float" office:value="23.93">
            <text:p>23.93</text:p>
          </table:table-cell>
          <table:table-cell office:value-type="float" office:value="23.456">
            <text:p>23.456</text:p>
          </table:table-cell>
          <table:table-cell office:value-type="float" office:value="23.212">
            <text:p>23.212</text:p>
          </table:table-cell>
          <table:table-cell office:value-type="float" office:value="23.012">
            <text:p>23.012</text:p>
          </table:table-cell>
          <table:table-cell office:value-type="float" office:value="23.044">
            <text:p>23.044</text:p>
          </table:table-cell>
          <table:table-cell office:value-type="float" office:value="22.504">
            <text:p>22.504</text:p>
          </table:table-cell>
          <table:table-cell office:value-type="float" office:value="21.722">
            <text:p>21.722</text:p>
          </table:table-cell>
          <table:table-cell office:value-type="float" office:value="21.684">
            <text:p>21.684</text:p>
          </table:table-cell>
          <table:table-cell office:value-type="float" office:value="21.45">
            <text:p>21.45</text:p>
          </table:table-cell>
          <table:table-cell office:value-type="float" office:value="21.366">
            <text:p>21.366</text:p>
          </table:table-cell>
          <table:table-cell office:value-type="float" office:value="20.76">
            <text:p>20.76</text:p>
          </table:table-cell>
          <table:table-cell office:value-type="float" office:value="20.438">
            <text:p>20.438</text:p>
          </table:table-cell>
          <table:table-cell office:value-type="float" office:value="21.2">
            <text:p>21.2</text:p>
          </table:table-cell>
          <table:table-cell office:value-type="float" office:value="21.466">
            <text:p>21.466</text:p>
          </table:table-cell>
          <table:table-cell office:value-type="float" office:value="21.334">
            <text:p>21.334</text:p>
          </table:table-cell>
          <table:table-cell office:value-type="float" office:value="21.742">
            <text:p>21.742</text:p>
          </table:table-cell>
          <table:table-cell office:value-type="float" office:value="21.324">
            <text:p>21.324</text:p>
          </table:table-cell>
          <table:table-cell office:value-type="float" office:value="22.146">
            <text:p>22.146</text:p>
          </table:table-cell>
          <table:table-cell office:value-type="float" office:value="22.306">
            <text:p>22.306</text:p>
          </table:table-cell>
          <table:table-cell office:value-type="float" office:value="21.754">
            <text:p>21.754</text:p>
          </table:table-cell>
          <table:table-cell office:value-type="float" office:value="21.092">
            <text:p>21.092</text:p>
          </table:table-cell>
          <table:table-cell office:value-type="float" office:value="21.558">
            <text:p>21.558</text:p>
          </table:table-cell>
          <table:table-cell office:value-type="float" office:value="21.332">
            <text:p>21.332</text:p>
          </table:table-cell>
          <table:table-cell office:value-type="float" office:value="22.762">
            <text:p>22.762</text:p>
          </table:table-cell>
          <table:table-cell office:value-type="float" office:value="23.68">
            <text:p>23.68</text:p>
          </table:table-cell>
          <table:table-cell office:value-type="float" office:value="23.77">
            <text:p>23.77</text:p>
          </table:table-cell>
          <table:table-cell office:value-type="float" office:value="24.832">
            <text:p>24.832</text:p>
          </table:table-cell>
          <table:table-cell office:value-type="float" office:value="24.376">
            <text:p>24.376</text:p>
          </table:table-cell>
          <table:table-cell office:value-type="float" office:value="23.936">
            <text:p>23.936</text:p>
          </table:table-cell>
          <table:table-cell office:value-type="float" office:value="26.152">
            <text:p>26.152</text:p>
          </table:table-cell>
          <table:table-cell office:value-type="float" office:value="26.402">
            <text:p>26.402</text:p>
          </table:table-cell>
          <table:table-cell office:value-type="float" office:value="27.958">
            <text:p>27.958</text:p>
          </table:table-cell>
          <table:table-cell office:value-type="float" office:value="27.984">
            <text:p>27.984</text:p>
          </table:table-cell>
          <table:table-cell office:value-type="float" office:value="28.212">
            <text:p>28.212</text:p>
          </table:table-cell>
          <table:table-cell office:value-type="float" office:value="30.134">
            <text:p>30.134</text:p>
          </table:table-cell>
          <table:table-cell office:value-type="float" office:value="29.908">
            <text:p>29.908</text:p>
          </table:table-cell>
          <table:table-cell office:value-type="float" office:value="31.992">
            <text:p>31.992</text:p>
          </table:table-cell>
          <table:table-cell office:value-type="float" office:value="34.628">
            <text:p>34.628</text:p>
          </table:table-cell>
          <table:table-cell office:value-type="float" office:value="36.748">
            <text:p>36.748</text:p>
          </table:table-cell>
          <table:table-cell office:value-type="float" office:value="37.47">
            <text:p>37.47</text:p>
          </table:table-cell>
          <table:table-cell office:value-type="float" office:value="40.07">
            <text:p>40.07</text:p>
          </table:table-cell>
          <table:table-cell office:value-type="float" office:value="42.768">
            <text:p>42.768</text:p>
          </table:table-cell>
          <table:table-cell office:value-type="float" office:value="42.458">
            <text:p>42.458</text:p>
          </table:table-cell>
          <table:table-cell office:value-type="float" office:value="44.658">
            <text:p>44.658</text:p>
          </table:table-cell>
          <table:table-cell office:value-type="float" office:value="43.356">
            <text:p>43.356</text:p>
          </table:table-cell>
          <table:table-cell office:value-type="float" office:value="46.69">
            <text:p>46.69</text:p>
          </table:table-cell>
          <table:table-cell office:value-type="float" office:value="48.858">
            <text:p>48.858</text:p>
          </table:table-cell>
          <table:table-cell office:value-type="float" office:value="51.616">
            <text:p>51.616</text:p>
          </table:table-cell>
          <table:table-cell office:value-type="float" office:value="52.84">
            <text:p>52.84</text:p>
          </table:table-cell>
          <table:table-cell office:value-type="float" office:value="55.902">
            <text:p>55.902</text:p>
          </table:table-cell>
          <table:table-cell office:value-type="float" office:value="58.248">
            <text:p>58.24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.6875">
            <text:p>0.6875</text:p>
          </table:table-cell>
          <table:table-cell table:number-columns-repeated="30" office:value-type="float" office:value="0.875">
            <text:p>0.875</text:p>
          </table:table-cell>
          <table:table-cell table:number-columns-repeated="17"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office:value-type="float" office:value="28.946">
            <text:p>28.946</text:p>
          </table:table-cell>
          <table:table-cell office:value-type="float" office:value="28.81">
            <text:p>28.81</text:p>
          </table:table-cell>
          <table:table-cell office:value-type="float" office:value="28.384">
            <text:p>28.384</text:p>
          </table:table-cell>
          <table:table-cell office:value-type="float" office:value="26.498">
            <text:p>26.498</text:p>
          </table:table-cell>
          <table:table-cell office:value-type="float" office:value="27.446">
            <text:p>27.446</text:p>
          </table:table-cell>
          <table:table-cell office:value-type="float" office:value="26.768">
            <text:p>26.768</text:p>
          </table:table-cell>
          <table:table-cell office:value-type="float" office:value="26.244">
            <text:p>26.244</text:p>
          </table:table-cell>
          <table:table-cell office:value-type="float" office:value="26.27">
            <text:p>26.27</text:p>
          </table:table-cell>
          <table:table-cell office:value-type="float" office:value="24.982">
            <text:p>24.982</text:p>
          </table:table-cell>
          <table:table-cell office:value-type="float" office:value="25.31">
            <text:p>25.31</text:p>
          </table:table-cell>
          <table:table-cell office:value-type="float" office:value="25.218">
            <text:p>25.218</text:p>
          </table:table-cell>
          <table:table-cell office:value-type="float" office:value="24.864">
            <text:p>24.864</text:p>
          </table:table-cell>
          <table:table-cell office:value-type="float" office:value="23.884">
            <text:p>23.884</text:p>
          </table:table-cell>
          <table:table-cell office:value-type="float" office:value="23.408">
            <text:p>23.408</text:p>
          </table:table-cell>
          <table:table-cell office:value-type="float" office:value="23.868">
            <text:p>23.868</text:p>
          </table:table-cell>
          <table:table-cell office:value-type="float" office:value="25.122">
            <text:p>25.122</text:p>
          </table:table-cell>
          <table:table-cell office:value-type="float" office:value="25.182">
            <text:p>25.182</text:p>
          </table:table-cell>
          <table:table-cell office:value-type="float" office:value="26.096">
            <text:p>26.096</text:p>
          </table:table-cell>
          <table:table-cell office:value-type="float" office:value="27.646">
            <text:p>27.646</text:p>
          </table:table-cell>
          <table:table-cell office:value-type="float" office:value="29.236">
            <text:p>29.236</text:p>
          </table:table-cell>
          <table:table-cell office:value-type="float" office:value="29.99">
            <text:p>29.99</text:p>
          </table:table-cell>
          <table:table-cell office:value-type="float" office:value="29.896">
            <text:p>29.896</text:p>
          </table:table-cell>
          <table:table-cell office:value-type="float" office:value="30.836">
            <text:p>30.836</text:p>
          </table:table-cell>
          <table:table-cell office:value-type="float" office:value="30.774">
            <text:p>30.774</text:p>
          </table:table-cell>
          <table:table-cell office:value-type="float" office:value="32.37">
            <text:p>32.37</text:p>
          </table:table-cell>
          <table:table-cell office:value-type="float" office:value="32.81">
            <text:p>32.81</text:p>
          </table:table-cell>
          <table:table-cell office:value-type="float" office:value="32.756">
            <text:p>32.756</text:p>
          </table:table-cell>
          <table:table-cell office:value-type="float" office:value="32.608">
            <text:p>32.608</text:p>
          </table:table-cell>
          <table:table-cell office:value-type="float" office:value="31.006">
            <text:p>31.006</text:p>
          </table:table-cell>
          <table:table-cell office:value-type="float" office:value="30.862">
            <text:p>30.862</text:p>
          </table:table-cell>
          <table:table-cell office:value-type="float" office:value="29.524">
            <text:p>29.524</text:p>
          </table:table-cell>
          <table:table-cell office:value-type="float" office:value="29.538">
            <text:p>29.538</text:p>
          </table:table-cell>
          <table:table-cell office:value-type="float" office:value="29.66">
            <text:p>29.66</text:p>
          </table:table-cell>
          <table:table-cell office:value-type="float" office:value="31.28">
            <text:p>31.28</text:p>
          </table:table-cell>
          <table:table-cell office:value-type="float" office:value="31.132">
            <text:p>31.132</text:p>
          </table:table-cell>
          <table:table-cell table:number-columns-repeated="16"/>
        </table:table-row>
        <table:table-row table:style-name="ro1">
          <table:table-cell office:value-type="float" office:value="41">
            <text:p>41</text:p>
          </table:table-cell>
          <table:table-cell table:number-columns-repeated="7" office:value-type="float" office:value="0.6875">
            <text:p>0.6875</text:p>
          </table:table-cell>
          <table:table-cell table:number-columns-repeated="9" office:value-type="float" office:value="0.75">
            <text:p>0.75</text:p>
          </table:table-cell>
          <table:table-cell table:number-columns-repeated="35" office:value-type="float" office:value="1">
            <text:p>1</text:p>
          </table:table-cell>
          <table:table-cell/>
          <table:table-cell office:value-type="float" office:value="41">
            <text:p>41</text:p>
          </table:table-cell>
          <table:table-cell office:value-type="float" office:value="22.612">
            <text:p>22.612</text:p>
          </table:table-cell>
          <table:table-cell office:value-type="float" office:value="22.718">
            <text:p>22.718</text:p>
          </table:table-cell>
          <table:table-cell office:value-type="float" office:value="22.862">
            <text:p>22.862</text:p>
          </table:table-cell>
          <table:table-cell office:value-type="float" office:value="22.55">
            <text:p>22.55</text:p>
          </table:table-cell>
          <table:table-cell office:value-type="float" office:value="22.708">
            <text:p>22.708</text:p>
          </table:table-cell>
          <table:table-cell office:value-type="float" office:value="22.022">
            <text:p>22.022</text:p>
          </table:table-cell>
          <table:table-cell office:value-type="float" office:value="22.038">
            <text:p>22.038</text:p>
          </table:table-cell>
          <table:table-cell office:value-type="float" office:value="23.116">
            <text:p>23.116</text:p>
          </table:table-cell>
          <table:table-cell office:value-type="float" office:value="23.252">
            <text:p>23.252</text:p>
          </table:table-cell>
          <table:table-cell office:value-type="float" office:value="23.524">
            <text:p>23.524</text:p>
          </table:table-cell>
          <table:table-cell office:value-type="float" office:value="22.56">
            <text:p>22.56</text:p>
          </table:table-cell>
          <table:table-cell office:value-type="float" office:value="23.146">
            <text:p>23.146</text:p>
          </table:table-cell>
          <table:table-cell office:value-type="float" office:value="22.882">
            <text:p>22.882</text:p>
          </table:table-cell>
          <table:table-cell office:value-type="float" office:value="22.194">
            <text:p>22.194</text:p>
          </table:table-cell>
          <table:table-cell office:value-type="float" office:value="22.89">
            <text:p>22.89</text:p>
          </table:table-cell>
          <table:table-cell office:value-type="float" office:value="24.35">
            <text:p>24.35</text:p>
          </table:table-cell>
          <table:table-cell office:value-type="float" office:value="25.318">
            <text:p>25.318</text:p>
          </table:table-cell>
          <table:table-cell table:number-columns-repeated="34"/>
        </table:table-row>
        <table:table-row table:style-name="ro1">
          <table:table-cell office:value-type="float" office:value="42">
            <text:p>42</text:p>
          </table:table-cell>
          <table:table-cell table:number-columns-repeated="5" office:value-type="float" office:value="0.6875">
            <text:p>0.6875</text:p>
          </table:table-cell>
          <table:table-cell table:number-columns-repeated="46" office:value-type="float" office:value="0.75">
            <text:p>0.75</text:p>
          </table:table-cell>
          <table:table-cell/>
          <table:table-cell office:value-type="float" office:value="42">
            <text:p>42</text:p>
          </table:table-cell>
          <table:table-cell office:value-type="float" office:value="32.17">
            <text:p>32.17</text:p>
          </table:table-cell>
          <table:table-cell office:value-type="float" office:value="32.716">
            <text:p>32.716</text:p>
          </table:table-cell>
          <table:table-cell office:value-type="float" office:value="31.794">
            <text:p>31.794</text:p>
          </table:table-cell>
          <table:table-cell office:value-type="float" office:value="32.406">
            <text:p>32.406</text:p>
          </table:table-cell>
          <table:table-cell office:value-type="float" office:value="31.902">
            <text:p>31.902</text:p>
          </table:table-cell>
          <table:table-cell office:value-type="float" office:value="31.62">
            <text:p>31.62</text:p>
          </table:table-cell>
          <table:table-cell office:value-type="float" office:value="32.596">
            <text:p>32.596</text:p>
          </table:table-cell>
          <table:table-cell office:value-type="float" office:value="31.714">
            <text:p>31.714</text:p>
          </table:table-cell>
          <table:table-cell office:value-type="float" office:value="32.044">
            <text:p>32.044</text:p>
          </table:table-cell>
          <table:table-cell office:value-type="float" office:value="33.388">
            <text:p>33.388</text:p>
          </table:table-cell>
          <table:table-cell office:value-type="float" office:value="32.78">
            <text:p>32.78</text:p>
          </table:table-cell>
          <table:table-cell office:value-type="float" office:value="31.656">
            <text:p>31.656</text:p>
          </table:table-cell>
          <table:table-cell office:value-type="float" office:value="33.242">
            <text:p>33.242</text:p>
          </table:table-cell>
          <table:table-cell table:number-columns-repeated="2" office:value-type="float" office:value="32.588">
            <text:p>32.588</text:p>
          </table:table-cell>
          <table:table-cell office:value-type="float" office:value="32.016">
            <text:p>32.016</text:p>
          </table:table-cell>
          <table:table-cell office:value-type="float" office:value="31.204">
            <text:p>31.204</text:p>
          </table:table-cell>
          <table:table-cell office:value-type="float" office:value="32.978">
            <text:p>32.978</text:p>
          </table:table-cell>
          <table:table-cell office:value-type="float" office:value="33.124">
            <text:p>33.124</text:p>
          </table:table-cell>
          <table:table-cell office:value-type="float" office:value="33.714">
            <text:p>33.714</text:p>
          </table:table-cell>
          <table:table-cell office:value-type="float" office:value="31.05">
            <text:p>31.05</text:p>
          </table:table-cell>
          <table:table-cell office:value-type="float" office:value="30.89">
            <text:p>30.89</text:p>
          </table:table-cell>
          <table:table-cell office:value-type="float" office:value="31.228">
            <text:p>31.228</text:p>
          </table:table-cell>
          <table:table-cell office:value-type="float" office:value="31.516">
            <text:p>31.516</text:p>
          </table:table-cell>
          <table:table-cell office:value-type="float" office:value="31.07">
            <text:p>31.07</text:p>
          </table:table-cell>
          <table:table-cell office:value-type="float" office:value="33.006">
            <text:p>33.006</text:p>
          </table:table-cell>
          <table:table-cell office:value-type="float" office:value="31.874">
            <text:p>31.874</text:p>
          </table:table-cell>
          <table:table-cell office:value-type="float" office:value="34.34">
            <text:p>34.34</text:p>
          </table:table-cell>
          <table:table-cell office:value-type="float" office:value="34.24">
            <text:p>34.24</text:p>
          </table:table-cell>
          <table:table-cell office:value-type="float" office:value="33.868">
            <text:p>33.868</text:p>
          </table:table-cell>
          <table:table-cell office:value-type="float" office:value="34.946">
            <text:p>34.946</text:p>
          </table:table-cell>
          <table:table-cell office:value-type="float" office:value="35.414">
            <text:p>35.414</text:p>
          </table:table-cell>
          <table:table-cell office:value-type="float" office:value="35.726">
            <text:p>35.726</text:p>
          </table:table-cell>
          <table:table-cell office:value-type="float" office:value="35.83">
            <text:p>35.83</text:p>
          </table:table-cell>
          <table:table-cell office:value-type="float" office:value="35.224">
            <text:p>35.224</text:p>
          </table:table-cell>
          <table:table-cell office:value-type="float" office:value="33.52">
            <text:p>33.52</text:p>
          </table:table-cell>
          <table:table-cell office:value-type="float" office:value="34.61">
            <text:p>34.61</text:p>
          </table:table-cell>
          <table:table-cell office:value-type="float" office:value="36.622">
            <text:p>36.622</text:p>
          </table:table-cell>
          <table:table-cell office:value-type="float" office:value="39.29">
            <text:p>39.29</text:p>
          </table:table-cell>
          <table:table-cell office:value-type="float" office:value="38.212">
            <text:p>38.212</text:p>
          </table:table-cell>
          <table:table-cell office:value-type="float" office:value="39.434">
            <text:p>39.434</text:p>
          </table:table-cell>
          <table:table-cell office:value-type="float" office:value="37.76">
            <text:p>37.76</text:p>
          </table:table-cell>
          <table:table-cell office:value-type="float" office:value="41.896">
            <text:p>41.896</text:p>
          </table:table-cell>
          <table:table-cell office:value-type="float" office:value="41.628">
            <text:p>41.628</text:p>
          </table:table-cell>
          <table:table-cell office:value-type="float" office:value="41.762">
            <text:p>41.762</text:p>
          </table:table-cell>
          <table:table-cell office:value-type="float" office:value="41.204">
            <text:p>41.204</text:p>
          </table:table-cell>
          <table:table-cell office:value-type="float" office:value="40.314">
            <text:p>40.314</text:p>
          </table:table-cell>
          <table:table-cell office:value-type="float" office:value="39.902">
            <text:p>39.902</text:p>
          </table:table-cell>
          <table:table-cell office:value-type="float" office:value="39.114">
            <text:p>39.114</text:p>
          </table:table-cell>
          <table:table-cell office:value-type="float" office:value="36.212">
            <text:p>36.212</text:p>
          </table:table-cell>
          <table:table-cell office:value-type="float" office:value="37.548">
            <text:p>37.54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.6875">
            <text:p>0.6875</text:p>
          </table:table-cell>
          <table:table-cell table:number-columns-repeated="5" office:value-type="float" office:value="0.75">
            <text:p>0.75</text:p>
          </table:table-cell>
          <table:table-cell table:number-columns-repeated="10" office:value-type="float" office:value="0.8125">
            <text:p>0.8125</text:p>
          </table:table-cell>
          <table:table-cell table:number-columns-repeated="2" office:value-type="float" office:value="0.875">
            <text:p>0.875</text:p>
          </table:table-cell>
          <table:table-cell table:number-columns-repeated="14" office:value-type="float" office:value="0.9375">
            <text:p>0.9375</text:p>
          </table:table-cell>
          <table:table-cell table:number-columns-repeated="18"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office:value-type="float" office:value="27.21">
            <text:p>27.21</text:p>
          </table:table-cell>
          <table:table-cell office:value-type="float" office:value="27.446">
            <text:p>27.446</text:p>
          </table:table-cell>
          <table:table-cell office:value-type="float" office:value="27.912">
            <text:p>27.912</text:p>
          </table:table-cell>
          <table:table-cell office:value-type="float" office:value="28.944">
            <text:p>28.944</text:p>
          </table:table-cell>
          <table:table-cell office:value-type="float" office:value="29.716">
            <text:p>29.716</text:p>
          </table:table-cell>
          <table:table-cell office:value-type="float" office:value="30.116">
            <text:p>30.116</text:p>
          </table:table-cell>
          <table:table-cell office:value-type="float" office:value="30.272">
            <text:p>30.272</text:p>
          </table:table-cell>
          <table:table-cell office:value-type="float" office:value="30.346">
            <text:p>30.346</text:p>
          </table:table-cell>
          <table:table-cell office:value-type="float" office:value="30.77">
            <text:p>30.77</text:p>
          </table:table-cell>
          <table:table-cell office:value-type="float" office:value="32.274">
            <text:p>32.274</text:p>
          </table:table-cell>
          <table:table-cell office:value-type="float" office:value="33.694">
            <text:p>33.694</text:p>
          </table:table-cell>
          <table:table-cell office:value-type="float" office:value="34.472">
            <text:p>34.472</text:p>
          </table:table-cell>
          <table:table-cell office:value-type="float" office:value="35.498">
            <text:p>35.498</text:p>
          </table:table-cell>
          <table:table-cell office:value-type="float" office:value="36.466">
            <text:p>36.466</text:p>
          </table:table-cell>
          <table:table-cell office:value-type="float" office:value="37.45">
            <text:p>37.45</text:p>
          </table:table-cell>
          <table:table-cell office:value-type="float" office:value="38.388">
            <text:p>38.388</text:p>
          </table:table-cell>
          <table:table-cell office:value-type="float" office:value="39.832">
            <text:p>39.832</text:p>
          </table:table-cell>
          <table:table-cell office:value-type="float" office:value="37.206">
            <text:p>37.206</text:p>
          </table:table-cell>
          <table:table-cell office:value-type="float" office:value="38.41">
            <text:p>38.41</text:p>
          </table:table-cell>
          <table:table-cell office:value-type="float" office:value="39.164">
            <text:p>39.164</text:p>
          </table:table-cell>
          <table:table-cell office:value-type="float" office:value="39.29">
            <text:p>39.29</text:p>
          </table:table-cell>
          <table:table-cell office:value-type="float" office:value="40.432">
            <text:p>40.432</text:p>
          </table:table-cell>
          <table:table-cell office:value-type="float" office:value="41.446">
            <text:p>41.446</text:p>
          </table:table-cell>
          <table:table-cell office:value-type="float" office:value="42.852">
            <text:p>42.852</text:p>
          </table:table-cell>
          <table:table-cell office:value-type="float" office:value="42.7">
            <text:p>42.7</text:p>
          </table:table-cell>
          <table:table-cell office:value-type="float" office:value="43.756">
            <text:p>43.756</text:p>
          </table:table-cell>
          <table:table-cell office:value-type="float" office:value="45.718">
            <text:p>45.718</text:p>
          </table:table-cell>
          <table:table-cell office:value-type="float" office:value="47.926">
            <text:p>47.926</text:p>
          </table:table-cell>
          <table:table-cell office:value-type="float" office:value="47.446">
            <text:p>47.446</text:p>
          </table:table-cell>
          <table:table-cell office:value-type="float" office:value="48.532">
            <text:p>48.532</text:p>
          </table:table-cell>
          <table:table-cell office:value-type="float" office:value="47.254">
            <text:p>47.254</text:p>
          </table:table-cell>
          <table:table-cell office:value-type="float" office:value="45.666">
            <text:p>45.666</text:p>
          </table:table-cell>
          <table:table-cell office:value-type="float" office:value="47.386">
            <text:p>47.386</text:p>
          </table:table-cell>
          <table:table-cell office:value-type="float" office:value="46.66">
            <text:p>46.66</text:p>
          </table:table-cell>
          <table:table-cell table:number-columns-repeated="17"/>
        </table:table-row>
        <table:table-row table:style-name="ro1">
          <table:table-cell office:value-type="float" office:value="44">
            <text:p>44</text:p>
          </table:table-cell>
          <table:table-cell table:number-columns-repeated="8" office:value-type="float" office:value="0.6875">
            <text:p>0.6875</text:p>
          </table:table-cell>
          <table:table-cell table:number-columns-repeated="19"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23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office:value-type="float" office:value="25.236">
            <text:p>25.236</text:p>
          </table:table-cell>
          <table:table-cell office:value-type="float" office:value="24.642">
            <text:p>24.642</text:p>
          </table:table-cell>
          <table:table-cell office:value-type="float" office:value="24.582">
            <text:p>24.582</text:p>
          </table:table-cell>
          <table:table-cell office:value-type="float" office:value="24.59">
            <text:p>24.59</text:p>
          </table:table-cell>
          <table:table-cell office:value-type="float" office:value="25.298">
            <text:p>25.298</text:p>
          </table:table-cell>
          <table:table-cell office:value-type="float" office:value="24.902">
            <text:p>24.902</text:p>
          </table:table-cell>
          <table:table-cell office:value-type="float" office:value="25.134">
            <text:p>25.134</text:p>
          </table:table-cell>
          <table:table-cell office:value-type="float" office:value="24.428">
            <text:p>24.428</text:p>
          </table:table-cell>
          <table:table-cell office:value-type="float" office:value="25.382">
            <text:p>25.382</text:p>
          </table:table-cell>
          <table:table-cell office:value-type="float" office:value="25.646">
            <text:p>25.646</text:p>
          </table:table-cell>
          <table:table-cell office:value-type="float" office:value="27.32">
            <text:p>27.32</text:p>
          </table:table-cell>
          <table:table-cell office:value-type="float" office:value="29.248">
            <text:p>29.248</text:p>
          </table:table-cell>
          <table:table-cell office:value-type="float" office:value="31.466">
            <text:p>31.466</text:p>
          </table:table-cell>
          <table:table-cell office:value-type="float" office:value="33.248">
            <text:p>33.248</text:p>
          </table:table-cell>
          <table:table-cell office:value-type="float" office:value="33.542">
            <text:p>33.542</text:p>
          </table:table-cell>
          <table:table-cell office:value-type="float" office:value="32.894">
            <text:p>32.894</text:p>
          </table:table-cell>
          <table:table-cell office:value-type="float" office:value="34.206">
            <text:p>34.206</text:p>
          </table:table-cell>
          <table:table-cell office:value-type="float" office:value="36.406">
            <text:p>36.406</text:p>
          </table:table-cell>
          <table:table-cell office:value-type="float" office:value="35.09">
            <text:p>35.09</text:p>
          </table:table-cell>
          <table:table-cell office:value-type="float" office:value="33.154">
            <text:p>33.154</text:p>
          </table:table-cell>
          <table:table-cell office:value-type="float" office:value="34.078">
            <text:p>34.078</text:p>
          </table:table-cell>
          <table:table-cell office:value-type="float" office:value="34.428">
            <text:p>34.428</text:p>
          </table:table-cell>
          <table:table-cell office:value-type="float" office:value="36.59">
            <text:p>36.59</text:p>
          </table:table-cell>
          <table:table-cell office:value-type="float" office:value="36.202">
            <text:p>36.202</text:p>
          </table:table-cell>
          <table:table-cell office:value-type="float" office:value="38.654">
            <text:p>38.654</text:p>
          </table:table-cell>
          <table:table-cell office:value-type="float" office:value="39.434">
            <text:p>39.434</text:p>
          </table:table-cell>
          <table:table-cell office:value-type="float" office:value="40.254">
            <text:p>40.254</text:p>
          </table:table-cell>
          <table:table-cell office:value-type="float" office:value="44.78">
            <text:p>44.78</text:p>
          </table:table-cell>
          <table:table-cell office:value-type="float" office:value="44.45">
            <text:p>44.45</text:p>
          </table:table-cell>
          <table:table-cell table:number-columns-repeated="22"/>
        </table:table-row>
        <table:table-row table:style-name="ro1">
          <table:table-cell office:value-type="float" office:value="45">
            <text:p>45</text:p>
          </table:table-cell>
          <table:table-cell table:number-columns-repeated="3" office:value-type="float" office:value="0.6875">
            <text:p>0.6875</text:p>
          </table:table-cell>
          <table:table-cell table:number-columns-repeated="8" office:value-type="float" office:value="0.875">
            <text:p>0.875</text:p>
          </table:table-cell>
          <table:table-cell table:number-columns-repeated="40"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office:value-type="float" office:value="31.612">
            <text:p>31.612</text:p>
          </table:table-cell>
          <table:table-cell office:value-type="float" office:value="31.832">
            <text:p>31.832</text:p>
          </table:table-cell>
          <table:table-cell office:value-type="float" office:value="31.616">
            <text:p>31.616</text:p>
          </table:table-cell>
          <table:table-cell office:value-type="float" office:value="32.104">
            <text:p>32.104</text:p>
          </table:table-cell>
          <table:table-cell office:value-type="float" office:value="32.36">
            <text:p>32.36</text:p>
          </table:table-cell>
          <table:table-cell office:value-type="float" office:value="31.922">
            <text:p>31.922</text:p>
          </table:table-cell>
          <table:table-cell office:value-type="float" office:value="32.592">
            <text:p>32.592</text:p>
          </table:table-cell>
          <table:table-cell office:value-type="float" office:value="30.984">
            <text:p>30.984</text:p>
          </table:table-cell>
          <table:table-cell office:value-type="float" office:value="30.288">
            <text:p>30.288</text:p>
          </table:table-cell>
          <table:table-cell office:value-type="float" office:value="31.276">
            <text:p>31.276</text:p>
          </table:table-cell>
          <table:table-cell office:value-type="float" office:value="31.52">
            <text:p>31.52</text:p>
          </table:table-cell>
          <table:table-cell office:value-type="float" office:value="32.458">
            <text:p>32.458</text:p>
          </table:table-cell>
          <table:table-cell table:number-columns-repeated="39"/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float" office:value="0.6875">
            <text:p>0.6875</text:p>
          </table:table-cell>
          <table:table-cell table:number-columns-repeated="14" office:value-type="float" office:value="0.875">
            <text:p>0.875</text:p>
          </table:table-cell>
          <table:table-cell table:number-columns-repeated="33"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office:value-type="float" office:value="33.688">
            <text:p>33.688</text:p>
          </table:table-cell>
          <table:table-cell office:value-type="float" office:value="32.39">
            <text:p>32.39</text:p>
          </table:table-cell>
          <table:table-cell office:value-type="float" office:value="33.358">
            <text:p>33.358</text:p>
          </table:table-cell>
          <table:table-cell office:value-type="float" office:value="33.882">
            <text:p>33.882</text:p>
          </table:table-cell>
          <table:table-cell office:value-type="float" office:value="33.696">
            <text:p>33.696</text:p>
          </table:table-cell>
          <table:table-cell office:value-type="float" office:value="36.36">
            <text:p>36.36</text:p>
          </table:table-cell>
          <table:table-cell office:value-type="float" office:value="36.898">
            <text:p>36.898</text:p>
          </table:table-cell>
          <table:table-cell office:value-type="float" office:value="37.972">
            <text:p>37.972</text:p>
          </table:table-cell>
          <table:table-cell office:value-type="float" office:value="38.192">
            <text:p>38.192</text:p>
          </table:table-cell>
          <table:table-cell office:value-type="float" office:value="38.736">
            <text:p>38.736</text:p>
          </table:table-cell>
          <table:table-cell office:value-type="float" office:value="39.864">
            <text:p>39.864</text:p>
          </table:table-cell>
          <table:table-cell office:value-type="float" office:value="40.982">
            <text:p>40.982</text:p>
          </table:table-cell>
          <table:table-cell office:value-type="float" office:value="40.476">
            <text:p>40.476</text:p>
          </table:table-cell>
          <table:table-cell office:value-type="float" office:value="38.896">
            <text:p>38.896</text:p>
          </table:table-cell>
          <table:table-cell office:value-type="float" office:value="40.52">
            <text:p>40.52</text:p>
          </table:table-cell>
          <table:table-cell office:value-type="float" office:value="40.388">
            <text:p>40.388</text:p>
          </table:table-cell>
          <table:table-cell office:value-type="float" office:value="41.71">
            <text:p>41.71</text:p>
          </table:table-cell>
          <table:table-cell office:value-type="float" office:value="43.426">
            <text:p>43.426</text:p>
          </table:table-cell>
          <table:table-cell office:value-type="float" office:value="45.63">
            <text:p>45.63</text:p>
          </table:table-cell>
          <table:table-cell table:number-columns-repeated="32"/>
        </table:table-row>
        <table:table-row table:style-name="ro1">
          <table:table-cell office:value-type="float" office:value="47">
            <text:p>47</text:p>
          </table:table-cell>
          <table:table-cell table:number-columns-repeated="9" office:value-type="float" office:value="0.6875">
            <text:p>0.6875</text:p>
          </table:table-cell>
          <table:table-cell table:number-columns-repeated="4" office:value-type="float" office:value="0.8125">
            <text:p>0.8125</text:p>
          </table:table-cell>
          <table:table-cell table:number-columns-repeated="7" office:value-type="float" office:value="0.875">
            <text:p>0.875</text:p>
          </table:table-cell>
          <table:table-cell table:number-columns-repeated="31"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 office:value-type="float" office:value="28.488">
            <text:p>28.488</text:p>
          </table:table-cell>
          <table:table-cell office:value-type="float" office:value="27.766">
            <text:p>27.766</text:p>
          </table:table-cell>
          <table:table-cell office:value-type="float" office:value="27.87">
            <text:p>27.87</text:p>
          </table:table-cell>
          <table:table-cell office:value-type="float" office:value="27.23">
            <text:p>27.23</text:p>
          </table:table-cell>
          <table:table-cell office:value-type="float" office:value="26.778">
            <text:p>26.778</text:p>
          </table:table-cell>
          <table:table-cell office:value-type="float" office:value="27.322">
            <text:p>27.322</text:p>
          </table:table-cell>
          <table:table-cell office:value-type="float" office:value="27.802">
            <text:p>27.802</text:p>
          </table:table-cell>
          <table:table-cell office:value-type="float" office:value="27.46">
            <text:p>27.46</text:p>
          </table:table-cell>
          <table:table-cell office:value-type="float" office:value="27.824">
            <text:p>27.824</text:p>
          </table:table-cell>
          <table:table-cell office:value-type="float" office:value="28.248">
            <text:p>28.248</text:p>
          </table:table-cell>
          <table:table-cell office:value-type="float" office:value="29.862">
            <text:p>29.862</text:p>
          </table:table-cell>
          <table:table-cell office:value-type="float" office:value="29.692">
            <text:p>29.692</text:p>
          </table:table-cell>
          <table:table-cell office:value-type="float" office:value="28.136">
            <text:p>28.136</text:p>
          </table:table-cell>
          <table:table-cell office:value-type="float" office:value="28.52">
            <text:p>28.52</text:p>
          </table:table-cell>
          <table:table-cell office:value-type="float" office:value="28.422">
            <text:p>28.422</text:p>
          </table:table-cell>
          <table:table-cell office:value-type="float" office:value="30.284">
            <text:p>30.284</text:p>
          </table:table-cell>
          <table:table-cell office:value-type="float" office:value="31.63">
            <text:p>31.63</text:p>
          </table:table-cell>
          <table:table-cell office:value-type="float" office:value="31.444">
            <text:p>31.444</text:p>
          </table:table-cell>
          <table:table-cell office:value-type="float" office:value="33.232">
            <text:p>33.232</text:p>
          </table:table-cell>
          <table:table-cell office:value-type="float" office:value="32.716">
            <text:p>32.716</text:p>
          </table:table-cell>
          <table:table-cell office:value-type="float" office:value="34.03">
            <text:p>34.03</text:p>
          </table:table-cell>
          <table:table-cell table:number-columns-repeated="30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.6875">
            <text:p>0.6875</text:p>
          </table:table-cell>
          <table:table-cell table:number-columns-repeated="6" office:value-type="float" office:value="0.75">
            <text:p>0.75</text:p>
          </table:table-cell>
          <table:table-cell table:number-columns-repeated="19" office:value-type="float" office:value="0.875">
            <text:p>0.875</text:p>
          </table:table-cell>
          <table:table-cell table:number-columns-repeated="24"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office:value-type="float" office:value="28.418">
            <text:p>28.418</text:p>
          </table:table-cell>
          <table:table-cell office:value-type="float" office:value="28.848">
            <text:p>28.848</text:p>
          </table:table-cell>
          <table:table-cell office:value-type="float" office:value="29.534">
            <text:p>29.534</text:p>
          </table:table-cell>
          <table:table-cell office:value-type="float" office:value="30.194">
            <text:p>30.194</text:p>
          </table:table-cell>
          <table:table-cell office:value-type="float" office:value="30.83">
            <text:p>30.83</text:p>
          </table:table-cell>
          <table:table-cell office:value-type="float" office:value="30.72">
            <text:p>30.72</text:p>
          </table:table-cell>
          <table:table-cell office:value-type="float" office:value="31.87">
            <text:p>31.87</text:p>
          </table:table-cell>
          <table:table-cell office:value-type="float" office:value="34.814">
            <text:p>34.814</text:p>
          </table:table-cell>
          <table:table-cell office:value-type="float" office:value="36.9">
            <text:p>36.9</text:p>
          </table:table-cell>
          <table:table-cell office:value-type="float" office:value="38.874">
            <text:p>38.874</text:p>
          </table:table-cell>
          <table:table-cell office:value-type="float" office:value="39.534">
            <text:p>39.534</text:p>
          </table:table-cell>
          <table:table-cell office:value-type="float" office:value="41.514">
            <text:p>41.514</text:p>
          </table:table-cell>
          <table:table-cell office:value-type="float" office:value="42.826">
            <text:p>42.826</text:p>
          </table:table-cell>
          <table:table-cell office:value-type="float" office:value="43.982">
            <text:p>43.982</text:p>
          </table:table-cell>
          <table:table-cell office:value-type="float" office:value="45.384">
            <text:p>45.384</text:p>
          </table:table-cell>
          <table:table-cell office:value-type="float" office:value="45.148">
            <text:p>45.148</text:p>
          </table:table-cell>
          <table:table-cell office:value-type="float" office:value="46.648">
            <text:p>46.648</text:p>
          </table:table-cell>
          <table:table-cell office:value-type="float" office:value="47.212">
            <text:p>47.212</text:p>
          </table:table-cell>
          <table:table-cell office:value-type="float" office:value="49.424">
            <text:p>49.424</text:p>
          </table:table-cell>
          <table:table-cell office:value-type="float" office:value="49.85">
            <text:p>49.85</text:p>
          </table:table-cell>
          <table:table-cell office:value-type="float" office:value="52.456">
            <text:p>52.456</text:p>
          </table:table-cell>
          <table:table-cell office:value-type="float" office:value="51.186">
            <text:p>51.186</text:p>
          </table:table-cell>
          <table:table-cell office:value-type="float" office:value="58.41">
            <text:p>58.41</text:p>
          </table:table-cell>
          <table:table-cell office:value-type="float" office:value="63.544">
            <text:p>63.544</text:p>
          </table:table-cell>
          <table:table-cell office:value-type="float" office:value="68.142">
            <text:p>68.142</text:p>
          </table:table-cell>
          <table:table-cell office:value-type="float" office:value="72.098">
            <text:p>72.098</text:p>
          </table:table-cell>
          <table:table-cell office:value-type="float" office:value="74.532">
            <text:p>74.532</text:p>
          </table:table-cell>
          <table:table-cell office:value-type="float" office:value="74.818">
            <text:p>74.818</text:p>
          </table:table-cell>
          <table:table-cell table:number-columns-repeated="23"/>
        </table:table-row>
        <table:table-row table:style-name="ro1">
          <table:table-cell office:value-type="float" office:value="49">
            <text:p>49</text:p>
          </table:table-cell>
          <table:table-cell table:number-columns-repeated="9" office:value-type="float" office:value="0.6875">
            <text:p>0.6875</text:p>
          </table:table-cell>
          <table:table-cell table:number-columns-repeated="3" office:value-type="float" office:value="0.8125">
            <text:p>0.8125</text:p>
          </table:table-cell>
          <table:table-cell table:number-columns-repeated="39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office:value-type="float" office:value="25.064">
            <text:p>25.064</text:p>
          </table:table-cell>
          <table:table-cell office:value-type="float" office:value="25.33">
            <text:p>25.33</text:p>
          </table:table-cell>
          <table:table-cell office:value-type="float" office:value="25.184">
            <text:p>25.184</text:p>
          </table:table-cell>
          <table:table-cell office:value-type="float" office:value="25.106">
            <text:p>25.106</text:p>
          </table:table-cell>
          <table:table-cell office:value-type="float" office:value="24.996">
            <text:p>24.996</text:p>
          </table:table-cell>
          <table:table-cell office:value-type="float" office:value="24.998">
            <text:p>24.998</text:p>
          </table:table-cell>
          <table:table-cell office:value-type="float" office:value="24.832">
            <text:p>24.832</text:p>
          </table:table-cell>
          <table:table-cell office:value-type="float" office:value="24.154">
            <text:p>24.154</text:p>
          </table:table-cell>
          <table:table-cell office:value-type="float" office:value="24.032">
            <text:p>24.032</text:p>
          </table:table-cell>
          <table:table-cell office:value-type="float" office:value="24.262">
            <text:p>24.262</text:p>
          </table:table-cell>
          <table:table-cell office:value-type="float" office:value="24.506">
            <text:p>24.506</text:p>
          </table:table-cell>
          <table:table-cell office:value-type="float" office:value="25.928">
            <text:p>25.928</text:p>
          </table:table-cell>
          <table:table-cell office:value-type="float" office:value="25.67">
            <text:p>25.67</text:p>
          </table:table-cell>
          <table:table-cell table:number-columns-repeated="38"/>
        </table:table-row>
        <table:table-row table:style-name="ro1">
          <table:table-cell office:value-type="float" office:value="50">
            <text:p>50</text:p>
          </table:table-cell>
          <table:table-cell table:number-columns-repeated="12" office:value-type="float" office:value="0.6875">
            <text:p>0.6875</text:p>
          </table:table-cell>
          <table:table-cell table:number-columns-repeated="31" office:value-type="float" office:value="0.8125">
            <text:p>0.8125</text:p>
          </table:table-cell>
          <table:table-cell table:number-columns-repeated="8" office:value-type="float" office:value="0.875">
            <text:p>0.875</text:p>
          </table:table-cell>
          <table:table-cell/>
          <table:table-cell office:value-type="float" office:value="50">
            <text:p>50</text:p>
          </table:table-cell>
          <table:table-cell office:value-type="float" office:value="32.062">
            <text:p>32.062</text:p>
          </table:table-cell>
          <table:table-cell office:value-type="float" office:value="31.414">
            <text:p>31.414</text:p>
          </table:table-cell>
          <table:table-cell office:value-type="float" office:value="31.49">
            <text:p>31.49</text:p>
          </table:table-cell>
          <table:table-cell office:value-type="float" office:value="31.414">
            <text:p>31.414</text:p>
          </table:table-cell>
          <table:table-cell office:value-type="float" office:value="31.45">
            <text:p>31.45</text:p>
          </table:table-cell>
          <table:table-cell office:value-type="float" office:value="29.504">
            <text:p>29.504</text:p>
          </table:table-cell>
          <table:table-cell office:value-type="float" office:value="29.24">
            <text:p>29.24</text:p>
          </table:table-cell>
          <table:table-cell office:value-type="float" office:value="29.248">
            <text:p>29.248</text:p>
          </table:table-cell>
          <table:table-cell office:value-type="float" office:value="27.372">
            <text:p>27.372</text:p>
          </table:table-cell>
          <table:table-cell office:value-type="float" office:value="27.01">
            <text:p>27.01</text:p>
          </table:table-cell>
          <table:table-cell office:value-type="float" office:value="25.262">
            <text:p>25.262</text:p>
          </table:table-cell>
          <table:table-cell office:value-type="float" office:value="25.438">
            <text:p>25.438</text:p>
          </table:table-cell>
          <table:table-cell office:value-type="float" office:value="25.342">
            <text:p>25.342</text:p>
          </table:table-cell>
          <table:table-cell office:value-type="float" office:value="25.988">
            <text:p>25.988</text:p>
          </table:table-cell>
          <table:table-cell office:value-type="float" office:value="25.85">
            <text:p>25.85</text:p>
          </table:table-cell>
          <table:table-cell office:value-type="float" office:value="25.074">
            <text:p>25.074</text:p>
          </table:table-cell>
          <table:table-cell office:value-type="float" office:value="24.104">
            <text:p>24.104</text:p>
          </table:table-cell>
          <table:table-cell office:value-type="float" office:value="24.76">
            <text:p>24.76</text:p>
          </table:table-cell>
          <table:table-cell office:value-type="float" office:value="24.97">
            <text:p>24.97</text:p>
          </table:table-cell>
          <table:table-cell office:value-type="float" office:value="24.576">
            <text:p>24.576</text:p>
          </table:table-cell>
          <table:table-cell office:value-type="float" office:value="25.716">
            <text:p>25.716</text:p>
          </table:table-cell>
          <table:table-cell office:value-type="float" office:value="24.908">
            <text:p>24.908</text:p>
          </table:table-cell>
          <table:table-cell office:value-type="float" office:value="24.758">
            <text:p>24.758</text:p>
          </table:table-cell>
          <table:table-cell office:value-type="float" office:value="25.224">
            <text:p>25.224</text:p>
          </table:table-cell>
          <table:table-cell office:value-type="float" office:value="24.946">
            <text:p>24.946</text:p>
          </table:table-cell>
          <table:table-cell office:value-type="float" office:value="25.416">
            <text:p>25.416</text:p>
          </table:table-cell>
          <table:table-cell office:value-type="float" office:value="26.18">
            <text:p>26.18</text:p>
          </table:table-cell>
          <table:table-cell office:value-type="float" office:value="28.302">
            <text:p>28.302</text:p>
          </table:table-cell>
          <table:table-cell office:value-type="float" office:value="27.524">
            <text:p>27.524</text:p>
          </table:table-cell>
          <table:table-cell office:value-type="float" office:value="29.316">
            <text:p>29.316</text:p>
          </table:table-cell>
          <table:table-cell office:value-type="float" office:value="29.87">
            <text:p>29.87</text:p>
          </table:table-cell>
          <table:table-cell office:value-type="float" office:value="30.828">
            <text:p>30.828</text:p>
          </table:table-cell>
          <table:table-cell office:value-type="float" office:value="31.51">
            <text:p>31.51</text:p>
          </table:table-cell>
          <table:table-cell office:value-type="float" office:value="33.586">
            <text:p>33.586</text:p>
          </table:table-cell>
          <table:table-cell office:value-type="float" office:value="34.348">
            <text:p>34.348</text:p>
          </table:table-cell>
          <table:table-cell office:value-type="float" office:value="34.662">
            <text:p>34.662</text:p>
          </table:table-cell>
          <table:table-cell office:value-type="float" office:value="34.644">
            <text:p>34.644</text:p>
          </table:table-cell>
          <table:table-cell office:value-type="float" office:value="37.082">
            <text:p>37.082</text:p>
          </table:table-cell>
          <table:table-cell office:value-type="float" office:value="37.842">
            <text:p>37.842</text:p>
          </table:table-cell>
          <table:table-cell office:value-type="float" office:value="37.782">
            <text:p>37.782</text:p>
          </table:table-cell>
          <table:table-cell office:value-type="float" office:value="39.774">
            <text:p>39.774</text:p>
          </table:table-cell>
          <table:table-cell office:value-type="float" office:value="42.17">
            <text:p>42.17</text:p>
          </table:table-cell>
          <table:table-cell office:value-type="float" office:value="44.99">
            <text:p>44.99</text:p>
          </table:table-cell>
          <table:table-cell office:value-type="float" office:value="47.91">
            <text:p>47.91</text:p>
          </table:table-cell>
          <table:table-cell office:value-type="float" office:value="47.904">
            <text:p>47.904</text:p>
          </table:table-cell>
          <table:table-cell office:value-type="float" office:value="49.016">
            <text:p>49.016</text:p>
          </table:table-cell>
          <table:table-cell office:value-type="float" office:value="49.966">
            <text:p>49.966</text:p>
          </table:table-cell>
          <table:table-cell office:value-type="float" office:value="51.474">
            <text:p>51.474</text:p>
          </table:table-cell>
          <table:table-cell office:value-type="float" office:value="56.348">
            <text:p>56.348</text:p>
          </table:table-cell>
          <table:table-cell office:value-type="float" office:value="57.292">
            <text:p>57.292</text:p>
          </table:table-cell>
          <table:table-cell office:value-type="float" office:value="57.13">
            <text:p>57.13</text:p>
          </table:table-cell>
        </table:table-row>
        <table:table-row table:style-name="ro1">
          <table:table-cell table:style-name="ce1" office:value-type="string">
            <text:p>mean</text:p>
          </table:table-cell>
          <table:table-cell table:style-name="ce1" table:formula="of:=AVERAGE([.B57:.B106])" office:value-type="float" office:value="0.7075">
            <text:p>0.7075</text:p>
          </table:table-cell>
          <table:table-cell table:style-name="ce1" table:formula="of:=AVERAGE([.C57:.C106])" office:value-type="float" office:value="0.72">
            <text:p>0.72</text:p>
          </table:table-cell>
          <table:table-cell table:style-name="ce1" table:formula="of:=AVERAGE([.D57:.D106])" office:value-type="float" office:value="0.72875">
            <text:p>0.72875</text:p>
          </table:table-cell>
          <table:table-cell table:style-name="ce1" table:formula="of:=AVERAGE([.E57:.E106])" office:value-type="float" office:value="0.73875">
            <text:p>0.73875</text:p>
          </table:table-cell>
          <table:table-cell table:style-name="ce1" table:formula="of:=AVERAGE([.F57:.F106])" office:value-type="float" office:value="0.755">
            <text:p>0.755</text:p>
          </table:table-cell>
          <table:table-cell table:style-name="ce1" table:formula="of:=AVERAGE([.G57:.G106])" office:value-type="float" office:value="0.76625">
            <text:p>0.76625</text:p>
          </table:table-cell>
          <table:table-cell table:style-name="ce1" table:formula="of:=AVERAGE([.H57:.H106])" office:value-type="float" office:value="0.7775">
            <text:p>0.7775</text:p>
          </table:table-cell>
          <table:table-cell table:style-name="ce1" table:formula="of:=AVERAGE([.I57:.I106])" office:value-type="float" office:value="0.79375">
            <text:p>0.79375</text:p>
          </table:table-cell>
          <table:table-cell table:style-name="ce1" table:formula="of:=AVERAGE([.J57:.J106])" office:value-type="float" office:value="0.79875">
            <text:p>0.79875</text:p>
          </table:table-cell>
          <table:table-cell table:style-name="ce1" table:formula="of:=AVERAGE([.K57:.K106])" office:value-type="float" office:value="0.80375">
            <text:p>0.80375</text:p>
          </table:table-cell>
          <table:table-cell table:style-name="ce1" table:formula="of:=AVERAGE([.L57:.L106])" office:value-type="float" office:value="0.81">
            <text:p>0.81</text:p>
          </table:table-cell>
          <table:table-cell table:style-name="ce1" table:formula="of:=AVERAGE([.M57:.M106])" office:value-type="float" office:value="0.81875">
            <text:p>0.81875</text:p>
          </table:table-cell>
          <table:table-cell table:style-name="ce1" table:formula="of:=AVERAGE([.N57:.N106])" office:value-type="float" office:value="0.8275">
            <text:p>0.8275</text:p>
          </table:table-cell>
          <table:table-cell table:style-name="ce1" table:formula="of:=AVERAGE([.O57:.O106])" office:value-type="float" office:value="0.83625">
            <text:p>0.83625</text:p>
          </table:table-cell>
          <table:table-cell table:style-name="ce1" table:formula="of:=AVERAGE([.P57:.P106])" office:value-type="float" office:value="0.84125">
            <text:p>0.84125</text:p>
          </table:table-cell>
          <table:table-cell table:style-name="ce1" table:formula="of:=AVERAGE([.Q57:.Q106])" office:value-type="float" office:value="0.8475">
            <text:p>0.8475</text:p>
          </table:table-cell>
          <table:table-cell table:style-name="ce1" table:formula="of:=AVERAGE([.R57:.R106])" office:value-type="float" office:value="0.85375">
            <text:p>0.85375</text:p>
          </table:table-cell>
          <table:table-cell table:style-name="ce1" table:formula="of:=AVERAGE([.S57:.S106])" office:value-type="float" office:value="0.85875">
            <text:p>0.85875</text:p>
          </table:table-cell>
          <table:table-cell table:style-name="ce1" table:formula="of:=AVERAGE([.T57:.T106])" office:value-type="float" office:value="0.86625">
            <text:p>0.86625</text:p>
          </table:table-cell>
          <table:table-cell table:style-name="ce1" table:formula="of:=AVERAGE([.U57:.U106])" office:value-type="float" office:value="0.87">
            <text:p>0.87</text:p>
          </table:table-cell>
          <table:table-cell table:style-name="ce1" table:formula="of:=AVERAGE([.V57:.V106])" office:value-type="float" office:value="0.88">
            <text:p>0.88</text:p>
          </table:table-cell>
          <table:table-cell table:style-name="ce1" table:formula="of:=AVERAGE([.W57:.W106])" office:value-type="float" office:value="0.88375">
            <text:p>0.88375</text:p>
          </table:table-cell>
          <table:table-cell table:style-name="ce1" table:formula="of:=AVERAGE([.X57:.X106])" office:value-type="float" office:value="0.88375">
            <text:p>0.88375</text:p>
          </table:table-cell>
          <table:table-cell table:style-name="ce1" table:formula="of:=AVERAGE([.Y57:.Y106])" office:value-type="float" office:value="0.88625">
            <text:p>0.88625</text:p>
          </table:table-cell>
          <table:table-cell table:style-name="ce1" table:formula="of:=AVERAGE([.Z57:.Z106])" office:value-type="float" office:value="0.8875">
            <text:p>0.8875</text:p>
          </table:table-cell>
          <table:table-cell table:style-name="ce1" table:formula="of:=AVERAGE([.AA57:.AA106])" office:value-type="float" office:value="0.89">
            <text:p>0.89</text:p>
          </table:table-cell>
          <table:table-cell table:style-name="ce1" table:formula="of:=AVERAGE([.AB57:.AB106])" office:value-type="float" office:value="0.8925">
            <text:p>0.8925</text:p>
          </table:table-cell>
          <table:table-cell table:style-name="ce1" table:formula="of:=AVERAGE([.AC57:.AC106])" office:value-type="float" office:value="0.8975">
            <text:p>0.8975</text:p>
          </table:table-cell>
          <table:table-cell table:style-name="ce1" table:formula="of:=AVERAGE([.AD57:.AD106])" office:value-type="float" office:value="0.9">
            <text:p>0.9</text:p>
          </table:table-cell>
          <table:table-cell table:style-name="ce1" table:formula="of:=AVERAGE([.AE57:.AE106])" office:value-type="float" office:value="0.9">
            <text:p>0.9</text:p>
          </table:table-cell>
          <table:table-cell table:style-name="ce1" table:formula="of:=AVERAGE([.AF57:.AF106])" office:value-type="float" office:value="0.9">
            <text:p>0.9</text:p>
          </table:table-cell>
          <table:table-cell table:style-name="ce1" table:formula="of:=AVERAGE([.AG57:.AG106])" office:value-type="float" office:value="0.90625">
            <text:p>0.90625</text:p>
          </table:table-cell>
          <table:table-cell table:style-name="ce1" table:formula="of:=AVERAGE([.AH57:.AH106])" office:value-type="float" office:value="0.90625">
            <text:p>0.90625</text:p>
          </table:table-cell>
          <table:table-cell table:style-name="ce1" table:formula="of:=AVERAGE([.AI57:.AI106])" office:value-type="float" office:value="0.91">
            <text:p>0.91</text:p>
          </table:table-cell>
          <table:table-cell table:style-name="ce1" table:formula="of:=AVERAGE([.AJ57:.AJ106])" office:value-type="float" office:value="0.9125">
            <text:p>0.9125</text:p>
          </table:table-cell>
          <table:table-cell table:style-name="ce1" table:formula="of:=AVERAGE([.AK57:.AK106])" office:value-type="float" office:value="0.91375">
            <text:p>0.91375</text:p>
          </table:table-cell>
          <table:table-cell table:style-name="ce1" table:formula="of:=AVERAGE([.AL57:.AL106])" office:value-type="float" office:value="0.91625">
            <text:p>0.91625</text:p>
          </table:table-cell>
          <table:table-cell table:style-name="ce1" table:formula="of:=AVERAGE([.AM57:.AM106])" office:value-type="float" office:value="0.91625">
            <text:p>0.91625</text:p>
          </table:table-cell>
          <table:table-cell table:style-name="ce1" table:formula="of:=AVERAGE([.AN57:.AN106])" office:value-type="float" office:value="0.91625">
            <text:p>0.91625</text:p>
          </table:table-cell>
          <table:table-cell table:style-name="ce1" table:formula="of:=AVERAGE([.AO57:.AO106])" office:value-type="float" office:value="0.91875">
            <text:p>0.91875</text:p>
          </table:table-cell>
          <table:table-cell table:style-name="ce1" table:formula="of:=AVERAGE([.AP57:.AP106])" office:value-type="float" office:value="0.9225">
            <text:p>0.9225</text:p>
          </table:table-cell>
          <table:table-cell table:style-name="ce1" table:formula="of:=AVERAGE([.AQ57:.AQ106])" office:value-type="float" office:value="0.9225">
            <text:p>0.9225</text:p>
          </table:table-cell>
          <table:table-cell table:style-name="ce1" table:formula="of:=AVERAGE([.AR57:.AR106])" office:value-type="float" office:value="0.9225">
            <text:p>0.9225</text:p>
          </table:table-cell>
          <table:table-cell table:style-name="ce1" table:formula="of:=AVERAGE([.AS57:.AS106])" office:value-type="float" office:value="0.925">
            <text:p>0.925</text:p>
          </table:table-cell>
          <table:table-cell table:style-name="ce1" table:formula="of:=AVERAGE([.AT57:.AT106])" office:value-type="float" office:value="0.925">
            <text:p>0.925</text:p>
          </table:table-cell>
          <table:table-cell table:style-name="ce1" table:formula="of:=AVERAGE([.AU57:.AU106])" office:value-type="float" office:value="0.925">
            <text:p>0.925</text:p>
          </table:table-cell>
          <table:table-cell table:style-name="ce1" table:formula="of:=AVERAGE([.AV57:.AV106])" office:value-type="float" office:value="0.92625">
            <text:p>0.92625</text:p>
          </table:table-cell>
          <table:table-cell table:style-name="ce1" table:formula="of:=AVERAGE([.AW57:.AW106])" office:value-type="float" office:value="0.92625">
            <text:p>0.92625</text:p>
          </table:table-cell>
          <table:table-cell table:style-name="ce1" table:formula="of:=AVERAGE([.AX57:.AX106])" office:value-type="float" office:value="0.92625">
            <text:p>0.92625</text:p>
          </table:table-cell>
          <table:table-cell table:style-name="ce1" table:formula="of:=AVERAGE([.AY57:.AY106])" office:value-type="float" office:value="0.9275">
            <text:p>0.9275</text:p>
          </table:table-cell>
          <table:table-cell table:style-name="ce1" table:formula="of:=AVERAGE([.AZ57:.AZ106])" office:value-type="float" office:value="0.93">
            <text:p>0.93</text:p>
          </table:table-cell>
          <table:table-cell/>
          <table:table-cell table:style-name="ce1" office:value-type="string">
            <text:p>mean</text:p>
          </table:table-cell>
          <table:table-cell table:style-name="ce1" table:formula="of:=AVERAGE([.BC57:.BC106])" office:value-type="float" office:value="26.78904">
            <text:p>26.78904</text:p>
          </table:table-cell>
          <table:table-cell table:style-name="ce1" table:formula="of:=AVERAGE([.BD57:.BD106])" office:value-type="float" office:value="26.78648">
            <text:p>26.78648</text:p>
          </table:table-cell>
          <table:table-cell table:style-name="ce1" table:formula="of:=AVERAGE([.BE57:.BE106])" office:value-type="float" office:value="26.87788">
            <text:p>26.87788</text:p>
          </table:table-cell>
          <table:table-cell table:style-name="ce1" table:formula="of:=AVERAGE([.BF57:.BF106])" office:value-type="float" office:value="26.86864">
            <text:p>26.86864</text:p>
          </table:table-cell>
          <table:table-cell table:style-name="ce1" table:formula="of:=AVERAGE([.BG57:.BG106])" office:value-type="float" office:value="27.10028">
            <text:p>27.10028</text:p>
          </table:table-cell>
          <table:table-cell table:style-name="ce1" table:formula="of:=AVERAGE([.BH57:.BH106])" office:value-type="float" office:value="27.19336">
            <text:p>27.19336</text:p>
          </table:table-cell>
          <table:table-cell table:style-name="ce1" table:formula="of:=AVERAGE([.BI57:.BI106])" office:value-type="float" office:value="27.5119591836735">
            <text:p>27.5119591837</text:p>
          </table:table-cell>
          <table:table-cell table:style-name="ce1" table:formula="of:=AVERAGE([.BJ57:.BJ106])" office:value-type="float" office:value="27.8035102040816">
            <text:p>27.8035102041</text:p>
          </table:table-cell>
          <table:table-cell table:style-name="ce1" table:formula="of:=AVERAGE([.BK57:.BK106])" office:value-type="float" office:value="27.9355102040816">
            <text:p>27.9355102041</text:p>
          </table:table-cell>
          <table:table-cell table:style-name="ce1" table:formula="of:=AVERAGE([.BL57:.BL106])" office:value-type="float" office:value="28.3471020408163">
            <text:p>28.3471020408</text:p>
          </table:table-cell>
          <table:table-cell table:style-name="ce1" table:formula="of:=AVERAGE([.BM57:.BM106])" office:value-type="float" office:value="28.7086530612245">
            <text:p>28.7086530612</text:p>
          </table:table-cell>
          <table:table-cell table:style-name="ce1" table:formula="of:=AVERAGE([.BN57:.BN106])" office:value-type="float" office:value="29.0147755102041">
            <text:p>29.0147755102</text:p>
          </table:table-cell>
          <table:table-cell table:style-name="ce1" table:formula="of:=AVERAGE([.BO57:.BO106])" office:value-type="float" office:value="29.423829787234">
            <text:p>29.4238297872</text:p>
          </table:table-cell>
          <table:table-cell table:style-name="ce1" table:formula="of:=AVERAGE([.BP57:.BP106])" office:value-type="float" office:value="29.7818260869565">
            <text:p>29.781826087</text:p>
          </table:table-cell>
          <table:table-cell table:style-name="ce1" table:formula="of:=AVERAGE([.BQ57:.BQ106])" office:value-type="float" office:value="30.2202222222222">
            <text:p>30.2202222222</text:p>
          </table:table-cell>
          <table:table-cell table:style-name="ce1" table:formula="of:=AVERAGE([.BR57:.BR106])" office:value-type="float" office:value="30.4000909090909">
            <text:p>30.4000909091</text:p>
          </table:table-cell>
          <table:table-cell table:style-name="ce1" table:formula="of:=AVERAGE([.BS57:.BS106])" office:value-type="float" office:value="30.7361395348837">
            <text:p>30.7361395349</text:p>
          </table:table-cell>
          <table:table-cell table:style-name="ce1" table:formula="of:=AVERAGE([.BT57:.BT106])" office:value-type="float" office:value="31.6223809523809">
            <text:p>31.6223809524</text:p>
          </table:table-cell>
          <table:table-cell table:style-name="ce1" table:formula="of:=AVERAGE([.BU57:.BU106])" office:value-type="float" office:value="32.5238">
            <text:p>32.5238</text:p>
          </table:table-cell>
          <table:table-cell table:style-name="ce1" table:formula="of:=AVERAGE([.BV57:.BV106])" office:value-type="float" office:value="32.4731578947368">
            <text:p>32.4731578947</text:p>
          </table:table-cell>
          <table:table-cell table:style-name="ce1" table:formula="of:=AVERAGE([.BW57:.BW106])" office:value-type="float" office:value="33.2476315789474">
            <text:p>33.2476315789</text:p>
          </table:table-cell>
          <table:table-cell table:style-name="ce1" table:formula="of:=AVERAGE([.BX57:.BX106])" office:value-type="float" office:value="33.9848888888889">
            <text:p>33.9848888889</text:p>
          </table:table-cell>
          <table:table-cell table:style-name="ce1" table:formula="of:=AVERAGE([.BY57:.BY106])" office:value-type="float" office:value="35.0854285714286">
            <text:p>35.0854285714</text:p>
          </table:table-cell>
          <table:table-cell table:style-name="ce1" table:formula="of:=AVERAGE([.BZ57:.BZ106])" office:value-type="float" office:value="36.1930285714286">
            <text:p>36.1930285714</text:p>
          </table:table-cell>
          <table:table-cell table:style-name="ce1" table:formula="of:=AVERAGE([.CA57:.CA106])" office:value-type="float" office:value="37.1119428571429">
            <text:p>37.1119428571</text:p>
          </table:table-cell>
          <table:table-cell table:style-name="ce1" table:formula="of:=AVERAGE([.CB57:.CB106])" office:value-type="float" office:value="38.0402857142857">
            <text:p>38.0402857143</text:p>
          </table:table-cell>
          <table:table-cell table:style-name="ce1" table:formula="of:=AVERAGE([.CC57:.CC106])" office:value-type="float" office:value="39.3134117647059">
            <text:p>39.3134117647</text:p>
          </table:table-cell>
          <table:table-cell table:style-name="ce1" table:formula="of:=AVERAGE([.CD57:.CD106])" office:value-type="float" office:value="40.6347878787879">
            <text:p>40.6347878788</text:p>
          </table:table-cell>
          <table:table-cell table:style-name="ce1" table:formula="of:=AVERAGE([.CE57:.CE106])" office:value-type="float" office:value="40.358625">
            <text:p>40.358625</text:p>
          </table:table-cell>
          <table:table-cell table:style-name="ce1" table:formula="of:=AVERAGE([.CF57:.CF106])" office:value-type="float" office:value="41.2128387096774">
            <text:p>41.2128387097</text:p>
          </table:table-cell>
          <table:table-cell table:style-name="ce1" table:formula="of:=AVERAGE([.CG57:.CG106])" office:value-type="float" office:value="42.507935483871">
            <text:p>42.5079354839</text:p>
          </table:table-cell>
          <table:table-cell table:style-name="ce1" table:formula="of:=AVERAGE([.CH57:.CH106])" office:value-type="float" office:value="43.5718709677419">
            <text:p>43.5718709677</text:p>
          </table:table-cell>
          <table:table-cell table:style-name="ce1" table:formula="of:=AVERAGE([.CI57:.CI106])" office:value-type="float" office:value="44.7638">
            <text:p>44.7638</text:p>
          </table:table-cell>
          <table:table-cell table:style-name="ce1" table:formula="of:=AVERAGE([.CJ57:.CJ106])" office:value-type="float" office:value="46.5016">
            <text:p>46.5016</text:p>
          </table:table-cell>
          <table:table-cell table:style-name="ce1" table:formula="of:=AVERAGE([.CK57:.CK106])" office:value-type="float" office:value="48.0398620689655">
            <text:p>48.039862069</text:p>
          </table:table-cell>
          <table:table-cell table:style-name="ce1" table:formula="of:=AVERAGE([.CL57:.CL106])" office:value-type="float" office:value="49.7305714285714">
            <text:p>49.7305714286</text:p>
          </table:table-cell>
          <table:table-cell table:style-name="ce1" table:formula="of:=AVERAGE([.CM57:.CM106])" office:value-type="float" office:value="51.4182142857143">
            <text:p>51.4182142857</text:p>
          </table:table-cell>
          <table:table-cell table:style-name="ce1" table:formula="of:=AVERAGE([.CN57:.CN106])" office:value-type="float" office:value="53.4081428571429">
            <text:p>53.4081428571</text:p>
          </table:table-cell>
          <table:table-cell table:style-name="ce1" table:formula="of:=AVERAGE([.CO57:.CO106])" office:value-type="float" office:value="54.7877142857143">
            <text:p>54.7877142857</text:p>
          </table:table-cell>
          <table:table-cell table:style-name="ce1" table:formula="of:=AVERAGE([.CP57:.CP106])" office:value-type="float" office:value="55.6741428571429">
            <text:p>55.6741428571</text:p>
          </table:table-cell>
          <table:table-cell table:style-name="ce1" table:formula="of:=AVERAGE([.CQ57:.CQ106])" office:value-type="float" office:value="57.5714074074074">
            <text:p>57.5714074074</text:p>
          </table:table-cell>
          <table:table-cell table:style-name="ce1" table:formula="of:=AVERAGE([.CR57:.CR106])" office:value-type="float" office:value="58.6939230769231">
            <text:p>58.6939230769</text:p>
          </table:table-cell>
          <table:table-cell table:style-name="ce1" table:formula="of:=AVERAGE([.CS57:.CS106])" office:value-type="float" office:value="60.5882307692308">
            <text:p>60.5882307692</text:p>
          </table:table-cell>
          <table:table-cell table:style-name="ce1" table:formula="of:=AVERAGE([.CT57:.CT106])" office:value-type="float" office:value="62.4263076923077">
            <text:p>62.4263076923</text:p>
          </table:table-cell>
          <table:table-cell table:style-name="ce1" table:formula="of:=AVERAGE([.CU57:.CU106])" office:value-type="float" office:value="63.3478461538461">
            <text:p>63.3478461538</text:p>
          </table:table-cell>
          <table:table-cell table:style-name="ce1" table:formula="of:=AVERAGE([.CV57:.CV106])" office:value-type="float" office:value="65.3003846153846">
            <text:p>65.3003846154</text:p>
          </table:table-cell>
          <table:table-cell table:style-name="ce1" table:formula="of:=AVERAGE([.CW57:.CW106])" office:value-type="float" office:value="67.0748461538462">
            <text:p>67.0748461538</text:p>
          </table:table-cell>
          <table:table-cell table:style-name="ce1" table:formula="of:=AVERAGE([.CX57:.CX106])" office:value-type="float" office:value="66.826">
            <text:p>66.826</text:p>
          </table:table-cell>
          <table:table-cell table:style-name="ce1" table:formula="of:=AVERAGE([.CY57:.CY106])" office:value-type="float" office:value="69.49544">
            <text:p>69.49544</text:p>
          </table:table-cell>
          <table:table-cell table:style-name="ce1" table:formula="of:=AVERAGE([.CZ57:.CZ106])" office:value-type="float" office:value="71.54704">
            <text:p>71.54704</text:p>
          </table:table-cell>
          <table:table-cell table:style-name="ce1" table:formula="of:=AVERAGE([.DA57:.DA106])" office:value-type="float" office:value="74.29448">
            <text:p>74.29448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table:formula="of:=COUNT([.B57:.B106])" office:value-type="float" office:value="50">
            <text:p>50</text:p>
          </table:table-cell>
          <table:table-cell table:style-name="ce1" table:formula="of:=COUNT([.C57:.C106])" office:value-type="float" office:value="50">
            <text:p>50</text:p>
          </table:table-cell>
          <table:table-cell table:style-name="ce1" table:formula="of:=COUNT([.D57:.D106])" office:value-type="float" office:value="50">
            <text:p>50</text:p>
          </table:table-cell>
          <table:table-cell table:style-name="ce1" table:formula="of:=COUNT([.E57:.E106])" office:value-type="float" office:value="50">
            <text:p>50</text:p>
          </table:table-cell>
          <table:table-cell table:style-name="ce1" table:formula="of:=COUNT([.F57:.F106])" office:value-type="float" office:value="50">
            <text:p>50</text:p>
          </table:table-cell>
          <table:table-cell table:style-name="ce1" table:formula="of:=COUNT([.G57:.G106])" office:value-type="float" office:value="50">
            <text:p>50</text:p>
          </table:table-cell>
          <table:table-cell table:style-name="ce1" table:formula="of:=COUNT([.H57:.H106])" office:value-type="float" office:value="50">
            <text:p>50</text:p>
          </table:table-cell>
          <table:table-cell table:style-name="ce1" table:formula="of:=COUNT([.I57:.I106])" office:value-type="float" office:value="50">
            <text:p>50</text:p>
          </table:table-cell>
          <table:table-cell table:style-name="ce1" table:formula="of:=COUNT([.J57:.J106])" office:value-type="float" office:value="50">
            <text:p>50</text:p>
          </table:table-cell>
          <table:table-cell table:style-name="ce1" table:formula="of:=COUNT([.K57:.K106])" office:value-type="float" office:value="50">
            <text:p>50</text:p>
          </table:table-cell>
          <table:table-cell table:style-name="ce1" table:formula="of:=COUNT([.L57:.L106])" office:value-type="float" office:value="50">
            <text:p>50</text:p>
          </table:table-cell>
          <table:table-cell table:style-name="ce1" table:formula="of:=COUNT([.M57:.M106])" office:value-type="float" office:value="50">
            <text:p>50</text:p>
          </table:table-cell>
          <table:table-cell table:style-name="ce1" table:formula="of:=COUNT([.N57:.N106])" office:value-type="float" office:value="50">
            <text:p>50</text:p>
          </table:table-cell>
          <table:table-cell table:style-name="ce1" table:formula="of:=COUNT([.O57:.O106])" office:value-type="float" office:value="50">
            <text:p>50</text:p>
          </table:table-cell>
          <table:table-cell table:style-name="ce1" table:formula="of:=COUNT([.P57:.P106])" office:value-type="float" office:value="50">
            <text:p>50</text:p>
          </table:table-cell>
          <table:table-cell table:style-name="ce1" table:formula="of:=COUNT([.Q57:.Q106])" office:value-type="float" office:value="50">
            <text:p>50</text:p>
          </table:table-cell>
          <table:table-cell table:style-name="ce1" table:formula="of:=COUNT([.R57:.R106])" office:value-type="float" office:value="50">
            <text:p>50</text:p>
          </table:table-cell>
          <table:table-cell table:style-name="ce1" table:formula="of:=COUNT([.S57:.S106])" office:value-type="float" office:value="50">
            <text:p>50</text:p>
          </table:table-cell>
          <table:table-cell table:style-name="ce1" table:formula="of:=COUNT([.T57:.T106])" office:value-type="float" office:value="50">
            <text:p>50</text:p>
          </table:table-cell>
          <table:table-cell table:style-name="ce1" table:formula="of:=COUNT([.U57:.U106])" office:value-type="float" office:value="50">
            <text:p>50</text:p>
          </table:table-cell>
          <table:table-cell table:style-name="ce1" table:formula="of:=COUNT([.V57:.V106])" office:value-type="float" office:value="50">
            <text:p>50</text:p>
          </table:table-cell>
          <table:table-cell table:style-name="ce1" table:formula="of:=COUNT([.W57:.W106])" office:value-type="float" office:value="50">
            <text:p>50</text:p>
          </table:table-cell>
          <table:table-cell table:style-name="ce1" table:formula="of:=COUNT([.X57:.X106])" office:value-type="float" office:value="50">
            <text:p>50</text:p>
          </table:table-cell>
          <table:table-cell table:style-name="ce1" table:formula="of:=COUNT([.Y57:.Y106])" office:value-type="float" office:value="50">
            <text:p>50</text:p>
          </table:table-cell>
          <table:table-cell table:style-name="ce1" table:formula="of:=COUNT([.Z57:.Z106])" office:value-type="float" office:value="50">
            <text:p>50</text:p>
          </table:table-cell>
          <table:table-cell table:style-name="ce1" table:formula="of:=COUNT([.AA57:.AA106])" office:value-type="float" office:value="50">
            <text:p>50</text:p>
          </table:table-cell>
          <table:table-cell table:style-name="ce1" table:formula="of:=COUNT([.AB57:.AB106])" office:value-type="float" office:value="50">
            <text:p>50</text:p>
          </table:table-cell>
          <table:table-cell table:style-name="ce1" table:formula="of:=COUNT([.AC57:.AC106])" office:value-type="float" office:value="50">
            <text:p>50</text:p>
          </table:table-cell>
          <table:table-cell table:style-name="ce1" table:formula="of:=COUNT([.AD57:.AD106])" office:value-type="float" office:value="50">
            <text:p>50</text:p>
          </table:table-cell>
          <table:table-cell table:style-name="ce1" table:formula="of:=COUNT([.AE57:.AE106])" office:value-type="float" office:value="50">
            <text:p>50</text:p>
          </table:table-cell>
          <table:table-cell table:style-name="ce1" table:formula="of:=COUNT([.AF57:.AF106])" office:value-type="float" office:value="50">
            <text:p>50</text:p>
          </table:table-cell>
          <table:table-cell table:style-name="ce1" table:formula="of:=COUNT([.AG57:.AG106])" office:value-type="float" office:value="50">
            <text:p>50</text:p>
          </table:table-cell>
          <table:table-cell table:style-name="ce1" table:formula="of:=COUNT([.AH57:.AH106])" office:value-type="float" office:value="50">
            <text:p>50</text:p>
          </table:table-cell>
          <table:table-cell table:style-name="ce1" table:formula="of:=COUNT([.AI57:.AI106])" office:value-type="float" office:value="50">
            <text:p>50</text:p>
          </table:table-cell>
          <table:table-cell table:style-name="ce1" table:formula="of:=COUNT([.AJ57:.AJ106])" office:value-type="float" office:value="50">
            <text:p>50</text:p>
          </table:table-cell>
          <table:table-cell table:style-name="ce1" table:formula="of:=COUNT([.AK57:.AK106])" office:value-type="float" office:value="50">
            <text:p>50</text:p>
          </table:table-cell>
          <table:table-cell table:style-name="ce1" table:formula="of:=COUNT([.AL57:.AL106])" office:value-type="float" office:value="50">
            <text:p>50</text:p>
          </table:table-cell>
          <table:table-cell table:style-name="ce1" table:formula="of:=COUNT([.AM57:.AM106])" office:value-type="float" office:value="50">
            <text:p>50</text:p>
          </table:table-cell>
          <table:table-cell table:style-name="ce1" table:formula="of:=COUNT([.AN57:.AN106])" office:value-type="float" office:value="50">
            <text:p>50</text:p>
          </table:table-cell>
          <table:table-cell table:style-name="ce1" table:formula="of:=COUNT([.AO57:.AO106])" office:value-type="float" office:value="50">
            <text:p>50</text:p>
          </table:table-cell>
          <table:table-cell table:style-name="ce1" table:formula="of:=COUNT([.AP57:.AP106])" office:value-type="float" office:value="50">
            <text:p>50</text:p>
          </table:table-cell>
          <table:table-cell table:style-name="ce1" table:formula="of:=COUNT([.AQ57:.AQ106])" office:value-type="float" office:value="50">
            <text:p>50</text:p>
          </table:table-cell>
          <table:table-cell table:style-name="ce1" table:formula="of:=COUNT([.AR57:.AR106])" office:value-type="float" office:value="50">
            <text:p>50</text:p>
          </table:table-cell>
          <table:table-cell table:style-name="ce1" table:formula="of:=COUNT([.AS57:.AS106])" office:value-type="float" office:value="50">
            <text:p>50</text:p>
          </table:table-cell>
          <table:table-cell table:style-name="ce1" table:formula="of:=COUNT([.AT57:.AT106])" office:value-type="float" office:value="50">
            <text:p>50</text:p>
          </table:table-cell>
          <table:table-cell table:style-name="ce1" table:formula="of:=COUNT([.AU57:.AU106])" office:value-type="float" office:value="50">
            <text:p>50</text:p>
          </table:table-cell>
          <table:table-cell table:style-name="ce1" table:formula="of:=COUNT([.AV57:.AV106])" office:value-type="float" office:value="50">
            <text:p>50</text:p>
          </table:table-cell>
          <table:table-cell table:style-name="ce1" table:formula="of:=COUNT([.AW57:.AW106])" office:value-type="float" office:value="50">
            <text:p>50</text:p>
          </table:table-cell>
          <table:table-cell table:style-name="ce1" table:formula="of:=COUNT([.AX57:.AX106])" office:value-type="float" office:value="50">
            <text:p>50</text:p>
          </table:table-cell>
          <table:table-cell table:style-name="ce1" table:formula="of:=COUNT([.AY57:.AY106])" office:value-type="float" office:value="50">
            <text:p>50</text:p>
          </table:table-cell>
          <table:table-cell table:style-name="ce1" table:formula="of:=COUNT([.AZ57:.AZ106])" office:value-type="float" office:value="50">
            <text:p>50</text:p>
          </table:table-cell>
          <table:table-cell/>
          <table:table-cell table:style-name="ce1" office:value-type="string">
            <text:p>n</text:p>
          </table:table-cell>
          <table:table-cell table:style-name="ce1" table:formula="of:=COUNT([.BC57:.BC106])" office:value-type="float" office:value="50">
            <text:p>50</text:p>
          </table:table-cell>
          <table:table-cell table:style-name="ce1" table:formula="of:=COUNT([.BD57:.BD106])" office:value-type="float" office:value="50">
            <text:p>50</text:p>
          </table:table-cell>
          <table:table-cell table:style-name="ce1" table:formula="of:=COUNT([.BE57:.BE106])" office:value-type="float" office:value="50">
            <text:p>50</text:p>
          </table:table-cell>
          <table:table-cell table:style-name="ce1" table:formula="of:=COUNT([.BF57:.BF106])" office:value-type="float" office:value="50">
            <text:p>50</text:p>
          </table:table-cell>
          <table:table-cell table:style-name="ce1" table:formula="of:=COUNT([.BG57:.BG106])" office:value-type="float" office:value="50">
            <text:p>50</text:p>
          </table:table-cell>
          <table:table-cell table:style-name="ce1" table:formula="of:=COUNT([.BH57:.BH106])" office:value-type="float" office:value="50">
            <text:p>50</text:p>
          </table:table-cell>
          <table:table-cell table:style-name="ce1" table:formula="of:=COUNT([.BI57:.BI106])" office:value-type="float" office:value="49">
            <text:p>49</text:p>
          </table:table-cell>
          <table:table-cell table:style-name="ce1" table:formula="of:=COUNT([.BJ57:.BJ106])" office:value-type="float" office:value="49">
            <text:p>49</text:p>
          </table:table-cell>
          <table:table-cell table:style-name="ce1" table:formula="of:=COUNT([.BK57:.BK106])" office:value-type="float" office:value="49">
            <text:p>49</text:p>
          </table:table-cell>
          <table:table-cell table:style-name="ce1" table:formula="of:=COUNT([.BL57:.BL106])" office:value-type="float" office:value="49">
            <text:p>49</text:p>
          </table:table-cell>
          <table:table-cell table:style-name="ce1" table:formula="of:=COUNT([.BM57:.BM106])" office:value-type="float" office:value="49">
            <text:p>49</text:p>
          </table:table-cell>
          <table:table-cell table:style-name="ce1" table:formula="of:=COUNT([.BN57:.BN106])" office:value-type="float" office:value="49">
            <text:p>49</text:p>
          </table:table-cell>
          <table:table-cell table:style-name="ce1" table:formula="of:=COUNT([.BO57:.BO106])" office:value-type="float" office:value="47">
            <text:p>47</text:p>
          </table:table-cell>
          <table:table-cell table:style-name="ce1" table:formula="of:=COUNT([.BP57:.BP106])" office:value-type="float" office:value="46">
            <text:p>46</text:p>
          </table:table-cell>
          <table:table-cell table:style-name="ce1" table:formula="of:=COUNT([.BQ57:.BQ106])" office:value-type="float" office:value="45">
            <text:p>45</text:p>
          </table:table-cell>
          <table:table-cell table:style-name="ce1" table:formula="of:=COUNT([.BR57:.BR106])" office:value-type="float" office:value="44">
            <text:p>44</text:p>
          </table:table-cell>
          <table:table-cell table:style-name="ce1" table:formula="of:=COUNT([.BS57:.BS106])" office:value-type="float" office:value="43">
            <text:p>43</text:p>
          </table:table-cell>
          <table:table-cell table:style-name="ce1" table:formula="of:=COUNT([.BT57:.BT106])" office:value-type="float" office:value="42">
            <text:p>42</text:p>
          </table:table-cell>
          <table:table-cell table:style-name="ce1" table:formula="of:=COUNT([.BU57:.BU106])" office:value-type="float" office:value="40">
            <text:p>40</text:p>
          </table:table-cell>
          <table:table-cell table:style-name="ce1" table:formula="of:=COUNT([.BV57:.BV106])" office:value-type="float" office:value="38">
            <text:p>38</text:p>
          </table:table-cell>
          <table:table-cell table:style-name="ce1" table:formula="of:=COUNT([.BW57:.BW106])" office:value-type="float" office:value="38">
            <text:p>38</text:p>
          </table:table-cell>
          <table:table-cell table:style-name="ce1" table:formula="of:=COUNT([.BX57:.BX106])" office:value-type="float" office:value="36">
            <text:p>36</text:p>
          </table:table-cell>
          <table:table-cell table:style-name="ce1" table:formula="of:=COUNT([.BY57:.BY106])" office:value-type="float" office:value="35">
            <text:p>35</text:p>
          </table:table-cell>
          <table:table-cell table:style-name="ce1" table:formula="of:=COUNT([.BZ57:.BZ106])" office:value-type="float" office:value="35">
            <text:p>35</text:p>
          </table:table-cell>
          <table:table-cell table:style-name="ce1" table:formula="of:=COUNT([.CA57:.CA106])" office:value-type="float" office:value="35">
            <text:p>35</text:p>
          </table:table-cell>
          <table:table-cell table:style-name="ce1" table:formula="of:=COUNT([.CB57:.CB106])" office:value-type="float" office:value="35">
            <text:p>35</text:p>
          </table:table-cell>
          <table:table-cell table:style-name="ce1" table:formula="of:=COUNT([.CC57:.CC106])" office:value-type="float" office:value="34">
            <text:p>34</text:p>
          </table:table-cell>
          <table:table-cell table:style-name="ce1" table:formula="of:=COUNT([.CD57:.CD106])" office:value-type="float" office:value="33">
            <text:p>33</text:p>
          </table:table-cell>
          <table:table-cell table:style-name="ce1" table:formula="of:=COUNT([.CE57:.CE106])" office:value-type="float" office:value="32">
            <text:p>32</text:p>
          </table:table-cell>
          <table:table-cell table:style-name="ce1" table:formula="of:=COUNT([.CF57:.CF106])" office:value-type="float" office:value="31">
            <text:p>31</text:p>
          </table:table-cell>
          <table:table-cell table:style-name="ce1" table:formula="of:=COUNT([.CG57:.CG106])" office:value-type="float" office:value="31">
            <text:p>31</text:p>
          </table:table-cell>
          <table:table-cell table:style-name="ce1" table:formula="of:=COUNT([.CH57:.CH106])" office:value-type="float" office:value="31">
            <text:p>31</text:p>
          </table:table-cell>
          <table:table-cell table:style-name="ce1" table:formula="of:=COUNT([.CI57:.CI106])" office:value-type="float" office:value="30">
            <text:p>30</text:p>
          </table:table-cell>
          <table:table-cell table:style-name="ce1" table:formula="of:=COUNT([.CJ57:.CJ106])" office:value-type="float" office:value="30">
            <text:p>30</text:p>
          </table:table-cell>
          <table:table-cell table:style-name="ce1" table:formula="of:=COUNT([.CK57:.CK106])" office:value-type="float" office:value="29">
            <text:p>29</text:p>
          </table:table-cell>
          <table:table-cell table:style-name="ce1" table:formula="of:=COUNT([.CL57:.CL106])" office:value-type="float" office:value="28">
            <text:p>28</text:p>
          </table:table-cell>
          <table:table-cell table:style-name="ce1" table:formula="of:=COUNT([.CM57:.CM106])" office:value-type="float" office:value="28">
            <text:p>28</text:p>
          </table:table-cell>
          <table:table-cell table:style-name="ce1" table:formula="of:=COUNT([.CN57:.CN106])" office:value-type="float" office:value="28">
            <text:p>28</text:p>
          </table:table-cell>
          <table:table-cell table:style-name="ce1" table:formula="of:=COUNT([.CO57:.CO106])" office:value-type="float" office:value="28">
            <text:p>28</text:p>
          </table:table-cell>
          <table:table-cell table:style-name="ce1" table:formula="of:=COUNT([.CP57:.CP106])" office:value-type="float" office:value="28">
            <text:p>28</text:p>
          </table:table-cell>
          <table:table-cell table:style-name="ce1" table:formula="of:=COUNT([.CQ57:.CQ106])" office:value-type="float" office:value="27">
            <text:p>27</text:p>
          </table:table-cell>
          <table:table-cell table:style-name="ce1" table:formula="of:=COUNT([.CR57:.CR106])" office:value-type="float" office:value="26">
            <text:p>26</text:p>
          </table:table-cell>
          <table:table-cell table:style-name="ce1" table:formula="of:=COUNT([.CS57:.CS106])" office:value-type="float" office:value="26">
            <text:p>26</text:p>
          </table:table-cell>
          <table:table-cell table:style-name="ce1" table:formula="of:=COUNT([.CT57:.CT106])" office:value-type="float" office:value="26">
            <text:p>26</text:p>
          </table:table-cell>
          <table:table-cell table:style-name="ce1" table:formula="of:=COUNT([.CU57:.CU106])" office:value-type="float" office:value="26">
            <text:p>26</text:p>
          </table:table-cell>
          <table:table-cell table:style-name="ce1" table:formula="of:=COUNT([.CV57:.CV106])" office:value-type="float" office:value="26">
            <text:p>26</text:p>
          </table:table-cell>
          <table:table-cell table:style-name="ce1" table:formula="of:=COUNT([.CW57:.CW106])" office:value-type="float" office:value="26">
            <text:p>26</text:p>
          </table:table-cell>
          <table:table-cell table:style-name="ce1" table:formula="of:=COUNT([.CX57:.CX106])" office:value-type="float" office:value="25">
            <text:p>25</text:p>
          </table:table-cell>
          <table:table-cell table:style-name="ce1" table:formula="of:=COUNT([.CY57:.CY106])" office:value-type="float" office:value="25">
            <text:p>25</text:p>
          </table:table-cell>
          <table:table-cell table:style-name="ce1" table:formula="of:=COUNT([.CZ57:.CZ106])" office:value-type="float" office:value="25">
            <text:p>25</text:p>
          </table:table-cell>
          <table:table-cell table:style-name="ce1" table:formula="of:=COUNT([.DA57:.DA106])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table:style-name="ce1" table:formula="of:=STDEV([.B57:.B106])/SQRT(COUNT([.B57:.B106]))" office:value-type="float" office:value="0.00629828288876728">
            <text:p>0.0062982829</text:p>
          </table:table-cell>
          <table:table-cell table:style-name="ce1" table:formula="of:=STDEV([.C57:.C106])/SQRT(COUNT([.C57:.C106]))" office:value-type="float" office:value="0.00803372991371571">
            <text:p>0.0080337299</text:p>
          </table:table-cell>
          <table:table-cell table:style-name="ce1" table:formula="of:=STDEV([.D57:.D106])/SQRT(COUNT([.D57:.D106]))" office:value-type="float" office:value="0.00830117092797819">
            <text:p>0.0083011709</text:p>
          </table:table-cell>
          <table:table-cell table:style-name="ce1" table:formula="of:=STDEV([.E57:.E106])/SQRT(COUNT([.E57:.E106]))" office:value-type="float" office:value="0.00922542239506393">
            <text:p>0.0092254224</text:p>
          </table:table-cell>
          <table:table-cell table:style-name="ce1" table:formula="of:=STDEV([.F57:.F106])/SQRT(COUNT([.F57:.F106]))" office:value-type="float" office:value="0.0102332491299246">
            <text:p>0.0102332491</text:p>
          </table:table-cell>
          <table:table-cell table:style-name="ce1" table:formula="of:=STDEV([.G57:.G106])/SQRT(COUNT([.G57:.G106]))" office:value-type="float" office:value="0.0106859745002694">
            <text:p>0.0106859745</text:p>
          </table:table-cell>
          <table:table-cell table:style-name="ce1" table:formula="of:=STDEV([.H57:.H106])/SQRT(COUNT([.H57:.H106]))" office:value-type="float" office:value="0.0107380688416949">
            <text:p>0.0107380688</text:p>
          </table:table-cell>
          <table:table-cell table:style-name="ce1" table:formula="of:=STDEV([.I57:.I106])/SQRT(COUNT([.I57:.I106]))" office:value-type="float" office:value="0.010602091149141">
            <text:p>0.0106020911</text:p>
          </table:table-cell>
          <table:table-cell table:style-name="ce1" table:formula="of:=STDEV([.J57:.J106])/SQRT(COUNT([.J57:.J106]))" office:value-type="float" office:value="0.0104567256942552">
            <text:p>0.0104567257</text:p>
          </table:table-cell>
          <table:table-cell table:style-name="ce1" table:formula="of:=STDEV([.K57:.K106])/SQRT(COUNT([.K57:.K106]))" office:value-type="float" office:value="0.00994403985166132">
            <text:p>0.0099440399</text:p>
          </table:table-cell>
          <table:table-cell table:style-name="ce1" table:formula="of:=STDEV([.L57:.L106])/SQRT(COUNT([.L57:.L106]))" office:value-type="float" office:value="0.00993601981660254">
            <text:p>0.0099360198</text:p>
          </table:table-cell>
          <table:table-cell table:style-name="ce1" table:formula="of:=STDEV([.M57:.M106])/SQRT(COUNT([.M57:.M106]))" office:value-type="float" office:value="0.0108987103711908">
            <text:p>0.0108987104</text:p>
          </table:table-cell>
          <table:table-cell table:style-name="ce1" table:formula="of:=STDEV([.N57:.N106])/SQRT(COUNT([.N57:.N106]))" office:value-type="float" office:value="0.0112315608525117">
            <text:p>0.0112315609</text:p>
          </table:table-cell>
          <table:table-cell table:style-name="ce1" table:formula="of:=STDEV([.O57:.O106])/SQRT(COUNT([.O57:.O106]))" office:value-type="float" office:value="0.0112783090533129">
            <text:p>0.0112783091</text:p>
          </table:table-cell>
          <table:table-cell table:style-name="ce1" table:formula="of:=STDEV([.P57:.P106])/SQRT(COUNT([.P57:.P106]))" office:value-type="float" office:value="0.0116016470505577">
            <text:p>0.0116016471</text:p>
          </table:table-cell>
          <table:table-cell table:style-name="ce1" table:formula="of:=STDEV([.Q57:.Q106])/SQRT(COUNT([.Q57:.Q106]))" office:value-type="float" office:value="0.011731476932612">
            <text:p>0.0117314769</text:p>
          </table:table-cell>
          <table:table-cell table:style-name="ce1" table:formula="of:=STDEV([.R57:.R106])/SQRT(COUNT([.R57:.R106]))" office:value-type="float" office:value="0.0119269139139261">
            <text:p>0.0119269139</text:p>
          </table:table-cell>
          <table:table-cell table:style-name="ce1" table:formula="of:=STDEV([.S57:.S106])/SQRT(COUNT([.S57:.S106]))" office:value-type="float" office:value="0.012475741767649">
            <text:p>0.0124757418</text:p>
          </table:table-cell>
          <table:table-cell table:style-name="ce1" table:formula="of:=STDEV([.T57:.T106])/SQRT(COUNT([.T57:.T106]))" office:value-type="float" office:value="0.0127538009540493">
            <text:p>0.012753801</text:p>
          </table:table-cell>
          <table:table-cell table:style-name="ce1" table:formula="of:=STDEV([.U57:.U106])/SQRT(COUNT([.U57:.U106]))" office:value-type="float" office:value="0.0126066875676591">
            <text:p>0.0126066876</text:p>
          </table:table-cell>
          <table:table-cell table:style-name="ce1" table:formula="of:=STDEV([.V57:.V106])/SQRT(COUNT([.V57:.V106]))" office:value-type="float" office:value="0.0124795751497544">
            <text:p>0.0124795751</text:p>
          </table:table-cell>
          <table:table-cell table:style-name="ce1" table:formula="of:=STDEV([.W57:.W106])/SQRT(COUNT([.W57:.W106]))" office:value-type="float" office:value="0.0125012754451337">
            <text:p>0.0125012754</text:p>
          </table:table-cell>
          <table:table-cell table:style-name="ce1" table:formula="of:=STDEV([.X57:.X106])/SQRT(COUNT([.X57:.X106]))" office:value-type="float" office:value="0.0125012754451337">
            <text:p>0.0125012754</text:p>
          </table:table-cell>
          <table:table-cell table:style-name="ce1" table:formula="of:=STDEV([.Y57:.Y106])/SQRT(COUNT([.Y57:.Y106]))" office:value-type="float" office:value="0.0120704247258008">
            <text:p>0.0120704247</text:p>
          </table:table-cell>
          <table:table-cell table:style-name="ce1" table:formula="of:=STDEV([.Z57:.Z106])/SQRT(COUNT([.Z57:.Z106]))" office:value-type="float" office:value="0.0119789355937489">
            <text:p>0.0119789356</text:p>
          </table:table-cell>
          <table:table-cell table:style-name="ce1" table:formula="of:=STDEV([.AA57:.AA106])/SQRT(COUNT([.AA57:.AA106]))" office:value-type="float" office:value="0.0121848015065943">
            <text:p>0.0121848015</text:p>
          </table:table-cell>
          <table:table-cell table:style-name="ce1" table:formula="of:=STDEV([.AB57:.AB106])/SQRT(COUNT([.AB57:.AB106]))" office:value-type="float" office:value="0.0123769453222596">
            <text:p>0.0123769453</text:p>
          </table:table-cell>
          <table:table-cell table:style-name="ce1" table:formula="of:=STDEV([.AC57:.AC106])/SQRT(COUNT([.AC57:.AC106]))" office:value-type="float" office:value="0.0123408232451221">
            <text:p>0.0123408232</text:p>
          </table:table-cell>
          <table:table-cell table:style-name="ce1" table:formula="of:=STDEV([.AD57:.AD106])/SQRT(COUNT([.AD57:.AD106]))" office:value-type="float" office:value="0.0125">
            <text:p>0.0125</text:p>
          </table:table-cell>
          <table:table-cell table:style-name="ce1" table:formula="of:=STDEV([.AE57:.AE106])/SQRT(COUNT([.AE57:.AE106]))" office:value-type="float" office:value="0.0125">
            <text:p>0.0125</text:p>
          </table:table-cell>
          <table:table-cell table:style-name="ce1" table:formula="of:=STDEV([.AF57:.AF106])/SQRT(COUNT([.AF57:.AF106]))" office:value-type="float" office:value="0.0125">
            <text:p>0.0125</text:p>
          </table:table-cell>
          <table:table-cell table:style-name="ce1" table:formula="of:=STDEV([.AG57:.AG106])/SQRT(COUNT([.AG57:.AG106]))" office:value-type="float" office:value="0.0121441700970852">
            <text:p>0.0121441701</text:p>
          </table:table-cell>
          <table:table-cell table:style-name="ce1" table:formula="of:=STDEV([.AH57:.AH106])/SQRT(COUNT([.AH57:.AH106]))" office:value-type="float" office:value="0.0121441700970852">
            <text:p>0.0121441701</text:p>
          </table:table-cell>
          <table:table-cell table:style-name="ce1" table:formula="of:=STDEV([.AI57:.AI106])/SQRT(COUNT([.AI57:.AI106]))" office:value-type="float" office:value="0.0121323483939022">
            <text:p>0.0121323484</text:p>
          </table:table-cell>
          <table:table-cell table:style-name="ce1" table:formula="of:=STDEV([.AJ57:.AJ106])/SQRT(COUNT([.AJ57:.AJ106]))" office:value-type="float" office:value="0.012242240357859">
            <text:p>0.0122422404</text:p>
          </table:table-cell>
          <table:table-cell table:style-name="ce1" table:formula="of:=STDEV([.AK57:.AK106])/SQRT(COUNT([.AK57:.AK106]))" office:value-type="float" office:value="0.0120968139674571">
            <text:p>0.012096814</text:p>
          </table:table-cell>
          <table:table-cell table:style-name="ce1" table:formula="of:=STDEV([.AL57:.AL106])/SQRT(COUNT([.AL57:.AL106]))" office:value-type="float" office:value="0.0117924764150708">
            <text:p>0.0117924764</text:p>
          </table:table-cell>
          <table:table-cell table:style-name="ce1" table:formula="of:=STDEV([.AM57:.AM106])/SQRT(COUNT([.AM57:.AM106]))" office:value-type="float" office:value="0.0117924764150708">
            <text:p>0.0117924764</text:p>
          </table:table-cell>
          <table:table-cell table:style-name="ce1" table:formula="of:=STDEV([.AN57:.AN106])/SQRT(COUNT([.AN57:.AN106]))" office:value-type="float" office:value="0.0117924764150708">
            <text:p>0.0117924764</text:p>
          </table:table-cell>
          <table:table-cell table:style-name="ce1" table:formula="of:=STDEV([.AO57:.AO106])/SQRT(COUNT([.AO57:.AO106]))" office:value-type="float" office:value="0.0117437021767553">
            <text:p>0.0117437022</text:p>
          </table:table-cell>
          <table:table-cell table:style-name="ce1" table:formula="of:=STDEV([.AP57:.AP106])/SQRT(COUNT([.AP57:.AP106]))" office:value-type="float" office:value="0.0116496474502143">
            <text:p>0.0116496475</text:p>
          </table:table-cell>
          <table:table-cell table:style-name="ce1" table:formula="of:=STDEV([.AQ57:.AQ106])/SQRT(COUNT([.AQ57:.AQ106]))" office:value-type="float" office:value="0.0116496474502143">
            <text:p>0.0116496475</text:p>
          </table:table-cell>
          <table:table-cell table:style-name="ce1" table:formula="of:=STDEV([.AR57:.AR106])/SQRT(COUNT([.AR57:.AR106]))" office:value-type="float" office:value="0.0116496474502143">
            <text:p>0.0116496475</text:p>
          </table:table-cell>
          <table:table-cell table:style-name="ce1" table:formula="of:=STDEV([.AS57:.AS106])/SQRT(COUNT([.AS57:.AS106]))" office:value-type="float" office:value="0.0112938487863156">
            <text:p>0.0112938488</text:p>
          </table:table-cell>
          <table:table-cell table:style-name="ce1" table:formula="of:=STDEV([.AT57:.AT106])/SQRT(COUNT([.AT57:.AT106]))" office:value-type="float" office:value="0.0112938487863156">
            <text:p>0.0112938488</text:p>
          </table:table-cell>
          <table:table-cell table:style-name="ce1" table:formula="of:=STDEV([.AU57:.AU106])/SQRT(COUNT([.AU57:.AU106]))" office:value-type="float" office:value="0.0112938487863156">
            <text:p>0.0112938488</text:p>
          </table:table-cell>
          <table:table-cell table:style-name="ce1" table:formula="of:=STDEV([.AV57:.AV106])/SQRT(COUNT([.AV57:.AV106]))" office:value-type="float" office:value="0.0113908417384408">
            <text:p>0.0113908417</text:p>
          </table:table-cell>
          <table:table-cell table:style-name="ce1" table:formula="of:=STDEV([.AW57:.AW106])/SQRT(COUNT([.AW57:.AW106]))" office:value-type="float" office:value="0.0113908417384408">
            <text:p>0.0113908417</text:p>
          </table:table-cell>
          <table:table-cell table:style-name="ce1" table:formula="of:=STDEV([.AX57:.AX106])/SQRT(COUNT([.AX57:.AX106]))" office:value-type="float" office:value="0.0113908417384408">
            <text:p>0.0113908417</text:p>
          </table:table-cell>
          <table:table-cell table:style-name="ce1" table:formula="of:=STDEV([.AY57:.AY106])/SQRT(COUNT([.AY57:.AY106]))" office:value-type="float" office:value="0.0110599018337157">
            <text:p>0.0110599018</text:p>
          </table:table-cell>
          <table:table-cell table:style-name="ce1" table:formula="of:=STDEV([.AZ57:.AZ106])/SQRT(COUNT([.AZ57:.AZ106]))" office:value-type="float" office:value="0.0111001930485143">
            <text:p>0.011100193</text:p>
          </table:table-cell>
          <table:table-cell/>
          <table:table-cell table:style-name="ce1" office:value-type="string">
            <text:p>se</text:p>
          </table:table-cell>
          <table:table-cell table:style-name="ce1" table:formula="of:=STDEV([.BC57:.BC106])/SQRT(COUNT([.BC57:.BC106]))" office:value-type="float" office:value="0.386173733726684">
            <text:p>0.3861737337</text:p>
          </table:table-cell>
          <table:table-cell table:style-name="ce1" table:formula="of:=STDEV([.BD57:.BD106])/SQRT(COUNT([.BD57:.BD106]))" office:value-type="float" office:value="0.40482639891334">
            <text:p>0.4048263989</text:p>
          </table:table-cell>
          <table:table-cell table:style-name="ce1" table:formula="of:=STDEV([.BE57:.BE106])/SQRT(COUNT([.BE57:.BE106]))" office:value-type="float" office:value="0.410863256103934">
            <text:p>0.4108632561</text:p>
          </table:table-cell>
          <table:table-cell table:style-name="ce1" table:formula="of:=STDEV([.BF57:.BF106])/SQRT(COUNT([.BF57:.BF106]))" office:value-type="float" office:value="0.432697114935458">
            <text:p>0.4326971149</text:p>
          </table:table-cell>
          <table:table-cell table:style-name="ce1" table:formula="of:=STDEV([.BG57:.BG106])/SQRT(COUNT([.BG57:.BG106]))" office:value-type="float" office:value="0.441468332966528">
            <text:p>0.441468333</text:p>
          </table:table-cell>
          <table:table-cell table:style-name="ce1" table:formula="of:=STDEV([.BH57:.BH106])/SQRT(COUNT([.BH57:.BH106]))" office:value-type="float" office:value="0.472185561725516">
            <text:p>0.4721855617</text:p>
          </table:table-cell>
          <table:table-cell table:style-name="ce1" table:formula="of:=STDEV([.BI57:.BI106])/SQRT(COUNT([.BI57:.BI106]))" office:value-type="float" office:value="0.520831002954664">
            <text:p>0.520831003</text:p>
          </table:table-cell>
          <table:table-cell table:style-name="ce1" table:formula="of:=STDEV([.BJ57:.BJ106])/SQRT(COUNT([.BJ57:.BJ106]))" office:value-type="float" office:value="0.526804668038723">
            <text:p>0.526804668</text:p>
          </table:table-cell>
          <table:table-cell table:style-name="ce1" table:formula="of:=STDEV([.BK57:.BK106])/SQRT(COUNT([.BK57:.BK106]))" office:value-type="float" office:value="0.559924735377708">
            <text:p>0.5599247354</text:p>
          </table:table-cell>
          <table:table-cell table:style-name="ce1" table:formula="of:=STDEV([.BL57:.BL106])/SQRT(COUNT([.BL57:.BL106]))" office:value-type="float" office:value="0.61407218343347">
            <text:p>0.6140721834</text:p>
          </table:table-cell>
          <table:table-cell table:style-name="ce1" table:formula="of:=STDEV([.BM57:.BM106])/SQRT(COUNT([.BM57:.BM106]))" office:value-type="float" office:value="0.645234723381864">
            <text:p>0.6452347234</text:p>
          </table:table-cell>
          <table:table-cell table:style-name="ce1" table:formula="of:=STDEV([.BN57:.BN106])/SQRT(COUNT([.BN57:.BN106]))" office:value-type="float" office:value="0.695322063136288">
            <text:p>0.6953220631</text:p>
          </table:table-cell>
          <table:table-cell table:style-name="ce1" table:formula="of:=STDEV([.BO57:.BO106])/SQRT(COUNT([.BO57:.BO106]))" office:value-type="float" office:value="0.802116983515719">
            <text:p>0.8021169835</text:p>
          </table:table-cell>
          <table:table-cell table:style-name="ce1" table:formula="of:=STDEV([.BP57:.BP106])/SQRT(COUNT([.BP57:.BP106]))" office:value-type="float" office:value="0.824583602312263">
            <text:p>0.8245836023</text:p>
          </table:table-cell>
          <table:table-cell table:style-name="ce1" table:formula="of:=STDEV([.BQ57:.BQ106])/SQRT(COUNT([.BQ57:.BQ106]))" office:value-type="float" office:value="0.878470222723001">
            <text:p>0.8784702227</text:p>
          </table:table-cell>
          <table:table-cell table:style-name="ce1" table:formula="of:=STDEV([.BR57:.BR106])/SQRT(COUNT([.BR57:.BR106]))" office:value-type="float" office:value="0.896576471800739">
            <text:p>0.8965764718</text:p>
          </table:table-cell>
          <table:table-cell table:style-name="ce1" table:formula="of:=STDEV([.BS57:.BS106])/SQRT(COUNT([.BS57:.BS106]))" office:value-type="float" office:value="0.939358498842783">
            <text:p>0.9393584988</text:p>
          </table:table-cell>
          <table:table-cell table:style-name="ce1" table:formula="of:=STDEV([.BT57:.BT106])/SQRT(COUNT([.BT57:.BT106]))" office:value-type="float" office:value="1.00403648345431">
            <text:p>1.0040364835</text:p>
          </table:table-cell>
          <table:table-cell table:style-name="ce1" table:formula="of:=STDEV([.BU57:.BU106])/SQRT(COUNT([.BU57:.BU106]))" office:value-type="float" office:value="1.11238641321606">
            <text:p>1.1123864132</text:p>
          </table:table-cell>
          <table:table-cell table:style-name="ce1" table:formula="of:=STDEV([.BV57:.BV106])/SQRT(COUNT([.BV57:.BV106]))" office:value-type="float" office:value="1.15981192283016">
            <text:p>1.1598119228</text:p>
          </table:table-cell>
          <table:table-cell table:style-name="ce1" table:formula="of:=STDEV([.BW57:.BW106])/SQRT(COUNT([.BW57:.BW106]))" office:value-type="float" office:value="1.21288516248825">
            <text:p>1.2128851625</text:p>
          </table:table-cell>
          <table:table-cell table:style-name="ce1" table:formula="of:=STDEV([.BX57:.BX106])/SQRT(COUNT([.BX57:.BX106]))" office:value-type="float" office:value="1.3035144982954">
            <text:p>1.3035144983</text:p>
          </table:table-cell>
          <table:table-cell table:style-name="ce1" table:formula="of:=STDEV([.BY57:.BY106])/SQRT(COUNT([.BY57:.BY106]))" office:value-type="float" office:value="1.46232345930709">
            <text:p>1.4623234593</text:p>
          </table:table-cell>
          <table:table-cell table:style-name="ce1" table:formula="of:=STDEV([.BZ57:.BZ106])/SQRT(COUNT([.BZ57:.BZ106]))" office:value-type="float" office:value="1.64745371212348">
            <text:p>1.6474537121</text:p>
          </table:table-cell>
          <table:table-cell table:style-name="ce1" table:formula="of:=STDEV([.CA57:.CA106])/SQRT(COUNT([.CA57:.CA106]))" office:value-type="float" office:value="1.78620039054919">
            <text:p>1.7862003905</text:p>
          </table:table-cell>
          <table:table-cell table:style-name="ce1" table:formula="of:=STDEV([.CB57:.CB106])/SQRT(COUNT([.CB57:.CB106]))" office:value-type="float" office:value="1.91752912288049">
            <text:p>1.9175291229</text:p>
          </table:table-cell>
          <table:table-cell table:style-name="ce1" table:formula="of:=STDEV([.CC57:.CC106])/SQRT(COUNT([.CC57:.CC106]))" office:value-type="float" office:value="2.08982143482242">
            <text:p>2.0898214348</text:p>
          </table:table-cell>
          <table:table-cell table:style-name="ce1" table:formula="of:=STDEV([.CD57:.CD106])/SQRT(COUNT([.CD57:.CD106]))" office:value-type="float" office:value="2.23722960773423">
            <text:p>2.2372296077</text:p>
          </table:table-cell>
          <table:table-cell table:style-name="ce1" table:formula="of:=STDEV([.CE57:.CE106])/SQRT(COUNT([.CE57:.CE106]))" office:value-type="float" office:value="2.24572618551381">
            <text:p>2.2457261855</text:p>
          </table:table-cell>
          <table:table-cell table:style-name="ce1" table:formula="of:=STDEV([.CF57:.CF106])/SQRT(COUNT([.CF57:.CF106]))" office:value-type="float" office:value="2.53175193840697">
            <text:p>2.5317519384</text:p>
          </table:table-cell>
          <table:table-cell table:style-name="ce1" table:formula="of:=STDEV([.CG57:.CG106])/SQRT(COUNT([.CG57:.CG106]))" office:value-type="float" office:value="2.69744039005976">
            <text:p>2.6974403901</text:p>
          </table:table-cell>
          <table:table-cell table:style-name="ce1" table:formula="of:=STDEV([.CH57:.CH106])/SQRT(COUNT([.CH57:.CH106]))" office:value-type="float" office:value="2.90156545798503">
            <text:p>2.901565458</text:p>
          </table:table-cell>
          <table:table-cell table:style-name="ce1" table:formula="of:=STDEV([.CI57:.CI106])/SQRT(COUNT([.CI57:.CI106]))" office:value-type="float" office:value="3.17950575693626">
            <text:p>3.1795057569</text:p>
          </table:table-cell>
          <table:table-cell table:style-name="ce1" table:formula="of:=STDEV([.CJ57:.CJ106])/SQRT(COUNT([.CJ57:.CJ106]))" office:value-type="float" office:value="3.44402159791378">
            <text:p>3.4440215979</text:p>
          </table:table-cell>
          <table:table-cell table:style-name="ce1" table:formula="of:=STDEV([.CK57:.CK106])/SQRT(COUNT([.CK57:.CK106]))" office:value-type="float" office:value="3.78119216601919">
            <text:p>3.781192166</text:p>
          </table:table-cell>
          <table:table-cell table:style-name="ce1" table:formula="of:=STDEV([.CL57:.CL106])/SQRT(COUNT([.CL57:.CL106]))" office:value-type="float" office:value="4.23604266489441">
            <text:p>4.2360426649</text:p>
          </table:table-cell>
          <table:table-cell table:style-name="ce1" table:formula="of:=STDEV([.CM57:.CM106])/SQRT(COUNT([.CM57:.CM106]))" office:value-type="float" office:value="4.35676138799798">
            <text:p>4.356761388</text:p>
          </table:table-cell>
          <table:table-cell table:style-name="ce1" table:formula="of:=STDEV([.CN57:.CN106])/SQRT(COUNT([.CN57:.CN106]))" office:value-type="float" office:value="4.46459904635868">
            <text:p>4.4645990464</text:p>
          </table:table-cell>
          <table:table-cell table:style-name="ce1" table:formula="of:=STDEV([.CO57:.CO106])/SQRT(COUNT([.CO57:.CO106]))" office:value-type="float" office:value="4.57633517882314">
            <text:p>4.5763351788</text:p>
          </table:table-cell>
          <table:table-cell table:style-name="ce1" table:formula="of:=STDEV([.CP57:.CP106])/SQRT(COUNT([.CP57:.CP106]))" office:value-type="float" office:value="4.82566827121326">
            <text:p>4.8256682712</text:p>
          </table:table-cell>
          <table:table-cell table:style-name="ce1" table:formula="of:=STDEV([.CQ57:.CQ106])/SQRT(COUNT([.CQ57:.CQ106]))" office:value-type="float" office:value="5.02906171468231">
            <text:p>5.0290617147</text:p>
          </table:table-cell>
          <table:table-cell table:style-name="ce1" table:formula="of:=STDEV([.CR57:.CR106])/SQRT(COUNT([.CR57:.CR106]))" office:value-type="float" office:value="5.41043474150377">
            <text:p>5.4104347415</text:p>
          </table:table-cell>
          <table:table-cell table:style-name="ce1" table:formula="of:=STDEV([.CS57:.CS106])/SQRT(COUNT([.CS57:.CS106]))" office:value-type="float" office:value="5.78568464489532">
            <text:p>5.7856846449</text:p>
          </table:table-cell>
          <table:table-cell table:style-name="ce1" table:formula="of:=STDEV([.CT57:.CT106])/SQRT(COUNT([.CT57:.CT106]))" office:value-type="float" office:value="5.98750952586857">
            <text:p>5.9875095259</text:p>
          </table:table-cell>
          <table:table-cell table:style-name="ce1" table:formula="of:=STDEV([.CU57:.CU106])/SQRT(COUNT([.CU57:.CU106]))" office:value-type="float" office:value="6.09590399775312">
            <text:p>6.0959039978</text:p>
          </table:table-cell>
          <table:table-cell table:style-name="ce1" table:formula="of:=STDEV([.CV57:.CV106])/SQRT(COUNT([.CV57:.CV106]))" office:value-type="float" office:value="6.23835958419961">
            <text:p>6.2383595842</text:p>
          </table:table-cell>
          <table:table-cell table:style-name="ce1" table:formula="of:=STDEV([.CW57:.CW106])/SQRT(COUNT([.CW57:.CW106]))" office:value-type="float" office:value="6.47322658736437">
            <text:p>6.4732265874</text:p>
          </table:table-cell>
          <table:table-cell table:style-name="ce1" table:formula="of:=STDEV([.CX57:.CX106])/SQRT(COUNT([.CX57:.CX106]))" office:value-type="float" office:value="6.46138326160377">
            <text:p>6.4613832616</text:p>
          </table:table-cell>
          <table:table-cell table:style-name="ce1" table:formula="of:=STDEV([.CY57:.CY106])/SQRT(COUNT([.CY57:.CY106]))" office:value-type="float" office:value="6.77399828316089">
            <text:p>6.7739982832</text:p>
          </table:table-cell>
          <table:table-cell table:style-name="ce1" table:formula="of:=STDEV([.CZ57:.CZ106])/SQRT(COUNT([.CZ57:.CZ106]))" office:value-type="float" office:value="6.93432549675405">
            <text:p>6.9343254968</text:p>
          </table:table-cell>
          <table:table-cell table:style-name="ce1" table:formula="of:=STDEV([.DA57:.DA106])/SQRT(COUNT([.DA57:.DA106]))" office:value-type="float" office:value="7.30738752886876">
            <text:p>7.3073875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0/00/0000</text:date>, <text:time style:data-style-name="N2" text:time-value="0000-00-00T17:23:52.3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1:47:05.03</meta:creation-date>
    <dc:date>2014-01-19T17:39:55.81</dc:date>
    <meta:editing-duration>PT49M19S</meta:editing-duration>
    <meta:editing-cycles>5</meta:editing-cycles>
    <meta:generator>LibreOffice/3.6$Windows_x86 LibreOffice_project/2ef5aff-a6fb0ff-166bdff-cf087ad-0f1389</meta:generator>
    <meta:document-statistic meta:table-count="1" meta:cell-count="101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5" style:family="chart" style:data-style-name="N0">
      <style:chart-properties chart:symbol-type="none" chart:error-upper-indicator="true" chart:error-lower-indicator="true" chart:error-category="cell-range" chart:error-upper-range="List1.B54:List1.AZ54" chart:error-lower-range="List1.B54:List1.AZ54"/>
      <style:graphic-properties svg:stroke-width="0.08cm" svg:stroke-color="#c0c0c0" draw:fill-color="#c0c0c0"/>
      <style:text-properties fo:font-size="10pt" style:font-size-asian="10pt" style:font-size-complex="10pt"/>
    </style:style>
    <style:style style:name="ch6" style:family="chart">
      <style:chart-properties chart:error-category="cell-range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List1.B109:List1.AZ109" chart:error-lower-range="List1.B109:List1.AZ109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414cm" svg:height="19.783cm" xlink:href=".." xlink:type="simple" chart:class="chart:line" chart:style-name="ch1">
        <chart:plot-area chart:style-name="ch2" table:cell-range-address="List1.B52:List1.AZ52 List1.B107:List1.AZ107" svg:x="1.138cm" svg:y="1.715cm" svg:width="31.9cm" svg:height="17.253cm">
          <chartooo:coordinate-region svg:x="2.844cm" svg:y="2.311cm" svg:width="30.007cm" svg:height="15.984cm"/>
          <chart:axis chart:dimension="x" chart:name="primary-x" chart:style-name="ch3"/>
          <chart:axis chart:dimension="y" chart:name="primary-y" chart:style-name="ch4"/>
          <chart:series chart:style-name="ch5" chart:values-cell-range-address="List1.B52:List1.AZ52" chart:class="chart:line">
            <chart:error-indicator chart:error-upper-range="List1.B54:List1.AZ54" chart:error-lower-range="List1.B54:List1.AZ54" chart:style-name="ch6" chart:dimension="y"/>
            <chart:data-point chart:repeated="51"/>
          </chart:series>
          <chart:series chart:style-name="ch7" chart:values-cell-range-address="List1.B107:List1.AZ107" chart:class="chart:line">
            <chart:error-indicator chart:error-upper-range="List1.B109:List1.AZ109" chart:error-lower-range="List1.B109:List1.AZ109" chart:style-name="ch6" chart:dimension="y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Řádek 52</text:p>
                <draw:g>
                  <svg:desc/>
                </draw:g>
              </table:table-cell>
              <table:table-cell office:value-type="float" office:value="0.6925">
                <text:p>0.6925</text:p>
                <draw:g>
                  <svg:desc>List1.B52:List1.AZ52</svg:desc>
                </draw:g>
              </table:table-cell>
              <table:table-cell office:value-type="float" office:value="0.69875">
                <text:p>0.69875</text:p>
              </table:table-cell>
              <table:table-cell office:value-type="float" office:value="0.71375">
                <text:p>0.71375</text:p>
              </table:table-cell>
              <table:table-cell office:value-type="float" office:value="0.715">
                <text:p>0.715</text:p>
              </table:table-cell>
              <table:table-cell office:value-type="float" office:value="0.72">
                <text:p>0.72</text:p>
              </table:table-cell>
              <table:table-cell office:value-type="float" office:value="0.72375">
                <text:p>0.72375</text:p>
              </table:table-cell>
              <table:table-cell office:value-type="float" office:value="0.72625">
                <text:p>0.72625</text:p>
              </table:table-cell>
              <table:table-cell office:value-type="float" office:value="0.73">
                <text:p>0.73</text:p>
              </table:table-cell>
              <table:table-cell office:value-type="float" office:value="0.74">
                <text:p>0.74</text:p>
              </table:table-cell>
              <table:table-cell office:value-type="float" office:value="0.75">
                <text:p>0.75</text:p>
              </table:table-cell>
              <table:table-cell office:value-type="float" office:value="0.7525">
                <text:p>0.7525</text:p>
              </table:table-cell>
              <table:table-cell office:value-type="float" office:value="0.76375">
                <text:p>0.76375</text:p>
              </table:table-cell>
              <table:table-cell office:value-type="float" office:value="0.7675">
                <text:p>0.7675</text:p>
              </table:table-cell>
              <table:table-cell office:value-type="float" office:value="0.77625">
                <text:p>0.77625</text:p>
              </table:table-cell>
              <table:table-cell office:value-type="float" office:value="0.7775">
                <text:p>0.7775</text:p>
              </table:table-cell>
              <table:table-cell office:value-type="float" office:value="0.78375">
                <text:p>0.78375</text:p>
              </table:table-cell>
              <table:table-cell office:value-type="float" office:value="0.78875">
                <text:p>0.78875</text:p>
              </table:table-cell>
              <table:table-cell office:value-type="float" office:value="0.7925">
                <text:p>0.7925</text:p>
              </table:table-cell>
              <table:table-cell office:value-type="float" office:value="0.79375">
                <text:p>0.79375</text:p>
              </table:table-cell>
              <table:table-cell office:value-type="float" office:value="0.7975">
                <text:p>0.7975</text:p>
              </table:table-cell>
              <table:table-cell office:value-type="float" office:value="0.80375">
                <text:p>0.80375</text:p>
              </table:table-cell>
              <table:table-cell office:value-type="float" office:value="0.81125">
                <text:p>0.81125</text:p>
              </table:table-cell>
              <table:table-cell office:value-type="float" office:value="0.81375">
                <text:p>0.81375</text:p>
              </table:table-cell>
              <table:table-cell office:value-type="float" office:value="0.8175">
                <text:p>0.8175</text:p>
              </table:table-cell>
              <table:table-cell office:value-type="float" office:value="0.81875">
                <text:p>0.81875</text:p>
              </table:table-cell>
              <table:table-cell office:value-type="float" office:value="0.825">
                <text:p>0.825</text:p>
              </table:table-cell>
              <table:table-cell office:value-type="float" office:value="0.82875">
                <text:p>0.82875</text:p>
              </table:table-cell>
              <table:table-cell office:value-type="float" office:value="0.83625">
                <text:p>0.83625</text:p>
              </table:table-cell>
              <table:table-cell office:value-type="float" office:value="0.84625">
                <text:p>0.84625</text:p>
              </table:table-cell>
              <table:table-cell office:value-type="float" office:value="0.85125">
                <text:p>0.85125</text:p>
              </table:table-cell>
              <table:table-cell office:value-type="float" office:value="0.85375">
                <text:p>0.85375</text:p>
              </table:table-cell>
              <table:table-cell office:value-type="float" office:value="0.85875">
                <text:p>0.85875</text:p>
              </table:table-cell>
              <table:table-cell office:value-type="float" office:value="0.86">
                <text:p>0.86</text:p>
              </table:table-cell>
              <table:table-cell office:value-type="float" office:value="0.86125">
                <text:p>0.86125</text:p>
              </table:table-cell>
              <table:table-cell office:value-type="float" office:value="0.86125">
                <text:p>0.86125</text:p>
              </table:table-cell>
              <table:table-cell office:value-type="float" office:value="0.86125">
                <text:p>0.86125</text:p>
              </table:table-cell>
              <table:table-cell office:value-type="float" office:value="0.86375">
                <text:p>0.86375</text:p>
              </table:table-cell>
              <table:table-cell office:value-type="float" office:value="0.87">
                <text:p>0.87</text:p>
              </table:table-cell>
              <table:table-cell office:value-type="float" office:value="0.8725">
                <text:p>0.8725</text:p>
              </table:table-cell>
              <table:table-cell office:value-type="float" office:value="0.8775">
                <text:p>0.8775</text:p>
              </table:table-cell>
              <table:table-cell office:value-type="float" office:value="0.885">
                <text:p>0.885</text:p>
              </table:table-cell>
              <table:table-cell office:value-type="float" office:value="0.885">
                <text:p>0.885</text:p>
              </table:table-cell>
              <table:table-cell office:value-type="float" office:value="0.885">
                <text:p>0.885</text:p>
              </table:table-cell>
              <table:table-cell office:value-type="float" office:value="0.88875">
                <text:p>0.88875</text:p>
              </table:table-cell>
              <table:table-cell office:value-type="float" office:value="0.88875">
                <text:p>0.88875</text:p>
              </table:table-cell>
              <table:table-cell office:value-type="float" office:value="0.89">
                <text:p>0.89</text:p>
              </table:table-cell>
              <table:table-cell office:value-type="float" office:value="0.89125">
                <text:p>0.89125</text:p>
              </table:table-cell>
              <table:table-cell office:value-type="float" office:value="0.89125">
                <text:p>0.89125</text:p>
              </table:table-cell>
              <table:table-cell office:value-type="float" office:value="0.89125">
                <text:p>0.89125</text:p>
              </table:table-cell>
              <table:table-cell office:value-type="float" office:value="0.89375">
                <text:p>0.89375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00242226070825903">
                <text:p>0.00242226070825903</text:p>
                <draw:g>
                  <svg:desc>List1.B54:List1.AZ54</svg:desc>
                </draw:g>
              </table:table-cell>
              <table:table-cell office:value-type="float" office:value="0.00343024512719617">
                <text:p>0.00343024512719617</text:p>
              </table:table-cell>
              <table:table-cell office:value-type="float" office:value="0.00759506082790598">
                <text:p>0.00759506082790598</text:p>
              </table:table-cell>
              <table:table-cell office:value-type="float" office:value="0.00760974134023661">
                <text:p>0.00760974134023661</text:p>
              </table:table-cell>
              <table:table-cell office:value-type="float" office:value="0.00822979901557351">
                <text:p>0.00822979901557351</text:p>
              </table:table-cell>
              <table:table-cell office:value-type="float" office:value="0.00894462841883442">
                <text:p>0.00894462841883442</text:p>
              </table:table-cell>
              <table:table-cell office:value-type="float" office:value="0.00908611016657753">
                <text:p>0.00908611016657753</text:p>
              </table:table-cell>
              <table:table-cell office:value-type="float" office:value="0.0096890428330361">
                <text:p>0.0096890428330361</text:p>
              </table:table-cell>
              <table:table-cell office:value-type="float" office:value="0.0113445572673347">
                <text:p>0.0113445572673347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1460618102337">
                <text:p>0.0111460618102337</text:p>
              </table:table-cell>
              <table:table-cell office:value-type="float" office:value="0.0114745170188695">
                <text:p>0.0114745170188695</text:p>
              </table:table-cell>
              <table:table-cell office:value-type="float" office:value="0.0117151567620405">
                <text:p>0.0117151567620405</text:p>
              </table:table-cell>
              <table:table-cell office:value-type="float" office:value="0.012253956045927">
                <text:p>0.012253956045927</text:p>
              </table:table-cell>
              <table:table-cell office:value-type="float" office:value="0.0121323483939022">
                <text:p>0.0121323483939022</text:p>
              </table:table-cell>
              <table:table-cell office:value-type="float" office:value="0.0130259258748835">
                <text:p>0.0130259258748835</text:p>
              </table:table-cell>
              <table:table-cell office:value-type="float" office:value="0.0138193981528185">
                <text:p>0.0138193981528185</text:p>
              </table:table-cell>
              <table:table-cell office:value-type="float" office:value="0.013882708375412">
                <text:p>0.013882708375412</text:p>
              </table:table-cell>
              <table:table-cell office:value-type="float" office:value="0.0139754248593737">
                <text:p>0.0139754248593737</text:p>
              </table:table-cell>
              <table:table-cell office:value-type="float" office:value="0.0138964831845312">
                <text:p>0.0138964831845312</text:p>
              </table:table-cell>
              <table:table-cell office:value-type="float" office:value="0.0148343317328144">
                <text:p>0.0148343317328144</text:p>
              </table:table-cell>
              <table:table-cell office:value-type="float" office:value="0.0143402975092242">
                <text:p>0.0143402975092242</text:p>
              </table:table-cell>
              <table:table-cell office:value-type="float" office:value="0.0144510521472751">
                <text:p>0.0144510521472751</text:p>
              </table:table-cell>
              <table:table-cell office:value-type="float" office:value="0.014155657987576">
                <text:p>0.014155657987576</text:p>
              </table:table-cell>
              <table:table-cell office:value-type="float" office:value="0.014201762250524">
                <text:p>0.014201762250524</text:p>
              </table:table-cell>
              <table:table-cell office:value-type="float" office:value="0.0146167013783437">
                <text:p>0.0146167013783437</text:p>
              </table:table-cell>
              <table:table-cell office:value-type="float" office:value="0.0143758318304134">
                <text:p>0.0143758318304134</text:p>
              </table:table-cell>
              <table:table-cell office:value-type="float" office:value="0.0141612884949335">
                <text:p>0.0141612884949335</text:p>
              </table:table-cell>
              <table:table-cell office:value-type="float" office:value="0.013970860710049">
                <text:p>0.013970860710049</text:p>
              </table:table-cell>
              <table:table-cell office:value-type="float" office:value="0.0141612884949335">
                <text:p>0.0141612884949335</text:p>
              </table:table-cell>
              <table:table-cell office:value-type="float" office:value="0.0137870558192554">
                <text:p>0.0137870558192554</text:p>
              </table:table-cell>
              <table:table-cell office:value-type="float" office:value="0.0138101652149895">
                <text:p>0.0138101652149895</text:p>
              </table:table-cell>
              <table:table-cell office:value-type="float" office:value="0.0135479119559933">
                <text:p>0.0135479119559933</text:p>
              </table:table-cell>
              <table:table-cell office:value-type="float" office:value="0.0133976182013591">
                <text:p>0.0133976182013591</text:p>
              </table:table-cell>
              <table:table-cell office:value-type="float" office:value="0.0133976182013591">
                <text:p>0.0133976182013591</text:p>
              </table:table-cell>
              <table:table-cell office:value-type="float" office:value="0.0133976182013591">
                <text:p>0.0133976182013591</text:p>
              </table:table-cell>
              <table:table-cell office:value-type="float" office:value="0.0132058370674888">
                <text:p>0.0132058370674888</text:p>
              </table:table-cell>
              <table:table-cell office:value-type="float" office:value="0.0128571428571429">
                <text:p>0.0128571428571429</text:p>
              </table:table-cell>
              <table:table-cell office:value-type="float" office:value="0.0126218550336231">
                <text:p>0.0126218550336231</text:p>
              </table:table-cell>
              <table:table-cell office:value-type="float" office:value="0.011973610438743">
                <text:p>0.011973610438743</text:p>
              </table:table-cell>
              <table:table-cell office:value-type="float" office:value="0.0117586268808245">
                <text:p>0.0117586268808245</text:p>
              </table:table-cell>
              <table:table-cell office:value-type="float" office:value="0.0117586268808245">
                <text:p>0.0117586268808245</text:p>
              </table:table-cell>
              <table:table-cell office:value-type="float" office:value="0.0117586268808245">
                <text:p>0.0117586268808245</text:p>
              </table:table-cell>
              <table:table-cell office:value-type="float" office:value="0.0111931671030106">
                <text:p>0.0111931671030106</text:p>
              </table:table-cell>
              <table:table-cell office:value-type="float" office:value="0.0111931671030106">
                <text:p>0.0111931671030106</text:p>
              </table:table-cell>
              <table:table-cell office:value-type="float" office:value="0.0110886962116143">
                <text:p>0.0110886962116143</text:p>
              </table:table-cell>
              <table:table-cell office:value-type="float" office:value="0.0108341509372268">
                <text:p>0.0108341509372268</text:p>
              </table:table-cell>
              <table:table-cell office:value-type="float" office:value="0.0108341509372268">
                <text:p>0.0108341509372268</text:p>
              </table:table-cell>
              <table:table-cell office:value-type="float" office:value="0.0108341509372268">
                <text:p>0.0108341509372268</text:p>
              </table:table-cell>
              <table:table-cell office:value-type="float" office:value="0.0104506249202854">
                <text:p>0.0104506249202854</text:p>
              </table:table-cell>
              <table:table-cell office:value-type="float" office:value="0.0106306257615266">
                <text:p>0.0106306257615266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00242226070825903">
                <text:p>0.00242226070825903</text:p>
                <draw:g>
                  <svg:desc>List1.B54:List1.AZ54</svg:desc>
                </draw:g>
              </table:table-cell>
              <table:table-cell office:value-type="float" office:value="0.00343024512719617">
                <text:p>0.00343024512719617</text:p>
              </table:table-cell>
              <table:table-cell office:value-type="float" office:value="0.00759506082790598">
                <text:p>0.00759506082790598</text:p>
              </table:table-cell>
              <table:table-cell office:value-type="float" office:value="0.00760974134023661">
                <text:p>0.00760974134023661</text:p>
              </table:table-cell>
              <table:table-cell office:value-type="float" office:value="0.00822979901557351">
                <text:p>0.00822979901557351</text:p>
              </table:table-cell>
              <table:table-cell office:value-type="float" office:value="0.00894462841883442">
                <text:p>0.00894462841883442</text:p>
              </table:table-cell>
              <table:table-cell office:value-type="float" office:value="0.00908611016657753">
                <text:p>0.00908611016657753</text:p>
              </table:table-cell>
              <table:table-cell office:value-type="float" office:value="0.0096890428330361">
                <text:p>0.0096890428330361</text:p>
              </table:table-cell>
              <table:table-cell office:value-type="float" office:value="0.0113445572673347">
                <text:p>0.0113445572673347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1460618102337">
                <text:p>0.0111460618102337</text:p>
              </table:table-cell>
              <table:table-cell office:value-type="float" office:value="0.0114745170188695">
                <text:p>0.0114745170188695</text:p>
              </table:table-cell>
              <table:table-cell office:value-type="float" office:value="0.0117151567620405">
                <text:p>0.0117151567620405</text:p>
              </table:table-cell>
              <table:table-cell office:value-type="float" office:value="0.012253956045927">
                <text:p>0.012253956045927</text:p>
              </table:table-cell>
              <table:table-cell office:value-type="float" office:value="0.0121323483939022">
                <text:p>0.0121323483939022</text:p>
              </table:table-cell>
              <table:table-cell office:value-type="float" office:value="0.0130259258748835">
                <text:p>0.0130259258748835</text:p>
              </table:table-cell>
              <table:table-cell office:value-type="float" office:value="0.0138193981528185">
                <text:p>0.0138193981528185</text:p>
              </table:table-cell>
              <table:table-cell office:value-type="float" office:value="0.013882708375412">
                <text:p>0.013882708375412</text:p>
              </table:table-cell>
              <table:table-cell office:value-type="float" office:value="0.0139754248593737">
                <text:p>0.0139754248593737</text:p>
              </table:table-cell>
              <table:table-cell office:value-type="float" office:value="0.0138964831845312">
                <text:p>0.0138964831845312</text:p>
              </table:table-cell>
              <table:table-cell office:value-type="float" office:value="0.0148343317328144">
                <text:p>0.0148343317328144</text:p>
              </table:table-cell>
              <table:table-cell office:value-type="float" office:value="0.0143402975092242">
                <text:p>0.0143402975092242</text:p>
              </table:table-cell>
              <table:table-cell office:value-type="float" office:value="0.0144510521472751">
                <text:p>0.0144510521472751</text:p>
              </table:table-cell>
              <table:table-cell office:value-type="float" office:value="0.014155657987576">
                <text:p>0.014155657987576</text:p>
              </table:table-cell>
              <table:table-cell office:value-type="float" office:value="0.014201762250524">
                <text:p>0.014201762250524</text:p>
              </table:table-cell>
              <table:table-cell office:value-type="float" office:value="0.0146167013783437">
                <text:p>0.0146167013783437</text:p>
              </table:table-cell>
              <table:table-cell office:value-type="float" office:value="0.0143758318304134">
                <text:p>0.0143758318304134</text:p>
              </table:table-cell>
              <table:table-cell office:value-type="float" office:value="0.0141612884949335">
                <text:p>0.0141612884949335</text:p>
              </table:table-cell>
              <table:table-cell office:value-type="float" office:value="0.013970860710049">
                <text:p>0.013970860710049</text:p>
              </table:table-cell>
              <table:table-cell office:value-type="float" office:value="0.0141612884949335">
                <text:p>0.0141612884949335</text:p>
              </table:table-cell>
              <table:table-cell office:value-type="float" office:value="0.0137870558192554">
                <text:p>0.0137870558192554</text:p>
              </table:table-cell>
              <table:table-cell office:value-type="float" office:value="0.0138101652149895">
                <text:p>0.0138101652149895</text:p>
              </table:table-cell>
              <table:table-cell office:value-type="float" office:value="0.0135479119559933">
                <text:p>0.0135479119559933</text:p>
              </table:table-cell>
              <table:table-cell office:value-type="float" office:value="0.0133976182013591">
                <text:p>0.0133976182013591</text:p>
              </table:table-cell>
              <table:table-cell office:value-type="float" office:value="0.0133976182013591">
                <text:p>0.0133976182013591</text:p>
              </table:table-cell>
              <table:table-cell office:value-type="float" office:value="0.0133976182013591">
                <text:p>0.0133976182013591</text:p>
              </table:table-cell>
              <table:table-cell office:value-type="float" office:value="0.0132058370674888">
                <text:p>0.0132058370674888</text:p>
              </table:table-cell>
              <table:table-cell office:value-type="float" office:value="0.0128571428571429">
                <text:p>0.0128571428571429</text:p>
              </table:table-cell>
              <table:table-cell office:value-type="float" office:value="0.0126218550336231">
                <text:p>0.0126218550336231</text:p>
              </table:table-cell>
              <table:table-cell office:value-type="float" office:value="0.011973610438743">
                <text:p>0.011973610438743</text:p>
              </table:table-cell>
              <table:table-cell office:value-type="float" office:value="0.0117586268808245">
                <text:p>0.0117586268808245</text:p>
              </table:table-cell>
              <table:table-cell office:value-type="float" office:value="0.0117586268808245">
                <text:p>0.0117586268808245</text:p>
              </table:table-cell>
              <table:table-cell office:value-type="float" office:value="0.0117586268808245">
                <text:p>0.0117586268808245</text:p>
              </table:table-cell>
              <table:table-cell office:value-type="float" office:value="0.0111931671030106">
                <text:p>0.0111931671030106</text:p>
              </table:table-cell>
              <table:table-cell office:value-type="float" office:value="0.0111931671030106">
                <text:p>0.0111931671030106</text:p>
              </table:table-cell>
              <table:table-cell office:value-type="float" office:value="0.0110886962116143">
                <text:p>0.0110886962116143</text:p>
              </table:table-cell>
              <table:table-cell office:value-type="float" office:value="0.0108341509372268">
                <text:p>0.0108341509372268</text:p>
              </table:table-cell>
              <table:table-cell office:value-type="float" office:value="0.0108341509372268">
                <text:p>0.0108341509372268</text:p>
              </table:table-cell>
              <table:table-cell office:value-type="float" office:value="0.0108341509372268">
                <text:p>0.0108341509372268</text:p>
              </table:table-cell>
              <table:table-cell office:value-type="float" office:value="0.0104506249202854">
                <text:p>0.0104506249202854</text:p>
              </table:table-cell>
              <table:table-cell office:value-type="float" office:value="0.0106306257615266">
                <text:p>0.0106306257615266</text:p>
              </table:table-cell>
            </table:table-row>
            <table:table-row>
              <table:table-cell office:value-type="string">
                <text:p>Řádek 107</text:p>
                <draw:g>
                  <svg:desc/>
                </draw:g>
              </table:table-cell>
              <table:table-cell office:value-type="float" office:value="0.7075">
                <text:p>0.7075</text:p>
                <draw:g>
                  <svg:desc>List1.B107:List1.AZ107</svg:desc>
                </draw:g>
              </table:table-cell>
              <table:table-cell office:value-type="float" office:value="0.72">
                <text:p>0.72</text:p>
              </table:table-cell>
              <table:table-cell office:value-type="float" office:value="0.72875">
                <text:p>0.72875</text:p>
              </table:table-cell>
              <table:table-cell office:value-type="float" office:value="0.73875">
                <text:p>0.73875</text:p>
              </table:table-cell>
              <table:table-cell office:value-type="float" office:value="0.755">
                <text:p>0.755</text:p>
              </table:table-cell>
              <table:table-cell office:value-type="float" office:value="0.76625">
                <text:p>0.76625</text:p>
              </table:table-cell>
              <table:table-cell office:value-type="float" office:value="0.7775">
                <text:p>0.7775</text:p>
              </table:table-cell>
              <table:table-cell office:value-type="float" office:value="0.79375">
                <text:p>0.79375</text:p>
              </table:table-cell>
              <table:table-cell office:value-type="float" office:value="0.79875">
                <text:p>0.79875</text:p>
              </table:table-cell>
              <table:table-cell office:value-type="float" office:value="0.80375">
                <text:p>0.80375</text:p>
              </table:table-cell>
              <table:table-cell office:value-type="float" office:value="0.81">
                <text:p>0.81</text:p>
              </table:table-cell>
              <table:table-cell office:value-type="float" office:value="0.81875">
                <text:p>0.81875</text:p>
              </table:table-cell>
              <table:table-cell office:value-type="float" office:value="0.8275">
                <text:p>0.8275</text:p>
              </table:table-cell>
              <table:table-cell office:value-type="float" office:value="0.83625">
                <text:p>0.83625</text:p>
              </table:table-cell>
              <table:table-cell office:value-type="float" office:value="0.84125">
                <text:p>0.84125</text:p>
              </table:table-cell>
              <table:table-cell office:value-type="float" office:value="0.8475">
                <text:p>0.8475</text:p>
              </table:table-cell>
              <table:table-cell office:value-type="float" office:value="0.85375">
                <text:p>0.85375</text:p>
              </table:table-cell>
              <table:table-cell office:value-type="float" office:value="0.85875">
                <text:p>0.85875</text:p>
              </table:table-cell>
              <table:table-cell office:value-type="float" office:value="0.86625">
                <text:p>0.86625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8375">
                <text:p>0.88375</text:p>
              </table:table-cell>
              <table:table-cell office:value-type="float" office:value="0.88375">
                <text:p>0.88375</text:p>
              </table:table-cell>
              <table:table-cell office:value-type="float" office:value="0.88625">
                <text:p>0.88625</text:p>
              </table:table-cell>
              <table:table-cell office:value-type="float" office:value="0.8875">
                <text:p>0.8875</text:p>
              </table:table-cell>
              <table:table-cell office:value-type="float" office:value="0.89">
                <text:p>0.89</text:p>
              </table:table-cell>
              <table:table-cell office:value-type="float" office:value="0.8925">
                <text:p>0.8925</text:p>
              </table:table-cell>
              <table:table-cell office:value-type="float" office:value="0.8975">
                <text:p>0.897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0625">
                <text:p>0.90625</text:p>
              </table:table-cell>
              <table:table-cell office:value-type="float" office:value="0.90625">
                <text:p>0.90625</text:p>
              </table:table-cell>
              <table:table-cell office:value-type="float" office:value="0.91">
                <text:p>0.91</text:p>
              </table:table-cell>
              <table:table-cell office:value-type="float" office:value="0.9125">
                <text:p>0.9125</text:p>
              </table:table-cell>
              <table:table-cell office:value-type="float" office:value="0.91375">
                <text:p>0.91375</text:p>
              </table:table-cell>
              <table:table-cell office:value-type="float" office:value="0.91625">
                <text:p>0.91625</text:p>
              </table:table-cell>
              <table:table-cell office:value-type="float" office:value="0.91625">
                <text:p>0.91625</text:p>
              </table:table-cell>
              <table:table-cell office:value-type="float" office:value="0.91625">
                <text:p>0.91625</text:p>
              </table:table-cell>
              <table:table-cell office:value-type="float" office:value="0.91875">
                <text:p>0.91875</text:p>
              </table:table-cell>
              <table:table-cell office:value-type="float" office:value="0.9225">
                <text:p>0.9225</text:p>
              </table:table-cell>
              <table:table-cell office:value-type="float" office:value="0.9225">
                <text:p>0.9225</text:p>
              </table:table-cell>
              <table:table-cell office:value-type="float" office:value="0.9225">
                <text:p>0.9225</text:p>
              </table:table-cell>
              <table:table-cell office:value-type="float" office:value="0.925">
                <text:p>0.925</text:p>
              </table:table-cell>
              <table:table-cell office:value-type="float" office:value="0.925">
                <text:p>0.925</text:p>
              </table:table-cell>
              <table:table-cell office:value-type="float" office:value="0.925">
                <text:p>0.925</text:p>
              </table:table-cell>
              <table:table-cell office:value-type="float" office:value="0.92625">
                <text:p>0.92625</text:p>
              </table:table-cell>
              <table:table-cell office:value-type="float" office:value="0.92625">
                <text:p>0.92625</text:p>
              </table:table-cell>
              <table:table-cell office:value-type="float" office:value="0.92625">
                <text:p>0.92625</text:p>
              </table:table-cell>
              <table:table-cell office:value-type="float" office:value="0.9275">
                <text:p>0.927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0629828288876728">
                <text:p>0.00629828288876728</text:p>
                <draw:g>
                  <svg:desc>List1.B109:List1.AZ109</svg:desc>
                </draw:g>
              </table:table-cell>
              <table:table-cell office:value-type="float" office:value="0.00803372991371571">
                <text:p>0.00803372991371571</text:p>
              </table:table-cell>
              <table:table-cell office:value-type="float" office:value="0.00830117092797819">
                <text:p>0.00830117092797819</text:p>
              </table:table-cell>
              <table:table-cell office:value-type="float" office:value="0.00922542239506393">
                <text:p>0.00922542239506393</text:p>
              </table:table-cell>
              <table:table-cell office:value-type="float" office:value="0.0102332491299246">
                <text:p>0.0102332491299246</text:p>
              </table:table-cell>
              <table:table-cell office:value-type="float" office:value="0.0106859745002694">
                <text:p>0.0106859745002694</text:p>
              </table:table-cell>
              <table:table-cell office:value-type="float" office:value="0.0107380688416949">
                <text:p>0.0107380688416949</text:p>
              </table:table-cell>
              <table:table-cell office:value-type="float" office:value="0.010602091149141">
                <text:p>0.010602091149141</text:p>
              </table:table-cell>
              <table:table-cell office:value-type="float" office:value="0.0104567256942552">
                <text:p>0.0104567256942552</text:p>
              </table:table-cell>
              <table:table-cell office:value-type="float" office:value="0.00994403985166132">
                <text:p>0.00994403985166132</text:p>
              </table:table-cell>
              <table:table-cell office:value-type="float" office:value="0.00993601981660254">
                <text:p>0.00993601981660254</text:p>
              </table:table-cell>
              <table:table-cell office:value-type="float" office:value="0.0108987103711908">
                <text:p>0.0108987103711908</text:p>
              </table:table-cell>
              <table:table-cell office:value-type="float" office:value="0.0112315608525117">
                <text:p>0.0112315608525117</text:p>
              </table:table-cell>
              <table:table-cell office:value-type="float" office:value="0.0112783090533129">
                <text:p>0.0112783090533129</text:p>
              </table:table-cell>
              <table:table-cell office:value-type="float" office:value="0.0116016470505577">
                <text:p>0.0116016470505577</text:p>
              </table:table-cell>
              <table:table-cell office:value-type="float" office:value="0.011731476932612">
                <text:p>0.011731476932612</text:p>
              </table:table-cell>
              <table:table-cell office:value-type="float" office:value="0.0119269139139261">
                <text:p>0.0119269139139261</text:p>
              </table:table-cell>
              <table:table-cell office:value-type="float" office:value="0.012475741767649">
                <text:p>0.012475741767649</text:p>
              </table:table-cell>
              <table:table-cell office:value-type="float" office:value="0.0127538009540493">
                <text:p>0.0127538009540493</text:p>
              </table:table-cell>
              <table:table-cell office:value-type="float" office:value="0.0126066875676591">
                <text:p>0.0126066875676591</text:p>
              </table:table-cell>
              <table:table-cell office:value-type="float" office:value="0.0124795751497544">
                <text:p>0.0124795751497544</text:p>
              </table:table-cell>
              <table:table-cell office:value-type="float" office:value="0.0125012754451337">
                <text:p>0.0125012754451337</text:p>
              </table:table-cell>
              <table:table-cell office:value-type="float" office:value="0.0125012754451337">
                <text:p>0.0125012754451337</text:p>
              </table:table-cell>
              <table:table-cell office:value-type="float" office:value="0.0120704247258008">
                <text:p>0.0120704247258008</text:p>
              </table:table-cell>
              <table:table-cell office:value-type="float" office:value="0.0119789355937489">
                <text:p>0.0119789355937489</text:p>
              </table:table-cell>
              <table:table-cell office:value-type="float" office:value="0.0121848015065943">
                <text:p>0.0121848015065943</text:p>
              </table:table-cell>
              <table:table-cell office:value-type="float" office:value="0.0123769453222596">
                <text:p>0.0123769453222596</text:p>
              </table:table-cell>
              <table:table-cell office:value-type="float" office:value="0.0123408232451221">
                <text:p>0.012340823245122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21441700970852">
                <text:p>0.0121441700970852</text:p>
              </table:table-cell>
              <table:table-cell office:value-type="float" office:value="0.0121441700970852">
                <text:p>0.0121441700970852</text:p>
              </table:table-cell>
              <table:table-cell office:value-type="float" office:value="0.0121323483939022">
                <text:p>0.0121323483939022</text:p>
              </table:table-cell>
              <table:table-cell office:value-type="float" office:value="0.012242240357859">
                <text:p>0.012242240357859</text:p>
              </table:table-cell>
              <table:table-cell office:value-type="float" office:value="0.0120968139674571">
                <text:p>0.0120968139674571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437021767553">
                <text:p>0.011743702176755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0599018337157">
                <text:p>0.0110599018337157</text:p>
              </table:table-cell>
              <table:table-cell office:value-type="float" office:value="0.0111001930485143">
                <text:p>0.0111001930485143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0629828288876728">
                <text:p>0.00629828288876728</text:p>
                <draw:g>
                  <svg:desc>List1.B109:List1.AZ109</svg:desc>
                </draw:g>
              </table:table-cell>
              <table:table-cell office:value-type="float" office:value="0.00803372991371571">
                <text:p>0.00803372991371571</text:p>
              </table:table-cell>
              <table:table-cell office:value-type="float" office:value="0.00830117092797819">
                <text:p>0.00830117092797819</text:p>
              </table:table-cell>
              <table:table-cell office:value-type="float" office:value="0.00922542239506393">
                <text:p>0.00922542239506393</text:p>
              </table:table-cell>
              <table:table-cell office:value-type="float" office:value="0.0102332491299246">
                <text:p>0.0102332491299246</text:p>
              </table:table-cell>
              <table:table-cell office:value-type="float" office:value="0.0106859745002694">
                <text:p>0.0106859745002694</text:p>
              </table:table-cell>
              <table:table-cell office:value-type="float" office:value="0.0107380688416949">
                <text:p>0.0107380688416949</text:p>
              </table:table-cell>
              <table:table-cell office:value-type="float" office:value="0.010602091149141">
                <text:p>0.010602091149141</text:p>
              </table:table-cell>
              <table:table-cell office:value-type="float" office:value="0.0104567256942552">
                <text:p>0.0104567256942552</text:p>
              </table:table-cell>
              <table:table-cell office:value-type="float" office:value="0.00994403985166132">
                <text:p>0.00994403985166132</text:p>
              </table:table-cell>
              <table:table-cell office:value-type="float" office:value="0.00993601981660254">
                <text:p>0.00993601981660254</text:p>
              </table:table-cell>
              <table:table-cell office:value-type="float" office:value="0.0108987103711908">
                <text:p>0.0108987103711908</text:p>
              </table:table-cell>
              <table:table-cell office:value-type="float" office:value="0.0112315608525117">
                <text:p>0.0112315608525117</text:p>
              </table:table-cell>
              <table:table-cell office:value-type="float" office:value="0.0112783090533129">
                <text:p>0.0112783090533129</text:p>
              </table:table-cell>
              <table:table-cell office:value-type="float" office:value="0.0116016470505577">
                <text:p>0.0116016470505577</text:p>
              </table:table-cell>
              <table:table-cell office:value-type="float" office:value="0.011731476932612">
                <text:p>0.011731476932612</text:p>
              </table:table-cell>
              <table:table-cell office:value-type="float" office:value="0.0119269139139261">
                <text:p>0.0119269139139261</text:p>
              </table:table-cell>
              <table:table-cell office:value-type="float" office:value="0.012475741767649">
                <text:p>0.012475741767649</text:p>
              </table:table-cell>
              <table:table-cell office:value-type="float" office:value="0.0127538009540493">
                <text:p>0.0127538009540493</text:p>
              </table:table-cell>
              <table:table-cell office:value-type="float" office:value="0.0126066875676591">
                <text:p>0.0126066875676591</text:p>
              </table:table-cell>
              <table:table-cell office:value-type="float" office:value="0.0124795751497544">
                <text:p>0.0124795751497544</text:p>
              </table:table-cell>
              <table:table-cell office:value-type="float" office:value="0.0125012754451337">
                <text:p>0.0125012754451337</text:p>
              </table:table-cell>
              <table:table-cell office:value-type="float" office:value="0.0125012754451337">
                <text:p>0.0125012754451337</text:p>
              </table:table-cell>
              <table:table-cell office:value-type="float" office:value="0.0120704247258008">
                <text:p>0.0120704247258008</text:p>
              </table:table-cell>
              <table:table-cell office:value-type="float" office:value="0.0119789355937489">
                <text:p>0.0119789355937489</text:p>
              </table:table-cell>
              <table:table-cell office:value-type="float" office:value="0.0121848015065943">
                <text:p>0.0121848015065943</text:p>
              </table:table-cell>
              <table:table-cell office:value-type="float" office:value="0.0123769453222596">
                <text:p>0.0123769453222596</text:p>
              </table:table-cell>
              <table:table-cell office:value-type="float" office:value="0.0123408232451221">
                <text:p>0.012340823245122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21441700970852">
                <text:p>0.0121441700970852</text:p>
              </table:table-cell>
              <table:table-cell office:value-type="float" office:value="0.0121441700970852">
                <text:p>0.0121441700970852</text:p>
              </table:table-cell>
              <table:table-cell office:value-type="float" office:value="0.0121323483939022">
                <text:p>0.0121323483939022</text:p>
              </table:table-cell>
              <table:table-cell office:value-type="float" office:value="0.012242240357859">
                <text:p>0.012242240357859</text:p>
              </table:table-cell>
              <table:table-cell office:value-type="float" office:value="0.0120968139674571">
                <text:p>0.0120968139674571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437021767553">
                <text:p>0.011743702176755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0599018337157">
                <text:p>0.0110599018337157</text:p>
              </table:table-cell>
              <table:table-cell office:value-type="float" office:value="0.0111001930485143">
                <text:p>0.0111001930485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90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5" style:family="chart" style:data-style-name="N0">
      <style:chart-properties chart:symbol-type="none" chart:error-upper-indicator="true" chart:error-lower-indicator="true" chart:error-category="cell-range" chart:error-upper-range="List1.BC109:List1.DA109" chart:error-lower-range="List1.BC109:List1.DA109"/>
      <style:graphic-properties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error-category="cell-range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List1.BC54:List1.DA54" chart:error-lower-range="List1.BC54:List1.DA54"/>
      <style:graphic-properties svg:stroke-width="0.08cm" svg:stroke-color="#c0c0c0" draw:fill-color="#c0c0c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031cm" svg:height="19.396cm" xlink:href=".." xlink:type="simple" chart:class="chart:line" chart:row-mapping="1 0" chart:style-name="ch1">
        <chart:plot-area chart:style-name="ch2" table:cell-range-address="List1.BC107:List1.DA107 List1.BC52:List1.DA52" svg:x="1.13cm" svg:y="1.683cm" svg:width="31.541cm" svg:height="16.906cm">
          <chartooo:coordinate-region svg:x="2.545cm" svg:y="2.28cm" svg:width="29.939cm" svg:height="15.636cm"/>
          <chart:axis chart:dimension="x" chart:name="primary-x" chart:style-name="ch3"/>
          <chart:axis chart:dimension="y" chart:name="primary-y" chart:style-name="ch4"/>
          <chart:series chart:style-name="ch5" chart:values-cell-range-address="List1.BC107:List1.DA107" chart:class="chart:line">
            <chart:error-indicator chart:error-upper-range="List1.BC109:List1.DA109" chart:error-lower-range="List1.BC109:List1.DA109" chart:style-name="ch6" chart:dimension="y"/>
            <chart:data-point chart:repeated="51"/>
          </chart:series>
          <chart:series chart:style-name="ch7" chart:values-cell-range-address="List1.BC52:List1.DA52" chart:class="chart:line">
            <chart:error-indicator chart:error-upper-range="List1.BC54:List1.DA54" chart:error-lower-range="List1.BC54:List1.DA54" chart:style-name="ch6" chart:dimension="y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Řádek 107</text:p>
                <draw:g>
                  <svg:desc/>
                </draw:g>
              </table:table-cell>
              <table:table-cell office:value-type="float" office:value="26.78904">
                <text:p>26.78904</text:p>
                <draw:g>
                  <svg:desc>List1.BC107:List1.DA107</svg:desc>
                </draw:g>
              </table:table-cell>
              <table:table-cell office:value-type="float" office:value="26.78648">
                <text:p>26.78648</text:p>
              </table:table-cell>
              <table:table-cell office:value-type="float" office:value="26.87788">
                <text:p>26.87788</text:p>
              </table:table-cell>
              <table:table-cell office:value-type="float" office:value="26.86864">
                <text:p>26.86864</text:p>
              </table:table-cell>
              <table:table-cell office:value-type="float" office:value="27.10028">
                <text:p>27.10028</text:p>
              </table:table-cell>
              <table:table-cell office:value-type="float" office:value="27.19336">
                <text:p>27.19336</text:p>
              </table:table-cell>
              <table:table-cell office:value-type="float" office:value="27.5119591836735">
                <text:p>27.5119591836735</text:p>
              </table:table-cell>
              <table:table-cell office:value-type="float" office:value="27.8035102040816">
                <text:p>27.8035102040816</text:p>
              </table:table-cell>
              <table:table-cell office:value-type="float" office:value="27.9355102040816">
                <text:p>27.9355102040816</text:p>
              </table:table-cell>
              <table:table-cell office:value-type="float" office:value="28.3471020408163">
                <text:p>28.3471020408163</text:p>
              </table:table-cell>
              <table:table-cell office:value-type="float" office:value="28.7086530612245">
                <text:p>28.7086530612245</text:p>
              </table:table-cell>
              <table:table-cell office:value-type="float" office:value="29.0147755102041">
                <text:p>29.0147755102041</text:p>
              </table:table-cell>
              <table:table-cell office:value-type="float" office:value="29.423829787234">
                <text:p>29.423829787234</text:p>
              </table:table-cell>
              <table:table-cell office:value-type="float" office:value="29.7818260869565">
                <text:p>29.7818260869565</text:p>
              </table:table-cell>
              <table:table-cell office:value-type="float" office:value="30.2202222222222">
                <text:p>30.2202222222222</text:p>
              </table:table-cell>
              <table:table-cell office:value-type="float" office:value="30.4000909090909">
                <text:p>30.4000909090909</text:p>
              </table:table-cell>
              <table:table-cell office:value-type="float" office:value="30.7361395348837">
                <text:p>30.7361395348837</text:p>
              </table:table-cell>
              <table:table-cell office:value-type="float" office:value="31.6223809523809">
                <text:p>31.6223809523809</text:p>
              </table:table-cell>
              <table:table-cell office:value-type="float" office:value="32.5238">
                <text:p>32.5238</text:p>
              </table:table-cell>
              <table:table-cell office:value-type="float" office:value="32.4731578947368">
                <text:p>32.4731578947368</text:p>
              </table:table-cell>
              <table:table-cell office:value-type="float" office:value="33.2476315789474">
                <text:p>33.2476315789474</text:p>
              </table:table-cell>
              <table:table-cell office:value-type="float" office:value="33.9848888888889">
                <text:p>33.9848888888889</text:p>
              </table:table-cell>
              <table:table-cell office:value-type="float" office:value="35.0854285714286">
                <text:p>35.0854285714286</text:p>
              </table:table-cell>
              <table:table-cell office:value-type="float" office:value="36.1930285714286">
                <text:p>36.1930285714286</text:p>
              </table:table-cell>
              <table:table-cell office:value-type="float" office:value="37.1119428571429">
                <text:p>37.1119428571429</text:p>
              </table:table-cell>
              <table:table-cell office:value-type="float" office:value="38.0402857142857">
                <text:p>38.0402857142857</text:p>
              </table:table-cell>
              <table:table-cell office:value-type="float" office:value="39.3134117647059">
                <text:p>39.3134117647059</text:p>
              </table:table-cell>
              <table:table-cell office:value-type="float" office:value="40.6347878787879">
                <text:p>40.6347878787879</text:p>
              </table:table-cell>
              <table:table-cell office:value-type="float" office:value="40.358625">
                <text:p>40.358625</text:p>
              </table:table-cell>
              <table:table-cell office:value-type="float" office:value="41.2128387096774">
                <text:p>41.2128387096774</text:p>
              </table:table-cell>
              <table:table-cell office:value-type="float" office:value="42.507935483871">
                <text:p>42.507935483871</text:p>
              </table:table-cell>
              <table:table-cell office:value-type="float" office:value="43.5718709677419">
                <text:p>43.5718709677419</text:p>
              </table:table-cell>
              <table:table-cell office:value-type="float" office:value="44.7638">
                <text:p>44.7638</text:p>
              </table:table-cell>
              <table:table-cell office:value-type="float" office:value="46.5016">
                <text:p>46.5016</text:p>
              </table:table-cell>
              <table:table-cell office:value-type="float" office:value="48.0398620689655">
                <text:p>48.0398620689655</text:p>
              </table:table-cell>
              <table:table-cell office:value-type="float" office:value="49.7305714285714">
                <text:p>49.7305714285714</text:p>
              </table:table-cell>
              <table:table-cell office:value-type="float" office:value="51.4182142857143">
                <text:p>51.4182142857143</text:p>
              </table:table-cell>
              <table:table-cell office:value-type="float" office:value="53.4081428571429">
                <text:p>53.4081428571429</text:p>
              </table:table-cell>
              <table:table-cell office:value-type="float" office:value="54.7877142857143">
                <text:p>54.7877142857143</text:p>
              </table:table-cell>
              <table:table-cell office:value-type="float" office:value="55.6741428571429">
                <text:p>55.6741428571429</text:p>
              </table:table-cell>
              <table:table-cell office:value-type="float" office:value="57.5714074074074">
                <text:p>57.5714074074074</text:p>
              </table:table-cell>
              <table:table-cell office:value-type="float" office:value="58.6939230769231">
                <text:p>58.6939230769231</text:p>
              </table:table-cell>
              <table:table-cell office:value-type="float" office:value="60.5882307692308">
                <text:p>60.5882307692308</text:p>
              </table:table-cell>
              <table:table-cell office:value-type="float" office:value="62.4263076923077">
                <text:p>62.4263076923077</text:p>
              </table:table-cell>
              <table:table-cell office:value-type="float" office:value="63.3478461538461">
                <text:p>63.3478461538461</text:p>
              </table:table-cell>
              <table:table-cell office:value-type="float" office:value="65.3003846153846">
                <text:p>65.3003846153846</text:p>
              </table:table-cell>
              <table:table-cell office:value-type="float" office:value="67.0748461538462">
                <text:p>67.0748461538462</text:p>
              </table:table-cell>
              <table:table-cell office:value-type="float" office:value="66.826">
                <text:p>66.826</text:p>
              </table:table-cell>
              <table:table-cell office:value-type="float" office:value="69.49544">
                <text:p>69.49544</text:p>
              </table:table-cell>
              <table:table-cell office:value-type="float" office:value="71.54704">
                <text:p>71.54704</text:p>
              </table:table-cell>
              <table:table-cell office:value-type="float" office:value="74.29448">
                <text:p>74.29448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386173733726684">
                <text:p>0.386173733726684</text:p>
                <draw:g>
                  <svg:desc>List1.BC109:List1.DA109</svg:desc>
                </draw:g>
              </table:table-cell>
              <table:table-cell office:value-type="float" office:value="0.40482639891334">
                <text:p>0.40482639891334</text:p>
              </table:table-cell>
              <table:table-cell office:value-type="float" office:value="0.410863256103934">
                <text:p>0.410863256103934</text:p>
              </table:table-cell>
              <table:table-cell office:value-type="float" office:value="0.432697114935458">
                <text:p>0.432697114935458</text:p>
              </table:table-cell>
              <table:table-cell office:value-type="float" office:value="0.441468332966528">
                <text:p>0.441468332966528</text:p>
              </table:table-cell>
              <table:table-cell office:value-type="float" office:value="0.472185561725516">
                <text:p>0.472185561725516</text:p>
              </table:table-cell>
              <table:table-cell office:value-type="float" office:value="0.520831002954664">
                <text:p>0.520831002954664</text:p>
              </table:table-cell>
              <table:table-cell office:value-type="float" office:value="0.526804668038723">
                <text:p>0.526804668038723</text:p>
              </table:table-cell>
              <table:table-cell office:value-type="float" office:value="0.559924735377708">
                <text:p>0.559924735377708</text:p>
              </table:table-cell>
              <table:table-cell office:value-type="float" office:value="0.61407218343347">
                <text:p>0.61407218343347</text:p>
              </table:table-cell>
              <table:table-cell office:value-type="float" office:value="0.645234723381864">
                <text:p>0.645234723381864</text:p>
              </table:table-cell>
              <table:table-cell office:value-type="float" office:value="0.695322063136288">
                <text:p>0.695322063136288</text:p>
              </table:table-cell>
              <table:table-cell office:value-type="float" office:value="0.802116983515719">
                <text:p>0.802116983515719</text:p>
              </table:table-cell>
              <table:table-cell office:value-type="float" office:value="0.824583602312263">
                <text:p>0.824583602312263</text:p>
              </table:table-cell>
              <table:table-cell office:value-type="float" office:value="0.878470222723001">
                <text:p>0.878470222723001</text:p>
              </table:table-cell>
              <table:table-cell office:value-type="float" office:value="0.896576471800739">
                <text:p>0.896576471800739</text:p>
              </table:table-cell>
              <table:table-cell office:value-type="float" office:value="0.939358498842783">
                <text:p>0.939358498842783</text:p>
              </table:table-cell>
              <table:table-cell office:value-type="float" office:value="1.00403648345431">
                <text:p>1.00403648345431</text:p>
              </table:table-cell>
              <table:table-cell office:value-type="float" office:value="1.11238641321606">
                <text:p>1.11238641321606</text:p>
              </table:table-cell>
              <table:table-cell office:value-type="float" office:value="1.15981192283016">
                <text:p>1.15981192283016</text:p>
              </table:table-cell>
              <table:table-cell office:value-type="float" office:value="1.21288516248825">
                <text:p>1.21288516248825</text:p>
              </table:table-cell>
              <table:table-cell office:value-type="float" office:value="1.3035144982954">
                <text:p>1.3035144982954</text:p>
              </table:table-cell>
              <table:table-cell office:value-type="float" office:value="1.46232345930709">
                <text:p>1.46232345930709</text:p>
              </table:table-cell>
              <table:table-cell office:value-type="float" office:value="1.64745371212348">
                <text:p>1.64745371212348</text:p>
              </table:table-cell>
              <table:table-cell office:value-type="float" office:value="1.78620039054919">
                <text:p>1.78620039054919</text:p>
              </table:table-cell>
              <table:table-cell office:value-type="float" office:value="1.91752912288049">
                <text:p>1.91752912288049</text:p>
              </table:table-cell>
              <table:table-cell office:value-type="float" office:value="2.08982143482242">
                <text:p>2.08982143482242</text:p>
              </table:table-cell>
              <table:table-cell office:value-type="float" office:value="2.23722960773423">
                <text:p>2.23722960773423</text:p>
              </table:table-cell>
              <table:table-cell office:value-type="float" office:value="2.24572618551381">
                <text:p>2.24572618551381</text:p>
              </table:table-cell>
              <table:table-cell office:value-type="float" office:value="2.53175193840697">
                <text:p>2.53175193840697</text:p>
              </table:table-cell>
              <table:table-cell office:value-type="float" office:value="2.69744039005976">
                <text:p>2.69744039005976</text:p>
              </table:table-cell>
              <table:table-cell office:value-type="float" office:value="2.90156545798503">
                <text:p>2.90156545798503</text:p>
              </table:table-cell>
              <table:table-cell office:value-type="float" office:value="3.17950575693626">
                <text:p>3.17950575693626</text:p>
              </table:table-cell>
              <table:table-cell office:value-type="float" office:value="3.44402159791378">
                <text:p>3.44402159791378</text:p>
              </table:table-cell>
              <table:table-cell office:value-type="float" office:value="3.78119216601919">
                <text:p>3.78119216601919</text:p>
              </table:table-cell>
              <table:table-cell office:value-type="float" office:value="4.23604266489441">
                <text:p>4.23604266489441</text:p>
              </table:table-cell>
              <table:table-cell office:value-type="float" office:value="4.35676138799798">
                <text:p>4.35676138799798</text:p>
              </table:table-cell>
              <table:table-cell office:value-type="float" office:value="4.46459904635868">
                <text:p>4.46459904635868</text:p>
              </table:table-cell>
              <table:table-cell office:value-type="float" office:value="4.57633517882314">
                <text:p>4.57633517882314</text:p>
              </table:table-cell>
              <table:table-cell office:value-type="float" office:value="4.82566827121326">
                <text:p>4.82566827121326</text:p>
              </table:table-cell>
              <table:table-cell office:value-type="float" office:value="5.02906171468231">
                <text:p>5.02906171468231</text:p>
              </table:table-cell>
              <table:table-cell office:value-type="float" office:value="5.41043474150377">
                <text:p>5.41043474150377</text:p>
              </table:table-cell>
              <table:table-cell office:value-type="float" office:value="5.78568464489532">
                <text:p>5.78568464489532</text:p>
              </table:table-cell>
              <table:table-cell office:value-type="float" office:value="5.98750952586857">
                <text:p>5.98750952586857</text:p>
              </table:table-cell>
              <table:table-cell office:value-type="float" office:value="6.09590399775312">
                <text:p>6.09590399775312</text:p>
              </table:table-cell>
              <table:table-cell office:value-type="float" office:value="6.23835958419961">
                <text:p>6.23835958419961</text:p>
              </table:table-cell>
              <table:table-cell office:value-type="float" office:value="6.47322658736437">
                <text:p>6.47322658736437</text:p>
              </table:table-cell>
              <table:table-cell office:value-type="float" office:value="6.46138326160377">
                <text:p>6.46138326160377</text:p>
              </table:table-cell>
              <table:table-cell office:value-type="float" office:value="6.77399828316089">
                <text:p>6.77399828316089</text:p>
              </table:table-cell>
              <table:table-cell office:value-type="float" office:value="6.93432549675405">
                <text:p>6.93432549675405</text:p>
              </table:table-cell>
              <table:table-cell office:value-type="float" office:value="7.30738752886876">
                <text:p>7.30738752886876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386173733726684">
                <text:p>0.386173733726684</text:p>
                <draw:g>
                  <svg:desc>List1.BC109:List1.DA109</svg:desc>
                </draw:g>
              </table:table-cell>
              <table:table-cell office:value-type="float" office:value="0.40482639891334">
                <text:p>0.40482639891334</text:p>
              </table:table-cell>
              <table:table-cell office:value-type="float" office:value="0.410863256103934">
                <text:p>0.410863256103934</text:p>
              </table:table-cell>
              <table:table-cell office:value-type="float" office:value="0.432697114935458">
                <text:p>0.432697114935458</text:p>
              </table:table-cell>
              <table:table-cell office:value-type="float" office:value="0.441468332966528">
                <text:p>0.441468332966528</text:p>
              </table:table-cell>
              <table:table-cell office:value-type="float" office:value="0.472185561725516">
                <text:p>0.472185561725516</text:p>
              </table:table-cell>
              <table:table-cell office:value-type="float" office:value="0.520831002954664">
                <text:p>0.520831002954664</text:p>
              </table:table-cell>
              <table:table-cell office:value-type="float" office:value="0.526804668038723">
                <text:p>0.526804668038723</text:p>
              </table:table-cell>
              <table:table-cell office:value-type="float" office:value="0.559924735377708">
                <text:p>0.559924735377708</text:p>
              </table:table-cell>
              <table:table-cell office:value-type="float" office:value="0.61407218343347">
                <text:p>0.61407218343347</text:p>
              </table:table-cell>
              <table:table-cell office:value-type="float" office:value="0.645234723381864">
                <text:p>0.645234723381864</text:p>
              </table:table-cell>
              <table:table-cell office:value-type="float" office:value="0.695322063136288">
                <text:p>0.695322063136288</text:p>
              </table:table-cell>
              <table:table-cell office:value-type="float" office:value="0.802116983515719">
                <text:p>0.802116983515719</text:p>
              </table:table-cell>
              <table:table-cell office:value-type="float" office:value="0.824583602312263">
                <text:p>0.824583602312263</text:p>
              </table:table-cell>
              <table:table-cell office:value-type="float" office:value="0.878470222723001">
                <text:p>0.878470222723001</text:p>
              </table:table-cell>
              <table:table-cell office:value-type="float" office:value="0.896576471800739">
                <text:p>0.896576471800739</text:p>
              </table:table-cell>
              <table:table-cell office:value-type="float" office:value="0.939358498842783">
                <text:p>0.939358498842783</text:p>
              </table:table-cell>
              <table:table-cell office:value-type="float" office:value="1.00403648345431">
                <text:p>1.00403648345431</text:p>
              </table:table-cell>
              <table:table-cell office:value-type="float" office:value="1.11238641321606">
                <text:p>1.11238641321606</text:p>
              </table:table-cell>
              <table:table-cell office:value-type="float" office:value="1.15981192283016">
                <text:p>1.15981192283016</text:p>
              </table:table-cell>
              <table:table-cell office:value-type="float" office:value="1.21288516248825">
                <text:p>1.21288516248825</text:p>
              </table:table-cell>
              <table:table-cell office:value-type="float" office:value="1.3035144982954">
                <text:p>1.3035144982954</text:p>
              </table:table-cell>
              <table:table-cell office:value-type="float" office:value="1.46232345930709">
                <text:p>1.46232345930709</text:p>
              </table:table-cell>
              <table:table-cell office:value-type="float" office:value="1.64745371212348">
                <text:p>1.64745371212348</text:p>
              </table:table-cell>
              <table:table-cell office:value-type="float" office:value="1.78620039054919">
                <text:p>1.78620039054919</text:p>
              </table:table-cell>
              <table:table-cell office:value-type="float" office:value="1.91752912288049">
                <text:p>1.91752912288049</text:p>
              </table:table-cell>
              <table:table-cell office:value-type="float" office:value="2.08982143482242">
                <text:p>2.08982143482242</text:p>
              </table:table-cell>
              <table:table-cell office:value-type="float" office:value="2.23722960773423">
                <text:p>2.23722960773423</text:p>
              </table:table-cell>
              <table:table-cell office:value-type="float" office:value="2.24572618551381">
                <text:p>2.24572618551381</text:p>
              </table:table-cell>
              <table:table-cell office:value-type="float" office:value="2.53175193840697">
                <text:p>2.53175193840697</text:p>
              </table:table-cell>
              <table:table-cell office:value-type="float" office:value="2.69744039005976">
                <text:p>2.69744039005976</text:p>
              </table:table-cell>
              <table:table-cell office:value-type="float" office:value="2.90156545798503">
                <text:p>2.90156545798503</text:p>
              </table:table-cell>
              <table:table-cell office:value-type="float" office:value="3.17950575693626">
                <text:p>3.17950575693626</text:p>
              </table:table-cell>
              <table:table-cell office:value-type="float" office:value="3.44402159791378">
                <text:p>3.44402159791378</text:p>
              </table:table-cell>
              <table:table-cell office:value-type="float" office:value="3.78119216601919">
                <text:p>3.78119216601919</text:p>
              </table:table-cell>
              <table:table-cell office:value-type="float" office:value="4.23604266489441">
                <text:p>4.23604266489441</text:p>
              </table:table-cell>
              <table:table-cell office:value-type="float" office:value="4.35676138799798">
                <text:p>4.35676138799798</text:p>
              </table:table-cell>
              <table:table-cell office:value-type="float" office:value="4.46459904635868">
                <text:p>4.46459904635868</text:p>
              </table:table-cell>
              <table:table-cell office:value-type="float" office:value="4.57633517882314">
                <text:p>4.57633517882314</text:p>
              </table:table-cell>
              <table:table-cell office:value-type="float" office:value="4.82566827121326">
                <text:p>4.82566827121326</text:p>
              </table:table-cell>
              <table:table-cell office:value-type="float" office:value="5.02906171468231">
                <text:p>5.02906171468231</text:p>
              </table:table-cell>
              <table:table-cell office:value-type="float" office:value="5.41043474150377">
                <text:p>5.41043474150377</text:p>
              </table:table-cell>
              <table:table-cell office:value-type="float" office:value="5.78568464489532">
                <text:p>5.78568464489532</text:p>
              </table:table-cell>
              <table:table-cell office:value-type="float" office:value="5.98750952586857">
                <text:p>5.98750952586857</text:p>
              </table:table-cell>
              <table:table-cell office:value-type="float" office:value="6.09590399775312">
                <text:p>6.09590399775312</text:p>
              </table:table-cell>
              <table:table-cell office:value-type="float" office:value="6.23835958419961">
                <text:p>6.23835958419961</text:p>
              </table:table-cell>
              <table:table-cell office:value-type="float" office:value="6.47322658736437">
                <text:p>6.47322658736437</text:p>
              </table:table-cell>
              <table:table-cell office:value-type="float" office:value="6.46138326160377">
                <text:p>6.46138326160377</text:p>
              </table:table-cell>
              <table:table-cell office:value-type="float" office:value="6.77399828316089">
                <text:p>6.77399828316089</text:p>
              </table:table-cell>
              <table:table-cell office:value-type="float" office:value="6.93432549675405">
                <text:p>6.93432549675405</text:p>
              </table:table-cell>
              <table:table-cell office:value-type="float" office:value="7.30738752886876">
                <text:p>7.30738752886876</text:p>
              </table:table-cell>
            </table:table-row>
            <table:table-row>
              <table:table-cell office:value-type="string">
                <text:p>Řádek 52</text:p>
                <draw:g>
                  <svg:desc/>
                </draw:g>
              </table:table-cell>
              <table:table-cell office:value-type="float" office:value="17.75956">
                <text:p>17.75956</text:p>
                <draw:g>
                  <svg:desc>List1.BC52:List1.DA52</svg:desc>
                </draw:g>
              </table:table-cell>
              <table:table-cell office:value-type="float" office:value="17.78456">
                <text:p>17.78456</text:p>
              </table:table-cell>
              <table:table-cell office:value-type="float" office:value="17.75232">
                <text:p>17.75232</text:p>
              </table:table-cell>
              <table:table-cell office:value-type="float" office:value="17.7855102040816">
                <text:p>17.7855102040816</text:p>
              </table:table-cell>
              <table:table-cell office:value-type="float" office:value="17.5483265306122">
                <text:p>17.5483265306122</text:p>
              </table:table-cell>
              <table:table-cell office:value-type="float" office:value="17.64">
                <text:p>17.64</text:p>
              </table:table-cell>
              <table:table-cell office:value-type="float" office:value="17.7938367346939">
                <text:p>17.7938367346939</text:p>
              </table:table-cell>
              <table:table-cell office:value-type="float" office:value="18.0439183673469">
                <text:p>18.0439183673469</text:p>
              </table:table-cell>
              <table:table-cell office:value-type="float" office:value="18.1801632653061">
                <text:p>18.1801632653061</text:p>
              </table:table-cell>
              <table:table-cell office:value-type="float" office:value="18.2722083333333">
                <text:p>18.2722083333333</text:p>
              </table:table-cell>
              <table:table-cell office:value-type="float" office:value="18.3252916666667">
                <text:p>18.3252916666667</text:p>
              </table:table-cell>
              <table:table-cell office:value-type="float" office:value="18.4746666666667">
                <text:p>18.4746666666667</text:p>
              </table:table-cell>
              <table:table-cell office:value-type="float" office:value="18.66375">
                <text:p>18.66375</text:p>
              </table:table-cell>
              <table:table-cell office:value-type="float" office:value="18.840125">
                <text:p>18.840125</text:p>
              </table:table-cell>
              <table:table-cell office:value-type="float" office:value="19.1709583333333">
                <text:p>19.1709583333333</text:p>
              </table:table-cell>
              <table:table-cell office:value-type="float" office:value="19.4502916666667">
                <text:p>19.4502916666667</text:p>
              </table:table-cell>
              <table:table-cell office:value-type="float" office:value="19.5974347826087">
                <text:p>19.5974347826087</text:p>
              </table:table-cell>
              <table:table-cell office:value-type="float" office:value="20.1746222222222">
                <text:p>20.1746222222222</text:p>
              </table:table-cell>
              <table:table-cell office:value-type="float" office:value="20.3253333333333">
                <text:p>20.3253333333333</text:p>
              </table:table-cell>
              <table:table-cell office:value-type="float" office:value="20.6425777777778">
                <text:p>20.6425777777778</text:p>
              </table:table-cell>
              <table:table-cell office:value-type="float" office:value="21.1692444444444">
                <text:p>21.1692444444444</text:p>
              </table:table-cell>
              <table:table-cell office:value-type="float" office:value="21.3833953488372">
                <text:p>21.3833953488372</text:p>
              </table:table-cell>
              <table:table-cell office:value-type="float" office:value="21.8493023255814">
                <text:p>21.8493023255814</text:p>
              </table:table-cell>
              <table:table-cell office:value-type="float" office:value="22.2058604651163">
                <text:p>22.2058604651163</text:p>
              </table:table-cell>
              <table:table-cell office:value-type="float" office:value="22.8653023255814">
                <text:p>22.8653023255814</text:p>
              </table:table-cell>
              <table:table-cell office:value-type="float" office:value="23.4245581395349">
                <text:p>23.4245581395349</text:p>
              </table:table-cell>
              <table:table-cell office:value-type="float" office:value="23.9089523809524">
                <text:p>23.9089523809524</text:p>
              </table:table-cell>
              <table:table-cell office:value-type="float" office:value="24.6793809523809">
                <text:p>24.6793809523809</text:p>
              </table:table-cell>
              <table:table-cell office:value-type="float" office:value="25.3963333333333">
                <text:p>25.3963333333333</text:p>
              </table:table-cell>
              <table:table-cell office:value-type="float" office:value="26.163756097561">
                <text:p>26.163756097561</text:p>
              </table:table-cell>
              <table:table-cell office:value-type="float" office:value="27.00555">
                <text:p>27.00555</text:p>
              </table:table-cell>
              <table:table-cell office:value-type="float" office:value="27.6338">
                <text:p>27.6338</text:p>
              </table:table-cell>
              <table:table-cell office:value-type="float" office:value="28.5082564102564">
                <text:p>28.5082564102564</text:p>
              </table:table-cell>
              <table:table-cell office:value-type="float" office:value="29.2538974358974">
                <text:p>29.2538974358974</text:p>
              </table:table-cell>
              <table:table-cell office:value-type="float" office:value="29.9009230769231">
                <text:p>29.9009230769231</text:p>
              </table:table-cell>
              <table:table-cell office:value-type="float" office:value="30.7054871794872">
                <text:p>30.7054871794872</text:p>
              </table:table-cell>
              <table:table-cell office:value-type="float" office:value="31.2752307692308">
                <text:p>31.2752307692308</text:p>
              </table:table-cell>
              <table:table-cell office:value-type="float" office:value="32.0489230769231">
                <text:p>32.0489230769231</text:p>
              </table:table-cell>
              <table:table-cell office:value-type="float" office:value="33.1531282051282">
                <text:p>33.1531282051282</text:p>
              </table:table-cell>
              <table:table-cell office:value-type="float" office:value="34.2710769230769">
                <text:p>34.2710769230769</text:p>
              </table:table-cell>
              <table:table-cell office:value-type="float" office:value="35.359641025641">
                <text:p>35.359641025641</text:p>
              </table:table-cell>
              <table:table-cell office:value-type="float" office:value="36.2962105263158">
                <text:p>36.2962105263158</text:p>
              </table:table-cell>
              <table:table-cell office:value-type="float" office:value="37.5297894736842">
                <text:p>37.5297894736842</text:p>
              </table:table-cell>
              <table:table-cell office:value-type="float" office:value="38.8996315789474">
                <text:p>38.8996315789474</text:p>
              </table:table-cell>
              <table:table-cell office:value-type="float" office:value="40.3139473684211">
                <text:p>40.3139473684211</text:p>
              </table:table-cell>
              <table:table-cell office:value-type="float" office:value="41.4797368421053">
                <text:p>41.4797368421053</text:p>
              </table:table-cell>
              <table:table-cell office:value-type="float" office:value="42.3835789473684">
                <text:p>42.3835789473684</text:p>
              </table:table-cell>
              <table:table-cell office:value-type="float" office:value="43.6961578947368">
                <text:p>43.6961578947368</text:p>
              </table:table-cell>
              <table:table-cell office:value-type="float" office:value="45.0744736842105">
                <text:p>45.0744736842105</text:p>
              </table:table-cell>
              <table:table-cell office:value-type="float" office:value="46.5641578947368">
                <text:p>46.5641578947368</text:p>
              </table:table-cell>
              <table:table-cell office:value-type="float" office:value="47.6743157894737">
                <text:p>47.6743157894737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0631476737658706">
                <text:p>0.0631476737658706</text:p>
                <draw:g>
                  <svg:desc>List1.BC54:List1.DA54</svg:desc>
                </draw:g>
              </table:table-cell>
              <table:table-cell office:value-type="float" office:value="0.0879190729928288">
                <text:p>0.0879190729928288</text:p>
              </table:table-cell>
              <table:table-cell office:value-type="float" office:value="0.10836657907872">
                <text:p>0.10836657907872</text:p>
              </table:table-cell>
              <table:table-cell office:value-type="float" office:value="0.131201441041378">
                <text:p>0.131201441041378</text:p>
              </table:table-cell>
              <table:table-cell office:value-type="float" office:value="0.154472752005124">
                <text:p>0.154472752005124</text:p>
              </table:table-cell>
              <table:table-cell office:value-type="float" office:value="0.172350082739778">
                <text:p>0.172350082739778</text:p>
              </table:table-cell>
              <table:table-cell office:value-type="float" office:value="0.20027262742326">
                <text:p>0.20027262742326</text:p>
              </table:table-cell>
              <table:table-cell office:value-type="float" office:value="0.256104450678014">
                <text:p>0.256104450678014</text:p>
              </table:table-cell>
              <table:table-cell office:value-type="float" office:value="0.276579648864055">
                <text:p>0.276579648864055</text:p>
              </table:table-cell>
              <table:table-cell office:value-type="float" office:value="0.348863612316507">
                <text:p>0.348863612316507</text:p>
              </table:table-cell>
              <table:table-cell office:value-type="float" office:value="0.358260362797385">
                <text:p>0.358260362797385</text:p>
              </table:table-cell>
              <table:table-cell office:value-type="float" office:value="0.371618156679033">
                <text:p>0.371618156679033</text:p>
              </table:table-cell>
              <table:table-cell office:value-type="float" office:value="0.424132931226831">
                <text:p>0.424132931226831</text:p>
              </table:table-cell>
              <table:table-cell office:value-type="float" office:value="0.463967642268088">
                <text:p>0.463967642268088</text:p>
              </table:table-cell>
              <table:table-cell office:value-type="float" office:value="0.541144862651775">
                <text:p>0.541144862651775</text:p>
              </table:table-cell>
              <table:table-cell office:value-type="float" office:value="0.570003913105839">
                <text:p>0.570003913105839</text:p>
              </table:table-cell>
              <table:table-cell office:value-type="float" office:value="0.64657970627924">
                <text:p>0.64657970627924</text:p>
              </table:table-cell>
              <table:table-cell office:value-type="float" office:value="0.764292735239772">
                <text:p>0.764292735239772</text:p>
              </table:table-cell>
              <table:table-cell office:value-type="float" office:value="0.778407880408998">
                <text:p>0.778407880408998</text:p>
              </table:table-cell>
              <table:table-cell office:value-type="float" office:value="0.80746418032878">
                <text:p>0.80746418032878</text:p>
              </table:table-cell>
              <table:table-cell office:value-type="float" office:value="0.861898984657185">
                <text:p>0.861898984657185</text:p>
              </table:table-cell>
              <table:table-cell office:value-type="float" office:value="1.00130815551603">
                <text:p>1.00130815551603</text:p>
              </table:table-cell>
              <table:table-cell office:value-type="float" office:value="1.09376230993099">
                <text:p>1.09376230993099</text:p>
              </table:table-cell>
              <table:table-cell office:value-type="float" office:value="1.14663373538566">
                <text:p>1.14663373538566</text:p>
              </table:table-cell>
              <table:table-cell office:value-type="float" office:value="1.26054017299098">
                <text:p>1.26054017299098</text:p>
              </table:table-cell>
              <table:table-cell office:value-type="float" office:value="1.37407594614023">
                <text:p>1.37407594614023</text:p>
              </table:table-cell>
              <table:table-cell office:value-type="float" office:value="1.51840277845564">
                <text:p>1.51840277845564</text:p>
              </table:table-cell>
              <table:table-cell office:value-type="float" office:value="1.62470002518552">
                <text:p>1.62470002518552</text:p>
              </table:table-cell>
              <table:table-cell office:value-type="float" office:value="1.75715486552777">
                <text:p>1.75715486552777</text:p>
              </table:table-cell>
              <table:table-cell office:value-type="float" office:value="1.83354358524705">
                <text:p>1.83354358524705</text:p>
              </table:table-cell>
              <table:table-cell office:value-type="float" office:value="1.97110954890439">
                <text:p>1.97110954890439</text:p>
              </table:table-cell>
              <table:table-cell office:value-type="float" office:value="2.00994463095061">
                <text:p>2.00994463095061</text:p>
              </table:table-cell>
              <table:table-cell office:value-type="float" office:value="2.14795962082223">
                <text:p>2.14795962082223</text:p>
              </table:table-cell>
              <table:table-cell office:value-type="float" office:value="2.25207107074475">
                <text:p>2.25207107074475</text:p>
              </table:table-cell>
              <table:table-cell office:value-type="float" office:value="2.29641929198951">
                <text:p>2.29641929198951</text:p>
              </table:table-cell>
              <table:table-cell office:value-type="float" office:value="2.37929350554361">
                <text:p>2.37929350554361</text:p>
              </table:table-cell>
              <table:table-cell office:value-type="float" office:value="2.34497121645895">
                <text:p>2.34497121645895</text:p>
              </table:table-cell>
              <table:table-cell office:value-type="float" office:value="2.39065895505516">
                <text:p>2.39065895505516</text:p>
              </table:table-cell>
              <table:table-cell office:value-type="float" office:value="2.54108011377872">
                <text:p>2.54108011377872</text:p>
              </table:table-cell>
              <table:table-cell office:value-type="float" office:value="2.69739254897616">
                <text:p>2.69739254897616</text:p>
              </table:table-cell>
              <table:table-cell office:value-type="float" office:value="2.82862675930167">
                <text:p>2.82862675930167</text:p>
              </table:table-cell>
              <table:table-cell office:value-type="float" office:value="2.96066882777587">
                <text:p>2.96066882777587</text:p>
              </table:table-cell>
              <table:table-cell office:value-type="float" office:value="3.10234457640981">
                <text:p>3.10234457640981</text:p>
              </table:table-cell>
              <table:table-cell office:value-type="float" office:value="3.25826146370891">
                <text:p>3.25826146370891</text:p>
              </table:table-cell>
              <table:table-cell office:value-type="float" office:value="3.48445378204997">
                <text:p>3.48445378204997</text:p>
              </table:table-cell>
              <table:table-cell office:value-type="float" office:value="3.60573379259341">
                <text:p>3.60573379259341</text:p>
              </table:table-cell>
              <table:table-cell office:value-type="float" office:value="3.78425658577944">
                <text:p>3.78425658577944</text:p>
              </table:table-cell>
              <table:table-cell office:value-type="float" office:value="3.99795986905155">
                <text:p>3.99795986905155</text:p>
              </table:table-cell>
              <table:table-cell office:value-type="float" office:value="4.28376977958888">
                <text:p>4.28376977958888</text:p>
              </table:table-cell>
              <table:table-cell office:value-type="float" office:value="4.62132206018618">
                <text:p>4.62132206018618</text:p>
              </table:table-cell>
              <table:table-cell office:value-type="float" office:value="4.7535606063531">
                <text:p>4.7535606063531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0631476737658706">
                <text:p>0.0631476737658706</text:p>
                <draw:g>
                  <svg:desc>List1.BC54:List1.DA54</svg:desc>
                </draw:g>
              </table:table-cell>
              <table:table-cell office:value-type="float" office:value="0.0879190729928288">
                <text:p>0.0879190729928288</text:p>
              </table:table-cell>
              <table:table-cell office:value-type="float" office:value="0.10836657907872">
                <text:p>0.10836657907872</text:p>
              </table:table-cell>
              <table:table-cell office:value-type="float" office:value="0.131201441041378">
                <text:p>0.131201441041378</text:p>
              </table:table-cell>
              <table:table-cell office:value-type="float" office:value="0.154472752005124">
                <text:p>0.154472752005124</text:p>
              </table:table-cell>
              <table:table-cell office:value-type="float" office:value="0.172350082739778">
                <text:p>0.172350082739778</text:p>
              </table:table-cell>
              <table:table-cell office:value-type="float" office:value="0.20027262742326">
                <text:p>0.20027262742326</text:p>
              </table:table-cell>
              <table:table-cell office:value-type="float" office:value="0.256104450678014">
                <text:p>0.256104450678014</text:p>
              </table:table-cell>
              <table:table-cell office:value-type="float" office:value="0.276579648864055">
                <text:p>0.276579648864055</text:p>
              </table:table-cell>
              <table:table-cell office:value-type="float" office:value="0.348863612316507">
                <text:p>0.348863612316507</text:p>
              </table:table-cell>
              <table:table-cell office:value-type="float" office:value="0.358260362797385">
                <text:p>0.358260362797385</text:p>
              </table:table-cell>
              <table:table-cell office:value-type="float" office:value="0.371618156679033">
                <text:p>0.371618156679033</text:p>
              </table:table-cell>
              <table:table-cell office:value-type="float" office:value="0.424132931226831">
                <text:p>0.424132931226831</text:p>
              </table:table-cell>
              <table:table-cell office:value-type="float" office:value="0.463967642268088">
                <text:p>0.463967642268088</text:p>
              </table:table-cell>
              <table:table-cell office:value-type="float" office:value="0.541144862651775">
                <text:p>0.541144862651775</text:p>
              </table:table-cell>
              <table:table-cell office:value-type="float" office:value="0.570003913105839">
                <text:p>0.570003913105839</text:p>
              </table:table-cell>
              <table:table-cell office:value-type="float" office:value="0.64657970627924">
                <text:p>0.64657970627924</text:p>
              </table:table-cell>
              <table:table-cell office:value-type="float" office:value="0.764292735239772">
                <text:p>0.764292735239772</text:p>
              </table:table-cell>
              <table:table-cell office:value-type="float" office:value="0.778407880408998">
                <text:p>0.778407880408998</text:p>
              </table:table-cell>
              <table:table-cell office:value-type="float" office:value="0.80746418032878">
                <text:p>0.80746418032878</text:p>
              </table:table-cell>
              <table:table-cell office:value-type="float" office:value="0.861898984657185">
                <text:p>0.861898984657185</text:p>
              </table:table-cell>
              <table:table-cell office:value-type="float" office:value="1.00130815551603">
                <text:p>1.00130815551603</text:p>
              </table:table-cell>
              <table:table-cell office:value-type="float" office:value="1.09376230993099">
                <text:p>1.09376230993099</text:p>
              </table:table-cell>
              <table:table-cell office:value-type="float" office:value="1.14663373538566">
                <text:p>1.14663373538566</text:p>
              </table:table-cell>
              <table:table-cell office:value-type="float" office:value="1.26054017299098">
                <text:p>1.26054017299098</text:p>
              </table:table-cell>
              <table:table-cell office:value-type="float" office:value="1.37407594614023">
                <text:p>1.37407594614023</text:p>
              </table:table-cell>
              <table:table-cell office:value-type="float" office:value="1.51840277845564">
                <text:p>1.51840277845564</text:p>
              </table:table-cell>
              <table:table-cell office:value-type="float" office:value="1.62470002518552">
                <text:p>1.62470002518552</text:p>
              </table:table-cell>
              <table:table-cell office:value-type="float" office:value="1.75715486552777">
                <text:p>1.75715486552777</text:p>
              </table:table-cell>
              <table:table-cell office:value-type="float" office:value="1.83354358524705">
                <text:p>1.83354358524705</text:p>
              </table:table-cell>
              <table:table-cell office:value-type="float" office:value="1.97110954890439">
                <text:p>1.97110954890439</text:p>
              </table:table-cell>
              <table:table-cell office:value-type="float" office:value="2.00994463095061">
                <text:p>2.00994463095061</text:p>
              </table:table-cell>
              <table:table-cell office:value-type="float" office:value="2.14795962082223">
                <text:p>2.14795962082223</text:p>
              </table:table-cell>
              <table:table-cell office:value-type="float" office:value="2.25207107074475">
                <text:p>2.25207107074475</text:p>
              </table:table-cell>
              <table:table-cell office:value-type="float" office:value="2.29641929198951">
                <text:p>2.29641929198951</text:p>
              </table:table-cell>
              <table:table-cell office:value-type="float" office:value="2.37929350554361">
                <text:p>2.37929350554361</text:p>
              </table:table-cell>
              <table:table-cell office:value-type="float" office:value="2.34497121645895">
                <text:p>2.34497121645895</text:p>
              </table:table-cell>
              <table:table-cell office:value-type="float" office:value="2.39065895505516">
                <text:p>2.39065895505516</text:p>
              </table:table-cell>
              <table:table-cell office:value-type="float" office:value="2.54108011377872">
                <text:p>2.54108011377872</text:p>
              </table:table-cell>
              <table:table-cell office:value-type="float" office:value="2.69739254897616">
                <text:p>2.69739254897616</text:p>
              </table:table-cell>
              <table:table-cell office:value-type="float" office:value="2.82862675930167">
                <text:p>2.82862675930167</text:p>
              </table:table-cell>
              <table:table-cell office:value-type="float" office:value="2.96066882777587">
                <text:p>2.96066882777587</text:p>
              </table:table-cell>
              <table:table-cell office:value-type="float" office:value="3.10234457640981">
                <text:p>3.10234457640981</text:p>
              </table:table-cell>
              <table:table-cell office:value-type="float" office:value="3.25826146370891">
                <text:p>3.25826146370891</text:p>
              </table:table-cell>
              <table:table-cell office:value-type="float" office:value="3.48445378204997">
                <text:p>3.48445378204997</text:p>
              </table:table-cell>
              <table:table-cell office:value-type="float" office:value="3.60573379259341">
                <text:p>3.60573379259341</text:p>
              </table:table-cell>
              <table:table-cell office:value-type="float" office:value="3.78425658577944">
                <text:p>3.78425658577944</text:p>
              </table:table-cell>
              <table:table-cell office:value-type="float" office:value="3.99795986905155">
                <text:p>3.99795986905155</text:p>
              </table:table-cell>
              <table:table-cell office:value-type="float" office:value="4.28376977958888">
                <text:p>4.28376977958888</text:p>
              </table:table-cell>
              <table:table-cell office:value-type="float" office:value="4.62132206018618">
                <text:p>4.62132206018618</text:p>
              </table:table-cell>
              <table:table-cell office:value-type="float" office:value="4.7535606063531">
                <text:p>4.7535606063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